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3764in" svg:height="5.8354in" svg:x="8.5091in" svg:y="0.7102in">
            <draw:object draw:notify-on-update-of-ranges="Sheet1.A2:Sheet1.A501 Sheet1.B2:Sheet1.B5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13in" svg:height="7.7602in" svg:x="7.4787in" svg:y="6.7598in">
            <draw:object draw:notify-on-update-of-ranges="Sheet1.A2:Sheet1.A501 Sheet1.C2:Sheet1.C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8197in" svg:height="7.6768in" svg:x="7.6028in" svg:y="14.8673in">
            <draw:object draw:notify-on-update-of-ranges="Sheet1.A2:Sheet1.A501 Sheet1.D2:Sheet1.D5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3764in" svg:height="5.8354in" svg:x="25.5224in" svg:y="0.7315in">
            <draw:object draw:notify-on-update-of-ranges="Sheet1.E2:Sheet1.E301 Sheet1.F2:Sheet1.F3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7886in" svg:height="7.926in" svg:x="25.4677in" svg:y="6.987in">
            <draw:object draw:notify-on-update-of-ranges="Sheet1.E2:Sheet1.E301 Sheet1.G2:Sheet1.G3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7886in" svg:height="7.926in" svg:x="25.1929in" svg:y="15.124in">
            <draw:object draw:notify-on-update-of-ranges="Sheet1.E2:Sheet1.E301 Sheet1.H2:Sheet1.H3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ample_id</text:p>
          </table:table-cell>
          <table:table-cell office:value-type="string" calcext:value-type="string">
            <text:p>ADC_1kHz</text:p>
          </table:table-cell>
          <table:table-cell office:value-type="string" calcext:value-type="string">
            <text:p>ADC_10kHz</text:p>
          </table:table-cell>
          <table:table-cell office:value-type="string" calcext:value-type="string">
            <text:p>ADC_40kHz</text:p>
          </table:table-cell>
          <table:table-cell office:value-type="string" calcext:value-type="string">
            <text:p>DMA_sample_id</text:p>
          </table:table-cell>
          <table:table-cell office:value-type="string" calcext:value-type="string">
            <text:p>DMA_1kHz</text:p>
          </table:table-cell>
          <table:table-cell office:value-type="string" calcext:value-type="string">
            <text:p>DMA_10kHz</text:p>
          </table:table-cell>
          <table:table-cell office:value-type="string" calcext:value-type="string">
            <text:p>DMA_40kHz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3237060546875" calcext:value-type="float">
            <text:p>1.3237060546875</text:p>
          </table:table-cell>
          <table:table-cell office:value-type="float" office:value="0.829833984375" calcext:value-type="float">
            <text:p>0.829833984375</text:p>
          </table:table-cell>
          <table:table-cell office:value-type="float" office:value="2.77470703125" calcext:value-type="float">
            <text:p>2.77470703125</text:p>
          </table:table-cell>
          <table:table-cell office:value-type="float" office:value="0.02" calcext:value-type="float">
            <text:p>0.02</text:p>
          </table:table-cell>
          <table:table-cell office:value-type="float" office:value="2.4387451171875" calcext:value-type="float">
            <text:p>2.4387451171875</text:p>
          </table:table-cell>
          <table:table-cell office:value-type="float" office:value="2.3952392578125" calcext:value-type="float">
            <text:p>2.3952392578125</text:p>
          </table:table-cell>
          <table:table-cell office:value-type="float" office:value="1.6524169921875" calcext:value-type="float">
            <text:p>1.6524169921875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1859375" calcext:value-type="float">
            <text:p>1.1859375</text:p>
          </table:table-cell>
          <table:table-cell office:value-type="float" office:value="2.1164794921875" calcext:value-type="float">
            <text:p>2.1164794921875</text:p>
          </table:table-cell>
          <table:table-cell office:value-type="float" office:value="1.809521484375" calcext:value-type="float">
            <text:p>1.809521484375</text:p>
          </table:table-cell>
          <table:table-cell office:value-type="float" office:value="0.04" calcext:value-type="float">
            <text:p>0.04</text:p>
          </table:table-cell>
          <table:table-cell office:value-type="float" office:value="2.4065185546875" calcext:value-type="float">
            <text:p>2.4065185546875</text:p>
          </table:table-cell>
          <table:table-cell office:value-type="float" office:value="1.6475830078125" calcext:value-type="float">
            <text:p>1.6475830078125</text:p>
          </table:table-cell>
          <table:table-cell office:value-type="float" office:value="1.6701416015625" calcext:value-type="float">
            <text:p>1.6701416015625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065087890625" calcext:value-type="float">
            <text:p>1.065087890625</text:p>
          </table:table-cell>
          <table:table-cell office:value-type="float" office:value="2.7948486328125" calcext:value-type="float">
            <text:p>2.7948486328125</text:p>
          </table:table-cell>
          <table:table-cell office:value-type="float" office:value="0.659033203125" calcext:value-type="float">
            <text:p>0.659033203125</text:p>
          </table:table-cell>
          <table:table-cell office:value-type="float" office:value="0.06" calcext:value-type="float">
            <text:p>0.06</text:p>
          </table:table-cell>
          <table:table-cell office:value-type="float" office:value="2.299365234375" calcext:value-type="float">
            <text:p>2.299365234375</text:p>
          </table:table-cell>
          <table:table-cell office:value-type="float" office:value="0.6703125" calcext:value-type="float">
            <text:p>0.6703125</text:p>
          </table:table-cell>
          <table:table-cell office:value-type="float" office:value="1.458251953125" calcext:value-type="float">
            <text:p>1.458251953125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958740234375" calcext:value-type="float">
            <text:p>0.958740234375</text:p>
          </table:table-cell>
          <table:table-cell office:value-type="float" office:value="1.93037109375" calcext:value-type="float">
            <text:p>1.93037109375</text:p>
          </table:table-cell>
          <table:table-cell office:value-type="float" office:value="0.9160400390625" calcext:value-type="float">
            <text:p>0.9160400390625</text:p>
          </table:table-cell>
          <table:table-cell office:value-type="float" office:value="0.08" calcext:value-type="float">
            <text:p>0.08</text:p>
          </table:table-cell>
          <table:table-cell office:value-type="float" office:value="2.180126953125" calcext:value-type="float">
            <text:p>2.180126953125</text:p>
          </table:table-cell>
          <table:table-cell office:value-type="float" office:value="1.081201171875" calcext:value-type="float">
            <text:p>1.081201171875</text:p>
          </table:table-cell>
          <table:table-cell office:value-type="float" office:value="1.754736328125" calcext:value-type="float">
            <text:p>1.754736328125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515869140625" calcext:value-type="float">
            <text:p>0.8515869140625</text:p>
          </table:table-cell>
          <table:table-cell office:value-type="float" office:value="0.7154296875" calcext:value-type="float">
            <text:p>0.7154296875</text:p>
          </table:table-cell>
          <table:table-cell office:value-type="float" office:value="2.228466796875" calcext:value-type="float">
            <text:p>2.228466796875</text:p>
          </table:table-cell>
          <table:table-cell office:value-type="float" office:value="0.1" calcext:value-type="float">
            <text:p>0.1</text:p>
          </table:table-cell>
          <table:table-cell office:value-type="float" office:value="2.051220703125" calcext:value-type="float">
            <text:p>2.051220703125</text:p>
          </table:table-cell>
          <table:table-cell office:value-type="float" office:value="2.3195068359375" calcext:value-type="float">
            <text:p>2.3195068359375</text:p>
          </table:table-cell>
          <table:table-cell office:value-type="float" office:value="1.941650390625" calcext:value-type="float">
            <text:p>1.941650390625</text:p>
          </table:table-cell>
          <table:table-cell table:number-columns-repeated="2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7629638671875" calcext:value-type="float">
            <text:p>0.7629638671875</text:p>
          </table:table-cell>
          <table:table-cell office:value-type="float" office:value="0.8354736328125" calcext:value-type="float">
            <text:p>0.8354736328125</text:p>
          </table:table-cell>
          <table:table-cell office:value-type="float" office:value="2.78115234375" calcext:value-type="float">
            <text:p>2.78115234375</text:p>
          </table:table-cell>
          <table:table-cell office:value-type="float" office:value="0.12" calcext:value-type="float">
            <text:p>0.12</text:p>
          </table:table-cell>
          <table:table-cell office:value-type="float" office:value="1.915869140625" calcext:value-type="float">
            <text:p>1.915869140625</text:p>
          </table:table-cell>
          <table:table-cell office:value-type="float" office:value="2.6739990234375" calcext:value-type="float">
            <text:p>2.6739990234375</text:p>
          </table:table-cell>
          <table:table-cell office:value-type="float" office:value="1.761181640625" calcext:value-type="float">
            <text:p>1.761181640625</text:p>
          </table:table-cell>
          <table:table-cell table:number-columns-repeated="2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688037109375" calcext:value-type="float">
            <text:p>0.688037109375</text:p>
          </table:table-cell>
          <table:table-cell office:value-type="float" office:value="2.122119140625" calcext:value-type="float">
            <text:p>2.122119140625</text:p>
          </table:table-cell>
          <table:table-cell office:value-type="float" office:value="1.8135498046875" calcext:value-type="float">
            <text:p>1.8135498046875</text:p>
          </table:table-cell>
          <table:table-cell office:value-type="float" office:value="0.14" calcext:value-type="float">
            <text:p>0.14</text:p>
          </table:table-cell>
          <table:table-cell office:value-type="float" office:value="1.7764892578125" calcext:value-type="float">
            <text:p>1.7764892578125</text:p>
          </table:table-cell>
          <table:table-cell office:value-type="float" office:value="1.6540283203125" calcext:value-type="float">
            <text:p>1.6540283203125</text:p>
          </table:table-cell>
          <table:table-cell office:value-type="float" office:value="1.4655029296875" calcext:value-type="float">
            <text:p>1.4655029296875</text:p>
          </table:table-cell>
          <table:table-cell table:number-columns-repeated="2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6292236328125" calcext:value-type="float">
            <text:p>0.629223632812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614501953125" calcext:value-type="float">
            <text:p>0.6614501953125</text:p>
          </table:table-cell>
          <table:table-cell office:value-type="float" office:value="0.16" calcext:value-type="float">
            <text:p>0.16</text:p>
          </table:table-cell>
          <table:table-cell office:value-type="float" office:value="1.637109375" calcext:value-type="float">
            <text:p>1.637109375</text:p>
          </table:table-cell>
          <table:table-cell office:value-type="float" office:value="0.6703125" calcext:value-type="float">
            <text:p>0.6703125</text:p>
          </table:table-cell>
          <table:table-cell office:value-type="float" office:value="1.4655029296875" calcext:value-type="float">
            <text:p>1.4655029296875</text:p>
          </table:table-cell>
          <table:table-cell table:number-columns-repeated="2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5865234375" calcext:value-type="float">
            <text:p>0.5865234375</text:p>
          </table:table-cell>
          <table:table-cell office:value-type="float" office:value="1.93037109375" calcext:value-type="float">
            <text:p>1.93037109375</text:p>
          </table:table-cell>
          <table:table-cell office:value-type="float" office:value="0.9160400390625" calcext:value-type="float">
            <text:p>0.9160400390625</text:p>
          </table:table-cell>
          <table:table-cell office:value-type="float" office:value="0.18" calcext:value-type="float">
            <text:p>0.18</text:p>
          </table:table-cell>
          <table:table-cell office:value-type="float" office:value="1.4961181640625" calcext:value-type="float">
            <text:p>1.4961181640625</text:p>
          </table:table-cell>
          <table:table-cell office:value-type="float" office:value="1.0828125" calcext:value-type="float">
            <text:p>1.0828125</text:p>
          </table:table-cell>
          <table:table-cell office:value-type="float" office:value="1.7619873046875" calcext:value-type="float">
            <text:p>1.7619873046875</text:p>
          </table:table-cell>
          <table:table-cell table:number-columns-repeated="2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62353515625" calcext:value-type="float">
            <text:p>0.562353515625</text:p>
          </table:table-cell>
          <table:table-cell office:value-type="float" office:value="0.7146240234375" calcext:value-type="float">
            <text:p>0.7146240234375</text:p>
          </table:table-cell>
          <table:table-cell office:value-type="float" office:value="2.231689453125" calcext:value-type="float">
            <text:p>2.231689453125</text:p>
          </table:table-cell>
          <table:table-cell office:value-type="float" office:value="0.2" calcext:value-type="float">
            <text:p>0.2</text:p>
          </table:table-cell>
          <table:table-cell office:value-type="float" office:value="1.358349609375" calcext:value-type="float">
            <text:p>1.358349609375</text:p>
          </table:table-cell>
          <table:table-cell office:value-type="float" office:value="2.3203125" calcext:value-type="float">
            <text:p>2.3203125</text:p>
          </table:table-cell>
          <table:table-cell office:value-type="float" office:value="1.94326171875" calcext:value-type="float">
            <text:p>1.94326171875</text:p>
          </table:table-cell>
          <table:table-cell table:number-columns-repeated="2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555908203125" calcext:value-type="float">
            <text:p>0.555908203125</text:p>
          </table:table-cell>
          <table:table-cell office:value-type="float" office:value="0.8322509765625" calcext:value-type="float">
            <text:p>0.8322509765625</text:p>
          </table:table-cell>
          <table:table-cell office:value-type="float" office:value="2.78115234375" calcext:value-type="float">
            <text:p>2.78115234375</text:p>
          </table:table-cell>
          <table:table-cell office:value-type="float" office:value="0.22" calcext:value-type="float">
            <text:p>0.22</text:p>
          </table:table-cell>
          <table:table-cell office:value-type="float" office:value="1.226220703125" calcext:value-type="float">
            <text:p>1.226220703125</text:p>
          </table:table-cell>
          <table:table-cell office:value-type="float" office:value="2.6748046875" calcext:value-type="float">
            <text:p>2.6748046875</text:p>
          </table:table-cell>
          <table:table-cell office:value-type="float" office:value="1.7635986328125" calcext:value-type="float">
            <text:p>1.7635986328125</text:p>
          </table:table-cell>
          <table:table-cell table:number-columns-repeated="2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5647705078125" calcext:value-type="float">
            <text:p>0.5647705078125</text:p>
          </table:table-cell>
          <table:table-cell office:value-type="float" office:value="2.1229248046875" calcext:value-type="float">
            <text:p>2.1229248046875</text:p>
          </table:table-cell>
          <table:table-cell office:value-type="float" office:value="1.8103271484375" calcext:value-type="float">
            <text:p>1.8103271484375</text:p>
          </table:table-cell>
          <table:table-cell office:value-type="float" office:value="0.24" calcext:value-type="float">
            <text:p>0.24</text:p>
          </table:table-cell>
          <table:table-cell office:value-type="float" office:value="1.100537109375" calcext:value-type="float">
            <text:p>1.100537109375</text:p>
          </table:table-cell>
          <table:table-cell office:value-type="float" office:value="1.6556396484375" calcext:value-type="float">
            <text:p>1.6556396484375</text:p>
          </table:table-cell>
          <table:table-cell office:value-type="float" office:value="1.46630859375" calcext:value-type="float">
            <text:p>1.46630859375</text:p>
          </table:table-cell>
          <table:table-cell table:number-columns-repeated="2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5953857421875" calcext:value-type="float">
            <text:p>0.5953857421875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6582275390625" calcext:value-type="float">
            <text:p>0.6582275390625</text:p>
          </table:table-cell>
          <table:table-cell office:value-type="float" office:value="0.26" calcext:value-type="float">
            <text:p>0.26</text:p>
          </table:table-cell>
          <table:table-cell office:value-type="float" office:value="0.9837158203125" calcext:value-type="float">
            <text:p>0.9837158203125</text:p>
          </table:table-cell>
          <table:table-cell office:value-type="float" office:value="0.671923828125" calcext:value-type="float">
            <text:p>0.671923828125</text:p>
          </table:table-cell>
          <table:table-cell office:value-type="float" office:value="1.4671142578125" calcext:value-type="float">
            <text:p>1.4671142578125</text:p>
          </table:table-cell>
          <table:table-cell table:number-columns-repeated="2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6372802734375" calcext:value-type="float">
            <text:p>0.6372802734375</text:p>
          </table:table-cell>
          <table:table-cell office:value-type="float" office:value="1.931982421875" calcext:value-type="float">
            <text:p>1.931982421875</text:p>
          </table:table-cell>
          <table:table-cell office:value-type="float" office:value="0.916845703125" calcext:value-type="float">
            <text:p>0.916845703125</text:p>
          </table:table-cell>
          <table:table-cell office:value-type="float" office:value="0.28" calcext:value-type="float">
            <text:p>0.28</text:p>
          </table:table-cell>
          <table:table-cell office:value-type="float" office:value="0.8805908203125" calcext:value-type="float">
            <text:p>0.8805908203125</text:p>
          </table:table-cell>
          <table:table-cell office:value-type="float" office:value="1.0820068359375" calcext:value-type="float">
            <text:p>1.0820068359375</text:p>
          </table:table-cell>
          <table:table-cell office:value-type="float" office:value="1.7603759765625" calcext:value-type="float">
            <text:p>1.7603759765625</text:p>
          </table:table-cell>
          <table:table-cell table:number-columns-repeated="2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017333984375" calcext:value-type="float">
            <text:p>0.7017333984375</text:p>
          </table:table-cell>
          <table:table-cell office:value-type="float" office:value="0.71220703125" calcext:value-type="float">
            <text:p>0.71220703125</text:p>
          </table:table-cell>
          <table:table-cell office:value-type="float" office:value="2.2324951171875" calcext:value-type="float">
            <text:p>2.2324951171875</text:p>
          </table:table-cell>
          <table:table-cell office:value-type="float" office:value="0.3" calcext:value-type="float">
            <text:p>0.3</text:p>
          </table:table-cell>
          <table:table-cell office:value-type="float" office:value="0.7871337890625" calcext:value-type="float">
            <text:p>0.7871337890625</text:p>
          </table:table-cell>
          <table:table-cell office:value-type="float" office:value="2.3203125" calcext:value-type="float">
            <text:p>2.3203125</text:p>
          </table:table-cell>
          <table:table-cell office:value-type="float" office:value="1.9456787109375" calcext:value-type="float">
            <text:p>1.9456787109375</text:p>
          </table:table-cell>
          <table:table-cell table:number-columns-repeated="2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781494140625" calcext:value-type="float">
            <text:p>0.781494140625</text:p>
          </table:table-cell>
          <table:table-cell office:value-type="float" office:value="0.8338623046875" calcext:value-type="float">
            <text:p>0.8338623046875</text:p>
          </table:table-cell>
          <table:table-cell office:value-type="float" office:value="2.7771240234375" calcext:value-type="float">
            <text:p>2.7771240234375</text:p>
          </table:table-cell>
          <table:table-cell office:value-type="float" office:value="0.32" calcext:value-type="float">
            <text:p>0.32</text:p>
          </table:table-cell>
          <table:table-cell office:value-type="float" office:value="0.7081787109375" calcext:value-type="float">
            <text:p>0.7081787109375</text:p>
          </table:table-cell>
          <table:table-cell office:value-type="float" office:value="2.6739990234375" calcext:value-type="float">
            <text:p>2.6739990234375</text:p>
          </table:table-cell>
          <table:table-cell office:value-type="float" office:value="1.76279296875" calcext:value-type="float">
            <text:p>1.76279296875</text:p>
          </table:table-cell>
          <table:table-cell table:number-columns-repeated="2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2.1205078125" calcext:value-type="float">
            <text:p>2.1205078125</text:p>
          </table:table-cell>
          <table:table-cell office:value-type="float" office:value="1.8103271484375" calcext:value-type="float">
            <text:p>1.8103271484375</text:p>
          </table:table-cell>
          <table:table-cell office:value-type="float" office:value="0.34" calcext:value-type="float">
            <text:p>0.34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1.6556396484375" calcext:value-type="float">
            <text:p>1.6556396484375</text:p>
          </table:table-cell>
          <table:table-cell office:value-type="float" office:value="1.4671142578125" calcext:value-type="float">
            <text:p>1.4671142578125</text:p>
          </table:table-cell>
          <table:table-cell table:number-columns-repeated="2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9740478515625" calcext:value-type="float">
            <text:p>0.9740478515625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6566162109375" calcext:value-type="float">
            <text:p>0.6566162109375</text:p>
          </table:table-cell>
          <table:table-cell office:value-type="float" office:value="0.36" calcext:value-type="float">
            <text:p>0.36</text:p>
          </table:table-cell>
          <table:table-cell office:value-type="float" office:value="0.5986083984375" calcext:value-type="float">
            <text:p>0.5986083984375</text:p>
          </table:table-cell>
          <table:table-cell office:value-type="float" office:value="0.671923828125" calcext:value-type="float">
            <text:p>0.671923828125</text:p>
          </table:table-cell>
          <table:table-cell office:value-type="float" office:value="1.4671142578125" calcext:value-type="float">
            <text:p>1.4671142578125</text:p>
          </table:table-cell>
          <table:table-cell table:number-columns-repeated="2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0868408203125" calcext:value-type="float">
            <text:p>1.0868408203125</text:p>
          </table:table-cell>
          <table:table-cell office:value-type="float" office:value="1.931982421875" calcext:value-type="float">
            <text:p>1.931982421875</text:p>
          </table:table-cell>
          <table:table-cell office:value-type="float" office:value="0.91845703125" calcext:value-type="float">
            <text:p>0.91845703125</text:p>
          </table:table-cell>
          <table:table-cell office:value-type="float" office:value="0.38" calcext:value-type="float">
            <text:p>0.38</text:p>
          </table:table-cell>
          <table:table-cell office:value-type="float" office:value="0.568798828125" calcext:value-type="float">
            <text:p>0.568798828125</text:p>
          </table:table-cell>
          <table:table-cell office:value-type="float" office:value="1.0820068359375" calcext:value-type="float">
            <text:p>1.0820068359375</text:p>
          </table:table-cell>
          <table:table-cell office:value-type="float" office:value="1.7619873046875" calcext:value-type="float">
            <text:p>1.7619873046875</text:p>
          </table:table-cell>
          <table:table-cell table:number-columns-repeated="2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2125244140625" calcext:value-type="float">
            <text:p>1.2125244140625</text:p>
          </table:table-cell>
          <table:table-cell office:value-type="float" office:value="0.713818359375" calcext:value-type="float">
            <text:p>0.713818359375</text:p>
          </table:table-cell>
          <table:table-cell office:value-type="float" office:value="2.2365234375" calcext:value-type="float">
            <text:p>2.2365234375</text:p>
          </table:table-cell>
          <table:table-cell office:value-type="float" office:value="0.4" calcext:value-type="float">
            <text:p>0.4</text:p>
          </table:table-cell>
          <table:table-cell office:value-type="float" office:value="0.5567138671875" calcext:value-type="float">
            <text:p>0.5567138671875</text:p>
          </table:table-cell>
          <table:table-cell office:value-type="float" office:value="2.3203125" calcext:value-type="float">
            <text:p>2.320312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.3462646484375" calcext:value-type="float">
            <text:p>1.3462646484375</text:p>
          </table:table-cell>
          <table:table-cell office:value-type="float" office:value="0.8354736328125" calcext:value-type="float">
            <text:p>0.8354736328125</text:p>
          </table:table-cell>
          <table:table-cell office:value-type="float" office:value="2.7835693359375" calcext:value-type="float">
            <text:p>2.7835693359375</text:p>
          </table:table-cell>
          <table:table-cell office:value-type="float" office:value="0.42" calcext:value-type="float">
            <text:p>0.42</text:p>
          </table:table-cell>
          <table:table-cell office:value-type="float" office:value="0.562353515625" calcext:value-type="float">
            <text:p>0.562353515625</text:p>
          </table:table-cell>
          <table:table-cell office:value-type="float" office:value="2.6748046875" calcext:value-type="float">
            <text:p>2.6748046875</text:p>
          </table:table-cell>
          <table:table-cell office:value-type="float" office:value="1.7635986328125" calcext:value-type="float">
            <text:p>1.7635986328125</text:p>
          </table:table-cell>
          <table:table-cell table:number-columns-repeated="2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.4816162109375" calcext:value-type="float">
            <text:p>1.4816162109375</text:p>
          </table:table-cell>
          <table:table-cell office:value-type="float" office:value="2.118896484375" calcext:value-type="float">
            <text:p>2.118896484375</text:p>
          </table:table-cell>
          <table:table-cell office:value-type="float" office:value="1.8071044921875" calcext:value-type="float">
            <text:p>1.8071044921875</text:p>
          </table:table-cell>
          <table:table-cell office:value-type="float" office:value="0.44" calcext:value-type="float">
            <text:p>0.44</text:p>
          </table:table-cell>
          <table:table-cell office:value-type="float" office:value="0.584912109375" calcext:value-type="float">
            <text:p>0.584912109375</text:p>
          </table:table-cell>
          <table:table-cell office:value-type="float" office:value="1.6564453125" calcext:value-type="float">
            <text:p>1.6564453125</text:p>
          </table:table-cell>
          <table:table-cell office:value-type="float" office:value="1.46630859375" calcext:value-type="float">
            <text:p>1.46630859375</text:p>
          </table:table-cell>
          <table:table-cell table:number-columns-repeated="2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.6234130859375" calcext:value-type="float">
            <text:p>1.6234130859375</text:p>
          </table:table-cell>
          <table:table-cell office:value-type="float" office:value="2.8037109375" calcext:value-type="float">
            <text:p>2.8037109375</text:p>
          </table:table-cell>
          <table:table-cell office:value-type="float" office:value="0.65419921875" calcext:value-type="float">
            <text:p>0.65419921875</text:p>
          </table:table-cell>
          <table:table-cell office:value-type="float" office:value="0.46" calcext:value-type="float">
            <text:p>0.46</text:p>
          </table:table-cell>
          <table:table-cell office:value-type="float" office:value="0.6260009765625" calcext:value-type="float">
            <text:p>0.6260009765625</text:p>
          </table:table-cell>
          <table:table-cell office:value-type="float" office:value="0.671923828125" calcext:value-type="float">
            <text:p>0.671923828125</text:p>
          </table:table-cell>
          <table:table-cell office:value-type="float" office:value="1.46630859375" calcext:value-type="float">
            <text:p>1.46630859375</text:p>
          </table:table-cell>
          <table:table-cell table:number-columns-repeated="2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.76279296875" calcext:value-type="float">
            <text:p>1.76279296875</text:p>
          </table:table-cell>
          <table:table-cell office:value-type="float" office:value="1.93037109375" calcext:value-type="float">
            <text:p>1.93037109375</text:p>
          </table:table-cell>
          <table:table-cell office:value-type="float" office:value="0.9224853515625" calcext:value-type="float">
            <text:p>0.9224853515625</text:p>
          </table:table-cell>
          <table:table-cell office:value-type="float" office:value="0.48" calcext:value-type="float">
            <text:p>0.48</text:p>
          </table:table-cell>
          <table:table-cell office:value-type="float" office:value="0.683203125" calcext:value-type="float">
            <text:p>0.683203125</text:p>
          </table:table-cell>
          <table:table-cell office:value-type="float" office:value="1.0803955078125" calcext:value-type="float">
            <text:p>1.0803955078125</text:p>
          </table:table-cell>
          <table:table-cell office:value-type="float" office:value="1.7619873046875" calcext:value-type="float">
            <text:p>1.7619873046875</text:p>
          </table:table-cell>
          <table:table-cell table:number-columns-repeated="2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9053955078125" calcext:value-type="float">
            <text:p>1.9053955078125</text:p>
          </table:table-cell>
          <table:table-cell office:value-type="float" office:value="0.7146240234375" calcext:value-type="float">
            <text:p>0.7146240234375</text:p>
          </table:table-cell>
          <table:table-cell office:value-type="float" office:value="2.241357421875" calcext:value-type="float">
            <text:p>2.241357421875</text:p>
          </table:table-cell>
          <table:table-cell office:value-type="float" office:value="0.5" calcext:value-type="float">
            <text:p>0.5</text:p>
          </table:table-cell>
          <table:table-cell office:value-type="float" office:value="0.7549072265625" calcext:value-type="float">
            <text:p>0.7549072265625</text:p>
          </table:table-cell>
          <table:table-cell office:value-type="float" office:value="2.3195068359375" calcext:value-type="float">
            <text:p>2.3195068359375</text:p>
          </table:table-cell>
          <table:table-cell office:value-type="float" office:value="1.9456787109375" calcext:value-type="float">
            <text:p>1.9456787109375</text:p>
          </table:table-cell>
          <table:table-cell table:number-columns-repeated="2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.041552734375" calcext:value-type="float">
            <text:p>2.041552734375</text:p>
          </table:table-cell>
          <table:table-cell office:value-type="float" office:value="0.8338623046875" calcext:value-type="float">
            <text:p>0.8338623046875</text:p>
          </table:table-cell>
          <table:table-cell office:value-type="float" office:value="2.782763671875" calcext:value-type="float">
            <text:p>2.782763671875</text:p>
          </table:table-cell>
          <table:table-cell office:value-type="float" office:value="0.52" calcext:value-type="float">
            <text:p>0.52</text:p>
          </table:table-cell>
          <table:table-cell office:value-type="float" office:value="0.8435302734375" calcext:value-type="float">
            <text:p>0.8435302734375</text:p>
          </table:table-cell>
          <table:table-cell office:value-type="float" office:value="2.6739990234375" calcext:value-type="float">
            <text:p>2.6739990234375</text:p>
          </table:table-cell>
          <table:table-cell office:value-type="float" office:value="1.76279296875" calcext:value-type="float">
            <text:p>1.76279296875</text:p>
          </table:table-cell>
          <table:table-cell table:number-columns-repeated="2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.1728759765625" calcext:value-type="float">
            <text:p>2.1728759765625</text:p>
          </table:table-cell>
          <table:table-cell office:value-type="float" office:value="2.1197021484375" calcext:value-type="float">
            <text:p>2.1197021484375</text:p>
          </table:table-cell>
          <table:table-cell office:value-type="float" office:value="1.8054931640625" calcext:value-type="float">
            <text:p>1.8054931640625</text:p>
          </table:table-cell>
          <table:table-cell office:value-type="float" office:value="0.54" calcext:value-type="float">
            <text:p>0.54</text:p>
          </table:table-cell>
          <table:table-cell office:value-type="float" office:value="0.9450439453125" calcext:value-type="float">
            <text:p>0.9450439453125</text:p>
          </table:table-cell>
          <table:table-cell office:value-type="float" office:value="1.658056640625" calcext:value-type="float">
            <text:p>1.658056640625</text:p>
          </table:table-cell>
          <table:table-cell office:value-type="float" office:value="1.46630859375" calcext:value-type="float">
            <text:p>1.46630859375</text:p>
          </table:table-cell>
          <table:table-cell table:number-columns-repeated="2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.2969482421875" calcext:value-type="float">
            <text:p>2.2969482421875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657421875" calcext:value-type="float">
            <text:p>0.657421875</text:p>
          </table:table-cell>
          <table:table-cell office:value-type="float" office:value="0.56" calcext:value-type="float">
            <text:p>0.56</text:p>
          </table:table-cell>
          <table:table-cell office:value-type="float" office:value="1.05703125" calcext:value-type="float">
            <text:p>1.05703125</text:p>
          </table:table-cell>
          <table:table-cell office:value-type="float" office:value="0.6727294921875" calcext:value-type="float">
            <text:p>0.6727294921875</text:p>
          </table:table-cell>
          <table:table-cell office:value-type="float" office:value="1.467919921875" calcext:value-type="float">
            <text:p>1.467919921875</text:p>
          </table:table-cell>
          <table:table-cell table:number-columns-repeated="2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.412158203125" calcext:value-type="float">
            <text:p>2.412158203125</text:p>
          </table:table-cell>
          <table:table-cell office:value-type="float" office:value="1.9311767578125" calcext:value-type="float">
            <text:p>1.9311767578125</text:p>
          </table:table-cell>
          <table:table-cell office:value-type="float" office:value="0.9208740234375" calcext:value-type="float">
            <text:p>0.9208740234375</text:p>
          </table:table-cell>
          <table:table-cell office:value-type="float" office:value="0.58" calcext:value-type="float">
            <text:p>0.58</text:p>
          </table:table-cell>
          <table:table-cell office:value-type="float" office:value="1.177880859375" calcext:value-type="float">
            <text:p>1.177880859375</text:p>
          </table:table-cell>
          <table:table-cell office:value-type="float" office:value="1.0803955078125" calcext:value-type="float">
            <text:p>1.0803955078125</text:p>
          </table:table-cell>
          <table:table-cell office:value-type="float" office:value="1.7635986328125" calcext:value-type="float">
            <text:p>1.7635986328125</text:p>
          </table:table-cell>
          <table:table-cell table:number-columns-repeated="2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5128662109375" calcext:value-type="float">
            <text:p>2.5128662109375</text:p>
          </table:table-cell>
          <table:table-cell office:value-type="float" office:value="0.7154296875" calcext:value-type="float">
            <text:p>0.7154296875</text:p>
          </table:table-cell>
          <table:table-cell office:value-type="float" office:value="2.2357177734375" calcext:value-type="float">
            <text:p>2.2357177734375</text:p>
          </table:table-cell>
          <table:table-cell office:value-type="float" office:value="0.6" calcext:value-type="float">
            <text:p>0.6</text:p>
          </table:table-cell>
          <table:table-cell office:value-type="float" office:value="1.3083984375" calcext:value-type="float">
            <text:p>1.3083984375</text:p>
          </table:table-cell>
          <table:table-cell office:value-type="float" office:value="2.318701171875" calcext:value-type="float">
            <text:p>2.31870117187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.599072265625" calcext:value-type="float">
            <text:p>2.599072265625</text:p>
          </table:table-cell>
          <table:table-cell office:value-type="float" office:value="0.8338623046875" calcext:value-type="float">
            <text:p>0.8338623046875</text:p>
          </table:table-cell>
          <table:table-cell office:value-type="float" office:value="2.784375" calcext:value-type="float">
            <text:p>2.784375</text:p>
          </table:table-cell>
          <table:table-cell office:value-type="float" office:value="0.62" calcext:value-type="float">
            <text:p>0.62</text:p>
          </table:table-cell>
          <table:table-cell office:value-type="float" office:value="1.44375" calcext:value-type="float">
            <text:p>1.44375</text:p>
          </table:table-cell>
          <table:table-cell office:value-type="float" office:value="2.6748046875" calcext:value-type="float">
            <text:p>2.6748046875</text:p>
          </table:table-cell>
          <table:table-cell office:value-type="float" office:value="1.761181640625" calcext:value-type="float">
            <text:p>1.761181640625</text:p>
          </table:table-cell>
          <table:table-cell table:number-columns-repeated="2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.6707763671875" calcext:value-type="float">
            <text:p>2.6707763671875</text:p>
          </table:table-cell>
          <table:table-cell office:value-type="float" office:value="2.118896484375" calcext:value-type="float">
            <text:p>2.118896484375</text:p>
          </table:table-cell>
          <table:table-cell office:value-type="float" office:value="1.8022705078125" calcext:value-type="float">
            <text:p>1.8022705078125</text:p>
          </table:table-cell>
          <table:table-cell office:value-type="float" office:value="0.64" calcext:value-type="float">
            <text:p>0.64</text:p>
          </table:table-cell>
          <table:table-cell office:value-type="float" office:value="1.583935546875" calcext:value-type="float">
            <text:p>1.583935546875</text:p>
          </table:table-cell>
          <table:table-cell office:value-type="float" office:value="1.6564453125" calcext:value-type="float">
            <text:p>1.6564453125</text:p>
          </table:table-cell>
          <table:table-cell office:value-type="float" office:value="1.4655029296875" calcext:value-type="float">
            <text:p>1.4655029296875</text:p>
          </table:table-cell>
          <table:table-cell table:number-columns-repeated="2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.7303955078125" calcext:value-type="float">
            <text:p>2.7303955078125</text:p>
          </table:table-cell>
          <table:table-cell office:value-type="float" office:value="2.8045166015625" calcext:value-type="float">
            <text:p>2.8045166015625</text:p>
          </table:table-cell>
          <table:table-cell office:value-type="float" office:value="0.655810546875" calcext:value-type="float">
            <text:p>0.655810546875</text:p>
          </table:table-cell>
          <table:table-cell office:value-type="float" office:value="0.66" calcext:value-type="float">
            <text:p>0.66</text:p>
          </table:table-cell>
          <table:table-cell office:value-type="float" office:value="1.72412109375" calcext:value-type="float">
            <text:p>1.72412109375</text:p>
          </table:table-cell>
          <table:table-cell office:value-type="float" office:value="0.671923828125" calcext:value-type="float">
            <text:p>0.671923828125</text:p>
          </table:table-cell>
          <table:table-cell office:value-type="float" office:value="1.467919921875" calcext:value-type="float">
            <text:p>1.467919921875</text:p>
          </table:table-cell>
          <table:table-cell table:number-columns-repeated="2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.7755126953125" calcext:value-type="float">
            <text:p>2.7755126953125</text:p>
          </table:table-cell>
          <table:table-cell office:value-type="float" office:value="1.93359375" calcext:value-type="float">
            <text:p>1.93359375</text:p>
          </table:table-cell>
          <table:table-cell office:value-type="float" office:value="0.9257080078125" calcext:value-type="float">
            <text:p>0.9257080078125</text:p>
          </table:table-cell>
          <table:table-cell office:value-type="float" office:value="0.68" calcext:value-type="float">
            <text:p>0.68</text:p>
          </table:table-cell>
          <table:table-cell office:value-type="float" office:value="1.8651123046875" calcext:value-type="float">
            <text:p>1.8651123046875</text:p>
          </table:table-cell>
          <table:table-cell office:value-type="float" office:value="1.0803955078125" calcext:value-type="float">
            <text:p>1.0803955078125</text:p>
          </table:table-cell>
          <table:table-cell office:value-type="float" office:value="1.764404296875" calcext:value-type="float">
            <text:p>1.764404296875</text:p>
          </table:table-cell>
          <table:table-cell table:number-columns-repeated="2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797265625" calcext:value-type="float">
            <text:p>2.797265625</text:p>
          </table:table-cell>
          <table:table-cell office:value-type="float" office:value="0.713818359375" calcext:value-type="float">
            <text:p>0.713818359375</text:p>
          </table:table-cell>
          <table:table-cell office:value-type="float" office:value="2.241357421875" calcext:value-type="float">
            <text:p>2.241357421875</text:p>
          </table:table-cell>
          <table:table-cell office:value-type="float" office:value="0.7" calcext:value-type="float">
            <text:p>0.7</text:p>
          </table:table-cell>
          <table:table-cell office:value-type="float" office:value="2.002880859375" calcext:value-type="float">
            <text:p>2.002880859375</text:p>
          </table:table-cell>
          <table:table-cell office:value-type="float" office:value="2.3178955078125" calcext:value-type="float">
            <text:p>2.317895507812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.8045166015625" calcext:value-type="float">
            <text:p>2.8045166015625</text:p>
          </table:table-cell>
          <table:table-cell office:value-type="float" office:value="0.8306396484375" calcext:value-type="float">
            <text:p>0.8306396484375</text:p>
          </table:table-cell>
          <table:table-cell office:value-type="float" office:value="2.7819580078125" calcext:value-type="float">
            <text:p>2.7819580078125</text:p>
          </table:table-cell>
          <table:table-cell office:value-type="float" office:value="0.72" calcext:value-type="float">
            <text:p>0.72</text:p>
          </table:table-cell>
          <table:table-cell office:value-type="float" office:value="2.13662109375" calcext:value-type="float">
            <text:p>2.13662109375</text:p>
          </table:table-cell>
          <table:table-cell office:value-type="float" office:value="2.6748046875" calcext:value-type="float">
            <text:p>2.6748046875</text:p>
          </table:table-cell>
          <table:table-cell office:value-type="float" office:value="1.7603759765625" calcext:value-type="float">
            <text:p>1.7603759765625</text:p>
          </table:table-cell>
          <table:table-cell table:number-columns-repeated="2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.7980712890625" calcext:value-type="float">
            <text:p>2.7980712890625</text:p>
          </table:table-cell>
          <table:table-cell office:value-type="float" office:value="2.118896484375" calcext:value-type="float">
            <text:p>2.118896484375</text:p>
          </table:table-cell>
          <table:table-cell office:value-type="float" office:value="1.80146484375" calcext:value-type="float">
            <text:p>1.80146484375</text:p>
          </table:table-cell>
          <table:table-cell office:value-type="float" office:value="0.74" calcext:value-type="float">
            <text:p>0.74</text:p>
          </table:table-cell>
          <table:table-cell office:value-type="float" office:value="2.260693359375" calcext:value-type="float">
            <text:p>2.260693359375</text:p>
          </table:table-cell>
          <table:table-cell office:value-type="float" office:value="1.658056640625" calcext:value-type="float">
            <text:p>1.658056640625</text:p>
          </table:table-cell>
          <table:table-cell office:value-type="float" office:value="1.46630859375" calcext:value-type="float">
            <text:p>1.46630859375</text:p>
          </table:table-cell>
          <table:table-cell table:number-columns-repeated="2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.766650390625" calcext:value-type="float">
            <text:p>2.766650390625</text:p>
          </table:table-cell>
          <table:table-cell office:value-type="float" office:value="2.8037109375" calcext:value-type="float">
            <text:p>2.8037109375</text:p>
          </table:table-cell>
          <table:table-cell office:value-type="float" office:value="0.65419921875" calcext:value-type="float">
            <text:p>0.65419921875</text:p>
          </table:table-cell>
          <table:table-cell office:value-type="float" office:value="0.76" calcext:value-type="float">
            <text:p>0.76</text:p>
          </table:table-cell>
          <table:table-cell office:value-type="float" office:value="2.376708984375" calcext:value-type="float">
            <text:p>2.376708984375</text:p>
          </table:table-cell>
          <table:table-cell office:value-type="float" office:value="0.671923828125" calcext:value-type="float">
            <text:p>0.671923828125</text:p>
          </table:table-cell>
          <table:table-cell office:value-type="float" office:value="1.467919921875" calcext:value-type="float">
            <text:p>1.467919921875</text:p>
          </table:table-cell>
          <table:table-cell table:number-columns-repeated="2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.72314453125" calcext:value-type="float">
            <text:p>2.72314453125</text:p>
          </table:table-cell>
          <table:table-cell office:value-type="float" office:value="1.9327880859375" calcext:value-type="float">
            <text:p>1.9327880859375</text:p>
          </table:table-cell>
          <table:table-cell office:value-type="float" office:value="0.9240966796875" calcext:value-type="float">
            <text:p>0.9240966796875</text:p>
          </table:table-cell>
          <table:table-cell office:value-type="float" office:value="0.78" calcext:value-type="float">
            <text:p>0.78</text:p>
          </table:table-cell>
          <table:table-cell office:value-type="float" office:value="2.4822509765625" calcext:value-type="float">
            <text:p>2.4822509765625</text:p>
          </table:table-cell>
          <table:table-cell office:value-type="float" office:value="1.0803955078125" calcext:value-type="float">
            <text:p>1.0803955078125</text:p>
          </table:table-cell>
          <table:table-cell office:value-type="float" office:value="1.7635986328125" calcext:value-type="float">
            <text:p>1.7635986328125</text:p>
          </table:table-cell>
          <table:table-cell table:number-columns-repeated="2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6627197265625" calcext:value-type="float">
            <text:p>2.6627197265625</text:p>
          </table:table-cell>
          <table:table-cell office:value-type="float" office:value="0.7154296875" calcext:value-type="float">
            <text:p>0.7154296875</text:p>
          </table:table-cell>
          <table:table-cell office:value-type="float" office:value="2.23974609375" calcext:value-type="float">
            <text:p>2.23974609375</text:p>
          </table:table-cell>
          <table:table-cell office:value-type="float" office:value="0.8" calcext:value-type="float">
            <text:p>0.8</text:p>
          </table:table-cell>
          <table:table-cell office:value-type="float" office:value="2.5757080078125" calcext:value-type="float">
            <text:p>2.5757080078125</text:p>
          </table:table-cell>
          <table:table-cell office:value-type="float" office:value="2.3178955078125" calcext:value-type="float">
            <text:p>2.317895507812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.586181640625" calcext:value-type="float">
            <text:p>2.586181640625</text:p>
          </table:table-cell>
          <table:table-cell office:value-type="float" office:value="0.8322509765625" calcext:value-type="float">
            <text:p>0.8322509765625</text:p>
          </table:table-cell>
          <table:table-cell office:value-type="float" office:value="2.7819580078125" calcext:value-type="float">
            <text:p>2.7819580078125</text:p>
          </table:table-cell>
          <table:table-cell office:value-type="float" office:value="0.82" calcext:value-type="float">
            <text:p>0.82</text:p>
          </table:table-cell>
          <table:table-cell office:value-type="float" office:value="2.6530517578125" calcext:value-type="float">
            <text:p>2.6530517578125</text:p>
          </table:table-cell>
          <table:table-cell office:value-type="float" office:value="2.6739990234375" calcext:value-type="float">
            <text:p>2.6739990234375</text:p>
          </table:table-cell>
          <table:table-cell office:value-type="float" office:value="1.7603759765625" calcext:value-type="float">
            <text:p>1.7603759765625</text:p>
          </table:table-cell>
          <table:table-cell table:number-columns-repeated="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.4943359375" calcext:value-type="float">
            <text:p>2.4943359375</text:p>
          </table:table-cell>
          <table:table-cell office:value-type="float" office:value="2.118896484375" calcext:value-type="float">
            <text:p>2.118896484375</text:p>
          </table:table-cell>
          <table:table-cell office:value-type="float" office:value="1.796630859375" calcext:value-type="float">
            <text:p>1.796630859375</text:p>
          </table:table-cell>
          <table:table-cell office:value-type="float" office:value="0.84" calcext:value-type="float">
            <text:p>0.84</text:p>
          </table:table-cell>
          <table:table-cell office:value-type="float" office:value="2.7158935546875" calcext:value-type="float">
            <text:p>2.7158935546875</text:p>
          </table:table-cell>
          <table:table-cell office:value-type="float" office:value="1.658056640625" calcext:value-type="float">
            <text:p>1.658056640625</text:p>
          </table:table-cell>
          <table:table-cell office:value-type="float" office:value="1.4655029296875" calcext:value-type="float">
            <text:p>1.4655029296875</text:p>
          </table:table-cell>
          <table:table-cell table:number-columns-repeated="2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.389599609375" calcext:value-type="float">
            <text:p>2.389599609375</text:p>
          </table:table-cell>
          <table:table-cell office:value-type="float" office:value="2.798876953125" calcext:value-type="float">
            <text:p>2.798876953125</text:p>
          </table:table-cell>
          <table:table-cell office:value-type="float" office:value="0.6517822265625" calcext:value-type="float">
            <text:p>0.6517822265625</text:p>
          </table:table-cell>
          <table:table-cell office:value-type="float" office:value="0.86" calcext:value-type="float">
            <text:p>0.86</text:p>
          </table:table-cell>
          <table:table-cell office:value-type="float" office:value="2.76181640625" calcext:value-type="float">
            <text:p>2.76181640625</text:p>
          </table:table-cell>
          <table:table-cell office:value-type="float" office:value="0.6727294921875" calcext:value-type="float">
            <text:p>0.6727294921875</text:p>
          </table:table-cell>
          <table:table-cell office:value-type="float" office:value="1.467919921875" calcext:value-type="float">
            <text:p>1.467919921875</text:p>
          </table:table-cell>
          <table:table-cell table:number-columns-repeated="2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.270361328125" calcext:value-type="float">
            <text:p>2.270361328125</text:p>
          </table:table-cell>
          <table:table-cell office:value-type="float" office:value="1.9327880859375" calcext:value-type="float">
            <text:p>1.9327880859375</text:p>
          </table:table-cell>
          <table:table-cell office:value-type="float" office:value="0.9240966796875" calcext:value-type="float">
            <text:p>0.9240966796875</text:p>
          </table:table-cell>
          <table:table-cell office:value-type="float" office:value="0.88" calcext:value-type="float">
            <text:p>0.88</text:p>
          </table:table-cell>
          <table:table-cell office:value-type="float" office:value="2.7948486328125" calcext:value-type="float">
            <text:p>2.7948486328125</text:p>
          </table:table-cell>
          <table:table-cell office:value-type="float" office:value="1.0803955078125" calcext:value-type="float">
            <text:p>1.0803955078125</text:p>
          </table:table-cell>
          <table:table-cell office:value-type="float" office:value="1.766015625" calcext:value-type="float">
            <text:p>1.766015625</text:p>
          </table:table-cell>
          <table:table-cell table:number-columns-repeated="2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14951171875" calcext:value-type="float">
            <text:p>2.14951171875</text:p>
          </table:table-cell>
          <table:table-cell office:value-type="float" office:value="0.7146240234375" calcext:value-type="float">
            <text:p>0.7146240234375</text:p>
          </table:table-cell>
          <table:table-cell office:value-type="float" office:value="2.2437744140625" calcext:value-type="float">
            <text:p>2.2437744140625</text:p>
          </table:table-cell>
          <table:table-cell office:value-type="float" office:value="0.9" calcext:value-type="float">
            <text:p>0.9</text:p>
          </table:table-cell>
          <table:table-cell office:value-type="float" office:value="2.8061279296875" calcext:value-type="float">
            <text:p>2.8061279296875</text:p>
          </table:table-cell>
          <table:table-cell office:value-type="float" office:value="2.31708984375" calcext:value-type="float">
            <text:p>2.31708984375</text:p>
          </table:table-cell>
          <table:table-cell office:value-type="float" office:value="1.9456787109375" calcext:value-type="float">
            <text:p>1.9456787109375</text:p>
          </table:table-cell>
          <table:table-cell table:number-columns-repeated="2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.01416015625" calcext:value-type="float">
            <text:p>2.01416015625</text:p>
          </table:table-cell>
          <table:table-cell office:value-type="float" office:value="0.833056640625" calcext:value-type="float">
            <text:p>0.833056640625</text:p>
          </table:table-cell>
          <table:table-cell office:value-type="float" office:value="2.7787353515625" calcext:value-type="float">
            <text:p>2.7787353515625</text:p>
          </table:table-cell>
          <table:table-cell office:value-type="float" office:value="0.92" calcext:value-type="float">
            <text:p>0.92</text:p>
          </table:table-cell>
          <table:table-cell office:value-type="float" office:value="2.7996826171875" calcext:value-type="float">
            <text:p>2.7996826171875</text:p>
          </table:table-cell>
          <table:table-cell office:value-type="float" office:value="2.6756103515625" calcext:value-type="float">
            <text:p>2.6756103515625</text:p>
          </table:table-cell>
          <table:table-cell office:value-type="float" office:value="1.7595703125" calcext:value-type="float">
            <text:p>1.7595703125</text:p>
          </table:table-cell>
          <table:table-cell table:number-columns-repeated="2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8796142578125" calcext:value-type="float">
            <text:p>1.8796142578125</text:p>
          </table:table-cell>
          <table:table-cell office:value-type="float" office:value="2.1164794921875" calcext:value-type="float">
            <text:p>2.1164794921875</text:p>
          </table:table-cell>
          <table:table-cell office:value-type="float" office:value="1.7982421875" calcext:value-type="float">
            <text:p>1.7982421875</text:p>
          </table:table-cell>
          <table:table-cell office:value-type="float" office:value="0.94" calcext:value-type="float">
            <text:p>0.94</text:p>
          </table:table-cell>
          <table:table-cell office:value-type="float" office:value="2.776318359375" calcext:value-type="float">
            <text:p>2.776318359375</text:p>
          </table:table-cell>
          <table:table-cell office:value-type="float" office:value="1.65966796875" calcext:value-type="float">
            <text:p>1.65966796875</text:p>
          </table:table-cell>
          <table:table-cell office:value-type="float" office:value="1.464697265625" calcext:value-type="float">
            <text:p>1.464697265625</text:p>
          </table:table-cell>
          <table:table-cell table:number-columns-repeated="2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7378173828125" calcext:value-type="float">
            <text:p>1.7378173828125</text:p>
          </table:table-cell>
          <table:table-cell office:value-type="float" office:value="2.798876953125" calcext:value-type="float">
            <text:p>2.798876953125</text:p>
          </table:table-cell>
          <table:table-cell office:value-type="float" office:value="0.65419921875" calcext:value-type="float">
            <text:p>0.65419921875</text:p>
          </table:table-cell>
          <table:table-cell office:value-type="float" office:value="0.96" calcext:value-type="float">
            <text:p>0.96</text:p>
          </table:table-cell>
          <table:table-cell office:value-type="float" office:value="2.73603515625" calcext:value-type="float">
            <text:p>2.73603515625</text:p>
          </table:table-cell>
          <table:table-cell office:value-type="float" office:value="0.671923828125" calcext:value-type="float">
            <text:p>0.671923828125</text:p>
          </table:table-cell>
          <table:table-cell office:value-type="float" office:value="1.4687255859375" calcext:value-type="float">
            <text:p>1.4687255859375</text:p>
          </table:table-cell>
          <table:table-cell table:number-columns-repeated="2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59521484375" calcext:value-type="float">
            <text:p>1.59521484375</text:p>
          </table:table-cell>
          <table:table-cell office:value-type="float" office:value="1.9392333984375" calcext:value-type="float">
            <text:p>1.9392333984375</text:p>
          </table:table-cell>
          <table:table-cell office:value-type="float" office:value="0.9305419921875" calcext:value-type="float">
            <text:p>0.9305419921875</text:p>
          </table:table-cell>
          <table:table-cell office:value-type="float" office:value="0.98" calcext:value-type="float">
            <text:p>0.98</text:p>
          </table:table-cell>
          <table:table-cell office:value-type="float" office:value="2.679638671875" calcext:value-type="float">
            <text:p>2.679638671875</text:p>
          </table:table-cell>
          <table:table-cell office:value-type="float" office:value="1.07958984375" calcext:value-type="float">
            <text:p>1.07958984375</text:p>
          </table:table-cell>
          <table:table-cell office:value-type="float" office:value="1.766015625" calcext:value-type="float">
            <text:p>1.766015625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58251953125" calcext:value-type="float">
            <text:p>1.458251953125</text:p>
          </table:table-cell>
          <table:table-cell office:value-type="float" office:value="0.7154296875" calcext:value-type="float">
            <text:p>0.7154296875</text:p>
          </table:table-cell>
          <table:table-cell office:value-type="float" office:value="2.24619140625" calcext:value-type="float">
            <text:p>2.24619140625</text:p>
          </table:table-cell>
          <table:table-cell office:value-type="float" office:value="1" calcext:value-type="float">
            <text:p>1</text:p>
          </table:table-cell>
          <table:table-cell office:value-type="float" office:value="2.6063232421875" calcext:value-type="float">
            <text:p>2.6063232421875</text:p>
          </table:table-cell>
          <table:table-cell office:value-type="float" office:value="2.3178955078125" calcext:value-type="float">
            <text:p>2.3178955078125</text:p>
          </table:table-cell>
          <table:table-cell office:value-type="float" office:value="1.9456787109375" calcext:value-type="float">
            <text:p>1.9456787109375</text:p>
          </table:table-cell>
          <table:table-cell table:number-columns-repeated="20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3212890625" calcext:value-type="float">
            <text:p>1.3212890625</text:p>
          </table:table-cell>
          <table:table-cell office:value-type="float" office:value="0.8290283203125" calcext:value-type="float">
            <text:p>0.8290283203125</text:p>
          </table:table-cell>
          <table:table-cell office:value-type="float" office:value="2.78115234375" calcext:value-type="float">
            <text:p>2.78115234375</text:p>
          </table:table-cell>
          <table:table-cell office:value-type="float" office:value="1.02" calcext:value-type="float">
            <text:p>1.02</text:p>
          </table:table-cell>
          <table:table-cell office:value-type="float" office:value="2.5193115234375" calcext:value-type="float">
            <text:p>2.5193115234375</text:p>
          </table:table-cell>
          <table:table-cell office:value-type="float" office:value="2.6756103515625" calcext:value-type="float">
            <text:p>2.6756103515625</text:p>
          </table:table-cell>
          <table:table-cell office:value-type="float" office:value="1.7587646484375" calcext:value-type="float">
            <text:p>1.7587646484375</text:p>
          </table:table-cell>
          <table:table-cell table:number-columns-repeated="20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1899658203125" calcext:value-type="float">
            <text:p>1.1899658203125</text:p>
          </table:table-cell>
          <table:table-cell office:value-type="float" office:value="2.118896484375" calcext:value-type="float">
            <text:p>2.118896484375</text:p>
          </table:table-cell>
          <table:table-cell office:value-type="float" office:value="1.790185546875" calcext:value-type="float">
            <text:p>1.790185546875</text:p>
          </table:table-cell>
          <table:table-cell office:value-type="float" office:value="1.04" calcext:value-type="float">
            <text:p>1.04</text:p>
          </table:table-cell>
          <table:table-cell office:value-type="float" office:value="2.4194091796875" calcext:value-type="float">
            <text:p>2.4194091796875</text:p>
          </table:table-cell>
          <table:table-cell office:value-type="float" office:value="1.65966796875" calcext:value-type="float">
            <text:p>1.65966796875</text:p>
          </table:table-cell>
          <table:table-cell office:value-type="float" office:value="1.464697265625" calcext:value-type="float">
            <text:p>1.464697265625</text:p>
          </table:table-cell>
          <table:table-cell table:number-columns-repeated="20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06669921875" calcext:value-type="float">
            <text:p>1.06669921875</text:p>
          </table:table-cell>
          <table:table-cell office:value-type="float" office:value="2.7996826171875" calcext:value-type="float">
            <text:p>2.7996826171875</text:p>
          </table:table-cell>
          <table:table-cell office:value-type="float" office:value="0.6501708984375" calcext:value-type="float">
            <text:p>0.6501708984375</text:p>
          </table:table-cell>
          <table:table-cell office:value-type="float" office:value="1.06" calcext:value-type="float">
            <text:p>1.06</text:p>
          </table:table-cell>
          <table:table-cell office:value-type="float" office:value="2.3066162109375" calcext:value-type="float">
            <text:p>2.3066162109375</text:p>
          </table:table-cell>
          <table:table-cell office:value-type="float" office:value="0.6727294921875" calcext:value-type="float">
            <text:p>0.6727294921875</text:p>
          </table:table-cell>
          <table:table-cell office:value-type="float" office:value="1.4687255859375" calcext:value-type="float">
            <text:p>1.4687255859375</text:p>
          </table:table-cell>
          <table:table-cell table:number-columns-repeated="20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95390625" calcext:value-type="float">
            <text:p>0.95390625</text:p>
          </table:table-cell>
          <table:table-cell office:value-type="float" office:value="1.9343994140625" calcext:value-type="float">
            <text:p>1.9343994140625</text:p>
          </table:table-cell>
          <table:table-cell office:value-type="float" office:value="0.9305419921875" calcext:value-type="float">
            <text:p>0.9305419921875</text:p>
          </table:table-cell>
          <table:table-cell office:value-type="float" office:value="1.08" calcext:value-type="float">
            <text:p>1.08</text:p>
          </table:table-cell>
          <table:table-cell office:value-type="float" office:value="2.1841552734375" calcext:value-type="float">
            <text:p>2.1841552734375</text:p>
          </table:table-cell>
          <table:table-cell office:value-type="float" office:value="1.077978515625" calcext:value-type="float">
            <text:p>1.077978515625</text:p>
          </table:table-cell>
          <table:table-cell office:value-type="float" office:value="1.766015625" calcext:value-type="float">
            <text:p>1.766015625</text:p>
          </table:table-cell>
          <table:table-cell table:number-columns-repeated="20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852392578125" calcext:value-type="float">
            <text:p>0.852392578125</text:p>
          </table:table-cell>
          <table:table-cell office:value-type="float" office:value="0.720263671875" calcext:value-type="float">
            <text:p>0.720263671875</text:p>
          </table:table-cell>
          <table:table-cell office:value-type="float" office:value="2.2494140625" calcext:value-type="float">
            <text:p>2.2494140625</text:p>
          </table:table-cell>
          <table:table-cell office:value-type="float" office:value="1.1" calcext:value-type="float">
            <text:p>1.1</text:p>
          </table:table-cell>
          <table:table-cell office:value-type="float" office:value="2.0536376953125" calcext:value-type="float">
            <text:p>2.0536376953125</text:p>
          </table:table-cell>
          <table:table-cell office:value-type="float" office:value="2.3162841796875" calcext:value-type="float">
            <text:p>2.3162841796875</text:p>
          </table:table-cell>
          <table:table-cell office:value-type="float" office:value="1.9456787109375" calcext:value-type="float">
            <text:p>1.9456787109375</text:p>
          </table:table-cell>
          <table:table-cell table:number-columns-repeated="20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7613525390625" calcext:value-type="float">
            <text:p>0.7613525390625</text:p>
          </table:table-cell>
          <table:table-cell office:value-type="float" office:value="0.8274169921875" calcext:value-type="float">
            <text:p>0.8274169921875</text:p>
          </table:table-cell>
          <table:table-cell office:value-type="float" office:value="2.78115234375" calcext:value-type="float">
            <text:p>2.78115234375</text:p>
          </table:table-cell>
          <table:table-cell office:value-type="float" office:value="1.12" calcext:value-type="float">
            <text:p>1.12</text:p>
          </table:table-cell>
          <table:table-cell office:value-type="float" office:value="1.9166748046875" calcext:value-type="float">
            <text:p>1.9166748046875</text:p>
          </table:table-cell>
          <table:table-cell office:value-type="float" office:value="2.676416015625" calcext:value-type="float">
            <text:p>2.676416015625</text:p>
          </table:table-cell>
          <table:table-cell office:value-type="float" office:value="1.7587646484375" calcext:value-type="float">
            <text:p>1.7587646484375</text:p>
          </table:table-cell>
          <table:table-cell table:number-columns-repeated="20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6888427734375" calcext:value-type="float">
            <text:p>0.6888427734375</text:p>
          </table:table-cell>
          <table:table-cell office:value-type="float" office:value="2.11728515625" calcext:value-type="float">
            <text:p>2.11728515625</text:p>
          </table:table-cell>
          <table:table-cell office:value-type="float" office:value="1.7909912109375" calcext:value-type="float">
            <text:p>1.7909912109375</text:p>
          </table:table-cell>
          <table:table-cell office:value-type="float" office:value="1.14" calcext:value-type="float">
            <text:p>1.14</text:p>
          </table:table-cell>
          <table:table-cell office:value-type="float" office:value="1.7781005859375" calcext:value-type="float">
            <text:p>1.7781005859375</text:p>
          </table:table-cell>
          <table:table-cell office:value-type="float" office:value="1.6604736328125" calcext:value-type="float">
            <text:p>1.6604736328125</text:p>
          </table:table-cell>
          <table:table-cell office:value-type="float" office:value="1.464697265625" calcext:value-type="float">
            <text:p>1.464697265625</text:p>
          </table:table-cell>
          <table:table-cell table:number-columns-repeated="20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6260009765625" calcext:value-type="float">
            <text:p>0.6260009765625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6501708984375" calcext:value-type="float">
            <text:p>0.6501708984375</text:p>
          </table:table-cell>
          <table:table-cell office:value-type="float" office:value="1.16" calcext:value-type="float">
            <text:p>1.16</text:p>
          </table:table-cell>
          <table:table-cell office:value-type="float" office:value="1.637109375" calcext:value-type="float">
            <text:p>1.637109375</text:p>
          </table:table-cell>
          <table:table-cell office:value-type="float" office:value="0.6727294921875" calcext:value-type="float">
            <text:p>0.6727294921875</text:p>
          </table:table-cell>
          <table:table-cell office:value-type="float" office:value="1.46953125" calcext:value-type="float">
            <text:p>1.46953125</text:p>
          </table:table-cell>
          <table:table-cell table:number-columns-repeated="20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5873291015625" calcext:value-type="float">
            <text:p>0.5873291015625</text:p>
          </table:table-cell>
          <table:table-cell office:value-type="float" office:value="1.93681640625" calcext:value-type="float">
            <text:p>1.93681640625</text:p>
          </table:table-cell>
          <table:table-cell office:value-type="float" office:value="0.93134765625" calcext:value-type="float">
            <text:p>0.93134765625</text:p>
          </table:table-cell>
          <table:table-cell office:value-type="float" office:value="1.18" calcext:value-type="float">
            <text:p>1.18</text:p>
          </table:table-cell>
          <table:table-cell office:value-type="float" office:value="1.496923828125" calcext:value-type="float">
            <text:p>1.496923828125</text:p>
          </table:table-cell>
          <table:table-cell office:value-type="float" office:value="1.0787841796875" calcext:value-type="float">
            <text:p>1.0787841796875</text:p>
          </table:table-cell>
          <table:table-cell office:value-type="float" office:value="1.7652099609375" calcext:value-type="float">
            <text:p>1.7652099609375</text:p>
          </table:table-cell>
          <table:table-cell table:number-columns-repeated="20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607421875" calcext:value-type="float">
            <text:p>0.5607421875</text:p>
          </table:table-cell>
          <table:table-cell office:value-type="float" office:value="0.717041015625" calcext:value-type="float">
            <text:p>0.717041015625</text:p>
          </table:table-cell>
          <table:table-cell office:value-type="float" office:value="2.2494140625" calcext:value-type="float">
            <text:p>2.2494140625</text:p>
          </table:table-cell>
          <table:table-cell office:value-type="float" office:value="1.2" calcext:value-type="float">
            <text:p>1.2</text:p>
          </table:table-cell>
          <table:table-cell office:value-type="float" office:value="1.3599609375" calcext:value-type="float">
            <text:p>1.3599609375</text:p>
          </table:table-cell>
          <table:table-cell office:value-type="float" office:value="2.31708984375" calcext:value-type="float">
            <text:p>2.31708984375</text:p>
          </table:table-cell>
          <table:table-cell office:value-type="float" office:value="1.9456787109375" calcext:value-type="float">
            <text:p>1.9456787109375</text:p>
          </table:table-cell>
          <table:table-cell table:number-columns-repeated="20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554296875" calcext:value-type="float">
            <text:p>0.554296875</text:p>
          </table:table-cell>
          <table:table-cell office:value-type="float" office:value="0.82822265625" calcext:value-type="float">
            <text:p>0.82822265625</text:p>
          </table:table-cell>
          <table:table-cell office:value-type="float" office:value="2.7787353515625" calcext:value-type="float">
            <text:p>2.7787353515625</text:p>
          </table:table-cell>
          <table:table-cell office:value-type="float" office:value="1.22" calcext:value-type="float">
            <text:p>1.22</text:p>
          </table:table-cell>
          <table:table-cell office:value-type="float" office:value="1.2270263671875" calcext:value-type="float">
            <text:p>1.2270263671875</text:p>
          </table:table-cell>
          <table:table-cell office:value-type="float" office:value="2.6748046875" calcext:value-type="float">
            <text:p>2.6748046875</text:p>
          </table:table-cell>
          <table:table-cell office:value-type="float" office:value="1.757958984375" calcext:value-type="float">
            <text:p>1.757958984375</text:p>
          </table:table-cell>
          <table:table-cell table:number-columns-repeated="20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5663818359375" calcext:value-type="float">
            <text:p>0.5663818359375</text:p>
          </table:table-cell>
          <table:table-cell office:value-type="float" office:value="2.1205078125" calcext:value-type="float">
            <text:p>2.1205078125</text:p>
          </table:table-cell>
          <table:table-cell office:value-type="float" office:value="1.791796875" calcext:value-type="float">
            <text:p>1.791796875</text:p>
          </table:table-cell>
          <table:table-cell office:value-type="float" office:value="1.24" calcext:value-type="float">
            <text:p>1.24</text:p>
          </table:table-cell>
          <table:table-cell office:value-type="float" office:value="1.100537109375" calcext:value-type="float">
            <text:p>1.100537109375</text:p>
          </table:table-cell>
          <table:table-cell office:value-type="float" office:value="1.6604736328125" calcext:value-type="float">
            <text:p>1.6604736328125</text:p>
          </table:table-cell>
          <table:table-cell office:value-type="float" office:value="1.464697265625" calcext:value-type="float">
            <text:p>1.464697265625</text:p>
          </table:table-cell>
          <table:table-cell table:number-columns-repeated="20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58974609375" calcext:value-type="float">
            <text:p>0.5897460937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6509765625" calcext:value-type="float">
            <text:p>0.6509765625</text:p>
          </table:table-cell>
          <table:table-cell office:value-type="float" office:value="1.26" calcext:value-type="float">
            <text:p>1.26</text:p>
          </table:table-cell>
          <table:table-cell office:value-type="float" office:value="0.9853271484375" calcext:value-type="float">
            <text:p>0.9853271484375</text:p>
          </table:table-cell>
          <table:table-cell office:value-type="float" office:value="0.67353515625" calcext:value-type="float">
            <text:p>0.67353515625</text:p>
          </table:table-cell>
          <table:table-cell office:value-type="float" office:value="1.4687255859375" calcext:value-type="float">
            <text:p>1.4687255859375</text:p>
          </table:table-cell>
          <table:table-cell table:number-columns-repeated="20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6380859375" calcext:value-type="float">
            <text:p>0.6380859375</text:p>
          </table:table-cell>
          <table:table-cell office:value-type="float" office:value="1.938427734375" calcext:value-type="float">
            <text:p>1.938427734375</text:p>
          </table:table-cell>
          <table:table-cell office:value-type="float" office:value="0.932958984375" calcext:value-type="float">
            <text:p>0.932958984375</text:p>
          </table:table-cell>
          <table:table-cell office:value-type="float" office:value="1.28" calcext:value-type="float">
            <text:p>1.28</text:p>
          </table:table-cell>
          <table:table-cell office:value-type="float" office:value="0.8789794921875" calcext:value-type="float">
            <text:p>0.8789794921875</text:p>
          </table:table-cell>
          <table:table-cell office:value-type="float" office:value="1.0787841796875" calcext:value-type="float">
            <text:p>1.0787841796875</text:p>
          </table:table-cell>
          <table:table-cell office:value-type="float" office:value="1.766015625" calcext:value-type="float">
            <text:p>1.766015625</text:p>
          </table:table-cell>
          <table:table-cell table:number-columns-repeated="20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00927734375" calcext:value-type="float">
            <text:p>0.700927734375</text:p>
          </table:table-cell>
          <table:table-cell office:value-type="float" office:value="0.7178466796875" calcext:value-type="float">
            <text:p>0.7178466796875</text:p>
          </table:table-cell>
          <table:table-cell office:value-type="float" office:value="2.251025390625" calcext:value-type="float">
            <text:p>2.251025390625</text:p>
          </table:table-cell>
          <table:table-cell office:value-type="float" office:value="1.3" calcext:value-type="float">
            <text:p>1.3</text:p>
          </table:table-cell>
          <table:table-cell office:value-type="float" office:value="0.7871337890625" calcext:value-type="float">
            <text:p>0.7871337890625</text:p>
          </table:table-cell>
          <table:table-cell office:value-type="float" office:value="2.3162841796875" calcext:value-type="float">
            <text:p>2.316284179687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7790771484375" calcext:value-type="float">
            <text:p>0.7790771484375</text:p>
          </table:table-cell>
          <table:table-cell office:value-type="float" office:value="0.826611328125" calcext:value-type="float">
            <text:p>0.826611328125</text:p>
          </table:table-cell>
          <table:table-cell office:value-type="float" office:value="2.7803466796875" calcext:value-type="float">
            <text:p>2.7803466796875</text:p>
          </table:table-cell>
          <table:table-cell office:value-type="float" office:value="1.32" calcext:value-type="float">
            <text:p>1.32</text:p>
          </table:table-cell>
          <table:table-cell office:value-type="float" office:value="0.7097900390625" calcext:value-type="float">
            <text:p>0.7097900390625</text:p>
          </table:table-cell>
          <table:table-cell office:value-type="float" office:value="2.676416015625" calcext:value-type="float">
            <text:p>2.676416015625</text:p>
          </table:table-cell>
          <table:table-cell office:value-type="float" office:value="1.7571533203125" calcext:value-type="float">
            <text:p>1.7571533203125</text:p>
          </table:table-cell>
          <table:table-cell table:number-columns-repeated="20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8693115234375" calcext:value-type="float">
            <text:p>0.8693115234375</text:p>
          </table:table-cell>
          <table:table-cell office:value-type="float" office:value="2.11728515625" calcext:value-type="float">
            <text:p>2.11728515625</text:p>
          </table:table-cell>
          <table:table-cell office:value-type="float" office:value="1.78857421875" calcext:value-type="float">
            <text:p>1.78857421875</text:p>
          </table:table-cell>
          <table:table-cell office:value-type="float" office:value="1.34" calcext:value-type="float">
            <text:p>1.34</text:p>
          </table:table-cell>
          <table:table-cell office:value-type="float" office:value="0.6453369140625" calcext:value-type="float">
            <text:p>0.6453369140625</text:p>
          </table:table-cell>
          <table:table-cell office:value-type="float" office:value="1.661279296875" calcext:value-type="float">
            <text:p>1.661279296875</text:p>
          </table:table-cell>
          <table:table-cell office:value-type="float" office:value="1.464697265625" calcext:value-type="float">
            <text:p>1.464697265625</text:p>
          </table:table-cell>
          <table:table-cell table:number-columns-repeated="20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974853515625" calcext:value-type="float">
            <text:p>0.97485351562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649365234375" calcext:value-type="float">
            <text:p>0.649365234375</text:p>
          </table:table-cell>
          <table:table-cell office:value-type="float" office:value="1.36" calcext:value-type="float">
            <text:p>1.36</text:p>
          </table:table-cell>
          <table:table-cell office:value-type="float" office:value="0.5986083984375" calcext:value-type="float">
            <text:p>0.5986083984375</text:p>
          </table:table-cell>
          <table:table-cell office:value-type="float" office:value="0.6743408203125" calcext:value-type="float">
            <text:p>0.6743408203125</text:p>
          </table:table-cell>
          <table:table-cell office:value-type="float" office:value="1.4687255859375" calcext:value-type="float">
            <text:p>1.4687255859375</text:p>
          </table:table-cell>
          <table:table-cell table:number-columns-repeated="20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087646484375" calcext:value-type="float">
            <text:p>1.087646484375</text:p>
          </table:table-cell>
          <table:table-cell office:value-type="float" office:value="1.9376220703125" calcext:value-type="float">
            <text:p>1.9376220703125</text:p>
          </table:table-cell>
          <table:table-cell office:value-type="float" office:value="0.93779296875" calcext:value-type="float">
            <text:p>0.93779296875</text:p>
          </table:table-cell>
          <table:table-cell office:value-type="float" office:value="1.38" calcext:value-type="float">
            <text:p>1.38</text:p>
          </table:table-cell>
          <table:table-cell office:value-type="float" office:value="0.568798828125" calcext:value-type="float">
            <text:p>0.568798828125</text:p>
          </table:table-cell>
          <table:table-cell office:value-type="float" office:value="1.0771728515625" calcext:value-type="float">
            <text:p>1.0771728515625</text:p>
          </table:table-cell>
          <table:table-cell office:value-type="float" office:value="1.7668212890625" calcext:value-type="float">
            <text:p>1.7668212890625</text:p>
          </table:table-cell>
          <table:table-cell table:number-columns-repeated="20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21494140625" calcext:value-type="float">
            <text:p>1.21494140625</text:p>
          </table:table-cell>
          <table:table-cell office:value-type="float" office:value="0.717041015625" calcext:value-type="float">
            <text:p>0.717041015625</text:p>
          </table:table-cell>
          <table:table-cell office:value-type="float" office:value="2.254248046875" calcext:value-type="float">
            <text:p>2.254248046875</text:p>
          </table:table-cell>
          <table:table-cell office:value-type="float" office:value="1.4" calcext:value-type="float">
            <text:p>1.4</text:p>
          </table:table-cell>
          <table:table-cell office:value-type="float" office:value="0.5567138671875" calcext:value-type="float">
            <text:p>0.5567138671875</text:p>
          </table:table-cell>
          <table:table-cell office:value-type="float" office:value="2.315478515625" calcext:value-type="float">
            <text:p>2.31547851562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3478759765625" calcext:value-type="float">
            <text:p>1.3478759765625</text:p>
          </table:table-cell>
          <table:table-cell office:value-type="float" office:value="0.8290283203125" calcext:value-type="float">
            <text:p>0.8290283203125</text:p>
          </table:table-cell>
          <table:table-cell office:value-type="float" office:value="2.7779296875" calcext:value-type="float">
            <text:p>2.7779296875</text:p>
          </table:table-cell>
          <table:table-cell office:value-type="float" office:value="1.42" calcext:value-type="float">
            <text:p>1.42</text:p>
          </table:table-cell>
          <table:table-cell office:value-type="float" office:value="0.5631591796875" calcext:value-type="float">
            <text:p>0.5631591796875</text:p>
          </table:table-cell>
          <table:table-cell office:value-type="float" office:value="2.676416015625" calcext:value-type="float">
            <text:p>2.676416015625</text:p>
          </table:table-cell>
          <table:table-cell office:value-type="float" office:value="1.7571533203125" calcext:value-type="float">
            <text:p>1.7571533203125</text:p>
          </table:table-cell>
          <table:table-cell table:number-columns-repeated="20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4816162109375" calcext:value-type="float">
            <text:p>1.4816162109375</text:p>
          </table:table-cell>
          <table:table-cell office:value-type="float" office:value="2.1132568359375" calcext:value-type="float">
            <text:p>2.1132568359375</text:p>
          </table:table-cell>
          <table:table-cell office:value-type="float" office:value="1.7861572265625" calcext:value-type="float">
            <text:p>1.7861572265625</text:p>
          </table:table-cell>
          <table:table-cell office:value-type="float" office:value="1.44" calcext:value-type="float">
            <text:p>1.44</text:p>
          </table:table-cell>
          <table:table-cell office:value-type="float" office:value="0.584912109375" calcext:value-type="float">
            <text:p>0.584912109375</text:p>
          </table:table-cell>
          <table:table-cell office:value-type="float" office:value="1.6620849609375" calcext:value-type="float">
            <text:p>1.6620849609375</text:p>
          </table:table-cell>
          <table:table-cell office:value-type="float" office:value="1.464697265625" calcext:value-type="float">
            <text:p>1.464697265625</text:p>
          </table:table-cell>
          <table:table-cell table:number-columns-repeated="20"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6218017578125" calcext:value-type="float">
            <text:p>1.6218017578125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646142578125" calcext:value-type="float">
            <text:p>0.646142578125</text:p>
          </table:table-cell>
          <table:table-cell office:value-type="float" office:value="1.46" calcext:value-type="float">
            <text:p>1.46</text:p>
          </table:table-cell>
          <table:table-cell office:value-type="float" office:value="0.626806640625" calcext:value-type="float">
            <text:p>0.626806640625</text:p>
          </table:table-cell>
          <table:table-cell office:value-type="float" office:value="0.6743408203125" calcext:value-type="float">
            <text:p>0.6743408203125</text:p>
          </table:table-cell>
          <table:table-cell office:value-type="float" office:value="1.471142578125" calcext:value-type="float">
            <text:p>1.471142578125</text:p>
          </table:table-cell>
          <table:table-cell table:number-columns-repeated="20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7652099609375" calcext:value-type="float">
            <text:p>1.7652099609375</text:p>
          </table:table-cell>
          <table:table-cell office:value-type="float" office:value="1.93681640625" calcext:value-type="float">
            <text:p>1.93681640625</text:p>
          </table:table-cell>
          <table:table-cell office:value-type="float" office:value="0.9369873046875" calcext:value-type="float">
            <text:p>0.9369873046875</text:p>
          </table:table-cell>
          <table:table-cell office:value-type="float" office:value="1.48" calcext:value-type="float">
            <text:p>1.48</text:p>
          </table:table-cell>
          <table:table-cell office:value-type="float" office:value="0.683203125" calcext:value-type="float">
            <text:p>0.683203125</text:p>
          </table:table-cell>
          <table:table-cell office:value-type="float" office:value="1.0763671875" calcext:value-type="float">
            <text:p>1.0763671875</text:p>
          </table:table-cell>
          <table:table-cell office:value-type="float" office:value="1.7684326171875" calcext:value-type="float">
            <text:p>1.7684326171875</text:p>
          </table:table-cell>
          <table:table-cell table:number-columns-repeated="20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902978515625" calcext:value-type="float">
            <text:p>1.902978515625</text:p>
          </table:table-cell>
          <table:table-cell office:value-type="float" office:value="0.720263671875" calcext:value-type="float">
            <text:p>0.720263671875</text:p>
          </table:table-cell>
          <table:table-cell office:value-type="float" office:value="2.255859375" calcext:value-type="float">
            <text:p>2.255859375</text:p>
          </table:table-cell>
          <table:table-cell office:value-type="float" office:value="1.5" calcext:value-type="float">
            <text:p>1.5</text:p>
          </table:table-cell>
          <table:table-cell office:value-type="float" office:value="0.755712890625" calcext:value-type="float">
            <text:p>0.755712890625</text:p>
          </table:table-cell>
          <table:table-cell office:value-type="float" office:value="2.3146728515625" calcext:value-type="float">
            <text:p>2.314672851562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.03994140625" calcext:value-type="float">
            <text:p>2.03994140625</text:p>
          </table:table-cell>
          <table:table-cell office:value-type="float" office:value="0.82822265625" calcext:value-type="float">
            <text:p>0.82822265625</text:p>
          </table:table-cell>
          <table:table-cell office:value-type="float" office:value="2.7787353515625" calcext:value-type="float">
            <text:p>2.7787353515625</text:p>
          </table:table-cell>
          <table:table-cell office:value-type="float" office:value="1.52" calcext:value-type="float">
            <text:p>1.52</text:p>
          </table:table-cell>
          <table:table-cell office:value-type="float" office:value="0.8435302734375" calcext:value-type="float">
            <text:p>0.8435302734375</text:p>
          </table:table-cell>
          <table:table-cell office:value-type="float" office:value="2.676416015625" calcext:value-type="float">
            <text:p>2.676416015625</text:p>
          </table:table-cell>
          <table:table-cell office:value-type="float" office:value="1.7571533203125" calcext:value-type="float">
            <text:p>1.7571533203125</text:p>
          </table:table-cell>
          <table:table-cell table:number-columns-repeated="20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.1712646484375" calcext:value-type="float">
            <text:p>2.1712646484375</text:p>
          </table:table-cell>
          <table:table-cell office:value-type="float" office:value="2.118896484375" calcext:value-type="float">
            <text:p>2.118896484375</text:p>
          </table:table-cell>
          <table:table-cell office:value-type="float" office:value="1.78857421875" calcext:value-type="float">
            <text:p>1.78857421875</text:p>
          </table:table-cell>
          <table:table-cell office:value-type="float" office:value="1.54" calcext:value-type="float">
            <text:p>1.54</text:p>
          </table:table-cell>
          <table:table-cell office:value-type="float" office:value="0.9434326171875" calcext:value-type="float">
            <text:p>0.9434326171875</text:p>
          </table:table-cell>
          <table:table-cell office:value-type="float" office:value="1.6620849609375" calcext:value-type="float">
            <text:p>1.6620849609375</text:p>
          </table:table-cell>
          <table:table-cell office:value-type="float" office:value="1.464697265625" calcext:value-type="float">
            <text:p>1.464697265625</text:p>
          </table:table-cell>
          <table:table-cell table:number-columns-repeated="20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.29453125" calcext:value-type="float">
            <text:p>2.2945312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469482421875" calcext:value-type="float">
            <text:p>0.6469482421875</text:p>
          </table:table-cell>
          <table:table-cell office:value-type="float" office:value="1.56" calcext:value-type="float">
            <text:p>1.56</text:p>
          </table:table-cell>
          <table:table-cell office:value-type="float" office:value="1.0546142578125" calcext:value-type="float">
            <text:p>1.0546142578125</text:p>
          </table:table-cell>
          <table:table-cell office:value-type="float" office:value="0.67353515625" calcext:value-type="float">
            <text:p>0.67353515625</text:p>
          </table:table-cell>
          <table:table-cell office:value-type="float" office:value="1.4703369140625" calcext:value-type="float">
            <text:p>1.4703369140625</text:p>
          </table:table-cell>
          <table:table-cell table:number-columns-repeated="20"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.405712890625" calcext:value-type="float">
            <text:p>2.405712890625</text:p>
          </table:table-cell>
          <table:table-cell office:value-type="float" office:value="1.9360107421875" calcext:value-type="float">
            <text:p>1.9360107421875</text:p>
          </table:table-cell>
          <table:table-cell office:value-type="float" office:value="0.9369873046875" calcext:value-type="float">
            <text:p>0.9369873046875</text:p>
          </table:table-cell>
          <table:table-cell office:value-type="float" office:value="1.58" calcext:value-type="float">
            <text:p>1.58</text:p>
          </table:table-cell>
          <table:table-cell office:value-type="float" office:value="1.177880859375" calcext:value-type="float">
            <text:p>1.177880859375</text:p>
          </table:table-cell>
          <table:table-cell office:value-type="float" office:value="1.0763671875" calcext:value-type="float">
            <text:p>1.0763671875</text:p>
          </table:table-cell>
          <table:table-cell office:value-type="float" office:value="1.767626953125" calcext:value-type="float">
            <text:p>1.767626953125</text:p>
          </table:table-cell>
          <table:table-cell table:number-columns-repeated="20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513671875" calcext:value-type="float">
            <text:p>2.513671875</text:p>
          </table:table-cell>
          <table:table-cell office:value-type="float" office:value="0.7178466796875" calcext:value-type="float">
            <text:p>0.7178466796875</text:p>
          </table:table-cell>
          <table:table-cell office:value-type="float" office:value="2.2566650390625" calcext:value-type="float">
            <text:p>2.2566650390625</text:p>
          </table:table-cell>
          <table:table-cell office:value-type="float" office:value="1.6" calcext:value-type="float">
            <text:p>1.6</text:p>
          </table:table-cell>
          <table:table-cell office:value-type="float" office:value="1.306787109375" calcext:value-type="float">
            <text:p>1.306787109375</text:p>
          </table:table-cell>
          <table:table-cell office:value-type="float" office:value="2.3146728515625" calcext:value-type="float">
            <text:p>2.314672851562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.5982666015625" calcext:value-type="float">
            <text:p>2.5982666015625</text:p>
          </table:table-cell>
          <table:table-cell office:value-type="float" office:value="0.826611328125" calcext:value-type="float">
            <text:p>0.826611328125</text:p>
          </table:table-cell>
          <table:table-cell office:value-type="float" office:value="2.7771240234375" calcext:value-type="float">
            <text:p>2.7771240234375</text:p>
          </table:table-cell>
          <table:table-cell office:value-type="float" office:value="1.62" calcext:value-type="float">
            <text:p>1.62</text:p>
          </table:table-cell>
          <table:table-cell office:value-type="float" office:value="1.442138671875" calcext:value-type="float">
            <text:p>1.442138671875</text:p>
          </table:table-cell>
          <table:table-cell office:value-type="float" office:value="2.676416015625" calcext:value-type="float">
            <text:p>2.676416015625</text:p>
          </table:table-cell>
          <table:table-cell office:value-type="float" office:value="1.75634765625" calcext:value-type="float">
            <text:p>1.75634765625</text:p>
          </table:table-cell>
          <table:table-cell table:number-columns-repeated="20"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.67158203125" calcext:value-type="float">
            <text:p>2.67158203125</text:p>
          </table:table-cell>
          <table:table-cell office:value-type="float" office:value="2.11728515625" calcext:value-type="float">
            <text:p>2.11728515625</text:p>
          </table:table-cell>
          <table:table-cell office:value-type="float" office:value="1.777294921875" calcext:value-type="float">
            <text:p>1.777294921875</text:p>
          </table:table-cell>
          <table:table-cell office:value-type="float" office:value="1.64" calcext:value-type="float">
            <text:p>1.64</text:p>
          </table:table-cell>
          <table:table-cell office:value-type="float" office:value="1.5831298828125" calcext:value-type="float">
            <text:p>1.5831298828125</text:p>
          </table:table-cell>
          <table:table-cell office:value-type="float" office:value="1.662890625" calcext:value-type="float">
            <text:p>1.662890625</text:p>
          </table:table-cell>
          <table:table-cell office:value-type="float" office:value="1.4630859375" calcext:value-type="float">
            <text:p>1.4630859375</text:p>
          </table:table-cell>
          <table:table-cell table:number-columns-repeated="20"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.7328125" calcext:value-type="float">
            <text:p>2.732812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646142578125" calcext:value-type="float">
            <text:p>0.646142578125</text:p>
          </table:table-cell>
          <table:table-cell office:value-type="float" office:value="1.66" calcext:value-type="float">
            <text:p>1.66</text:p>
          </table:table-cell>
          <table:table-cell office:value-type="float" office:value="1.7249267578125" calcext:value-type="float">
            <text:p>1.7249267578125</text:p>
          </table:table-cell>
          <table:table-cell office:value-type="float" office:value="0.67353515625" calcext:value-type="float">
            <text:p>0.67353515625</text:p>
          </table:table-cell>
          <table:table-cell office:value-type="float" office:value="1.4703369140625" calcext:value-type="float">
            <text:p>1.4703369140625</text:p>
          </table:table-cell>
          <table:table-cell table:number-columns-repeated="20"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.77470703125" calcext:value-type="float">
            <text:p>2.77470703125</text:p>
          </table:table-cell>
          <table:table-cell office:value-type="float" office:value="1.9392333984375" calcext:value-type="float">
            <text:p>1.9392333984375</text:p>
          </table:table-cell>
          <table:table-cell office:value-type="float" office:value="0.94423828125" calcext:value-type="float">
            <text:p>0.94423828125</text:p>
          </table:table-cell>
          <table:table-cell office:value-type="float" office:value="1.68" calcext:value-type="float">
            <text:p>1.68</text:p>
          </table:table-cell>
          <table:table-cell office:value-type="float" office:value="1.864306640625" calcext:value-type="float">
            <text:p>1.864306640625</text:p>
          </table:table-cell>
          <table:table-cell office:value-type="float" office:value="1.0771728515625" calcext:value-type="float">
            <text:p>1.0771728515625</text:p>
          </table:table-cell>
          <table:table-cell office:value-type="float" office:value="1.767626953125" calcext:value-type="float">
            <text:p>1.767626953125</text:p>
          </table:table-cell>
          <table:table-cell table:number-columns-repeated="20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802099609375" calcext:value-type="float">
            <text:p>2.802099609375</text:p>
          </table:table-cell>
          <table:table-cell office:value-type="float" office:value="0.7210693359375" calcext:value-type="float">
            <text:p>0.7210693359375</text:p>
          </table:table-cell>
          <table:table-cell office:value-type="float" office:value="2.25908203125" calcext:value-type="float">
            <text:p>2.25908203125</text:p>
          </table:table-cell>
          <table:table-cell office:value-type="float" office:value="1.7" calcext:value-type="float">
            <text:p>1.7</text:p>
          </table:table-cell>
          <table:table-cell office:value-type="float" office:value="2.0020751953125" calcext:value-type="float">
            <text:p>2.0020751953125</text:p>
          </table:table-cell>
          <table:table-cell office:value-type="float" office:value="2.3138671875" calcext:value-type="float">
            <text:p>2.313867187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.8077392578125" calcext:value-type="float">
            <text:p>2.8077392578125</text:p>
          </table:table-cell>
          <table:table-cell office:value-type="float" office:value="0.826611328125" calcext:value-type="float">
            <text:p>0.826611328125</text:p>
          </table:table-cell>
          <table:table-cell office:value-type="float" office:value="2.773095703125" calcext:value-type="float">
            <text:p>2.773095703125</text:p>
          </table:table-cell>
          <table:table-cell office:value-type="float" office:value="1.72" calcext:value-type="float">
            <text:p>1.72</text:p>
          </table:table-cell>
          <table:table-cell office:value-type="float" office:value="2.135009765625" calcext:value-type="float">
            <text:p>2.135009765625</text:p>
          </table:table-cell>
          <table:table-cell office:value-type="float" office:value="2.6756103515625" calcext:value-type="float">
            <text:p>2.6756103515625</text:p>
          </table:table-cell>
          <table:table-cell office:value-type="float" office:value="1.75634765625" calcext:value-type="float">
            <text:p>1.75634765625</text:p>
          </table:table-cell>
          <table:table-cell table:number-columns-repeated="20"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.795654296875" calcext:value-type="float">
            <text:p>2.795654296875</text:p>
          </table:table-cell>
          <table:table-cell office:value-type="float" office:value="2.1140625" calcext:value-type="float">
            <text:p>2.1140625</text:p>
          </table:table-cell>
          <table:table-cell office:value-type="float" office:value="1.7781005859375" calcext:value-type="float">
            <text:p>1.7781005859375</text:p>
          </table:table-cell>
          <table:table-cell office:value-type="float" office:value="1.74" calcext:value-type="float">
            <text:p>1.74</text:p>
          </table:table-cell>
          <table:table-cell office:value-type="float" office:value="2.260693359375" calcext:value-type="float">
            <text:p>2.260693359375</text:p>
          </table:table-cell>
          <table:table-cell office:value-type="float" office:value="1.6620849609375" calcext:value-type="float">
            <text:p>1.6620849609375</text:p>
          </table:table-cell>
          <table:table-cell office:value-type="float" office:value="1.4630859375" calcext:value-type="float">
            <text:p>1.4630859375</text:p>
          </table:table-cell>
          <table:table-cell table:number-columns-repeated="20"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.769873046875" calcext:value-type="float">
            <text:p>2.76987304687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1.76" calcext:value-type="float">
            <text:p>1.76</text:p>
          </table:table-cell>
          <table:table-cell office:value-type="float" office:value="2.3759033203125" calcext:value-type="float">
            <text:p>2.3759033203125</text:p>
          </table:table-cell>
          <table:table-cell office:value-type="float" office:value="0.6743408203125" calcext:value-type="float">
            <text:p>0.6743408203125</text:p>
          </table:table-cell>
          <table:table-cell office:value-type="float" office:value="1.4719482421875" calcext:value-type="float">
            <text:p>1.4719482421875</text:p>
          </table:table-cell>
          <table:table-cell table:number-columns-repeated="20"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.7239501953125" calcext:value-type="float">
            <text:p>2.7239501953125</text:p>
          </table:table-cell>
          <table:table-cell office:value-type="float" office:value="1.938427734375" calcext:value-type="float">
            <text:p>1.938427734375</text:p>
          </table:table-cell>
          <table:table-cell office:value-type="float" office:value="0.942626953125" calcext:value-type="float">
            <text:p>0.942626953125</text:p>
          </table:table-cell>
          <table:table-cell office:value-type="float" office:value="1.78" calcext:value-type="float">
            <text:p>1.78</text:p>
          </table:table-cell>
          <table:table-cell office:value-type="float" office:value="2.483056640625" calcext:value-type="float">
            <text:p>2.483056640625</text:p>
          </table:table-cell>
          <table:table-cell office:value-type="float" office:value="1.0763671875" calcext:value-type="float">
            <text:p>1.0763671875</text:p>
          </table:table-cell>
          <table:table-cell office:value-type="float" office:value="1.7700439453125" calcext:value-type="float">
            <text:p>1.7700439453125</text:p>
          </table:table-cell>
          <table:table-cell table:number-columns-repeated="20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660302734375" calcext:value-type="float">
            <text:p>2.660302734375</text:p>
          </table:table-cell>
          <table:table-cell office:value-type="float" office:value="0.71865234375" calcext:value-type="float">
            <text:p>0.71865234375</text:p>
          </table:table-cell>
          <table:table-cell office:value-type="float" office:value="2.260693359375" calcext:value-type="float">
            <text:p>2.260693359375</text:p>
          </table:table-cell>
          <table:table-cell office:value-type="float" office:value="1.8" calcext:value-type="float">
            <text:p>1.8</text:p>
          </table:table-cell>
          <table:table-cell office:value-type="float" office:value="2.5740966796875" calcext:value-type="float">
            <text:p>2.5740966796875</text:p>
          </table:table-cell>
          <table:table-cell office:value-type="float" office:value="2.3138671875" calcext:value-type="float">
            <text:p>2.313867187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.586181640625" calcext:value-type="float">
            <text:p>2.586181640625</text:p>
          </table:table-cell>
          <table:table-cell office:value-type="float" office:value="0.82822265625" calcext:value-type="float">
            <text:p>0.82822265625</text:p>
          </table:table-cell>
          <table:table-cell office:value-type="float" office:value="2.7755126953125" calcext:value-type="float">
            <text:p>2.7755126953125</text:p>
          </table:table-cell>
          <table:table-cell office:value-type="float" office:value="1.82" calcext:value-type="float">
            <text:p>1.82</text:p>
          </table:table-cell>
          <table:table-cell office:value-type="float" office:value="2.6530517578125" calcext:value-type="float">
            <text:p>2.6530517578125</text:p>
          </table:table-cell>
          <table:table-cell office:value-type="float" office:value="2.676416015625" calcext:value-type="float">
            <text:p>2.676416015625</text:p>
          </table:table-cell>
          <table:table-cell office:value-type="float" office:value="1.7555419921875" calcext:value-type="float">
            <text:p>1.7555419921875</text:p>
          </table:table-cell>
          <table:table-cell table:number-columns-repeated="20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.4951416015625" calcext:value-type="float">
            <text:p>2.4951416015625</text:p>
          </table:table-cell>
          <table:table-cell office:value-type="float" office:value="2.1140625" calcext:value-type="float">
            <text:p>2.1140625</text:p>
          </table:table-cell>
          <table:table-cell office:value-type="float" office:value="1.780517578125" calcext:value-type="float">
            <text:p>1.780517578125</text:p>
          </table:table-cell>
          <table:table-cell office:value-type="float" office:value="1.84" calcext:value-type="float">
            <text:p>1.84</text:p>
          </table:table-cell>
          <table:table-cell office:value-type="float" office:value="2.7175048828125" calcext:value-type="float">
            <text:p>2.7175048828125</text:p>
          </table:table-cell>
          <table:table-cell office:value-type="float" office:value="1.6636962890625" calcext:value-type="float">
            <text:p>1.6636962890625</text:p>
          </table:table-cell>
          <table:table-cell office:value-type="float" office:value="1.461474609375" calcext:value-type="float">
            <text:p>1.461474609375</text:p>
          </table:table-cell>
          <table:table-cell table:number-columns-repeated="20"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.389599609375" calcext:value-type="float">
            <text:p>2.38959960937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1.86" calcext:value-type="float">
            <text:p>1.86</text:p>
          </table:table-cell>
          <table:table-cell office:value-type="float" office:value="2.7626220703125" calcext:value-type="float">
            <text:p>2.7626220703125</text:p>
          </table:table-cell>
          <table:table-cell office:value-type="float" office:value="0.67353515625" calcext:value-type="float">
            <text:p>0.67353515625</text:p>
          </table:table-cell>
          <table:table-cell office:value-type="float" office:value="1.4719482421875" calcext:value-type="float">
            <text:p>1.4719482421875</text:p>
          </table:table-cell>
          <table:table-cell table:number-columns-repeated="20"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.2727783203125" calcext:value-type="float">
            <text:p>2.2727783203125</text:p>
          </table:table-cell>
          <table:table-cell office:value-type="float" office:value="1.9424560546875" calcext:value-type="float">
            <text:p>1.9424560546875</text:p>
          </table:table-cell>
          <table:table-cell office:value-type="float" office:value="0.942626953125" calcext:value-type="float">
            <text:p>0.942626953125</text:p>
          </table:table-cell>
          <table:table-cell office:value-type="float" office:value="1.88" calcext:value-type="float">
            <text:p>1.88</text:p>
          </table:table-cell>
          <table:table-cell office:value-type="float" office:value="2.792431640625" calcext:value-type="float">
            <text:p>2.792431640625</text:p>
          </table:table-cell>
          <table:table-cell office:value-type="float" office:value="1.074755859375" calcext:value-type="float">
            <text:p>1.074755859375</text:p>
          </table:table-cell>
          <table:table-cell office:value-type="float" office:value="1.7684326171875" calcext:value-type="float">
            <text:p>1.7684326171875</text:p>
          </table:table-cell>
          <table:table-cell table:number-columns-repeated="20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.151123046875" calcext:value-type="float">
            <text:p>2.151123046875</text:p>
          </table:table-cell>
          <table:table-cell office:value-type="float" office:value="0.7210693359375" calcext:value-type="float">
            <text:p>0.7210693359375</text:p>
          </table:table-cell>
          <table:table-cell office:value-type="float" office:value="2.2566650390625" calcext:value-type="float">
            <text:p>2.2566650390625</text:p>
          </table:table-cell>
          <table:table-cell office:value-type="float" office:value="1.9" calcext:value-type="float">
            <text:p>1.9</text:p>
          </table:table-cell>
          <table:table-cell office:value-type="float" office:value="2.805322265625" calcext:value-type="float">
            <text:p>2.805322265625</text:p>
          </table:table-cell>
          <table:table-cell office:value-type="float" office:value="2.3130615234375" calcext:value-type="float">
            <text:p>2.313061523437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.0133544921875" calcext:value-type="float">
            <text:p>2.0133544921875</text:p>
          </table:table-cell>
          <table:table-cell office:value-type="float" office:value="0.82822265625" calcext:value-type="float">
            <text:p>0.82822265625</text:p>
          </table:table-cell>
          <table:table-cell office:value-type="float" office:value="2.7779296875" calcext:value-type="float">
            <text:p>2.7779296875</text:p>
          </table:table-cell>
          <table:table-cell office:value-type="float" office:value="1.92" calcext:value-type="float">
            <text:p>1.92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2.6772216796875" calcext:value-type="float">
            <text:p>2.6772216796875</text:p>
          </table:table-cell>
          <table:table-cell office:value-type="float" office:value="1.7555419921875" calcext:value-type="float">
            <text:p>1.7555419921875</text:p>
          </table:table-cell>
          <table:table-cell table:number-columns-repeated="20"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8796142578125" calcext:value-type="float">
            <text:p>1.8796142578125</text:p>
          </table:table-cell>
          <table:table-cell office:value-type="float" office:value="2.1140625" calcext:value-type="float">
            <text:p>2.1140625</text:p>
          </table:table-cell>
          <table:table-cell office:value-type="float" office:value="1.7732666015625" calcext:value-type="float">
            <text:p>1.7732666015625</text:p>
          </table:table-cell>
          <table:table-cell office:value-type="float" office:value="1.94" calcext:value-type="float">
            <text:p>1.94</text:p>
          </table:table-cell>
          <table:table-cell office:value-type="float" office:value="2.7755126953125" calcext:value-type="float">
            <text:p>2.7755126953125</text:p>
          </table:table-cell>
          <table:table-cell office:value-type="float" office:value="1.664501953125" calcext:value-type="float">
            <text:p>1.664501953125</text:p>
          </table:table-cell>
          <table:table-cell office:value-type="float" office:value="1.4622802734375" calcext:value-type="float">
            <text:p>1.4622802734375</text:p>
          </table:table-cell>
          <table:table-cell table:number-columns-repeated="20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740234375" calcext:value-type="float">
            <text:p>1.740234375</text:p>
          </table:table-cell>
          <table:table-cell office:value-type="float" office:value="2.8037109375" calcext:value-type="float">
            <text:p>2.8037109375</text:p>
          </table:table-cell>
          <table:table-cell office:value-type="float" office:value="0.6421142578125" calcext:value-type="float">
            <text:p>0.6421142578125</text:p>
          </table:table-cell>
          <table:table-cell office:value-type="float" office:value="1.96" calcext:value-type="float">
            <text:p>1.96</text:p>
          </table:table-cell>
          <table:table-cell office:value-type="float" office:value="2.73603515625" calcext:value-type="float">
            <text:p>2.73603515625</text:p>
          </table:table-cell>
          <table:table-cell office:value-type="float" office:value="0.67353515625" calcext:value-type="float">
            <text:p>0.67353515625</text:p>
          </table:table-cell>
          <table:table-cell office:value-type="float" office:value="1.4719482421875" calcext:value-type="float">
            <text:p>1.4719482421875</text:p>
          </table:table-cell>
          <table:table-cell table:number-columns-repeated="20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596826171875" calcext:value-type="float">
            <text:p>1.596826171875</text:p>
          </table:table-cell>
          <table:table-cell office:value-type="float" office:value="1.9408447265625" calcext:value-type="float">
            <text:p>1.9408447265625</text:p>
          </table:table-cell>
          <table:table-cell office:value-type="float" office:value="0.9450439453125" calcext:value-type="float">
            <text:p>0.9450439453125</text:p>
          </table:table-cell>
          <table:table-cell office:value-type="float" office:value="1.98" calcext:value-type="float">
            <text:p>1.98</text:p>
          </table:table-cell>
          <table:table-cell office:value-type="float" office:value="2.6804443359375" calcext:value-type="float">
            <text:p>2.6804443359375</text:p>
          </table:table-cell>
          <table:table-cell office:value-type="float" office:value="1.0755615234375" calcext:value-type="float">
            <text:p>1.0755615234375</text:p>
          </table:table-cell>
          <table:table-cell office:value-type="float" office:value="1.7700439453125" calcext:value-type="float">
            <text:p>1.7700439453125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5986328125" calcext:value-type="float">
            <text:p>1.45986328125</text:p>
          </table:table-cell>
          <table:table-cell office:value-type="float" office:value="0.7194580078125" calcext:value-type="float">
            <text:p>0.7194580078125</text:p>
          </table:table-cell>
          <table:table-cell office:value-type="float" office:value="2.2623046875" calcext:value-type="float">
            <text:p>2.2623046875</text:p>
          </table:table-cell>
          <table:table-cell office:value-type="float" office:value="2" calcext:value-type="float">
            <text:p>2</text:p>
          </table:table-cell>
          <table:table-cell office:value-type="float" office:value="2.6063232421875" calcext:value-type="float">
            <text:p>2.6063232421875</text:p>
          </table:table-cell>
          <table:table-cell office:value-type="float" office:value="2.3138671875" calcext:value-type="float">
            <text:p>2.313867187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31806640625" calcext:value-type="float">
            <text:p>1.31806640625</text:p>
          </table:table-cell>
          <table:table-cell office:value-type="float" office:value="0.825" calcext:value-type="float">
            <text:p>0.825</text:p>
          </table:table-cell>
          <table:table-cell office:value-type="float" office:value="2.7755126953125" calcext:value-type="float">
            <text:p>2.7755126953125</text:p>
          </table:table-cell>
          <table:table-cell office:value-type="float" office:value="2.02" calcext:value-type="float">
            <text:p>2.02</text:p>
          </table:table-cell>
          <table:table-cell office:value-type="float" office:value="2.5201171875" calcext:value-type="float">
            <text:p>2.5201171875</text:p>
          </table:table-cell>
          <table:table-cell office:value-type="float" office:value="2.6772216796875" calcext:value-type="float">
            <text:p>2.6772216796875</text:p>
          </table:table-cell>
          <table:table-cell office:value-type="float" office:value="1.7555419921875" calcext:value-type="float">
            <text:p>1.7555419921875</text:p>
          </table:table-cell>
          <table:table-cell table:number-columns-repeated="20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.187548828125" calcext:value-type="float">
            <text:p>1.187548828125</text:p>
          </table:table-cell>
          <table:table-cell office:value-type="float" office:value="2.112451171875" calcext:value-type="float">
            <text:p>2.112451171875</text:p>
          </table:table-cell>
          <table:table-cell office:value-type="float" office:value="1.774072265625" calcext:value-type="float">
            <text:p>1.774072265625</text:p>
          </table:table-cell>
          <table:table-cell office:value-type="float" office:value="2.04" calcext:value-type="float">
            <text:p>2.04</text:p>
          </table:table-cell>
          <table:table-cell office:value-type="float" office:value="2.4194091796875" calcext:value-type="float">
            <text:p>2.4194091796875</text:p>
          </table:table-cell>
          <table:table-cell office:value-type="float" office:value="1.664501953125" calcext:value-type="float">
            <text:p>1.664501953125</text:p>
          </table:table-cell>
          <table:table-cell office:value-type="float" office:value="1.4622802734375" calcext:value-type="float">
            <text:p>1.4622802734375</text:p>
          </table:table-cell>
          <table:table-cell table:number-columns-repeated="20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.0675048828125" calcext:value-type="float">
            <text:p>1.0675048828125</text:p>
          </table:table-cell>
          <table:table-cell office:value-type="float" office:value="2.802099609375" calcext:value-type="float">
            <text:p>2.802099609375</text:p>
          </table:table-cell>
          <table:table-cell office:value-type="float" office:value="0.642919921875" calcext:value-type="float">
            <text:p>0.642919921875</text:p>
          </table:table-cell>
          <table:table-cell office:value-type="float" office:value="2.06" calcext:value-type="float">
            <text:p>2.06</text:p>
          </table:table-cell>
          <table:table-cell office:value-type="float" office:value="2.307421875" calcext:value-type="float">
            <text:p>2.307421875</text:p>
          </table:table-cell>
          <table:table-cell office:value-type="float" office:value="0.6743408203125" calcext:value-type="float">
            <text:p>0.6743408203125</text:p>
          </table:table-cell>
          <table:table-cell office:value-type="float" office:value="1.4719482421875" calcext:value-type="float">
            <text:p>1.4719482421875</text:p>
          </table:table-cell>
          <table:table-cell table:number-columns-repeated="20"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9563232421875" calcext:value-type="float">
            <text:p>0.9563232421875</text:p>
          </table:table-cell>
          <table:table-cell office:value-type="float" office:value="1.9424560546875" calcext:value-type="float">
            <text:p>1.9424560546875</text:p>
          </table:table-cell>
          <table:table-cell office:value-type="float" office:value="0.945849609375" calcext:value-type="float">
            <text:p>0.945849609375</text:p>
          </table:table-cell>
          <table:table-cell office:value-type="float" office:value="2.08" calcext:value-type="float">
            <text:p>2.08</text:p>
          </table:table-cell>
          <table:table-cell office:value-type="float" office:value="2.1849609375" calcext:value-type="float">
            <text:p>2.1849609375</text:p>
          </table:table-cell>
          <table:table-cell office:value-type="float" office:value="1.074755859375" calcext:value-type="float">
            <text:p>1.074755859375</text:p>
          </table:table-cell>
          <table:table-cell office:value-type="float" office:value="1.7716552734375" calcext:value-type="float">
            <text:p>1.7716552734375</text:p>
          </table:table-cell>
          <table:table-cell table:number-columns-repeated="20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8515869140625" calcext:value-type="float">
            <text:p>0.8515869140625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2.2679443359375" calcext:value-type="float">
            <text:p>2.2679443359375</text:p>
          </table:table-cell>
          <table:table-cell office:value-type="float" office:value="2.1" calcext:value-type="float">
            <text:p>2.1</text:p>
          </table:table-cell>
          <table:table-cell office:value-type="float" office:value="2.0552490234375" calcext:value-type="float">
            <text:p>2.0552490234375</text:p>
          </table:table-cell>
          <table:table-cell office:value-type="float" office:value="2.312255859375" calcext:value-type="float">
            <text:p>2.31225585937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7629638671875" calcext:value-type="float">
            <text:p>0.7629638671875</text:p>
          </table:table-cell>
          <table:table-cell office:value-type="float" office:value="0.8274169921875" calcext:value-type="float">
            <text:p>0.8274169921875</text:p>
          </table:table-cell>
          <table:table-cell office:value-type="float" office:value="2.7779296875" calcext:value-type="float">
            <text:p>2.7779296875</text:p>
          </table:table-cell>
          <table:table-cell office:value-type="float" office:value="2.12" calcext:value-type="float">
            <text:p>2.12</text:p>
          </table:table-cell>
          <table:table-cell office:value-type="float" office:value="1.9182861328125" calcext:value-type="float">
            <text:p>1.9182861328125</text:p>
          </table:table-cell>
          <table:table-cell office:value-type="float" office:value="2.67802734375" calcext:value-type="float">
            <text:p>2.67802734375</text:p>
          </table:table-cell>
          <table:table-cell office:value-type="float" office:value="1.754736328125" calcext:value-type="float">
            <text:p>1.754736328125</text:p>
          </table:table-cell>
          <table:table-cell table:number-columns-repeated="20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6872314453125" calcext:value-type="float">
            <text:p>0.6872314453125</text:p>
          </table:table-cell>
          <table:table-cell office:value-type="float" office:value="2.1140625" calcext:value-type="float">
            <text:p>2.1140625</text:p>
          </table:table-cell>
          <table:table-cell office:value-type="float" office:value="1.770849609375" calcext:value-type="float">
            <text:p>1.770849609375</text:p>
          </table:table-cell>
          <table:table-cell office:value-type="float" office:value="2.14" calcext:value-type="float">
            <text:p>2.14</text:p>
          </table:table-cell>
          <table:table-cell office:value-type="float" office:value="1.77890625" calcext:value-type="float">
            <text:p>1.77890625</text:p>
          </table:table-cell>
          <table:table-cell office:value-type="float" office:value="1.664501953125" calcext:value-type="float">
            <text:p>1.664501953125</text:p>
          </table:table-cell>
          <table:table-cell office:value-type="float" office:value="1.4622802734375" calcext:value-type="float">
            <text:p>1.4622802734375</text:p>
          </table:table-cell>
          <table:table-cell table:number-columns-repeated="20"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631640625" calcext:value-type="float">
            <text:p>0.63164062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42919921875" calcext:value-type="float">
            <text:p>0.642919921875</text:p>
          </table:table-cell>
          <table:table-cell office:value-type="float" office:value="2.16" calcext:value-type="float">
            <text:p>2.16</text:p>
          </table:table-cell>
          <table:table-cell office:value-type="float" office:value="1.638720703125" calcext:value-type="float">
            <text:p>1.638720703125</text:p>
          </table:table-cell>
          <table:table-cell office:value-type="float" office:value="0.675146484375" calcext:value-type="float">
            <text:p>0.675146484375</text:p>
          </table:table-cell>
          <table:table-cell office:value-type="float" office:value="1.47275390625" calcext:value-type="float">
            <text:p>1.47275390625</text:p>
          </table:table-cell>
          <table:table-cell table:number-columns-repeated="20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58974609375" calcext:value-type="float">
            <text:p>0.58974609375</text:p>
          </table:table-cell>
          <table:table-cell office:value-type="float" office:value="1.9376220703125" calcext:value-type="float">
            <text:p>1.9376220703125</text:p>
          </table:table-cell>
          <table:table-cell office:value-type="float" office:value="0.95068359375" calcext:value-type="float">
            <text:p>0.95068359375</text:p>
          </table:table-cell>
          <table:table-cell office:value-type="float" office:value="2.18" calcext:value-type="float">
            <text:p>2.18</text:p>
          </table:table-cell>
          <table:table-cell office:value-type="float" office:value="1.496923828125" calcext:value-type="float">
            <text:p>1.496923828125</text:p>
          </table:table-cell>
          <table:table-cell office:value-type="float" office:value="1.074755859375" calcext:value-type="float">
            <text:p>1.074755859375</text:p>
          </table:table-cell>
          <table:table-cell office:value-type="float" office:value="1.770849609375" calcext:value-type="float">
            <text:p>1.770849609375</text:p>
          </table:table-cell>
          <table:table-cell table:number-columns-repeated="20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5631591796875" calcext:value-type="float">
            <text:p>0.5631591796875</text:p>
          </table:table-cell>
          <table:table-cell office:value-type="float" office:value="0.71865234375" calcext:value-type="float">
            <text:p>0.71865234375</text:p>
          </table:table-cell>
          <table:table-cell office:value-type="float" office:value="2.2679443359375" calcext:value-type="float">
            <text:p>2.2679443359375</text:p>
          </table:table-cell>
          <table:table-cell office:value-type="float" office:value="2.2" calcext:value-type="float">
            <text:p>2.2</text:p>
          </table:table-cell>
          <table:table-cell office:value-type="float" office:value="1.3599609375" calcext:value-type="float">
            <text:p>1.3599609375</text:p>
          </table:table-cell>
          <table:table-cell office:value-type="float" office:value="2.312255859375" calcext:value-type="float">
            <text:p>2.31225585937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5583251953125" calcext:value-type="float">
            <text:p>0.5583251953125</text:p>
          </table:table-cell>
          <table:table-cell office:value-type="float" office:value="0.825" calcext:value-type="float">
            <text:p>0.825</text:p>
          </table:table-cell>
          <table:table-cell office:value-type="float" office:value="2.773095703125" calcext:value-type="float">
            <text:p>2.773095703125</text:p>
          </table:table-cell>
          <table:table-cell office:value-type="float" office:value="2.22" calcext:value-type="float">
            <text:p>2.22</text:p>
          </table:table-cell>
          <table:table-cell office:value-type="float" office:value="1.2270263671875" calcext:value-type="float">
            <text:p>1.2270263671875</text:p>
          </table:table-cell>
          <table:table-cell office:value-type="float" office:value="2.676416015625" calcext:value-type="float">
            <text:p>2.676416015625</text:p>
          </table:table-cell>
          <table:table-cell office:value-type="float" office:value="1.753125" calcext:value-type="float">
            <text:p>1.753125</text:p>
          </table:table-cell>
          <table:table-cell table:number-columns-repeated="20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565576171875" calcext:value-type="float">
            <text:p>0.565576171875</text:p>
          </table:table-cell>
          <table:table-cell office:value-type="float" office:value="2.112451171875" calcext:value-type="float">
            <text:p>2.112451171875</text:p>
          </table:table-cell>
          <table:table-cell office:value-type="float" office:value="1.76923828125" calcext:value-type="float">
            <text:p>1.76923828125</text:p>
          </table:table-cell>
          <table:table-cell office:value-type="float" office:value="2.24" calcext:value-type="float">
            <text:p>2.24</text:p>
          </table:table-cell>
          <table:table-cell office:value-type="float" office:value="1.1013427734375" calcext:value-type="float">
            <text:p>1.1013427734375</text:p>
          </table:table-cell>
          <table:table-cell office:value-type="float" office:value="1.6653076171875" calcext:value-type="float">
            <text:p>1.6653076171875</text:p>
          </table:table-cell>
          <table:table-cell office:value-type="float" office:value="1.4622802734375" calcext:value-type="float">
            <text:p>1.4622802734375</text:p>
          </table:table-cell>
          <table:table-cell table:number-columns-repeated="20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59296875" calcext:value-type="float">
            <text:p>0.5929687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39697265625" calcext:value-type="float">
            <text:p>0.639697265625</text:p>
          </table:table-cell>
          <table:table-cell office:value-type="float" office:value="2.26" calcext:value-type="float">
            <text:p>2.26</text:p>
          </table:table-cell>
          <table:table-cell office:value-type="float" office:value="0.9853271484375" calcext:value-type="float">
            <text:p>0.9853271484375</text:p>
          </table:table-cell>
          <table:table-cell office:value-type="float" office:value="0.675146484375" calcext:value-type="float">
            <text:p>0.675146484375</text:p>
          </table:table-cell>
          <table:table-cell office:value-type="float" office:value="1.47275390625" calcext:value-type="float">
            <text:p>1.47275390625</text:p>
          </table:table-cell>
          <table:table-cell table:number-columns-repeated="20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6372802734375" calcext:value-type="float">
            <text:p>0.6372802734375</text:p>
          </table:table-cell>
          <table:table-cell office:value-type="float" office:value="1.9408447265625" calcext:value-type="float">
            <text:p>1.9408447265625</text:p>
          </table:table-cell>
          <table:table-cell office:value-type="float" office:value="0.95068359375" calcext:value-type="float">
            <text:p>0.95068359375</text:p>
          </table:table-cell>
          <table:table-cell office:value-type="float" office:value="2.28" calcext:value-type="float">
            <text:p>2.28</text:p>
          </table:table-cell>
          <table:table-cell office:value-type="float" office:value="0.8805908203125" calcext:value-type="float">
            <text:p>0.8805908203125</text:p>
          </table:table-cell>
          <table:table-cell office:value-type="float" office:value="1.074755859375" calcext:value-type="float">
            <text:p>1.074755859375</text:p>
          </table:table-cell>
          <table:table-cell office:value-type="float" office:value="1.7716552734375" calcext:value-type="float">
            <text:p>1.7716552734375</text:p>
          </table:table-cell>
          <table:table-cell table:number-columns-repeated="20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7001220703125" calcext:value-type="float">
            <text:p>0.7001220703125</text:p>
          </table:table-cell>
          <table:table-cell office:value-type="float" office:value="0.723486328125" calcext:value-type="float">
            <text:p>0.723486328125</text:p>
          </table:table-cell>
          <table:table-cell office:value-type="float" office:value="2.270361328125" calcext:value-type="float">
            <text:p>2.270361328125</text:p>
          </table:table-cell>
          <table:table-cell office:value-type="float" office:value="2.3" calcext:value-type="float">
            <text:p>2.3</text:p>
          </table:table-cell>
          <table:table-cell office:value-type="float" office:value="0.7887451171875" calcext:value-type="float">
            <text:p>0.7887451171875</text:p>
          </table:table-cell>
          <table:table-cell office:value-type="float" office:value="2.312255859375" calcext:value-type="float">
            <text:p>2.312255859375</text:p>
          </table:table-cell>
          <table:table-cell office:value-type="float" office:value="1.9456787109375" calcext:value-type="float">
            <text:p>1.9456787109375</text:p>
          </table:table-cell>
          <table:table-cell table:number-columns-repeated="20"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77666015625" calcext:value-type="float">
            <text:p>0.77666015625</text:p>
          </table:table-cell>
          <table:table-cell office:value-type="float" office:value="0.82822265625" calcext:value-type="float">
            <text:p>0.82822265625</text:p>
          </table:table-cell>
          <table:table-cell office:value-type="float" office:value="2.7722900390625" calcext:value-type="float">
            <text:p>2.7722900390625</text:p>
          </table:table-cell>
          <table:table-cell office:value-type="float" office:value="2.32" calcext:value-type="float">
            <text:p>2.32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2.6788330078125" calcext:value-type="float">
            <text:p>2.6788330078125</text:p>
          </table:table-cell>
          <table:table-cell office:value-type="float" office:value="1.753125" calcext:value-type="float">
            <text:p>1.753125</text:p>
          </table:table-cell>
          <table:table-cell table:number-columns-repeated="20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871728515625" calcext:value-type="float">
            <text:p>0.871728515625</text:p>
          </table:table-cell>
          <table:table-cell office:value-type="float" office:value="2.11083984375" calcext:value-type="float">
            <text:p>2.11083984375</text:p>
          </table:table-cell>
          <table:table-cell office:value-type="float" office:value="1.767626953125" calcext:value-type="float">
            <text:p>1.767626953125</text:p>
          </table:table-cell>
          <table:table-cell office:value-type="float" office:value="2.34" calcext:value-type="float">
            <text:p>2.34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1.66611328125" calcext:value-type="float">
            <text:p>1.66611328125</text:p>
          </table:table-cell>
          <table:table-cell office:value-type="float" office:value="1.4630859375" calcext:value-type="float">
            <text:p>1.4630859375</text:p>
          </table:table-cell>
          <table:table-cell table:number-columns-repeated="20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9740478515625" calcext:value-type="float">
            <text:p>0.9740478515625</text:p>
          </table:table-cell>
          <table:table-cell office:value-type="float" office:value="2.802099609375" calcext:value-type="float">
            <text:p>2.802099609375</text:p>
          </table:table-cell>
          <table:table-cell office:value-type="float" office:value="0.6421142578125" calcext:value-type="float">
            <text:p>0.6421142578125</text:p>
          </table:table-cell>
          <table:table-cell office:value-type="float" office:value="2.36" calcext:value-type="float">
            <text:p>2.36</text:p>
          </table:table-cell>
          <table:table-cell office:value-type="float" office:value="0.5994140625" calcext:value-type="float">
            <text:p>0.5994140625</text:p>
          </table:table-cell>
          <table:table-cell office:value-type="float" office:value="0.675146484375" calcext:value-type="float">
            <text:p>0.675146484375</text:p>
          </table:table-cell>
          <table:table-cell office:value-type="float" office:value="1.4719482421875" calcext:value-type="float">
            <text:p>1.4719482421875</text:p>
          </table:table-cell>
          <table:table-cell table:number-columns-repeated="20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.0852294921875" calcext:value-type="float">
            <text:p>1.0852294921875</text:p>
          </table:table-cell>
          <table:table-cell office:value-type="float" office:value="1.944873046875" calcext:value-type="float">
            <text:p>1.944873046875</text:p>
          </table:table-cell>
          <table:table-cell office:value-type="float" office:value="0.952294921875" calcext:value-type="float">
            <text:p>0.952294921875</text:p>
          </table:table-cell>
          <table:table-cell office:value-type="float" office:value="2.38" calcext:value-type="float">
            <text:p>2.38</text:p>
          </table:table-cell>
          <table:table-cell office:value-type="float" office:value="0.5679931640625" calcext:value-type="float">
            <text:p>0.5679931640625</text:p>
          </table:table-cell>
          <table:table-cell office:value-type="float" office:value="1.07314453125" calcext:value-type="float">
            <text:p>1.07314453125</text:p>
          </table:table-cell>
          <table:table-cell office:value-type="float" office:value="1.770849609375" calcext:value-type="float">
            <text:p>1.770849609375</text:p>
          </table:table-cell>
          <table:table-cell table:number-columns-repeated="20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2093017578125" calcext:value-type="float">
            <text:p>1.2093017578125</text:p>
          </table:table-cell>
          <table:table-cell office:value-type="float" office:value="0.7210693359375" calcext:value-type="float">
            <text:p>0.7210693359375</text:p>
          </table:table-cell>
          <table:table-cell office:value-type="float" office:value="2.27197265625" calcext:value-type="float">
            <text:p>2.27197265625</text:p>
          </table:table-cell>
          <table:table-cell office:value-type="float" office:value="2.4" calcext:value-type="float">
            <text:p>2.4</text:p>
          </table:table-cell>
          <table:table-cell office:value-type="float" office:value="0.5567138671875" calcext:value-type="float">
            <text:p>0.5567138671875</text:p>
          </table:table-cell>
          <table:table-cell office:value-type="float" office:value="2.31064453125" calcext:value-type="float">
            <text:p>2.3106445312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.345458984375" calcext:value-type="float">
            <text:p>1.345458984375</text:p>
          </table:table-cell>
          <table:table-cell office:value-type="float" office:value="0.8274169921875" calcext:value-type="float">
            <text:p>0.8274169921875</text:p>
          </table:table-cell>
          <table:table-cell office:value-type="float" office:value="2.7706787109375" calcext:value-type="float">
            <text:p>2.7706787109375</text:p>
          </table:table-cell>
          <table:table-cell office:value-type="float" office:value="2.42" calcext:value-type="float">
            <text:p>2.42</text:p>
          </table:table-cell>
          <table:table-cell office:value-type="float" office:value="0.562353515625" calcext:value-type="float">
            <text:p>0.562353515625</text:p>
          </table:table-cell>
          <table:table-cell office:value-type="float" office:value="2.67802734375" calcext:value-type="float">
            <text:p>2.67802734375</text:p>
          </table:table-cell>
          <table:table-cell office:value-type="float" office:value="1.753125" calcext:value-type="float">
            <text:p>1.753125</text:p>
          </table:table-cell>
          <table:table-cell table:number-columns-repeated="20"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.4816162109375" calcext:value-type="float">
            <text:p>1.4816162109375</text:p>
          </table:table-cell>
          <table:table-cell office:value-type="float" office:value="2.1140625" calcext:value-type="float">
            <text:p>2.1140625</text:p>
          </table:table-cell>
          <table:table-cell office:value-type="float" office:value="1.76923828125" calcext:value-type="float">
            <text:p>1.76923828125</text:p>
          </table:table-cell>
          <table:table-cell office:value-type="float" office:value="2.44" calcext:value-type="float">
            <text:p>2.44</text:p>
          </table:table-cell>
          <table:table-cell office:value-type="float" office:value="0.584912109375" calcext:value-type="float">
            <text:p>0.584912109375</text:p>
          </table:table-cell>
          <table:table-cell office:value-type="float" office:value="1.66611328125" calcext:value-type="float">
            <text:p>1.66611328125</text:p>
          </table:table-cell>
          <table:table-cell office:value-type="float" office:value="1.4606689453125" calcext:value-type="float">
            <text:p>1.4606689453125</text:p>
          </table:table-cell>
          <table:table-cell table:number-columns-repeated="20"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.622607421875" calcext:value-type="float">
            <text:p>1.62260742187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6388916015625" calcext:value-type="float">
            <text:p>0.6388916015625</text:p>
          </table:table-cell>
          <table:table-cell office:value-type="float" office:value="2.46" calcext:value-type="float">
            <text:p>2.46</text:p>
          </table:table-cell>
          <table:table-cell office:value-type="float" office:value="0.6251953125" calcext:value-type="float">
            <text:p>0.6251953125</text:p>
          </table:table-cell>
          <table:table-cell office:value-type="float" office:value="0.6759521484375" calcext:value-type="float">
            <text:p>0.6759521484375</text:p>
          </table:table-cell>
          <table:table-cell office:value-type="float" office:value="1.4719482421875" calcext:value-type="float">
            <text:p>1.4719482421875</text:p>
          </table:table-cell>
          <table:table-cell table:number-columns-repeated="20"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766015625" calcext:value-type="float">
            <text:p>1.766015625</text:p>
          </table:table-cell>
          <table:table-cell office:value-type="float" office:value="1.9440673828125" calcext:value-type="float">
            <text:p>1.9440673828125</text:p>
          </table:table-cell>
          <table:table-cell office:value-type="float" office:value="0.9547119140625" calcext:value-type="float">
            <text:p>0.9547119140625</text:p>
          </table:table-cell>
          <table:table-cell office:value-type="float" office:value="2.48" calcext:value-type="float">
            <text:p>2.48</text:p>
          </table:table-cell>
          <table:table-cell office:value-type="float" office:value="0.681591796875" calcext:value-type="float">
            <text:p>0.681591796875</text:p>
          </table:table-cell>
          <table:table-cell office:value-type="float" office:value="1.07314453125" calcext:value-type="float">
            <text:p>1.07314453125</text:p>
          </table:table-cell>
          <table:table-cell office:value-type="float" office:value="1.7716552734375" calcext:value-type="float">
            <text:p>1.7716552734375</text:p>
          </table:table-cell>
          <table:table-cell table:number-columns-repeated="20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90458984375" calcext:value-type="float">
            <text:p>1.90458984375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2.2727783203125" calcext:value-type="float">
            <text:p>2.2727783203125</text:p>
          </table:table-cell>
          <table:table-cell office:value-type="float" office:value="2.5" calcext:value-type="float">
            <text:p>2.5</text:p>
          </table:table-cell>
          <table:table-cell office:value-type="float" office:value="0.7541015625" calcext:value-type="float">
            <text:p>0.7541015625</text:p>
          </table:table-cell>
          <table:table-cell office:value-type="float" office:value="2.31064453125" calcext:value-type="float">
            <text:p>2.31064453125</text:p>
          </table:table-cell>
          <table:table-cell office:value-type="float" office:value="1.946484375" calcext:value-type="float">
            <text:p>1.946484375</text:p>
          </table:table-cell>
          <table:table-cell table:number-columns-repeated="20"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.03671875" calcext:value-type="float">
            <text:p>2.03671875</text:p>
          </table:table-cell>
          <table:table-cell office:value-type="float" office:value="0.823388671875" calcext:value-type="float">
            <text:p>0.823388671875</text:p>
          </table:table-cell>
          <table:table-cell office:value-type="float" office:value="2.7722900390625" calcext:value-type="float">
            <text:p>2.7722900390625</text:p>
          </table:table-cell>
          <table:table-cell office:value-type="float" office:value="2.52" calcext:value-type="float">
            <text:p>2.52</text:p>
          </table:table-cell>
          <table:table-cell office:value-type="float" office:value="0.842724609375" calcext:value-type="float">
            <text:p>0.842724609375</text:p>
          </table:table-cell>
          <table:table-cell office:value-type="float" office:value="2.67802734375" calcext:value-type="float">
            <text:p>2.67802734375</text:p>
          </table:table-cell>
          <table:table-cell office:value-type="float" office:value="1.7523193359375" calcext:value-type="float">
            <text:p>1.7523193359375</text:p>
          </table:table-cell>
          <table:table-cell table:number-columns-repeated="20"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2.1712646484375" calcext:value-type="float">
            <text:p>2.1712646484375</text:p>
          </table:table-cell>
          <table:table-cell office:value-type="float" office:value="2.1084228515625" calcext:value-type="float">
            <text:p>2.1084228515625</text:p>
          </table:table-cell>
          <table:table-cell office:value-type="float" office:value="1.7619873046875" calcext:value-type="float">
            <text:p>1.7619873046875</text:p>
          </table:table-cell>
          <table:table-cell office:value-type="float" office:value="2.54" calcext:value-type="float">
            <text:p>2.54</text:p>
          </table:table-cell>
          <table:table-cell office:value-type="float" office:value="0.942626953125" calcext:value-type="float">
            <text:p>0.942626953125</text:p>
          </table:table-cell>
          <table:table-cell office:value-type="float" office:value="1.66611328125" calcext:value-type="float">
            <text:p>1.66611328125</text:p>
          </table:table-cell>
          <table:table-cell office:value-type="float" office:value="1.4606689453125" calcext:value-type="float">
            <text:p>1.4606689453125</text:p>
          </table:table-cell>
          <table:table-cell table:number-columns-repeated="20"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2.296142578125" calcext:value-type="float">
            <text:p>2.296142578125</text:p>
          </table:table-cell>
          <table:table-cell office:value-type="float" office:value="2.798876953125" calcext:value-type="float">
            <text:p>2.798876953125</text:p>
          </table:table-cell>
          <table:table-cell office:value-type="float" office:value="0.6380859375" calcext:value-type="float">
            <text:p>0.6380859375</text:p>
          </table:table-cell>
          <table:table-cell office:value-type="float" office:value="2.56" calcext:value-type="float">
            <text:p>2.56</text:p>
          </table:table-cell>
          <table:table-cell office:value-type="float" office:value="1.0546142578125" calcext:value-type="float">
            <text:p>1.0546142578125</text:p>
          </table:table-cell>
          <table:table-cell office:value-type="float" office:value="0.6743408203125" calcext:value-type="float">
            <text:p>0.6743408203125</text:p>
          </table:table-cell>
          <table:table-cell office:value-type="float" office:value="1.4735595703125" calcext:value-type="float">
            <text:p>1.4735595703125</text:p>
          </table:table-cell>
          <table:table-cell table:number-columns-repeated="20"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.410546875" calcext:value-type="float">
            <text:p>2.410546875</text:p>
          </table:table-cell>
          <table:table-cell office:value-type="float" office:value="1.9424560546875" calcext:value-type="float">
            <text:p>1.9424560546875</text:p>
          </table:table-cell>
          <table:table-cell office:value-type="float" office:value="0.9563232421875" calcext:value-type="float">
            <text:p>0.9563232421875</text:p>
          </table:table-cell>
          <table:table-cell office:value-type="float" office:value="2.58" calcext:value-type="float">
            <text:p>2.58</text:p>
          </table:table-cell>
          <table:table-cell office:value-type="float" office:value="1.1770751953125" calcext:value-type="float">
            <text:p>1.1770751953125</text:p>
          </table:table-cell>
          <table:table-cell office:value-type="float" office:value="1.07314453125" calcext:value-type="float">
            <text:p>1.07314453125</text:p>
          </table:table-cell>
          <table:table-cell office:value-type="float" office:value="1.774072265625" calcext:value-type="float">
            <text:p>1.774072265625</text:p>
          </table:table-cell>
          <table:table-cell table:number-columns-repeated="20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5096435546875" calcext:value-type="float">
            <text:p>2.5096435546875</text:p>
          </table:table-cell>
          <table:table-cell office:value-type="float" office:value="0.720263671875" calcext:value-type="float">
            <text:p>0.720263671875</text:p>
          </table:table-cell>
          <table:table-cell office:value-type="float" office:value="2.276806640625" calcext:value-type="float">
            <text:p>2.276806640625</text:p>
          </table:table-cell>
          <table:table-cell office:value-type="float" office:value="2.6" calcext:value-type="float">
            <text:p>2.6</text:p>
          </table:table-cell>
          <table:table-cell office:value-type="float" office:value="1.3075927734375" calcext:value-type="float">
            <text:p>1.3075927734375</text:p>
          </table:table-cell>
          <table:table-cell office:value-type="float" office:value="2.3114501953125" calcext:value-type="float">
            <text:p>2.311450195312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.595849609375" calcext:value-type="float">
            <text:p>2.595849609375</text:p>
          </table:table-cell>
          <table:table-cell office:value-type="float" office:value="0.82177734375" calcext:value-type="float">
            <text:p>0.82177734375</text:p>
          </table:table-cell>
          <table:table-cell office:value-type="float" office:value="2.77470703125" calcext:value-type="float">
            <text:p>2.77470703125</text:p>
          </table:table-cell>
          <table:table-cell office:value-type="float" office:value="2.62" calcext:value-type="float">
            <text:p>2.62</text:p>
          </table:table-cell>
          <table:table-cell office:value-type="float" office:value="1.4429443359375" calcext:value-type="float">
            <text:p>1.4429443359375</text:p>
          </table:table-cell>
          <table:table-cell office:value-type="float" office:value="2.6788330078125" calcext:value-type="float">
            <text:p>2.6788330078125</text:p>
          </table:table-cell>
          <table:table-cell office:value-type="float" office:value="1.7523193359375" calcext:value-type="float">
            <text:p>1.7523193359375</text:p>
          </table:table-cell>
          <table:table-cell table:number-columns-repeated="20"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.6723876953125" calcext:value-type="float">
            <text:p>2.6723876953125</text:p>
          </table:table-cell>
          <table:table-cell office:value-type="float" office:value="2.109228515625" calcext:value-type="float">
            <text:p>2.109228515625</text:p>
          </table:table-cell>
          <table:table-cell office:value-type="float" office:value="1.761181640625" calcext:value-type="float">
            <text:p>1.761181640625</text:p>
          </table:table-cell>
          <table:table-cell office:value-type="float" office:value="2.64" calcext:value-type="float">
            <text:p>2.64</text:p>
          </table:table-cell>
          <table:table-cell office:value-type="float" office:value="1.58232421875" calcext:value-type="float">
            <text:p>1.58232421875</text:p>
          </table:table-cell>
          <table:table-cell office:value-type="float" office:value="1.6669189453125" calcext:value-type="float">
            <text:p>1.6669189453125</text:p>
          </table:table-cell>
          <table:table-cell office:value-type="float" office:value="1.45986328125" calcext:value-type="float">
            <text:p>1.45986328125</text:p>
          </table:table-cell>
          <table:table-cell table:number-columns-repeated="20"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2.7303955078125" calcext:value-type="float">
            <text:p>2.7303955078125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6356689453125" calcext:value-type="float">
            <text:p>0.6356689453125</text:p>
          </table:table-cell>
          <table:table-cell office:value-type="float" office:value="2.66" calcext:value-type="float">
            <text:p>2.66</text:p>
          </table:table-cell>
          <table:table-cell office:value-type="float" office:value="1.7233154296875" calcext:value-type="float">
            <text:p>1.7233154296875</text:p>
          </table:table-cell>
          <table:table-cell office:value-type="float" office:value="0.675146484375" calcext:value-type="float">
            <text:p>0.675146484375</text:p>
          </table:table-cell>
          <table:table-cell office:value-type="float" office:value="1.474365234375" calcext:value-type="float">
            <text:p>1.474365234375</text:p>
          </table:table-cell>
          <table:table-cell table:number-columns-repeated="20"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2.776318359375" calcext:value-type="float">
            <text:p>2.776318359375</text:p>
          </table:table-cell>
          <table:table-cell office:value-type="float" office:value="1.9424560546875" calcext:value-type="float">
            <text:p>1.9424560546875</text:p>
          </table:table-cell>
          <table:table-cell office:value-type="float" office:value="0.9563232421875" calcext:value-type="float">
            <text:p>0.9563232421875</text:p>
          </table:table-cell>
          <table:table-cell office:value-type="float" office:value="2.68" calcext:value-type="float">
            <text:p>2.68</text:p>
          </table:table-cell>
          <table:table-cell office:value-type="float" office:value="1.8635009765625" calcext:value-type="float">
            <text:p>1.8635009765625</text:p>
          </table:table-cell>
          <table:table-cell office:value-type="float" office:value="1.071533203125" calcext:value-type="float">
            <text:p>1.071533203125</text:p>
          </table:table-cell>
          <table:table-cell office:value-type="float" office:value="1.7724609375" calcext:value-type="float">
            <text:p>1.7724609375</text:p>
          </table:table-cell>
          <table:table-cell table:number-columns-repeated="20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.7948486328125" calcext:value-type="float">
            <text:p>2.7948486328125</text:p>
          </table:table-cell>
          <table:table-cell office:value-type="float" office:value="0.723486328125" calcext:value-type="float">
            <text:p>0.723486328125</text:p>
          </table:table-cell>
          <table:table-cell office:value-type="float" office:value="2.281640625" calcext:value-type="float">
            <text:p>2.281640625</text:p>
          </table:table-cell>
          <table:table-cell office:value-type="float" office:value="2.7" calcext:value-type="float">
            <text:p>2.7</text:p>
          </table:table-cell>
          <table:table-cell office:value-type="float" office:value="2.0004638671875" calcext:value-type="float">
            <text:p>2.0004638671875</text:p>
          </table:table-cell>
          <table:table-cell office:value-type="float" office:value="2.309033203125" calcext:value-type="float">
            <text:p>2.309033203125</text:p>
          </table:table-cell>
          <table:table-cell office:value-type="float" office:value="1.94326171875" calcext:value-type="float">
            <text:p>1.94326171875</text:p>
          </table:table-cell>
          <table:table-cell table:number-columns-repeated="20"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2.808544921875" calcext:value-type="float">
            <text:p>2.808544921875</text:p>
          </table:table-cell>
          <table:table-cell office:value-type="float" office:value="0.823388671875" calcext:value-type="float">
            <text:p>0.823388671875</text:p>
          </table:table-cell>
          <table:table-cell office:value-type="float" office:value="2.7706787109375" calcext:value-type="float">
            <text:p>2.7706787109375</text:p>
          </table:table-cell>
          <table:table-cell office:value-type="float" office:value="2.72" calcext:value-type="float">
            <text:p>2.72</text:p>
          </table:table-cell>
          <table:table-cell office:value-type="float" office:value="2.1342041015625" calcext:value-type="float">
            <text:p>2.1342041015625</text:p>
          </table:table-cell>
          <table:table-cell office:value-type="float" office:value="2.6788330078125" calcext:value-type="float">
            <text:p>2.6788330078125</text:p>
          </table:table-cell>
          <table:table-cell office:value-type="float" office:value="1.7507080078125" calcext:value-type="float">
            <text:p>1.7507080078125</text:p>
          </table:table-cell>
          <table:table-cell table:number-columns-repeated="20"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2.7900146484375" calcext:value-type="float">
            <text:p>2.7900146484375</text:p>
          </table:table-cell>
          <table:table-cell office:value-type="float" office:value="2.106005859375" calcext:value-type="float">
            <text:p>2.106005859375</text:p>
          </table:table-cell>
          <table:table-cell office:value-type="float" office:value="1.757958984375" calcext:value-type="float">
            <text:p>1.757958984375</text:p>
          </table:table-cell>
          <table:table-cell office:value-type="float" office:value="2.74" calcext:value-type="float">
            <text:p>2.74</text:p>
          </table:table-cell>
          <table:table-cell office:value-type="float" office:value="2.260693359375" calcext:value-type="float">
            <text:p>2.260693359375</text:p>
          </table:table-cell>
          <table:table-cell office:value-type="float" office:value="1.667724609375" calcext:value-type="float">
            <text:p>1.667724609375</text:p>
          </table:table-cell>
          <table:table-cell office:value-type="float" office:value="1.4606689453125" calcext:value-type="float">
            <text:p>1.4606689453125</text:p>
          </table:table-cell>
          <table:table-cell table:number-columns-repeated="20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.766650390625" calcext:value-type="float">
            <text:p>2.76665039062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388916015625" calcext:value-type="float">
            <text:p>0.6388916015625</text:p>
          </table:table-cell>
          <table:table-cell office:value-type="float" office:value="2.76" calcext:value-type="float">
            <text:p>2.76</text:p>
          </table:table-cell>
          <table:table-cell office:value-type="float" office:value="2.376708984375" calcext:value-type="float">
            <text:p>2.376708984375</text:p>
          </table:table-cell>
          <table:table-cell office:value-type="float" office:value="0.6767578125" calcext:value-type="float">
            <text:p>0.6767578125</text:p>
          </table:table-cell>
          <table:table-cell office:value-type="float" office:value="1.474365234375" calcext:value-type="float">
            <text:p>1.474365234375</text:p>
          </table:table-cell>
          <table:table-cell table:number-columns-repeated="20"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2.724755859375" calcext:value-type="float">
            <text:p>2.724755859375</text:p>
          </table:table-cell>
          <table:table-cell office:value-type="float" office:value="1.9456787109375" calcext:value-type="float">
            <text:p>1.9456787109375</text:p>
          </table:table-cell>
          <table:table-cell office:value-type="float" office:value="0.9595458984375" calcext:value-type="float">
            <text:p>0.9595458984375</text:p>
          </table:table-cell>
          <table:table-cell office:value-type="float" office:value="2.78" calcext:value-type="float">
            <text:p>2.78</text:p>
          </table:table-cell>
          <table:table-cell office:value-type="float" office:value="2.4822509765625" calcext:value-type="float">
            <text:p>2.4822509765625</text:p>
          </table:table-cell>
          <table:table-cell office:value-type="float" office:value="1.0723388671875" calcext:value-type="float">
            <text:p>1.0723388671875</text:p>
          </table:table-cell>
          <table:table-cell office:value-type="float" office:value="1.7732666015625" calcext:value-type="float">
            <text:p>1.7732666015625</text:p>
          </table:table-cell>
          <table:table-cell table:number-columns-repeated="20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6594970703125" calcext:value-type="float">
            <text:p>2.6594970703125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2.280029296875" calcext:value-type="float">
            <text:p>2.280029296875</text:p>
          </table:table-cell>
          <table:table-cell office:value-type="float" office:value="2.8" calcext:value-type="float">
            <text:p>2.8</text:p>
          </table:table-cell>
          <table:table-cell office:value-type="float" office:value="2.57490234375" calcext:value-type="float">
            <text:p>2.57490234375</text:p>
          </table:table-cell>
          <table:table-cell office:value-type="float" office:value="2.31064453125" calcext:value-type="float">
            <text:p>2.3106445312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2.5845703125" calcext:value-type="float">
            <text:p>2.5845703125</text:p>
          </table:table-cell>
          <table:table-cell office:value-type="float" office:value="0.82177734375" calcext:value-type="float">
            <text:p>0.82177734375</text:p>
          </table:table-cell>
          <table:table-cell office:value-type="float" office:value="2.769873046875" calcext:value-type="float">
            <text:p>2.769873046875</text:p>
          </table:table-cell>
          <table:table-cell office:value-type="float" office:value="2.82" calcext:value-type="float">
            <text:p>2.82</text:p>
          </table:table-cell>
          <table:table-cell office:value-type="float" office:value="2.65224609375" calcext:value-type="float">
            <text:p>2.65224609375</text:p>
          </table:table-cell>
          <table:table-cell office:value-type="float" office:value="2.6772216796875" calcext:value-type="float">
            <text:p>2.6772216796875</text:p>
          </table:table-cell>
          <table:table-cell office:value-type="float" office:value="1.751513671875" calcext:value-type="float">
            <text:p>1.751513671875</text:p>
          </table:table-cell>
          <table:table-cell table:number-columns-repeated="20"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2.4943359375" calcext:value-type="float">
            <text:p>2.4943359375</text:p>
          </table:table-cell>
          <table:table-cell office:value-type="float" office:value="2.1076171875" calcext:value-type="float">
            <text:p>2.1076171875</text:p>
          </table:table-cell>
          <table:table-cell office:value-type="float" office:value="1.7571533203125" calcext:value-type="float">
            <text:p>1.7571533203125</text:p>
          </table:table-cell>
          <table:table-cell office:value-type="float" office:value="2.84" calcext:value-type="float">
            <text:p>2.84</text:p>
          </table:table-cell>
          <table:table-cell office:value-type="float" office:value="2.7158935546875" calcext:value-type="float">
            <text:p>2.7158935546875</text:p>
          </table:table-cell>
          <table:table-cell office:value-type="float" office:value="1.6685302734375" calcext:value-type="float">
            <text:p>1.6685302734375</text:p>
          </table:table-cell>
          <table:table-cell office:value-type="float" office:value="1.4590576171875" calcext:value-type="float">
            <text:p>1.4590576171875</text:p>
          </table:table-cell>
          <table:table-cell table:number-columns-repeated="20"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.3871826171875" calcext:value-type="float">
            <text:p>2.387182617187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356689453125" calcext:value-type="float">
            <text:p>0.6356689453125</text:p>
          </table:table-cell>
          <table:table-cell office:value-type="float" office:value="2.86" calcext:value-type="float">
            <text:p>2.86</text:p>
          </table:table-cell>
          <table:table-cell office:value-type="float" office:value="2.76181640625" calcext:value-type="float">
            <text:p>2.76181640625</text:p>
          </table:table-cell>
          <table:table-cell office:value-type="float" office:value="0.6759521484375" calcext:value-type="float">
            <text:p>0.6759521484375</text:p>
          </table:table-cell>
          <table:table-cell office:value-type="float" office:value="1.4735595703125" calcext:value-type="float">
            <text:p>1.4735595703125</text:p>
          </table:table-cell>
          <table:table-cell table:number-columns-repeated="20"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.273583984375" calcext:value-type="float">
            <text:p>2.273583984375</text:p>
          </table:table-cell>
          <table:table-cell office:value-type="float" office:value="1.9472900390625" calcext:value-type="float">
            <text:p>1.9472900390625</text:p>
          </table:table-cell>
          <table:table-cell office:value-type="float" office:value="0.9611572265625" calcext:value-type="float">
            <text:p>0.9611572265625</text:p>
          </table:table-cell>
          <table:table-cell office:value-type="float" office:value="2.88" calcext:value-type="float">
            <text:p>2.88</text:p>
          </table:table-cell>
          <table:table-cell office:value-type="float" office:value="2.79404296875" calcext:value-type="float">
            <text:p>2.79404296875</text:p>
          </table:table-cell>
          <table:table-cell office:value-type="float" office:value="1.0707275390625" calcext:value-type="float">
            <text:p>1.0707275390625</text:p>
          </table:table-cell>
          <table:table-cell office:value-type="float" office:value="1.774072265625" calcext:value-type="float">
            <text:p>1.774072265625</text:p>
          </table:table-cell>
          <table:table-cell table:number-columns-repeated="20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1454833984375" calcext:value-type="float">
            <text:p>2.1454833984375</text:p>
          </table:table-cell>
          <table:table-cell office:value-type="float" office:value="0.726708984375" calcext:value-type="float">
            <text:p>0.726708984375</text:p>
          </table:table-cell>
          <table:table-cell office:value-type="float" office:value="2.283251953125" calcext:value-type="float">
            <text:p>2.283251953125</text:p>
          </table:table-cell>
          <table:table-cell office:value-type="float" office:value="2.9" calcext:value-type="float">
            <text:p>2.9</text:p>
          </table:table-cell>
          <table:table-cell office:value-type="float" office:value="2.805322265625" calcext:value-type="float">
            <text:p>2.805322265625</text:p>
          </table:table-cell>
          <table:table-cell office:value-type="float" office:value="2.309033203125" calcext:value-type="float">
            <text:p>2.30903320312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015771484375" calcext:value-type="float">
            <text:p>2.015771484375</text:p>
          </table:table-cell>
          <table:table-cell office:value-type="float" office:value="0.8209716796875" calcext:value-type="float">
            <text:p>0.8209716796875</text:p>
          </table:table-cell>
          <table:table-cell office:value-type="float" office:value="2.773095703125" calcext:value-type="float">
            <text:p>2.773095703125</text:p>
          </table:table-cell>
          <table:table-cell office:value-type="float" office:value="2.92" calcext:value-type="float">
            <text:p>2.92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2.679638671875" calcext:value-type="float">
            <text:p>2.679638671875</text:p>
          </table:table-cell>
          <table:table-cell office:value-type="float" office:value="1.74990234375" calcext:value-type="float">
            <text:p>1.74990234375</text:p>
          </table:table-cell>
          <table:table-cell table:number-columns-repeated="20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1.8796142578125" calcext:value-type="float">
            <text:p>1.8796142578125</text:p>
          </table:table-cell>
          <table:table-cell office:value-type="float" office:value="2.1116455078125" calcext:value-type="float">
            <text:p>2.1116455078125</text:p>
          </table:table-cell>
          <table:table-cell office:value-type="float" office:value="1.75634765625" calcext:value-type="float">
            <text:p>1.75634765625</text:p>
          </table:table-cell>
          <table:table-cell office:value-type="float" office:value="2.94" calcext:value-type="float">
            <text:p>2.94</text:p>
          </table:table-cell>
          <table:table-cell office:value-type="float" office:value="2.7771240234375" calcext:value-type="float">
            <text:p>2.7771240234375</text:p>
          </table:table-cell>
          <table:table-cell office:value-type="float" office:value="1.6693359375" calcext:value-type="float">
            <text:p>1.6693359375</text:p>
          </table:table-cell>
          <table:table-cell office:value-type="float" office:value="1.4590576171875" calcext:value-type="float">
            <text:p>1.4590576171875</text:p>
          </table:table-cell>
          <table:table-cell table:number-columns-repeated="20"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.741845703125" calcext:value-type="float">
            <text:p>1.741845703125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6380859375" calcext:value-type="float">
            <text:p>0.6380859375</text:p>
          </table:table-cell>
          <table:table-cell office:value-type="float" office:value="2.96" calcext:value-type="float">
            <text:p>2.96</text:p>
          </table:table-cell>
          <table:table-cell office:value-type="float" office:value="2.73603515625" calcext:value-type="float">
            <text:p>2.73603515625</text:p>
          </table:table-cell>
          <table:table-cell office:value-type="float" office:value="0.6759521484375" calcext:value-type="float">
            <text:p>0.6759521484375</text:p>
          </table:table-cell>
          <table:table-cell office:value-type="float" office:value="1.474365234375" calcext:value-type="float">
            <text:p>1.474365234375</text:p>
          </table:table-cell>
          <table:table-cell table:number-columns-repeated="20"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1.5960205078125" calcext:value-type="float">
            <text:p>1.5960205078125</text:p>
          </table:table-cell>
          <table:table-cell office:value-type="float" office:value="1.9472900390625" calcext:value-type="float">
            <text:p>1.9472900390625</text:p>
          </table:table-cell>
          <table:table-cell office:value-type="float" office:value="0.9611572265625" calcext:value-type="float">
            <text:p>0.9611572265625</text:p>
          </table:table-cell>
          <table:table-cell office:value-type="float" office:value="2.98" calcext:value-type="float">
            <text:p>2.98</text:p>
          </table:table-cell>
          <table:table-cell office:value-type="float" office:value="2.6804443359375" calcext:value-type="float">
            <text:p>2.6804443359375</text:p>
          </table:table-cell>
          <table:table-cell office:value-type="float" office:value="1.069921875" calcext:value-type="float">
            <text:p>1.069921875</text:p>
          </table:table-cell>
          <table:table-cell office:value-type="float" office:value="1.77568359375" calcext:value-type="float">
            <text:p>1.77568359375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61474609375" calcext:value-type="float">
            <text:p>1.461474609375</text:p>
          </table:table-cell>
          <table:table-cell office:value-type="float" office:value="0.71865234375" calcext:value-type="float">
            <text:p>0.71865234375</text:p>
          </table:table-cell>
          <table:table-cell office:value-type="float" office:value="2.2888916015625" calcext:value-type="float">
            <text:p>2.2888916015625</text:p>
          </table:table-cell>
          <table:table-cell office:value-type="float" office:value="3" calcext:value-type="float">
            <text:p>3</text:p>
          </table:table-cell>
          <table:table-cell office:value-type="float" office:value="2.6079345703125" calcext:value-type="float">
            <text:p>2.6079345703125</text:p>
          </table:table-cell>
          <table:table-cell office:value-type="float" office:value="2.31064453125" calcext:value-type="float">
            <text:p>2.3106445312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.3237060546875" calcext:value-type="float">
            <text:p>1.3237060546875</text:p>
          </table:table-cell>
          <table:table-cell office:value-type="float" office:value="0.8258056640625" calcext:value-type="float">
            <text:p>0.8258056640625</text:p>
          </table:table-cell>
          <table:table-cell office:value-type="float" office:value="2.771484375" calcext:value-type="float">
            <text:p>2.771484375</text:p>
          </table:table-cell>
          <table:table-cell office:value-type="float" office:value="3.02" calcext:value-type="float">
            <text:p>3.02</text:p>
          </table:table-cell>
          <table:table-cell office:value-type="float" office:value="2.5201171875" calcext:value-type="float">
            <text:p>2.5201171875</text:p>
          </table:table-cell>
          <table:table-cell office:value-type="float" office:value="2.6788330078125" calcext:value-type="float">
            <text:p>2.6788330078125</text:p>
          </table:table-cell>
          <table:table-cell office:value-type="float" office:value="1.74990234375" calcext:value-type="float">
            <text:p>1.74990234375</text:p>
          </table:table-cell>
          <table:table-cell table:number-columns-repeated="20"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.1899658203125" calcext:value-type="float">
            <text:p>1.1899658203125</text:p>
          </table:table-cell>
          <table:table-cell office:value-type="float" office:value="2.106005859375" calcext:value-type="float">
            <text:p>2.106005859375</text:p>
          </table:table-cell>
          <table:table-cell office:value-type="float" office:value="1.7507080078125" calcext:value-type="float">
            <text:p>1.7507080078125</text:p>
          </table:table-cell>
          <table:table-cell office:value-type="float" office:value="3.04" calcext:value-type="float">
            <text:p>3.04</text:p>
          </table:table-cell>
          <table:table-cell office:value-type="float" office:value="2.418603515625" calcext:value-type="float">
            <text:p>2.418603515625</text:p>
          </table:table-cell>
          <table:table-cell office:value-type="float" office:value="1.6693359375" calcext:value-type="float">
            <text:p>1.6693359375</text:p>
          </table:table-cell>
          <table:table-cell office:value-type="float" office:value="1.4590576171875" calcext:value-type="float">
            <text:p>1.4590576171875</text:p>
          </table:table-cell>
          <table:table-cell table:number-columns-repeated="20"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.0675048828125" calcext:value-type="float">
            <text:p>1.0675048828125</text:p>
          </table:table-cell>
          <table:table-cell office:value-type="float" office:value="2.7996826171875" calcext:value-type="float">
            <text:p>2.7996826171875</text:p>
          </table:table-cell>
          <table:table-cell office:value-type="float" office:value="0.63486328125" calcext:value-type="float">
            <text:p>0.63486328125</text:p>
          </table:table-cell>
          <table:table-cell office:value-type="float" office:value="3.06" calcext:value-type="float">
            <text:p>3.06</text:p>
          </table:table-cell>
          <table:table-cell office:value-type="float" office:value="2.3066162109375" calcext:value-type="float">
            <text:p>2.3066162109375</text:p>
          </table:table-cell>
          <table:table-cell office:value-type="float" office:value="0.675146484375" calcext:value-type="float">
            <text:p>0.675146484375</text:p>
          </table:table-cell>
          <table:table-cell office:value-type="float" office:value="1.4751708984375" calcext:value-type="float">
            <text:p>1.4751708984375</text:p>
          </table:table-cell>
          <table:table-cell table:number-columns-repeated="20"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.9547119140625" calcext:value-type="float">
            <text:p>0.9547119140625</text:p>
          </table:table-cell>
          <table:table-cell office:value-type="float" office:value="1.944873046875" calcext:value-type="float">
            <text:p>1.944873046875</text:p>
          </table:table-cell>
          <table:table-cell office:value-type="float" office:value="0.96357421875" calcext:value-type="float">
            <text:p>0.96357421875</text:p>
          </table:table-cell>
          <table:table-cell office:value-type="float" office:value="3.08" calcext:value-type="float">
            <text:p>3.08</text:p>
          </table:table-cell>
          <table:table-cell office:value-type="float" office:value="2.1849609375" calcext:value-type="float">
            <text:p>2.1849609375</text:p>
          </table:table-cell>
          <table:table-cell office:value-type="float" office:value="1.0707275390625" calcext:value-type="float">
            <text:p>1.0707275390625</text:p>
          </table:table-cell>
          <table:table-cell office:value-type="float" office:value="1.7764892578125" calcext:value-type="float">
            <text:p>1.7764892578125</text:p>
          </table:table-cell>
          <table:table-cell table:number-columns-repeated="20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852392578125" calcext:value-type="float">
            <text:p>0.852392578125</text:p>
          </table:table-cell>
          <table:table-cell office:value-type="float" office:value="0.7275146484375" calcext:value-type="float">
            <text:p>0.7275146484375</text:p>
          </table:table-cell>
          <table:table-cell office:value-type="float" office:value="2.283251953125" calcext:value-type="float">
            <text:p>2.283251953125</text:p>
          </table:table-cell>
          <table:table-cell office:value-type="float" office:value="3.1" calcext:value-type="float">
            <text:p>3.1</text:p>
          </table:table-cell>
          <table:table-cell office:value-type="float" office:value="2.054443359375" calcext:value-type="float">
            <text:p>2.054443359375</text:p>
          </table:table-cell>
          <table:table-cell office:value-type="float" office:value="2.309033203125" calcext:value-type="float">
            <text:p>2.309033203125</text:p>
          </table:table-cell>
          <table:table-cell office:value-type="float" office:value="1.946484375" calcext:value-type="float">
            <text:p>1.946484375</text:p>
          </table:table-cell>
          <table:table-cell table:number-columns-repeated="20"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7629638671875" calcext:value-type="float">
            <text:p>0.7629638671875</text:p>
          </table:table-cell>
          <table:table-cell office:value-type="float" office:value="0.825" calcext:value-type="float">
            <text:p>0.825</text:p>
          </table:table-cell>
          <table:table-cell office:value-type="float" office:value="2.76826171875" calcext:value-type="float">
            <text:p>2.76826171875</text:p>
          </table:table-cell>
          <table:table-cell office:value-type="float" office:value="3.12" calcext:value-type="float">
            <text:p>3.12</text:p>
          </table:table-cell>
          <table:table-cell office:value-type="float" office:value="1.919091796875" calcext:value-type="float">
            <text:p>1.919091796875</text:p>
          </table:table-cell>
          <table:table-cell office:value-type="float" office:value="2.6804443359375" calcext:value-type="float">
            <text:p>2.6804443359375</text:p>
          </table:table-cell>
          <table:table-cell office:value-type="float" office:value="1.7490966796875" calcext:value-type="float">
            <text:p>1.7490966796875</text:p>
          </table:table-cell>
          <table:table-cell table:number-columns-repeated="20"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688037109375" calcext:value-type="float">
            <text:p>0.688037109375</text:p>
          </table:table-cell>
          <table:table-cell office:value-type="float" office:value="2.10439453125" calcext:value-type="float">
            <text:p>2.10439453125</text:p>
          </table:table-cell>
          <table:table-cell office:value-type="float" office:value="1.7507080078125" calcext:value-type="float">
            <text:p>1.7507080078125</text:p>
          </table:table-cell>
          <table:table-cell office:value-type="float" office:value="3.14" calcext:value-type="float">
            <text:p>3.14</text:p>
          </table:table-cell>
          <table:table-cell office:value-type="float" office:value="1.7797119140625" calcext:value-type="float">
            <text:p>1.7797119140625</text:p>
          </table:table-cell>
          <table:table-cell office:value-type="float" office:value="1.670947265625" calcext:value-type="float">
            <text:p>1.670947265625</text:p>
          </table:table-cell>
          <table:table-cell office:value-type="float" office:value="1.4590576171875" calcext:value-type="float">
            <text:p>1.4590576171875</text:p>
          </table:table-cell>
          <table:table-cell table:number-columns-repeated="20"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62841796875" calcext:value-type="float">
            <text:p>0.62841796875</text:p>
          </table:table-cell>
          <table:table-cell office:value-type="float" office:value="2.802099609375" calcext:value-type="float">
            <text:p>2.802099609375</text:p>
          </table:table-cell>
          <table:table-cell office:value-type="float" office:value="0.636474609375" calcext:value-type="float">
            <text:p>0.636474609375</text:p>
          </table:table-cell>
          <table:table-cell office:value-type="float" office:value="3.16" calcext:value-type="float">
            <text:p>3.16</text:p>
          </table:table-cell>
          <table:table-cell office:value-type="float" office:value="1.637109375" calcext:value-type="float">
            <text:p>1.637109375</text:p>
          </table:table-cell>
          <table:table-cell office:value-type="float" office:value="0.6775634765625" calcext:value-type="float">
            <text:p>0.6775634765625</text:p>
          </table:table-cell>
          <table:table-cell office:value-type="float" office:value="1.4735595703125" calcext:value-type="float">
            <text:p>1.4735595703125</text:p>
          </table:table-cell>
          <table:table-cell table:number-columns-repeated="20"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5865234375" calcext:value-type="float">
            <text:p>0.5865234375</text:p>
          </table:table-cell>
          <table:table-cell office:value-type="float" office:value="1.946484375" calcext:value-type="float">
            <text:p>1.946484375</text:p>
          </table:table-cell>
          <table:table-cell office:value-type="float" office:value="0.9627685546875" calcext:value-type="float">
            <text:p>0.9627685546875</text:p>
          </table:table-cell>
          <table:table-cell office:value-type="float" office:value="3.18" calcext:value-type="float">
            <text:p>3.18</text:p>
          </table:table-cell>
          <table:table-cell office:value-type="float" office:value="1.4977294921875" calcext:value-type="float">
            <text:p>1.4977294921875</text:p>
          </table:table-cell>
          <table:table-cell office:value-type="float" office:value="1.071533203125" calcext:value-type="float">
            <text:p>1.071533203125</text:p>
          </table:table-cell>
          <table:table-cell office:value-type="float" office:value="1.7764892578125" calcext:value-type="float">
            <text:p>1.7764892578125</text:p>
          </table:table-cell>
          <table:table-cell table:number-columns-repeated="20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562353515625" calcext:value-type="float">
            <text:p>0.562353515625</text:p>
          </table:table-cell>
          <table:table-cell office:value-type="float" office:value="0.7226806640625" calcext:value-type="float">
            <text:p>0.7226806640625</text:p>
          </table:table-cell>
          <table:table-cell office:value-type="float" office:value="2.2840576171875" calcext:value-type="float">
            <text:p>2.2840576171875</text:p>
          </table:table-cell>
          <table:table-cell office:value-type="float" office:value="3.2" calcext:value-type="float">
            <text:p>3.2</text:p>
          </table:table-cell>
          <table:table-cell office:value-type="float" office:value="1.3607666015625" calcext:value-type="float">
            <text:p>1.3607666015625</text:p>
          </table:table-cell>
          <table:table-cell office:value-type="float" office:value="2.309033203125" calcext:value-type="float">
            <text:p>2.309033203125</text:p>
          </table:table-cell>
          <table:table-cell office:value-type="float" office:value="1.94326171875" calcext:value-type="float">
            <text:p>1.94326171875</text:p>
          </table:table-cell>
          <table:table-cell table:number-columns-repeated="20"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0.5518798828125" calcext:value-type="float">
            <text:p>0.5518798828125</text:p>
          </table:table-cell>
          <table:table-cell office:value-type="float" office:value="0.8185546875" calcext:value-type="float">
            <text:p>0.8185546875</text:p>
          </table:table-cell>
          <table:table-cell office:value-type="float" office:value="2.769873046875" calcext:value-type="float">
            <text:p>2.769873046875</text:p>
          </table:table-cell>
          <table:table-cell office:value-type="float" office:value="3.22" calcext:value-type="float">
            <text:p>3.22</text:p>
          </table:table-cell>
          <table:table-cell office:value-type="float" office:value="1.22783203125" calcext:value-type="float">
            <text:p>1.22783203125</text:p>
          </table:table-cell>
          <table:table-cell office:value-type="float" office:value="2.6788330078125" calcext:value-type="float">
            <text:p>2.6788330078125</text:p>
          </table:table-cell>
          <table:table-cell office:value-type="float" office:value="1.748291015625" calcext:value-type="float">
            <text:p>1.748291015625</text:p>
          </table:table-cell>
          <table:table-cell table:number-columns-repeated="20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565576171875" calcext:value-type="float">
            <text:p>0.565576171875</text:p>
          </table:table-cell>
          <table:table-cell office:value-type="float" office:value="2.1084228515625" calcext:value-type="float">
            <text:p>2.1084228515625</text:p>
          </table:table-cell>
          <table:table-cell office:value-type="float" office:value="1.7474853515625" calcext:value-type="float">
            <text:p>1.7474853515625</text:p>
          </table:table-cell>
          <table:table-cell office:value-type="float" office:value="3.24" calcext:value-type="float">
            <text:p>3.24</text:p>
          </table:table-cell>
          <table:table-cell office:value-type="float" office:value="1.1029541015625" calcext:value-type="float">
            <text:p>1.1029541015625</text:p>
          </table:table-cell>
          <table:table-cell office:value-type="float" office:value="1.6717529296875" calcext:value-type="float">
            <text:p>1.6717529296875</text:p>
          </table:table-cell>
          <table:table-cell office:value-type="float" office:value="1.458251953125" calcext:value-type="float">
            <text:p>1.458251953125</text:p>
          </table:table-cell>
          <table:table-cell table:number-columns-repeated="20"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59296875" calcext:value-type="float">
            <text:p>0.59296875</text:p>
          </table:table-cell>
          <table:table-cell office:value-type="float" office:value="2.805322265625" calcext:value-type="float">
            <text:p>2.805322265625</text:p>
          </table:table-cell>
          <table:table-cell office:value-type="float" office:value="0.633251953125" calcext:value-type="float">
            <text:p>0.633251953125</text:p>
          </table:table-cell>
          <table:table-cell office:value-type="float" office:value="3.26" calcext:value-type="float">
            <text:p>3.26</text:p>
          </table:table-cell>
          <table:table-cell office:value-type="float" office:value="0.9869384765625" calcext:value-type="float">
            <text:p>0.9869384765625</text:p>
          </table:table-cell>
          <table:table-cell office:value-type="float" office:value="0.6767578125" calcext:value-type="float">
            <text:p>0.6767578125</text:p>
          </table:table-cell>
          <table:table-cell office:value-type="float" office:value="1.4751708984375" calcext:value-type="float">
            <text:p>1.4751708984375</text:p>
          </table:table-cell>
          <table:table-cell table:number-columns-repeated="20"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0.636474609375" calcext:value-type="float">
            <text:p>0.636474609375</text:p>
          </table:table-cell>
          <table:table-cell office:value-type="float" office:value="1.9456787109375" calcext:value-type="float">
            <text:p>1.9456787109375</text:p>
          </table:table-cell>
          <table:table-cell office:value-type="float" office:value="0.9676025390625" calcext:value-type="float">
            <text:p>0.9676025390625</text:p>
          </table:table-cell>
          <table:table-cell office:value-type="float" office:value="3.28" calcext:value-type="float">
            <text:p>3.28</text:p>
          </table:table-cell>
          <table:table-cell office:value-type="float" office:value="0.8805908203125" calcext:value-type="float">
            <text:p>0.8805908203125</text:p>
          </table:table-cell>
          <table:table-cell office:value-type="float" office:value="1.0707275390625" calcext:value-type="float">
            <text:p>1.0707275390625</text:p>
          </table:table-cell>
          <table:table-cell office:value-type="float" office:value="1.77568359375" calcext:value-type="float">
            <text:p>1.77568359375</text:p>
          </table:table-cell>
          <table:table-cell table:number-columns-repeated="20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7017333984375" calcext:value-type="float">
            <text:p>0.7017333984375</text:p>
          </table:table-cell>
          <table:table-cell office:value-type="float" office:value="0.72509765625" calcext:value-type="float">
            <text:p>0.72509765625</text:p>
          </table:table-cell>
          <table:table-cell office:value-type="float" office:value="2.2856689453125" calcext:value-type="float">
            <text:p>2.2856689453125</text:p>
          </table:table-cell>
          <table:table-cell office:value-type="float" office:value="3.3" calcext:value-type="float">
            <text:p>3.3</text:p>
          </table:table-cell>
          <table:table-cell office:value-type="float" office:value="0.7887451171875" calcext:value-type="float">
            <text:p>0.7887451171875</text:p>
          </table:table-cell>
          <table:table-cell office:value-type="float" office:value="2.307421875" calcext:value-type="float">
            <text:p>2.307421875</text:p>
          </table:table-cell>
          <table:table-cell office:value-type="float" office:value="1.9456787109375" calcext:value-type="float">
            <text:p>1.9456787109375</text:p>
          </table:table-cell>
          <table:table-cell table:number-columns-repeated="20"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.778271484375" calcext:value-type="float">
            <text:p>0.778271484375</text:p>
          </table:table-cell>
          <table:table-cell office:value-type="float" office:value="0.8225830078125" calcext:value-type="float">
            <text:p>0.8225830078125</text:p>
          </table:table-cell>
          <table:table-cell office:value-type="float" office:value="2.769873046875" calcext:value-type="float">
            <text:p>2.769873046875</text:p>
          </table:table-cell>
          <table:table-cell office:value-type="float" office:value="3.32" calcext:value-type="float">
            <text:p>3.32</text:p>
          </table:table-cell>
          <table:table-cell office:value-type="float" office:value="0.7081787109375" calcext:value-type="float">
            <text:p>0.7081787109375</text:p>
          </table:table-cell>
          <table:table-cell office:value-type="float" office:value="2.6788330078125" calcext:value-type="float">
            <text:p>2.6788330078125</text:p>
          </table:table-cell>
          <table:table-cell office:value-type="float" office:value="1.7490966796875" calcext:value-type="float">
            <text:p>1.7490966796875</text:p>
          </table:table-cell>
          <table:table-cell table:number-columns-repeated="20"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.8693115234375" calcext:value-type="float">
            <text:p>0.8693115234375</text:p>
          </table:table-cell>
          <table:table-cell office:value-type="float" office:value="2.1084228515625" calcext:value-type="float">
            <text:p>2.1084228515625</text:p>
          </table:table-cell>
          <table:table-cell office:value-type="float" office:value="1.745068359375" calcext:value-type="float">
            <text:p>1.745068359375</text:p>
          </table:table-cell>
          <table:table-cell office:value-type="float" office:value="3.34" calcext:value-type="float">
            <text:p>3.34</text:p>
          </table:table-cell>
          <table:table-cell office:value-type="float" office:value="0.646142578125" calcext:value-type="float">
            <text:p>0.646142578125</text:p>
          </table:table-cell>
          <table:table-cell office:value-type="float" office:value="1.6717529296875" calcext:value-type="float">
            <text:p>1.6717529296875</text:p>
          </table:table-cell>
          <table:table-cell office:value-type="float" office:value="1.4574462890625" calcext:value-type="float">
            <text:p>1.4574462890625</text:p>
          </table:table-cell>
          <table:table-cell table:number-columns-repeated="20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9740478515625" calcext:value-type="float">
            <text:p>0.974047851562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630029296875" calcext:value-type="float">
            <text:p>0.630029296875</text:p>
          </table:table-cell>
          <table:table-cell office:value-type="float" office:value="3.36" calcext:value-type="float">
            <text:p>3.36</text:p>
          </table:table-cell>
          <table:table-cell office:value-type="float" office:value="0.5986083984375" calcext:value-type="float">
            <text:p>0.5986083984375</text:p>
          </table:table-cell>
          <table:table-cell office:value-type="float" office:value="0.6759521484375" calcext:value-type="float">
            <text:p>0.6759521484375</text:p>
          </table:table-cell>
          <table:table-cell office:value-type="float" office:value="1.4759765625" calcext:value-type="float">
            <text:p>1.4759765625</text:p>
          </table:table-cell>
          <table:table-cell table:number-columns-repeated="20"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1.0884521484375" calcext:value-type="float">
            <text:p>1.0884521484375</text:p>
          </table:table-cell>
          <table:table-cell office:value-type="float" office:value="1.9472900390625" calcext:value-type="float">
            <text:p>1.9472900390625</text:p>
          </table:table-cell>
          <table:table-cell office:value-type="float" office:value="0.9676025390625" calcext:value-type="float">
            <text:p>0.9676025390625</text:p>
          </table:table-cell>
          <table:table-cell office:value-type="float" office:value="3.38" calcext:value-type="float">
            <text:p>3.38</text:p>
          </table:table-cell>
          <table:table-cell office:value-type="float" office:value="0.568798828125" calcext:value-type="float">
            <text:p>0.568798828125</text:p>
          </table:table-cell>
          <table:table-cell office:value-type="float" office:value="1.0691162109375" calcext:value-type="float">
            <text:p>1.0691162109375</text:p>
          </table:table-cell>
          <table:table-cell office:value-type="float" office:value="1.7764892578125" calcext:value-type="float">
            <text:p>1.7764892578125</text:p>
          </table:table-cell>
          <table:table-cell table:number-columns-repeated="20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213330078125" calcext:value-type="float">
            <text:p>1.213330078125</text:p>
          </table:table-cell>
          <table:table-cell office:value-type="float" office:value="0.723486328125" calcext:value-type="float">
            <text:p>0.723486328125</text:p>
          </table:table-cell>
          <table:table-cell office:value-type="float" office:value="2.2905029296875" calcext:value-type="float">
            <text:p>2.2905029296875</text:p>
          </table:table-cell>
          <table:table-cell office:value-type="float" office:value="3.4" calcext:value-type="float">
            <text:p>3.4</text:p>
          </table:table-cell>
          <table:table-cell office:value-type="float" office:value="0.5567138671875" calcext:value-type="float">
            <text:p>0.5567138671875</text:p>
          </table:table-cell>
          <table:table-cell office:value-type="float" office:value="2.307421875" calcext:value-type="float">
            <text:p>2.30742187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.34384765625" calcext:value-type="float">
            <text:p>1.34384765625</text:p>
          </table:table-cell>
          <table:table-cell office:value-type="float" office:value="0.820166015625" calcext:value-type="float">
            <text:p>0.820166015625</text:p>
          </table:table-cell>
          <table:table-cell office:value-type="float" office:value="2.76826171875" calcext:value-type="float">
            <text:p>2.76826171875</text:p>
          </table:table-cell>
          <table:table-cell office:value-type="float" office:value="3.42" calcext:value-type="float">
            <text:p>3.42</text:p>
          </table:table-cell>
          <table:table-cell office:value-type="float" office:value="0.562353515625" calcext:value-type="float">
            <text:p>0.562353515625</text:p>
          </table:table-cell>
          <table:table-cell office:value-type="float" office:value="2.6788330078125" calcext:value-type="float">
            <text:p>2.6788330078125</text:p>
          </table:table-cell>
          <table:table-cell office:value-type="float" office:value="1.748291015625" calcext:value-type="float">
            <text:p>1.748291015625</text:p>
          </table:table-cell>
          <table:table-cell table:number-columns-repeated="20"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.487255859375" calcext:value-type="float">
            <text:p>1.487255859375</text:p>
          </table:table-cell>
          <table:table-cell office:value-type="float" office:value="2.1052001953125" calcext:value-type="float">
            <text:p>2.1052001953125</text:p>
          </table:table-cell>
          <table:table-cell office:value-type="float" office:value="1.7442626953125" calcext:value-type="float">
            <text:p>1.7442626953125</text:p>
          </table:table-cell>
          <table:table-cell office:value-type="float" office:value="3.44" calcext:value-type="float">
            <text:p>3.44</text:p>
          </table:table-cell>
          <table:table-cell office:value-type="float" office:value="0.584912109375" calcext:value-type="float">
            <text:p>0.584912109375</text:p>
          </table:table-cell>
          <table:table-cell office:value-type="float" office:value="1.6717529296875" calcext:value-type="float">
            <text:p>1.6717529296875</text:p>
          </table:table-cell>
          <table:table-cell office:value-type="float" office:value="1.4574462890625" calcext:value-type="float">
            <text:p>1.4574462890625</text:p>
          </table:table-cell>
          <table:table-cell table:number-columns-repeated="20"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.622607421875" calcext:value-type="float">
            <text:p>1.622607421875</text:p>
          </table:table-cell>
          <table:table-cell office:value-type="float" office:value="2.802099609375" calcext:value-type="float">
            <text:p>2.802099609375</text:p>
          </table:table-cell>
          <table:table-cell office:value-type="float" office:value="0.633251953125" calcext:value-type="float">
            <text:p>0.633251953125</text:p>
          </table:table-cell>
          <table:table-cell office:value-type="float" office:value="3.46" calcext:value-type="float">
            <text:p>3.46</text:p>
          </table:table-cell>
          <table:table-cell office:value-type="float" office:value="0.6260009765625" calcext:value-type="float">
            <text:p>0.6260009765625</text:p>
          </table:table-cell>
          <table:table-cell office:value-type="float" office:value="0.6767578125" calcext:value-type="float">
            <text:p>0.6767578125</text:p>
          </table:table-cell>
          <table:table-cell office:value-type="float" office:value="1.4767822265625" calcext:value-type="float">
            <text:p>1.4767822265625</text:p>
          </table:table-cell>
          <table:table-cell table:number-columns-repeated="20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.76279296875" calcext:value-type="float">
            <text:p>1.76279296875</text:p>
          </table:table-cell>
          <table:table-cell office:value-type="float" office:value="1.9472900390625" calcext:value-type="float">
            <text:p>1.9472900390625</text:p>
          </table:table-cell>
          <table:table-cell office:value-type="float" office:value="0.9692138671875" calcext:value-type="float">
            <text:p>0.9692138671875</text:p>
          </table:table-cell>
          <table:table-cell office:value-type="float" office:value="3.48" calcext:value-type="float">
            <text:p>3.48</text:p>
          </table:table-cell>
          <table:table-cell office:value-type="float" office:value="0.681591796875" calcext:value-type="float">
            <text:p>0.681591796875</text:p>
          </table:table-cell>
          <table:table-cell office:value-type="float" office:value="1.068310546875" calcext:value-type="float">
            <text:p>1.068310546875</text:p>
          </table:table-cell>
          <table:table-cell office:value-type="float" office:value="1.7764892578125" calcext:value-type="float">
            <text:p>1.7764892578125</text:p>
          </table:table-cell>
          <table:table-cell table:number-columns-repeated="20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899755859375" calcext:value-type="float">
            <text:p>1.899755859375</text:p>
          </table:table-cell>
          <table:table-cell office:value-type="float" office:value="0.7242919921875" calcext:value-type="float">
            <text:p>0.7242919921875</text:p>
          </table:table-cell>
          <table:table-cell office:value-type="float" office:value="2.2872802734375" calcext:value-type="float">
            <text:p>2.2872802734375</text:p>
          </table:table-cell>
          <table:table-cell office:value-type="float" office:value="3.5" calcext:value-type="float">
            <text:p>3.5</text:p>
          </table:table-cell>
          <table:table-cell office:value-type="float" office:value="0.7541015625" calcext:value-type="float">
            <text:p>0.7541015625</text:p>
          </table:table-cell>
          <table:table-cell office:value-type="float" office:value="2.305810546875" calcext:value-type="float">
            <text:p>2.30581054687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2.038330078125" calcext:value-type="float">
            <text:p>2.038330078125</text:p>
          </table:table-cell>
          <table:table-cell office:value-type="float" office:value="0.8225830078125" calcext:value-type="float">
            <text:p>0.8225830078125</text:p>
          </table:table-cell>
          <table:table-cell office:value-type="float" office:value="2.769873046875" calcext:value-type="float">
            <text:p>2.769873046875</text:p>
          </table:table-cell>
          <table:table-cell office:value-type="float" office:value="3.52" calcext:value-type="float">
            <text:p>3.52</text:p>
          </table:table-cell>
          <table:table-cell office:value-type="float" office:value="0.84111328125" calcext:value-type="float">
            <text:p>0.84111328125</text:p>
          </table:table-cell>
          <table:table-cell office:value-type="float" office:value="2.679638671875" calcext:value-type="float">
            <text:p>2.679638671875</text:p>
          </table:table-cell>
          <table:table-cell office:value-type="float" office:value="1.7458740234375" calcext:value-type="float">
            <text:p>1.7458740234375</text:p>
          </table:table-cell>
          <table:table-cell table:number-columns-repeated="20"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2.16884765625" calcext:value-type="float">
            <text:p>2.16884765625</text:p>
          </table:table-cell>
          <table:table-cell office:value-type="float" office:value="2.1052001953125" calcext:value-type="float">
            <text:p>2.1052001953125</text:p>
          </table:table-cell>
          <table:table-cell office:value-type="float" office:value="1.7442626953125" calcext:value-type="float">
            <text:p>1.7442626953125</text:p>
          </table:table-cell>
          <table:table-cell office:value-type="float" office:value="3.54" calcext:value-type="float">
            <text:p>3.54</text:p>
          </table:table-cell>
          <table:table-cell office:value-type="float" office:value="0.942626953125" calcext:value-type="float">
            <text:p>0.942626953125</text:p>
          </table:table-cell>
          <table:table-cell office:value-type="float" office:value="1.6717529296875" calcext:value-type="float">
            <text:p>1.6717529296875</text:p>
          </table:table-cell>
          <table:table-cell office:value-type="float" office:value="1.458251953125" calcext:value-type="float">
            <text:p>1.458251953125</text:p>
          </table:table-cell>
          <table:table-cell table:number-columns-repeated="20"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2.29453125" calcext:value-type="float">
            <text:p>2.29453125</text:p>
          </table:table-cell>
          <table:table-cell office:value-type="float" office:value="2.798876953125" calcext:value-type="float">
            <text:p>2.798876953125</text:p>
          </table:table-cell>
          <table:table-cell office:value-type="float" office:value="0.6324462890625" calcext:value-type="float">
            <text:p>0.6324462890625</text:p>
          </table:table-cell>
          <table:table-cell office:value-type="float" office:value="3.56" calcext:value-type="float">
            <text:p>3.56</text:p>
          </table:table-cell>
          <table:table-cell office:value-type="float" office:value="1.055419921875" calcext:value-type="float">
            <text:p>1.055419921875</text:p>
          </table:table-cell>
          <table:table-cell office:value-type="float" office:value="0.6767578125" calcext:value-type="float">
            <text:p>0.6767578125</text:p>
          </table:table-cell>
          <table:table-cell office:value-type="float" office:value="1.4767822265625" calcext:value-type="float">
            <text:p>1.4767822265625</text:p>
          </table:table-cell>
          <table:table-cell table:number-columns-repeated="20"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.4041015625" calcext:value-type="float">
            <text:p>2.4041015625</text:p>
          </table:table-cell>
          <table:table-cell office:value-type="float" office:value="1.946484375" calcext:value-type="float">
            <text:p>1.946484375</text:p>
          </table:table-cell>
          <table:table-cell office:value-type="float" office:value="0.9708251953125" calcext:value-type="float">
            <text:p>0.9708251953125</text:p>
          </table:table-cell>
          <table:table-cell office:value-type="float" office:value="3.58" calcext:value-type="float">
            <text:p>3.58</text:p>
          </table:table-cell>
          <table:table-cell office:value-type="float" office:value="1.1754638671875" calcext:value-type="float">
            <text:p>1.1754638671875</text:p>
          </table:table-cell>
          <table:table-cell office:value-type="float" office:value="1.0675048828125" calcext:value-type="float">
            <text:p>1.0675048828125</text:p>
          </table:table-cell>
          <table:table-cell office:value-type="float" office:value="1.7781005859375" calcext:value-type="float">
            <text:p>1.7781005859375</text:p>
          </table:table-cell>
          <table:table-cell table:number-columns-repeated="20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508837890625" calcext:value-type="float">
            <text:p>2.508837890625</text:p>
          </table:table-cell>
          <table:table-cell office:value-type="float" office:value="0.7259033203125" calcext:value-type="float">
            <text:p>0.7259033203125</text:p>
          </table:table-cell>
          <table:table-cell office:value-type="float" office:value="2.2921142578125" calcext:value-type="float">
            <text:p>2.2921142578125</text:p>
          </table:table-cell>
          <table:table-cell office:value-type="float" office:value="3.6" calcext:value-type="float">
            <text:p>3.6</text:p>
          </table:table-cell>
          <table:table-cell office:value-type="float" office:value="1.306787109375" calcext:value-type="float">
            <text:p>1.306787109375</text:p>
          </table:table-cell>
          <table:table-cell office:value-type="float" office:value="2.3066162109375" calcext:value-type="float">
            <text:p>2.3066162109375</text:p>
          </table:table-cell>
          <table:table-cell office:value-type="float" office:value="1.94326171875" calcext:value-type="float">
            <text:p>1.94326171875</text:p>
          </table:table-cell>
          <table:table-cell table:number-columns-repeated="20"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.6014892578125" calcext:value-type="float">
            <text:p>2.6014892578125</text:p>
          </table:table-cell>
          <table:table-cell office:value-type="float" office:value="0.8185546875" calcext:value-type="float">
            <text:p>0.8185546875</text:p>
          </table:table-cell>
          <table:table-cell office:value-type="float" office:value="2.7674560546875" calcext:value-type="float">
            <text:p>2.7674560546875</text:p>
          </table:table-cell>
          <table:table-cell office:value-type="float" office:value="3.62" calcext:value-type="float">
            <text:p>3.62</text:p>
          </table:table-cell>
          <table:table-cell office:value-type="float" office:value="1.442138671875" calcext:value-type="float">
            <text:p>1.442138671875</text:p>
          </table:table-cell>
          <table:table-cell office:value-type="float" office:value="2.679638671875" calcext:value-type="float">
            <text:p>2.679638671875</text:p>
          </table:table-cell>
          <table:table-cell office:value-type="float" office:value="1.748291015625" calcext:value-type="float">
            <text:p>1.748291015625</text:p>
          </table:table-cell>
          <table:table-cell table:number-columns-repeated="20"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.6739990234375" calcext:value-type="float">
            <text:p>2.6739990234375</text:p>
          </table:table-cell>
          <table:table-cell office:value-type="float" office:value="2.102783203125" calcext:value-type="float">
            <text:p>2.102783203125</text:p>
          </table:table-cell>
          <table:table-cell office:value-type="float" office:value="1.738623046875" calcext:value-type="float">
            <text:p>1.738623046875</text:p>
          </table:table-cell>
          <table:table-cell office:value-type="float" office:value="3.64" calcext:value-type="float">
            <text:p>3.64</text:p>
          </table:table-cell>
          <table:table-cell office:value-type="float" office:value="1.580712890625" calcext:value-type="float">
            <text:p>1.580712890625</text:p>
          </table:table-cell>
          <table:table-cell office:value-type="float" office:value="1.6717529296875" calcext:value-type="float">
            <text:p>1.6717529296875</text:p>
          </table:table-cell>
          <table:table-cell office:value-type="float" office:value="1.456640625" calcext:value-type="float">
            <text:p>1.456640625</text:p>
          </table:table-cell>
          <table:table-cell table:number-columns-repeated="20"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2.734423828125" calcext:value-type="float">
            <text:p>2.73442382812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630029296875" calcext:value-type="float">
            <text:p>0.630029296875</text:p>
          </table:table-cell>
          <table:table-cell office:value-type="float" office:value="3.66" calcext:value-type="float">
            <text:p>3.66</text:p>
          </table:table-cell>
          <table:table-cell office:value-type="float" office:value="1.7233154296875" calcext:value-type="float">
            <text:p>1.7233154296875</text:p>
          </table:table-cell>
          <table:table-cell office:value-type="float" office:value="0.6767578125" calcext:value-type="float">
            <text:p>0.6767578125</text:p>
          </table:table-cell>
          <table:table-cell office:value-type="float" office:value="1.477587890625" calcext:value-type="float">
            <text:p>1.477587890625</text:p>
          </table:table-cell>
          <table:table-cell table:number-columns-repeated="20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2.7755126953125" calcext:value-type="float">
            <text:p>2.7755126953125</text:p>
          </table:table-cell>
          <table:table-cell office:value-type="float" office:value="1.9472900390625" calcext:value-type="float">
            <text:p>1.9472900390625</text:p>
          </table:table-cell>
          <table:table-cell office:value-type="float" office:value="0.9732421875" calcext:value-type="float">
            <text:p>0.9732421875</text:p>
          </table:table-cell>
          <table:table-cell office:value-type="float" office:value="3.68" calcext:value-type="float">
            <text:p>3.68</text:p>
          </table:table-cell>
          <table:table-cell office:value-type="float" office:value="1.864306640625" calcext:value-type="float">
            <text:p>1.864306640625</text:p>
          </table:table-cell>
          <table:table-cell office:value-type="float" office:value="1.0691162109375" calcext:value-type="float">
            <text:p>1.0691162109375</text:p>
          </table:table-cell>
          <table:table-cell office:value-type="float" office:value="1.7781005859375" calcext:value-type="float">
            <text:p>1.7781005859375</text:p>
          </table:table-cell>
          <table:table-cell table:number-columns-repeated="20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8061279296875" calcext:value-type="float">
            <text:p>2.8061279296875</text:p>
          </table:table-cell>
          <table:table-cell office:value-type="float" office:value="0.72509765625" calcext:value-type="float">
            <text:p>0.72509765625</text:p>
          </table:table-cell>
          <table:table-cell office:value-type="float" office:value="2.2937255859375" calcext:value-type="float">
            <text:p>2.2937255859375</text:p>
          </table:table-cell>
          <table:table-cell office:value-type="float" office:value="3.7" calcext:value-type="float">
            <text:p>3.7</text:p>
          </table:table-cell>
          <table:table-cell office:value-type="float" office:value="2.0020751953125" calcext:value-type="float">
            <text:p>2.0020751953125</text:p>
          </table:table-cell>
          <table:table-cell office:value-type="float" office:value="2.3050048828125" calcext:value-type="float">
            <text:p>2.305004882812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.808544921875" calcext:value-type="float">
            <text:p>2.808544921875</text:p>
          </table:table-cell>
          <table:table-cell office:value-type="float" office:value="0.8193603515625" calcext:value-type="float">
            <text:p>0.8193603515625</text:p>
          </table:table-cell>
          <table:table-cell office:value-type="float" office:value="2.7577880859375" calcext:value-type="float">
            <text:p>2.7577880859375</text:p>
          </table:table-cell>
          <table:table-cell office:value-type="float" office:value="3.72" calcext:value-type="float">
            <text:p>3.72</text:p>
          </table:table-cell>
          <table:table-cell office:value-type="float" office:value="2.1342041015625" calcext:value-type="float">
            <text:p>2.1342041015625</text:p>
          </table:table-cell>
          <table:table-cell office:value-type="float" office:value="2.6788330078125" calcext:value-type="float">
            <text:p>2.6788330078125</text:p>
          </table:table-cell>
          <table:table-cell office:value-type="float" office:value="1.7466796875" calcext:value-type="float">
            <text:p>1.7466796875</text:p>
          </table:table-cell>
          <table:table-cell table:number-columns-repeated="20"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.7948486328125" calcext:value-type="float">
            <text:p>2.7948486328125</text:p>
          </table:table-cell>
          <table:table-cell office:value-type="float" office:value="2.1052001953125" calcext:value-type="float">
            <text:p>2.1052001953125</text:p>
          </table:table-cell>
          <table:table-cell office:value-type="float" office:value="1.7345947265625" calcext:value-type="float">
            <text:p>1.7345947265625</text:p>
          </table:table-cell>
          <table:table-cell office:value-type="float" office:value="3.74" calcext:value-type="float">
            <text:p>3.74</text:p>
          </table:table-cell>
          <table:table-cell office:value-type="float" office:value="2.25908203125" calcext:value-type="float">
            <text:p>2.25908203125</text:p>
          </table:table-cell>
          <table:table-cell office:value-type="float" office:value="1.6733642578125" calcext:value-type="float">
            <text:p>1.6733642578125</text:p>
          </table:table-cell>
          <table:table-cell office:value-type="float" office:value="1.4558349609375" calcext:value-type="float">
            <text:p>1.4558349609375</text:p>
          </table:table-cell>
          <table:table-cell table:number-columns-repeated="20"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.766650390625" calcext:value-type="float">
            <text:p>2.766650390625</text:p>
          </table:table-cell>
          <table:table-cell office:value-type="float" office:value="2.8037109375" calcext:value-type="float">
            <text:p>2.8037109375</text:p>
          </table:table-cell>
          <table:table-cell office:value-type="float" office:value="0.631640625" calcext:value-type="float">
            <text:p>0.631640625</text:p>
          </table:table-cell>
          <table:table-cell office:value-type="float" office:value="3.76" calcext:value-type="float">
            <text:p>3.76</text:p>
          </table:table-cell>
          <table:table-cell office:value-type="float" office:value="2.3759033203125" calcext:value-type="float">
            <text:p>2.3759033203125</text:p>
          </table:table-cell>
          <table:table-cell office:value-type="float" office:value="0.6775634765625" calcext:value-type="float">
            <text:p>0.6775634765625</text:p>
          </table:table-cell>
          <table:table-cell office:value-type="float" office:value="1.4759765625" calcext:value-type="float">
            <text:p>1.4759765625</text:p>
          </table:table-cell>
          <table:table-cell table:number-columns-repeated="20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.7207275390625" calcext:value-type="float">
            <text:p>2.7207275390625</text:p>
          </table:table-cell>
          <table:table-cell office:value-type="float" office:value="1.9489013671875" calcext:value-type="float">
            <text:p>1.9489013671875</text:p>
          </table:table-cell>
          <table:table-cell office:value-type="float" office:value="0.9724365234375" calcext:value-type="float">
            <text:p>0.9724365234375</text:p>
          </table:table-cell>
          <table:table-cell office:value-type="float" office:value="3.78" calcext:value-type="float">
            <text:p>3.78</text:p>
          </table:table-cell>
          <table:table-cell office:value-type="float" office:value="2.4806396484375" calcext:value-type="float">
            <text:p>2.4806396484375</text:p>
          </table:table-cell>
          <table:table-cell office:value-type="float" office:value="1.0675048828125" calcext:value-type="float">
            <text:p>1.0675048828125</text:p>
          </table:table-cell>
          <table:table-cell office:value-type="float" office:value="1.7797119140625" calcext:value-type="float">
            <text:p>1.7797119140625</text:p>
          </table:table-cell>
          <table:table-cell table:number-columns-repeated="20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6611083984375" calcext:value-type="float">
            <text:p>2.6611083984375</text:p>
          </table:table-cell>
          <table:table-cell office:value-type="float" office:value="0.7210693359375" calcext:value-type="float">
            <text:p>0.7210693359375</text:p>
          </table:table-cell>
          <table:table-cell office:value-type="float" office:value="2.2969482421875" calcext:value-type="float">
            <text:p>2.2969482421875</text:p>
          </table:table-cell>
          <table:table-cell office:value-type="float" office:value="3.8" calcext:value-type="float">
            <text:p>3.8</text:p>
          </table:table-cell>
          <table:table-cell office:value-type="float" office:value="2.5740966796875" calcext:value-type="float">
            <text:p>2.5740966796875</text:p>
          </table:table-cell>
          <table:table-cell office:value-type="float" office:value="2.3050048828125" calcext:value-type="float">
            <text:p>2.3050048828125</text:p>
          </table:table-cell>
          <table:table-cell office:value-type="float" office:value="1.9424560546875" calcext:value-type="float">
            <text:p>1.9424560546875</text:p>
          </table:table-cell>
          <table:table-cell table:number-columns-repeated="20"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.5837646484375" calcext:value-type="float">
            <text:p>2.5837646484375</text:p>
          </table:table-cell>
          <table:table-cell office:value-type="float" office:value="0.813720703125" calcext:value-type="float">
            <text:p>0.813720703125</text:p>
          </table:table-cell>
          <table:table-cell office:value-type="float" office:value="2.76826171875" calcext:value-type="float">
            <text:p>2.76826171875</text:p>
          </table:table-cell>
          <table:table-cell office:value-type="float" office:value="3.82" calcext:value-type="float">
            <text:p>3.82</text:p>
          </table:table-cell>
          <table:table-cell office:value-type="float" office:value="2.6530517578125" calcext:value-type="float">
            <text:p>2.6530517578125</text:p>
          </table:table-cell>
          <table:table-cell office:value-type="float" office:value="2.679638671875" calcext:value-type="float">
            <text:p>2.679638671875</text:p>
          </table:table-cell>
          <table:table-cell office:value-type="float" office:value="1.745068359375" calcext:value-type="float">
            <text:p>1.745068359375</text:p>
          </table:table-cell>
          <table:table-cell table:number-columns-repeated="20"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.4935302734375" calcext:value-type="float">
            <text:p>2.4935302734375</text:p>
          </table:table-cell>
          <table:table-cell office:value-type="float" office:value="2.1068115234375" calcext:value-type="float">
            <text:p>2.1068115234375</text:p>
          </table:table-cell>
          <table:table-cell office:value-type="float" office:value="1.7345947265625" calcext:value-type="float">
            <text:p>1.7345947265625</text:p>
          </table:table-cell>
          <table:table-cell office:value-type="float" office:value="3.84" calcext:value-type="float">
            <text:p>3.84</text:p>
          </table:table-cell>
          <table:table-cell office:value-type="float" office:value="2.7158935546875" calcext:value-type="float">
            <text:p>2.7158935546875</text:p>
          </table:table-cell>
          <table:table-cell office:value-type="float" office:value="1.6749755859375" calcext:value-type="float">
            <text:p>1.6749755859375</text:p>
          </table:table-cell>
          <table:table-cell office:value-type="float" office:value="1.456640625" calcext:value-type="float">
            <text:p>1.456640625</text:p>
          </table:table-cell>
          <table:table-cell table:number-columns-repeated="20"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.38798828125" calcext:value-type="float">
            <text:p>2.38798828125</text:p>
          </table:table-cell>
          <table:table-cell office:value-type="float" office:value="2.802099609375" calcext:value-type="float">
            <text:p>2.802099609375</text:p>
          </table:table-cell>
          <table:table-cell office:value-type="float" office:value="0.630029296875" calcext:value-type="float">
            <text:p>0.630029296875</text:p>
          </table:table-cell>
          <table:table-cell office:value-type="float" office:value="3.86" calcext:value-type="float">
            <text:p>3.86</text:p>
          </table:table-cell>
          <table:table-cell office:value-type="float" office:value="2.763427734375" calcext:value-type="float">
            <text:p>2.763427734375</text:p>
          </table:table-cell>
          <table:table-cell office:value-type="float" office:value="0.6767578125" calcext:value-type="float">
            <text:p>0.6767578125</text:p>
          </table:table-cell>
          <table:table-cell office:value-type="float" office:value="1.4783935546875" calcext:value-type="float">
            <text:p>1.4783935546875</text:p>
          </table:table-cell>
          <table:table-cell table:number-columns-repeated="20"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2727783203125" calcext:value-type="float">
            <text:p>2.2727783203125</text:p>
          </table:table-cell>
          <table:table-cell office:value-type="float" office:value="1.9472900390625" calcext:value-type="float">
            <text:p>1.9472900390625</text:p>
          </table:table-cell>
          <table:table-cell office:value-type="float" office:value="0.974853515625" calcext:value-type="float">
            <text:p>0.974853515625</text:p>
          </table:table-cell>
          <table:table-cell office:value-type="float" office:value="3.88" calcext:value-type="float">
            <text:p>3.88</text:p>
          </table:table-cell>
          <table:table-cell office:value-type="float" office:value="2.792431640625" calcext:value-type="float">
            <text:p>2.792431640625</text:p>
          </table:table-cell>
          <table:table-cell office:value-type="float" office:value="1.0658935546875" calcext:value-type="float">
            <text:p>1.0658935546875</text:p>
          </table:table-cell>
          <table:table-cell office:value-type="float" office:value="1.7797119140625" calcext:value-type="float">
            <text:p>1.7797119140625</text:p>
          </table:table-cell>
          <table:table-cell table:number-columns-repeated="20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1535400390625" calcext:value-type="float">
            <text:p>2.1535400390625</text:p>
          </table:table-cell>
          <table:table-cell office:value-type="float" office:value="0.726708984375" calcext:value-type="float">
            <text:p>0.726708984375</text:p>
          </table:table-cell>
          <table:table-cell office:value-type="float" office:value="2.296142578125" calcext:value-type="float">
            <text:p>2.296142578125</text:p>
          </table:table-cell>
          <table:table-cell office:value-type="float" office:value="3.9" calcext:value-type="float">
            <text:p>3.9</text:p>
          </table:table-cell>
          <table:table-cell office:value-type="float" office:value="2.8045166015625" calcext:value-type="float">
            <text:p>2.8045166015625</text:p>
          </table:table-cell>
          <table:table-cell office:value-type="float" office:value="2.305810546875" calcext:value-type="float">
            <text:p>2.305810546875</text:p>
          </table:table-cell>
          <table:table-cell office:value-type="float" office:value="1.94326171875" calcext:value-type="float">
            <text:p>1.94326171875</text:p>
          </table:table-cell>
          <table:table-cell table:number-columns-repeated="20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.0173828125" calcext:value-type="float">
            <text:p>2.0173828125</text:p>
          </table:table-cell>
          <table:table-cell office:value-type="float" office:value="0.8193603515625" calcext:value-type="float">
            <text:p>0.8193603515625</text:p>
          </table:table-cell>
          <table:table-cell office:value-type="float" office:value="2.7658447265625" calcext:value-type="float">
            <text:p>2.7658447265625</text:p>
          </table:table-cell>
          <table:table-cell office:value-type="float" office:value="3.92" calcext:value-type="float">
            <text:p>3.92</text:p>
          </table:table-cell>
          <table:table-cell office:value-type="float" office:value="2.7996826171875" calcext:value-type="float">
            <text:p>2.7996826171875</text:p>
          </table:table-cell>
          <table:table-cell office:value-type="float" office:value="2.6804443359375" calcext:value-type="float">
            <text:p>2.6804443359375</text:p>
          </table:table-cell>
          <table:table-cell office:value-type="float" office:value="1.7442626953125" calcext:value-type="float">
            <text:p>1.7442626953125</text:p>
          </table:table-cell>
          <table:table-cell table:number-columns-repeated="20"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1.8796142578125" calcext:value-type="float">
            <text:p>1.8796142578125</text:p>
          </table:table-cell>
          <table:table-cell office:value-type="float" office:value="2.10439453125" calcext:value-type="float">
            <text:p>2.10439453125</text:p>
          </table:table-cell>
          <table:table-cell office:value-type="float" office:value="1.7337890625" calcext:value-type="float">
            <text:p>1.7337890625</text:p>
          </table:table-cell>
          <table:table-cell office:value-type="float" office:value="3.94" calcext:value-type="float">
            <text:p>3.94</text:p>
          </table:table-cell>
          <table:table-cell office:value-type="float" office:value="2.7771240234375" calcext:value-type="float">
            <text:p>2.7771240234375</text:p>
          </table:table-cell>
          <table:table-cell office:value-type="float" office:value="1.6733642578125" calcext:value-type="float">
            <text:p>1.6733642578125</text:p>
          </table:table-cell>
          <table:table-cell office:value-type="float" office:value="1.4574462890625" calcext:value-type="float">
            <text:p>1.4574462890625</text:p>
          </table:table-cell>
          <table:table-cell table:number-columns-repeated="20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.74345703125" calcext:value-type="float">
            <text:p>1.74345703125</text:p>
          </table:table-cell>
          <table:table-cell office:value-type="float" office:value="2.8037109375" calcext:value-type="float">
            <text:p>2.8037109375</text:p>
          </table:table-cell>
          <table:table-cell office:value-type="float" office:value="0.6276123046875" calcext:value-type="float">
            <text:p>0.6276123046875</text:p>
          </table:table-cell>
          <table:table-cell office:value-type="float" office:value="3.96" calcext:value-type="float">
            <text:p>3.96</text:p>
          </table:table-cell>
          <table:table-cell office:value-type="float" office:value="2.7368408203125" calcext:value-type="float">
            <text:p>2.7368408203125</text:p>
          </table:table-cell>
          <table:table-cell office:value-type="float" office:value="0.6775634765625" calcext:value-type="float">
            <text:p>0.6775634765625</text:p>
          </table:table-cell>
          <table:table-cell office:value-type="float" office:value="1.477587890625" calcext:value-type="float">
            <text:p>1.477587890625</text:p>
          </table:table-cell>
          <table:table-cell table:number-columns-repeated="20"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1.603271484375" calcext:value-type="float">
            <text:p>1.603271484375</text:p>
          </table:table-cell>
          <table:table-cell office:value-type="float" office:value="1.9505126953125" calcext:value-type="float">
            <text:p>1.9505126953125</text:p>
          </table:table-cell>
          <table:table-cell office:value-type="float" office:value="0.97646484375" calcext:value-type="float">
            <text:p>0.97646484375</text:p>
          </table:table-cell>
          <table:table-cell office:value-type="float" office:value="3.98" calcext:value-type="float">
            <text:p>3.98</text:p>
          </table:table-cell>
          <table:table-cell office:value-type="float" office:value="2.6788330078125" calcext:value-type="float">
            <text:p>2.6788330078125</text:p>
          </table:table-cell>
          <table:table-cell office:value-type="float" office:value="1.06669921875" calcext:value-type="float">
            <text:p>1.06669921875</text:p>
          </table:table-cell>
          <table:table-cell office:value-type="float" office:value="1.7797119140625" calcext:value-type="float">
            <text:p>1.7797119140625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5986328125" calcext:value-type="float">
            <text:p>1.45986328125</text:p>
          </table:table-cell>
          <table:table-cell office:value-type="float" office:value="0.7275146484375" calcext:value-type="float">
            <text:p>0.7275146484375</text:p>
          </table:table-cell>
          <table:table-cell office:value-type="float" office:value="2.3001708984375" calcext:value-type="float">
            <text:p>2.3001708984375</text:p>
          </table:table-cell>
          <table:table-cell office:value-type="float" office:value="4" calcext:value-type="float">
            <text:p>4</text:p>
          </table:table-cell>
          <table:table-cell office:value-type="float" office:value="2.60712890625" calcext:value-type="float">
            <text:p>2.60712890625</text:p>
          </table:table-cell>
          <table:table-cell office:value-type="float" office:value="2.3050048828125" calcext:value-type="float">
            <text:p>2.3050048828125</text:p>
          </table:table-cell>
          <table:table-cell office:value-type="float" office:value="1.94326171875" calcext:value-type="float">
            <text:p>1.94326171875</text:p>
          </table:table-cell>
          <table:table-cell table:number-columns-repeated="20"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1.32451171875" calcext:value-type="float">
            <text:p>1.32451171875</text:p>
          </table:table-cell>
          <table:table-cell office:value-type="float" office:value="0.8161376953125" calcext:value-type="float">
            <text:p>0.8161376953125</text:p>
          </table:table-cell>
          <table:table-cell office:value-type="float" office:value="2.7642333984375" calcext:value-type="float">
            <text:p>2.7642333984375</text:p>
          </table:table-cell>
          <table:table-cell office:value-type="float" office:value="4.02" calcext:value-type="float">
            <text:p>4.02</text:p>
          </table:table-cell>
          <table:table-cell office:value-type="float" office:value="2.5209228515625" calcext:value-type="float">
            <text:p>2.5209228515625</text:p>
          </table:table-cell>
          <table:table-cell office:value-type="float" office:value="2.679638671875" calcext:value-type="float">
            <text:p>2.679638671875</text:p>
          </table:table-cell>
          <table:table-cell office:value-type="float" office:value="1.7458740234375" calcext:value-type="float">
            <text:p>1.7458740234375</text:p>
          </table:table-cell>
          <table:table-cell table:number-columns-repeated="20"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1.1915771484375" calcext:value-type="float">
            <text:p>1.1915771484375</text:p>
          </table:table-cell>
          <table:table-cell office:value-type="float" office:value="2.1052001953125" calcext:value-type="float">
            <text:p>2.1052001953125</text:p>
          </table:table-cell>
          <table:table-cell office:value-type="float" office:value="1.7297607421875" calcext:value-type="float">
            <text:p>1.7297607421875</text:p>
          </table:table-cell>
          <table:table-cell office:value-type="float" office:value="4.04" calcext:value-type="float">
            <text:p>4.04</text:p>
          </table:table-cell>
          <table:table-cell office:value-type="float" office:value="2.418603515625" calcext:value-type="float">
            <text:p>2.418603515625</text:p>
          </table:table-cell>
          <table:table-cell office:value-type="float" office:value="1.674169921875" calcext:value-type="float">
            <text:p>1.674169921875</text:p>
          </table:table-cell>
          <table:table-cell office:value-type="float" office:value="1.456640625" calcext:value-type="float">
            <text:p>1.456640625</text:p>
          </table:table-cell>
          <table:table-cell table:number-columns-repeated="20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.0658935546875" calcext:value-type="float">
            <text:p>1.0658935546875</text:p>
          </table:table-cell>
          <table:table-cell office:value-type="float" office:value="2.802099609375" calcext:value-type="float">
            <text:p>2.802099609375</text:p>
          </table:table-cell>
          <table:table-cell office:value-type="float" office:value="0.626806640625" calcext:value-type="float">
            <text:p>0.626806640625</text:p>
          </table:table-cell>
          <table:table-cell office:value-type="float" office:value="4.06" calcext:value-type="float">
            <text:p>4.06</text:p>
          </table:table-cell>
          <table:table-cell office:value-type="float" office:value="2.307421875" calcext:value-type="float">
            <text:p>2.307421875</text:p>
          </table:table-cell>
          <table:table-cell office:value-type="float" office:value="0.6775634765625" calcext:value-type="float">
            <text:p>0.6775634765625</text:p>
          </table:table-cell>
          <table:table-cell office:value-type="float" office:value="1.477587890625" calcext:value-type="float">
            <text:p>1.477587890625</text:p>
          </table:table-cell>
          <table:table-cell table:number-columns-repeated="20"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95712890625" calcext:value-type="float">
            <text:p>0.95712890625</text:p>
          </table:table-cell>
          <table:table-cell office:value-type="float" office:value="1.9489013671875" calcext:value-type="float">
            <text:p>1.9489013671875</text:p>
          </table:table-cell>
          <table:table-cell office:value-type="float" office:value="0.9796875" calcext:value-type="float">
            <text:p>0.9796875</text:p>
          </table:table-cell>
          <table:table-cell office:value-type="float" office:value="4.08" calcext:value-type="float">
            <text:p>4.08</text:p>
          </table:table-cell>
          <table:table-cell office:value-type="float" office:value="2.1849609375" calcext:value-type="float">
            <text:p>2.1849609375</text:p>
          </table:table-cell>
          <table:table-cell office:value-type="float" office:value="1.0675048828125" calcext:value-type="float">
            <text:p>1.0675048828125</text:p>
          </table:table-cell>
          <table:table-cell office:value-type="float" office:value="1.780517578125" calcext:value-type="float">
            <text:p>1.780517578125</text:p>
          </table:table-cell>
          <table:table-cell table:number-columns-repeated="20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85078125" calcext:value-type="float">
            <text:p>0.85078125</text:p>
          </table:table-cell>
          <table:table-cell office:value-type="float" office:value="0.7242919921875" calcext:value-type="float">
            <text:p>0.7242919921875</text:p>
          </table:table-cell>
          <table:table-cell office:value-type="float" office:value="2.299365234375" calcext:value-type="float">
            <text:p>2.299365234375</text:p>
          </table:table-cell>
          <table:table-cell office:value-type="float" office:value="4.1" calcext:value-type="float">
            <text:p>4.1</text:p>
          </table:table-cell>
          <table:table-cell office:value-type="float" office:value="2.054443359375" calcext:value-type="float">
            <text:p>2.054443359375</text:p>
          </table:table-cell>
          <table:table-cell office:value-type="float" office:value="2.30419921875" calcext:value-type="float">
            <text:p>2.3041992187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0.7629638671875" calcext:value-type="float">
            <text:p>0.7629638671875</text:p>
          </table:table-cell>
          <table:table-cell office:value-type="float" office:value="0.82177734375" calcext:value-type="float">
            <text:p>0.82177734375</text:p>
          </table:table-cell>
          <table:table-cell office:value-type="float" office:value="2.7642333984375" calcext:value-type="float">
            <text:p>2.7642333984375</text:p>
          </table:table-cell>
          <table:table-cell office:value-type="float" office:value="4.12" calcext:value-type="float">
            <text:p>4.12</text:p>
          </table:table-cell>
          <table:table-cell office:value-type="float" office:value="1.919091796875" calcext:value-type="float">
            <text:p>1.919091796875</text:p>
          </table:table-cell>
          <table:table-cell office:value-type="float" office:value="2.6804443359375" calcext:value-type="float">
            <text:p>2.6804443359375</text:p>
          </table:table-cell>
          <table:table-cell office:value-type="float" office:value="1.7442626953125" calcext:value-type="float">
            <text:p>1.7442626953125</text:p>
          </table:table-cell>
          <table:table-cell table:number-columns-repeated="20"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0.6872314453125" calcext:value-type="float">
            <text:p>0.6872314453125</text:p>
          </table:table-cell>
          <table:table-cell office:value-type="float" office:value="2.102783203125" calcext:value-type="float">
            <text:p>2.102783203125</text:p>
          </table:table-cell>
          <table:table-cell office:value-type="float" office:value="1.7265380859375" calcext:value-type="float">
            <text:p>1.7265380859375</text:p>
          </table:table-cell>
          <table:table-cell office:value-type="float" office:value="4.14" calcext:value-type="float">
            <text:p>4.14</text:p>
          </table:table-cell>
          <table:table-cell office:value-type="float" office:value="1.780517578125" calcext:value-type="float">
            <text:p>1.780517578125</text:p>
          </table:table-cell>
          <table:table-cell office:value-type="float" office:value="1.6749755859375" calcext:value-type="float">
            <text:p>1.6749755859375</text:p>
          </table:table-cell>
          <table:table-cell office:value-type="float" office:value="1.455029296875" calcext:value-type="float">
            <text:p>1.455029296875</text:p>
          </table:table-cell>
          <table:table-cell table:number-columns-repeated="20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6308349609375" calcext:value-type="float">
            <text:p>0.630834960937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260009765625" calcext:value-type="float">
            <text:p>0.6260009765625</text:p>
          </table:table-cell>
          <table:table-cell office:value-type="float" office:value="4.16" calcext:value-type="float">
            <text:p>4.16</text:p>
          </table:table-cell>
          <table:table-cell office:value-type="float" office:value="1.6395263671875" calcext:value-type="float">
            <text:p>1.6395263671875</text:p>
          </table:table-cell>
          <table:table-cell office:value-type="float" office:value="0.6775634765625" calcext:value-type="float">
            <text:p>0.6775634765625</text:p>
          </table:table-cell>
          <table:table-cell office:value-type="float" office:value="1.477587890625" calcext:value-type="float">
            <text:p>1.477587890625</text:p>
          </table:table-cell>
          <table:table-cell table:number-columns-repeated="20"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0.5889404296875" calcext:value-type="float">
            <text:p>0.5889404296875</text:p>
          </table:table-cell>
          <table:table-cell office:value-type="float" office:value="1.9505126953125" calcext:value-type="float">
            <text:p>1.9505126953125</text:p>
          </table:table-cell>
          <table:table-cell office:value-type="float" office:value="0.9788818359375" calcext:value-type="float">
            <text:p>0.9788818359375</text:p>
          </table:table-cell>
          <table:table-cell office:value-type="float" office:value="4.18" calcext:value-type="float">
            <text:p>4.18</text:p>
          </table:table-cell>
          <table:table-cell office:value-type="float" office:value="1.4993408203125" calcext:value-type="float">
            <text:p>1.4993408203125</text:p>
          </table:table-cell>
          <table:table-cell office:value-type="float" office:value="1.06669921875" calcext:value-type="float">
            <text:p>1.06669921875</text:p>
          </table:table-cell>
          <table:table-cell office:value-type="float" office:value="1.780517578125" calcext:value-type="float">
            <text:p>1.780517578125</text:p>
          </table:table-cell>
          <table:table-cell table:number-columns-repeated="2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65576171875" calcext:value-type="float">
            <text:p>0.565576171875</text:p>
          </table:table-cell>
          <table:table-cell office:value-type="float" office:value="0.7259033203125" calcext:value-type="float">
            <text:p>0.7259033203125</text:p>
          </table:table-cell>
          <table:table-cell office:value-type="float" office:value="2.302587890625" calcext:value-type="float">
            <text:p>2.302587890625</text:p>
          </table:table-cell>
          <table:table-cell office:value-type="float" office:value="4.2" calcext:value-type="float">
            <text:p>4.2</text:p>
          </table:table-cell>
          <table:table-cell office:value-type="float" office:value="1.3607666015625" calcext:value-type="float">
            <text:p>1.3607666015625</text:p>
          </table:table-cell>
          <table:table-cell office:value-type="float" office:value="2.30419921875" calcext:value-type="float">
            <text:p>2.3041992187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0.559130859375" calcext:value-type="float">
            <text:p>0.559130859375</text:p>
          </table:table-cell>
          <table:table-cell office:value-type="float" office:value="0.820166015625" calcext:value-type="float">
            <text:p>0.820166015625</text:p>
          </table:table-cell>
          <table:table-cell office:value-type="float" office:value="2.7626220703125" calcext:value-type="float">
            <text:p>2.7626220703125</text:p>
          </table:table-cell>
          <table:table-cell office:value-type="float" office:value="4.22" calcext:value-type="float">
            <text:p>4.22</text:p>
          </table:table-cell>
          <table:table-cell office:value-type="float" office:value="1.2286376953125" calcext:value-type="float">
            <text:p>1.2286376953125</text:p>
          </table:table-cell>
          <table:table-cell office:value-type="float" office:value="2.679638671875" calcext:value-type="float">
            <text:p>2.679638671875</text:p>
          </table:table-cell>
          <table:table-cell office:value-type="float" office:value="1.7442626953125" calcext:value-type="float">
            <text:p>1.7442626953125</text:p>
          </table:table-cell>
          <table:table-cell table:number-columns-repeated="20"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0.568798828125" calcext:value-type="float">
            <text:p>0.568798828125</text:p>
          </table:table-cell>
          <table:table-cell office:value-type="float" office:value="2.1019775390625" calcext:value-type="float">
            <text:p>2.1019775390625</text:p>
          </table:table-cell>
          <table:table-cell office:value-type="float" office:value="1.725732421875" calcext:value-type="float">
            <text:p>1.725732421875</text:p>
          </table:table-cell>
          <table:table-cell office:value-type="float" office:value="4.24" calcext:value-type="float">
            <text:p>4.24</text:p>
          </table:table-cell>
          <table:table-cell office:value-type="float" office:value="1.103759765625" calcext:value-type="float">
            <text:p>1.103759765625</text:p>
          </table:table-cell>
          <table:table-cell office:value-type="float" office:value="1.6749755859375" calcext:value-type="float">
            <text:p>1.6749755859375</text:p>
          </table:table-cell>
          <table:table-cell office:value-type="float" office:value="1.4558349609375" calcext:value-type="float">
            <text:p>1.4558349609375</text:p>
          </table:table-cell>
          <table:table-cell table:number-columns-repeated="20"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0.5921630859375" calcext:value-type="float">
            <text:p>0.5921630859375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6243896484375" calcext:value-type="float">
            <text:p>0.6243896484375</text:p>
          </table:table-cell>
          <table:table-cell office:value-type="float" office:value="4.26" calcext:value-type="float">
            <text:p>4.26</text:p>
          </table:table-cell>
          <table:table-cell office:value-type="float" office:value="0.9861328125" calcext:value-type="float">
            <text:p>0.9861328125</text:p>
          </table:table-cell>
          <table:table-cell office:value-type="float" office:value="0.6775634765625" calcext:value-type="float">
            <text:p>0.6775634765625</text:p>
          </table:table-cell>
          <table:table-cell office:value-type="float" office:value="1.4783935546875" calcext:value-type="float">
            <text:p>1.4783935546875</text:p>
          </table:table-cell>
          <table:table-cell table:number-columns-repeated="20"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0.639697265625" calcext:value-type="float">
            <text:p>0.639697265625</text:p>
          </table:table-cell>
          <table:table-cell office:value-type="float" office:value="1.9553466796875" calcext:value-type="float">
            <text:p>1.9553466796875</text:p>
          </table:table-cell>
          <table:table-cell office:value-type="float" office:value="0.984521484375" calcext:value-type="float">
            <text:p>0.984521484375</text:p>
          </table:table-cell>
          <table:table-cell office:value-type="float" office:value="4.28" calcext:value-type="float">
            <text:p>4.28</text:p>
          </table:table-cell>
          <table:table-cell office:value-type="float" office:value="0.87978515625" calcext:value-type="float">
            <text:p>0.87978515625</text:p>
          </table:table-cell>
          <table:table-cell office:value-type="float" office:value="1.0658935546875" calcext:value-type="float">
            <text:p>1.0658935546875</text:p>
          </table:table-cell>
          <table:table-cell office:value-type="float" office:value="1.780517578125" calcext:value-type="float">
            <text:p>1.780517578125</text:p>
          </table:table-cell>
          <table:table-cell table:number-columns-repeated="20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69931640625" calcext:value-type="float">
            <text:p>0.69931640625</text:p>
          </table:table-cell>
          <table:table-cell office:value-type="float" office:value="0.7259033203125" calcext:value-type="float">
            <text:p>0.7259033203125</text:p>
          </table:table-cell>
          <table:table-cell office:value-type="float" office:value="2.305810546875" calcext:value-type="float">
            <text:p>2.305810546875</text:p>
          </table:table-cell>
          <table:table-cell office:value-type="float" office:value="4.3" calcext:value-type="float">
            <text:p>4.3</text:p>
          </table:table-cell>
          <table:table-cell office:value-type="float" office:value="0.7871337890625" calcext:value-type="float">
            <text:p>0.7871337890625</text:p>
          </table:table-cell>
          <table:table-cell office:value-type="float" office:value="2.302587890625" calcext:value-type="float">
            <text:p>2.30258789062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.77666015625" calcext:value-type="float">
            <text:p>0.77666015625</text:p>
          </table:table-cell>
          <table:table-cell office:value-type="float" office:value="0.8193603515625" calcext:value-type="float">
            <text:p>0.8193603515625</text:p>
          </table:table-cell>
          <table:table-cell office:value-type="float" office:value="2.7642333984375" calcext:value-type="float">
            <text:p>2.7642333984375</text:p>
          </table:table-cell>
          <table:table-cell office:value-type="float" office:value="4.32" calcext:value-type="float">
            <text:p>4.32</text:p>
          </table:table-cell>
          <table:table-cell office:value-type="float" office:value="0.710595703125" calcext:value-type="float">
            <text:p>0.710595703125</text:p>
          </table:table-cell>
          <table:table-cell office:value-type="float" office:value="2.68125" calcext:value-type="float">
            <text:p>2.68125</text:p>
          </table:table-cell>
          <table:table-cell office:value-type="float" office:value="1.7426513671875" calcext:value-type="float">
            <text:p>1.7426513671875</text:p>
          </table:table-cell>
          <table:table-cell table:number-columns-repeated="20"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8677001953125" calcext:value-type="float">
            <text:p>0.8677001953125</text:p>
          </table:table-cell>
          <table:table-cell office:value-type="float" office:value="2.1035888671875" calcext:value-type="float">
            <text:p>2.1035888671875</text:p>
          </table:table-cell>
          <table:table-cell office:value-type="float" office:value="1.72412109375" calcext:value-type="float">
            <text:p>1.72412109375</text:p>
          </table:table-cell>
          <table:table-cell office:value-type="float" office:value="4.34" calcext:value-type="float">
            <text:p>4.34</text:p>
          </table:table-cell>
          <table:table-cell office:value-type="float" office:value="0.6469482421875" calcext:value-type="float">
            <text:p>0.6469482421875</text:p>
          </table:table-cell>
          <table:table-cell office:value-type="float" office:value="1.67578125" calcext:value-type="float">
            <text:p>1.67578125</text:p>
          </table:table-cell>
          <table:table-cell office:value-type="float" office:value="1.4558349609375" calcext:value-type="float">
            <text:p>1.4558349609375</text:p>
          </table:table-cell>
          <table:table-cell table:number-columns-repeated="20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97001953125" calcext:value-type="float">
            <text:p>0.97001953125</text:p>
          </table:table-cell>
          <table:table-cell office:value-type="float" office:value="2.80693359375" calcext:value-type="float">
            <text:p>2.80693359375</text:p>
          </table:table-cell>
          <table:table-cell office:value-type="float" office:value="0.623583984375" calcext:value-type="float">
            <text:p>0.623583984375</text:p>
          </table:table-cell>
          <table:table-cell office:value-type="float" office:value="4.36" calcext:value-type="float">
            <text:p>4.36</text:p>
          </table:table-cell>
          <table:table-cell office:value-type="float" office:value="0.5994140625" calcext:value-type="float">
            <text:p>0.5994140625</text:p>
          </table:table-cell>
          <table:table-cell office:value-type="float" office:value="0.6767578125" calcext:value-type="float">
            <text:p>0.6767578125</text:p>
          </table:table-cell>
          <table:table-cell office:value-type="float" office:value="1.4800048828125" calcext:value-type="float">
            <text:p>1.4800048828125</text:p>
          </table:table-cell>
          <table:table-cell table:number-columns-repeated="20"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1.08603515625" calcext:value-type="float">
            <text:p>1.08603515625</text:p>
          </table:table-cell>
          <table:table-cell office:value-type="float" office:value="1.9489013671875" calcext:value-type="float">
            <text:p>1.9489013671875</text:p>
          </table:table-cell>
          <table:table-cell office:value-type="float" office:value="0.984521484375" calcext:value-type="float">
            <text:p>0.984521484375</text:p>
          </table:table-cell>
          <table:table-cell office:value-type="float" office:value="4.38" calcext:value-type="float">
            <text:p>4.38</text:p>
          </table:table-cell>
          <table:table-cell office:value-type="float" office:value="0.5679931640625" calcext:value-type="float">
            <text:p>0.5679931640625</text:p>
          </table:table-cell>
          <table:table-cell office:value-type="float" office:value="1.0634765625" calcext:value-type="float">
            <text:p>1.0634765625</text:p>
          </table:table-cell>
          <table:table-cell office:value-type="float" office:value="1.780517578125" calcext:value-type="float">
            <text:p>1.780517578125</text:p>
          </table:table-cell>
          <table:table-cell table:number-columns-repeated="20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.2125244140625" calcext:value-type="float">
            <text:p>1.2125244140625</text:p>
          </table:table-cell>
          <table:table-cell office:value-type="float" office:value="0.7275146484375" calcext:value-type="float">
            <text:p>0.7275146484375</text:p>
          </table:table-cell>
          <table:table-cell office:value-type="float" office:value="2.3066162109375" calcext:value-type="float">
            <text:p>2.3066162109375</text:p>
          </table:table-cell>
          <table:table-cell office:value-type="float" office:value="4.4" calcext:value-type="float">
            <text:p>4.4</text:p>
          </table:table-cell>
          <table:table-cell office:value-type="float" office:value="0.5567138671875" calcext:value-type="float">
            <text:p>0.5567138671875</text:p>
          </table:table-cell>
          <table:table-cell office:value-type="float" office:value="2.302587890625" calcext:value-type="float">
            <text:p>2.30258789062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1.3478759765625" calcext:value-type="float">
            <text:p>1.3478759765625</text:p>
          </table:table-cell>
          <table:table-cell office:value-type="float" office:value="0.8185546875" calcext:value-type="float">
            <text:p>0.8185546875</text:p>
          </table:table-cell>
          <table:table-cell office:value-type="float" office:value="2.7626220703125" calcext:value-type="float">
            <text:p>2.7626220703125</text:p>
          </table:table-cell>
          <table:table-cell office:value-type="float" office:value="4.42" calcext:value-type="float">
            <text:p>4.42</text:p>
          </table:table-cell>
          <table:table-cell office:value-type="float" office:value="0.5607421875" calcext:value-type="float">
            <text:p>0.5607421875</text:p>
          </table:table-cell>
          <table:table-cell office:value-type="float" office:value="2.68125" calcext:value-type="float">
            <text:p>2.68125</text:p>
          </table:table-cell>
          <table:table-cell office:value-type="float" office:value="1.7426513671875" calcext:value-type="float">
            <text:p>1.7426513671875</text:p>
          </table:table-cell>
          <table:table-cell table:number-columns-repeated="20"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1.4832275390625" calcext:value-type="float">
            <text:p>1.4832275390625</text:p>
          </table:table-cell>
          <table:table-cell office:value-type="float" office:value="2.099560546875" calcext:value-type="float">
            <text:p>2.099560546875</text:p>
          </table:table-cell>
          <table:table-cell office:value-type="float" office:value="1.72734375" calcext:value-type="float">
            <text:p>1.72734375</text:p>
          </table:table-cell>
          <table:table-cell office:value-type="float" office:value="4.44" calcext:value-type="float">
            <text:p>4.44</text:p>
          </table:table-cell>
          <table:table-cell office:value-type="float" office:value="0.5841064453125" calcext:value-type="float">
            <text:p>0.5841064453125</text:p>
          </table:table-cell>
          <table:table-cell office:value-type="float" office:value="1.6765869140625" calcext:value-type="float">
            <text:p>1.6765869140625</text:p>
          </table:table-cell>
          <table:table-cell office:value-type="float" office:value="1.4542236328125" calcext:value-type="float">
            <text:p>1.4542236328125</text:p>
          </table:table-cell>
          <table:table-cell table:number-columns-repeated="20"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1.6234130859375" calcext:value-type="float">
            <text:p>1.623413085937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623583984375" calcext:value-type="float">
            <text:p>0.623583984375</text:p>
          </table:table-cell>
          <table:table-cell office:value-type="float" office:value="4.46" calcext:value-type="float">
            <text:p>4.46</text:p>
          </table:table-cell>
          <table:table-cell office:value-type="float" office:value="0.6251953125" calcext:value-type="float">
            <text:p>0.6251953125</text:p>
          </table:table-cell>
          <table:table-cell office:value-type="float" office:value="0.678369140625" calcext:value-type="float">
            <text:p>0.678369140625</text:p>
          </table:table-cell>
          <table:table-cell office:value-type="float" office:value="1.47919921875" calcext:value-type="float">
            <text:p>1.47919921875</text:p>
          </table:table-cell>
          <table:table-cell table:number-columns-repeated="20"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1.7619873046875" calcext:value-type="float">
            <text:p>1.7619873046875</text:p>
          </table:table-cell>
          <table:table-cell office:value-type="float" office:value="1.951318359375" calcext:value-type="float">
            <text:p>1.951318359375</text:p>
          </table:table-cell>
          <table:table-cell office:value-type="float" office:value="0.984521484375" calcext:value-type="float">
            <text:p>0.984521484375</text:p>
          </table:table-cell>
          <table:table-cell office:value-type="float" office:value="4.48" calcext:value-type="float">
            <text:p>4.48</text:p>
          </table:table-cell>
          <table:table-cell office:value-type="float" office:value="0.6823974609375" calcext:value-type="float">
            <text:p>0.6823974609375</text:p>
          </table:table-cell>
          <table:table-cell office:value-type="float" office:value="1.0642822265625" calcext:value-type="float">
            <text:p>1.0642822265625</text:p>
          </table:table-cell>
          <table:table-cell office:value-type="float" office:value="1.78212890625" calcext:value-type="float">
            <text:p>1.78212890625</text:p>
          </table:table-cell>
          <table:table-cell table:number-columns-repeated="20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90458984375" calcext:value-type="float">
            <text:p>1.90458984375</text:p>
          </table:table-cell>
          <table:table-cell office:value-type="float" office:value="0.7275146484375" calcext:value-type="float">
            <text:p>0.7275146484375</text:p>
          </table:table-cell>
          <table:table-cell office:value-type="float" office:value="2.3050048828125" calcext:value-type="float">
            <text:p>2.3050048828125</text:p>
          </table:table-cell>
          <table:table-cell office:value-type="float" office:value="4.5" calcext:value-type="float">
            <text:p>4.5</text:p>
          </table:table-cell>
          <table:table-cell office:value-type="float" office:value="0.7549072265625" calcext:value-type="float">
            <text:p>0.7549072265625</text:p>
          </table:table-cell>
          <table:table-cell office:value-type="float" office:value="2.3033935546875" calcext:value-type="float">
            <text:p>2.303393554687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2.0431640625" calcext:value-type="float">
            <text:p>2.0431640625</text:p>
          </table:table-cell>
          <table:table-cell office:value-type="float" office:value="0.820166015625" calcext:value-type="float">
            <text:p>0.820166015625</text:p>
          </table:table-cell>
          <table:table-cell office:value-type="float" office:value="2.763427734375" calcext:value-type="float">
            <text:p>2.763427734375</text:p>
          </table:table-cell>
          <table:table-cell office:value-type="float" office:value="4.52" calcext:value-type="float">
            <text:p>4.52</text:p>
          </table:table-cell>
          <table:table-cell office:value-type="float" office:value="0.8419189453125" calcext:value-type="float">
            <text:p>0.8419189453125</text:p>
          </table:table-cell>
          <table:table-cell office:value-type="float" office:value="2.68125" calcext:value-type="float">
            <text:p>2.68125</text:p>
          </table:table-cell>
          <table:table-cell office:value-type="float" office:value="1.74345703125" calcext:value-type="float">
            <text:p>1.74345703125</text:p>
          </table:table-cell>
          <table:table-cell table:number-columns-repeated="20"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2.170458984375" calcext:value-type="float">
            <text:p>2.170458984375</text:p>
          </table:table-cell>
          <table:table-cell office:value-type="float" office:value="2.09794921875" calcext:value-type="float">
            <text:p>2.09794921875</text:p>
          </table:table-cell>
          <table:table-cell office:value-type="float" office:value="1.7208984375" calcext:value-type="float">
            <text:p>1.7208984375</text:p>
          </table:table-cell>
          <table:table-cell office:value-type="float" office:value="4.54" calcext:value-type="float">
            <text:p>4.54</text:p>
          </table:table-cell>
          <table:table-cell office:value-type="float" office:value="0.9418212890625" calcext:value-type="float">
            <text:p>0.9418212890625</text:p>
          </table:table-cell>
          <table:table-cell office:value-type="float" office:value="1.6765869140625" calcext:value-type="float">
            <text:p>1.6765869140625</text:p>
          </table:table-cell>
          <table:table-cell office:value-type="float" office:value="1.455029296875" calcext:value-type="float">
            <text:p>1.455029296875</text:p>
          </table:table-cell>
          <table:table-cell table:number-columns-repeated="20"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2.29775390625" calcext:value-type="float">
            <text:p>2.29775390625</text:p>
          </table:table-cell>
          <table:table-cell office:value-type="float" office:value="2.8037109375" calcext:value-type="float">
            <text:p>2.8037109375</text:p>
          </table:table-cell>
          <table:table-cell office:value-type="float" office:value="0.623583984375" calcext:value-type="float">
            <text:p>0.623583984375</text:p>
          </table:table-cell>
          <table:table-cell office:value-type="float" office:value="4.56" calcext:value-type="float">
            <text:p>4.56</text:p>
          </table:table-cell>
          <table:table-cell office:value-type="float" office:value="1.0546142578125" calcext:value-type="float">
            <text:p>1.0546142578125</text:p>
          </table:table-cell>
          <table:table-cell office:value-type="float" office:value="0.6775634765625" calcext:value-type="float">
            <text:p>0.6775634765625</text:p>
          </table:table-cell>
          <table:table-cell office:value-type="float" office:value="1.4800048828125" calcext:value-type="float">
            <text:p>1.4800048828125</text:p>
          </table:table-cell>
          <table:table-cell table:number-columns-repeated="20"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2.405712890625" calcext:value-type="float">
            <text:p>2.405712890625</text:p>
          </table:table-cell>
          <table:table-cell office:value-type="float" office:value="1.9537353515625" calcext:value-type="float">
            <text:p>1.9537353515625</text:p>
          </table:table-cell>
          <table:table-cell office:value-type="float" office:value="0.98935546875" calcext:value-type="float">
            <text:p>0.98935546875</text:p>
          </table:table-cell>
          <table:table-cell office:value-type="float" office:value="4.58" calcext:value-type="float">
            <text:p>4.58</text:p>
          </table:table-cell>
          <table:table-cell office:value-type="float" office:value="1.174658203125" calcext:value-type="float">
            <text:p>1.174658203125</text:p>
          </table:table-cell>
          <table:table-cell office:value-type="float" office:value="1.0642822265625" calcext:value-type="float">
            <text:p>1.0642822265625</text:p>
          </table:table-cell>
          <table:table-cell office:value-type="float" office:value="1.78212890625" calcext:value-type="float">
            <text:p>1.78212890625</text:p>
          </table:table-cell>
          <table:table-cell table:number-columns-repeated="20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.5072265625" calcext:value-type="float">
            <text:p>2.5072265625</text:p>
          </table:table-cell>
          <table:table-cell office:value-type="float" office:value="0.7259033203125" calcext:value-type="float">
            <text:p>0.7259033203125</text:p>
          </table:table-cell>
          <table:table-cell office:value-type="float" office:value="2.3130615234375" calcext:value-type="float">
            <text:p>2.3130615234375</text:p>
          </table:table-cell>
          <table:table-cell office:value-type="float" office:value="4.6" calcext:value-type="float">
            <text:p>4.6</text:p>
          </table:table-cell>
          <table:table-cell office:value-type="float" office:value="1.30517578125" calcext:value-type="float">
            <text:p>1.30517578125</text:p>
          </table:table-cell>
          <table:table-cell office:value-type="float" office:value="2.302587890625" calcext:value-type="float">
            <text:p>2.302587890625</text:p>
          </table:table-cell>
          <table:table-cell office:value-type="float" office:value="1.9424560546875" calcext:value-type="float">
            <text:p>1.9424560546875</text:p>
          </table:table-cell>
          <table:table-cell table:number-columns-repeated="20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2.5966552734375" calcext:value-type="float">
            <text:p>2.5966552734375</text:p>
          </table:table-cell>
          <table:table-cell office:value-type="float" office:value="0.816943359375" calcext:value-type="float">
            <text:p>0.816943359375</text:p>
          </table:table-cell>
          <table:table-cell office:value-type="float" office:value="2.7610107421875" calcext:value-type="float">
            <text:p>2.7610107421875</text:p>
          </table:table-cell>
          <table:table-cell office:value-type="float" office:value="4.62" calcext:value-type="float">
            <text:p>4.62</text:p>
          </table:table-cell>
          <table:table-cell office:value-type="float" office:value="1.4413330078125" calcext:value-type="float">
            <text:p>1.4413330078125</text:p>
          </table:table-cell>
          <table:table-cell office:value-type="float" office:value="2.68125" calcext:value-type="float">
            <text:p>2.68125</text:p>
          </table:table-cell>
          <table:table-cell office:value-type="float" office:value="1.7410400390625" calcext:value-type="float">
            <text:p>1.7410400390625</text:p>
          </table:table-cell>
          <table:table-cell table:number-columns-repeated="20"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2.669970703125" calcext:value-type="float">
            <text:p>2.669970703125</text:p>
          </table:table-cell>
          <table:table-cell office:value-type="float" office:value="2.1003662109375" calcext:value-type="float">
            <text:p>2.1003662109375</text:p>
          </table:table-cell>
          <table:table-cell office:value-type="float" office:value="1.7152587890625" calcext:value-type="float">
            <text:p>1.7152587890625</text:p>
          </table:table-cell>
          <table:table-cell office:value-type="float" office:value="4.64" calcext:value-type="float">
            <text:p>4.64</text:p>
          </table:table-cell>
          <table:table-cell office:value-type="float" office:value="1.58232421875" calcext:value-type="float">
            <text:p>1.58232421875</text:p>
          </table:table-cell>
          <table:table-cell office:value-type="float" office:value="1.677392578125" calcext:value-type="float">
            <text:p>1.677392578125</text:p>
          </table:table-cell>
          <table:table-cell office:value-type="float" office:value="1.4542236328125" calcext:value-type="float">
            <text:p>1.4542236328125</text:p>
          </table:table-cell>
          <table:table-cell table:number-columns-repeated="20"/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2.7328125" calcext:value-type="float">
            <text:p>2.732812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195556640625" calcext:value-type="float">
            <text:p>0.6195556640625</text:p>
          </table:table-cell>
          <table:table-cell office:value-type="float" office:value="4.66" calcext:value-type="float">
            <text:p>4.66</text:p>
          </table:table-cell>
          <table:table-cell office:value-type="float" office:value="1.722509765625" calcext:value-type="float">
            <text:p>1.722509765625</text:p>
          </table:table-cell>
          <table:table-cell office:value-type="float" office:value="0.6775634765625" calcext:value-type="float">
            <text:p>0.6775634765625</text:p>
          </table:table-cell>
          <table:table-cell office:value-type="float" office:value="1.480810546875" calcext:value-type="float">
            <text:p>1.480810546875</text:p>
          </table:table-cell>
          <table:table-cell table:number-columns-repeated="20"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2.773095703125" calcext:value-type="float">
            <text:p>2.773095703125</text:p>
          </table:table-cell>
          <table:table-cell office:value-type="float" office:value="1.9521240234375" calcext:value-type="float">
            <text:p>1.9521240234375</text:p>
          </table:table-cell>
          <table:table-cell office:value-type="float" office:value="0.987744140625" calcext:value-type="float">
            <text:p>0.987744140625</text:p>
          </table:table-cell>
          <table:table-cell office:value-type="float" office:value="4.68" calcext:value-type="float">
            <text:p>4.68</text:p>
          </table:table-cell>
          <table:table-cell office:value-type="float" office:value="1.8626953125" calcext:value-type="float">
            <text:p>1.8626953125</text:p>
          </table:table-cell>
          <table:table-cell office:value-type="float" office:value="1.065087890625" calcext:value-type="float">
            <text:p>1.065087890625</text:p>
          </table:table-cell>
          <table:table-cell office:value-type="float" office:value="1.783740234375" calcext:value-type="float">
            <text:p>1.783740234375</text:p>
          </table:table-cell>
          <table:table-cell table:number-columns-repeated="20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7242919921875" calcext:value-type="float">
            <text:p>0.7242919921875</text:p>
          </table:table-cell>
          <table:table-cell office:value-type="float" office:value="2.312255859375" calcext:value-type="float">
            <text:p>2.312255859375</text:p>
          </table:table-cell>
          <table:table-cell office:value-type="float" office:value="4.7" calcext:value-type="float">
            <text:p>4.7</text:p>
          </table:table-cell>
          <table:table-cell office:value-type="float" office:value="1.999658203125" calcext:value-type="float">
            <text:p>1.999658203125</text:p>
          </table:table-cell>
          <table:table-cell office:value-type="float" office:value="2.3017822265625" calcext:value-type="float">
            <text:p>2.301782226562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2.80693359375" calcext:value-type="float">
            <text:p>2.80693359375</text:p>
          </table:table-cell>
          <table:table-cell office:value-type="float" office:value="0.816943359375" calcext:value-type="float">
            <text:p>0.816943359375</text:p>
          </table:table-cell>
          <table:table-cell office:value-type="float" office:value="2.7577880859375" calcext:value-type="float">
            <text:p>2.7577880859375</text:p>
          </table:table-cell>
          <table:table-cell office:value-type="float" office:value="4.72" calcext:value-type="float">
            <text:p>4.72</text:p>
          </table:table-cell>
          <table:table-cell office:value-type="float" office:value="2.1333984375" calcext:value-type="float">
            <text:p>2.1333984375</text:p>
          </table:table-cell>
          <table:table-cell office:value-type="float" office:value="2.68125" calcext:value-type="float">
            <text:p>2.68125</text:p>
          </table:table-cell>
          <table:table-cell office:value-type="float" office:value="1.7410400390625" calcext:value-type="float">
            <text:p>1.7410400390625</text:p>
          </table:table-cell>
          <table:table-cell table:number-columns-repeated="20"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2.797265625" calcext:value-type="float">
            <text:p>2.797265625</text:p>
          </table:table-cell>
          <table:table-cell office:value-type="float" office:value="2.09794921875" calcext:value-type="float">
            <text:p>2.09794921875</text:p>
          </table:table-cell>
          <table:table-cell office:value-type="float" office:value="1.719287109375" calcext:value-type="float">
            <text:p>1.719287109375</text:p>
          </table:table-cell>
          <table:table-cell office:value-type="float" office:value="4.74" calcext:value-type="float">
            <text:p>4.74</text:p>
          </table:table-cell>
          <table:table-cell office:value-type="float" office:value="2.25908203125" calcext:value-type="float">
            <text:p>2.25908203125</text:p>
          </table:table-cell>
          <table:table-cell office:value-type="float" office:value="1.6765869140625" calcext:value-type="float">
            <text:p>1.6765869140625</text:p>
          </table:table-cell>
          <table:table-cell office:value-type="float" office:value="1.455029296875" calcext:value-type="float">
            <text:p>1.455029296875</text:p>
          </table:table-cell>
          <table:table-cell table:number-columns-repeated="20"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2.7690673828125" calcext:value-type="float">
            <text:p>2.769067382812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4.76" calcext:value-type="float">
            <text:p>4.76</text:p>
          </table:table-cell>
          <table:table-cell office:value-type="float" office:value="2.37509765625" calcext:value-type="float">
            <text:p>2.37509765625</text:p>
          </table:table-cell>
          <table:table-cell office:value-type="float" office:value="0.678369140625" calcext:value-type="float">
            <text:p>0.678369140625</text:p>
          </table:table-cell>
          <table:table-cell office:value-type="float" office:value="1.4800048828125" calcext:value-type="float">
            <text:p>1.4800048828125</text:p>
          </table:table-cell>
          <table:table-cell table:number-columns-repeated="20"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2.7255615234375" calcext:value-type="float">
            <text:p>2.7255615234375</text:p>
          </table:table-cell>
          <table:table-cell office:value-type="float" office:value="1.9529296875" calcext:value-type="float">
            <text:p>1.9529296875</text:p>
          </table:table-cell>
          <table:table-cell office:value-type="float" office:value="0.990966796875" calcext:value-type="float">
            <text:p>0.990966796875</text:p>
          </table:table-cell>
          <table:table-cell office:value-type="float" office:value="4.78" calcext:value-type="float">
            <text:p>4.78</text:p>
          </table:table-cell>
          <table:table-cell office:value-type="float" office:value="2.4814453125" calcext:value-type="float">
            <text:p>2.4814453125</text:p>
          </table:table-cell>
          <table:table-cell office:value-type="float" office:value="1.0634765625" calcext:value-type="float">
            <text:p>1.0634765625</text:p>
          </table:table-cell>
          <table:table-cell office:value-type="float" office:value="1.7829345703125" calcext:value-type="float">
            <text:p>1.7829345703125</text:p>
          </table:table-cell>
          <table:table-cell table:number-columns-repeated="20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.6627197265625" calcext:value-type="float">
            <text:p>2.6627197265625</text:p>
          </table:table-cell>
          <table:table-cell office:value-type="float" office:value="0.7283203125" calcext:value-type="float">
            <text:p>0.7283203125</text:p>
          </table:table-cell>
          <table:table-cell office:value-type="float" office:value="2.3138671875" calcext:value-type="float">
            <text:p>2.3138671875</text:p>
          </table:table-cell>
          <table:table-cell office:value-type="float" office:value="4.8" calcext:value-type="float">
            <text:p>4.8</text:p>
          </table:table-cell>
          <table:table-cell office:value-type="float" office:value="2.5740966796875" calcext:value-type="float">
            <text:p>2.5740966796875</text:p>
          </table:table-cell>
          <table:table-cell office:value-type="float" office:value="2.302587890625" calcext:value-type="float">
            <text:p>2.30258789062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2.582958984375" calcext:value-type="float">
            <text:p>2.582958984375</text:p>
          </table:table-cell>
          <table:table-cell office:value-type="float" office:value="0.816943359375" calcext:value-type="float">
            <text:p>0.816943359375</text:p>
          </table:table-cell>
          <table:table-cell office:value-type="float" office:value="2.7610107421875" calcext:value-type="float">
            <text:p>2.7610107421875</text:p>
          </table:table-cell>
          <table:table-cell office:value-type="float" office:value="4.82" calcext:value-type="float">
            <text:p>4.82</text:p>
          </table:table-cell>
          <table:table-cell office:value-type="float" office:value="2.6530517578125" calcext:value-type="float">
            <text:p>2.6530517578125</text:p>
          </table:table-cell>
          <table:table-cell office:value-type="float" office:value="2.6820556640625" calcext:value-type="float">
            <text:p>2.6820556640625</text:p>
          </table:table-cell>
          <table:table-cell office:value-type="float" office:value="1.741845703125" calcext:value-type="float">
            <text:p>1.741845703125</text:p>
          </table:table-cell>
          <table:table-cell table:number-columns-repeated="20"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2.49111328125" calcext:value-type="float">
            <text:p>2.49111328125</text:p>
          </table:table-cell>
          <table:table-cell office:value-type="float" office:value="2.0987548828125" calcext:value-type="float">
            <text:p>2.0987548828125</text:p>
          </table:table-cell>
          <table:table-cell office:value-type="float" office:value="1.714453125" calcext:value-type="float">
            <text:p>1.714453125</text:p>
          </table:table-cell>
          <table:table-cell office:value-type="float" office:value="4.84" calcext:value-type="float">
            <text:p>4.84</text:p>
          </table:table-cell>
          <table:table-cell office:value-type="float" office:value="2.7158935546875" calcext:value-type="float">
            <text:p>2.7158935546875</text:p>
          </table:table-cell>
          <table:table-cell office:value-type="float" office:value="1.67900390625" calcext:value-type="float">
            <text:p>1.67900390625</text:p>
          </table:table-cell>
          <table:table-cell office:value-type="float" office:value="1.4558349609375" calcext:value-type="float">
            <text:p>1.4558349609375</text:p>
          </table:table-cell>
          <table:table-cell table:number-columns-repeated="20"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2.3887939453125" calcext:value-type="float">
            <text:p>2.3887939453125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6211669921875" calcext:value-type="float">
            <text:p>0.6211669921875</text:p>
          </table:table-cell>
          <table:table-cell office:value-type="float" office:value="4.86" calcext:value-type="float">
            <text:p>4.86</text:p>
          </table:table-cell>
          <table:table-cell office:value-type="float" office:value="2.76181640625" calcext:value-type="float">
            <text:p>2.76181640625</text:p>
          </table:table-cell>
          <table:table-cell office:value-type="float" office:value="0.678369140625" calcext:value-type="float">
            <text:p>0.678369140625</text:p>
          </table:table-cell>
          <table:table-cell office:value-type="float" office:value="1.480810546875" calcext:value-type="float">
            <text:p>1.480810546875</text:p>
          </table:table-cell>
          <table:table-cell table:number-columns-repeated="20"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2.276806640625" calcext:value-type="float">
            <text:p>2.276806640625</text:p>
          </table:table-cell>
          <table:table-cell office:value-type="float" office:value="1.9601806640625" calcext:value-type="float">
            <text:p>1.9601806640625</text:p>
          </table:table-cell>
          <table:table-cell office:value-type="float" office:value="0.994189453125" calcext:value-type="float">
            <text:p>0.994189453125</text:p>
          </table:table-cell>
          <table:table-cell office:value-type="float" office:value="4.88" calcext:value-type="float">
            <text:p>4.88</text:p>
          </table:table-cell>
          <table:table-cell office:value-type="float" office:value="2.79404296875" calcext:value-type="float">
            <text:p>2.79404296875</text:p>
          </table:table-cell>
          <table:table-cell office:value-type="float" office:value="1.0626708984375" calcext:value-type="float">
            <text:p>1.0626708984375</text:p>
          </table:table-cell>
          <table:table-cell office:value-type="float" office:value="1.783740234375" calcext:value-type="float">
            <text:p>1.783740234375</text:p>
          </table:table-cell>
          <table:table-cell table:number-columns-repeated="20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151123046875" calcext:value-type="float">
            <text:p>2.151123046875</text:p>
          </table:table-cell>
          <table:table-cell office:value-type="float" office:value="0.7307373046875" calcext:value-type="float">
            <text:p>0.7307373046875</text:p>
          </table:table-cell>
          <table:table-cell office:value-type="float" office:value="2.3146728515625" calcext:value-type="float">
            <text:p>2.3146728515625</text:p>
          </table:table-cell>
          <table:table-cell office:value-type="float" office:value="4.9" calcext:value-type="float">
            <text:p>4.9</text:p>
          </table:table-cell>
          <table:table-cell office:value-type="float" office:value="2.8045166015625" calcext:value-type="float">
            <text:p>2.8045166015625</text:p>
          </table:table-cell>
          <table:table-cell office:value-type="float" office:value="2.3009765625" calcext:value-type="float">
            <text:p>2.300976562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2.01416015625" calcext:value-type="float">
            <text:p>2.01416015625</text:p>
          </table:table-cell>
          <table:table-cell office:value-type="float" office:value="0.8185546875" calcext:value-type="float">
            <text:p>0.8185546875</text:p>
          </table:table-cell>
          <table:table-cell office:value-type="float" office:value="2.7577880859375" calcext:value-type="float">
            <text:p>2.7577880859375</text:p>
          </table:table-cell>
          <table:table-cell office:value-type="float" office:value="4.92" calcext:value-type="float">
            <text:p>4.92</text:p>
          </table:table-cell>
          <table:table-cell office:value-type="float" office:value="2.7996826171875" calcext:value-type="float">
            <text:p>2.7996826171875</text:p>
          </table:table-cell>
          <table:table-cell office:value-type="float" office:value="2.6820556640625" calcext:value-type="float">
            <text:p>2.6820556640625</text:p>
          </table:table-cell>
          <table:table-cell office:value-type="float" office:value="1.7394287109375" calcext:value-type="float">
            <text:p>1.7394287109375</text:p>
          </table:table-cell>
          <table:table-cell table:number-columns-repeated="20"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1.8780029296875" calcext:value-type="float">
            <text:p>1.8780029296875</text:p>
          </table:table-cell>
          <table:table-cell office:value-type="float" office:value="2.09794921875" calcext:value-type="float">
            <text:p>2.09794921875</text:p>
          </table:table-cell>
          <table:table-cell office:value-type="float" office:value="1.7120361328125" calcext:value-type="float">
            <text:p>1.7120361328125</text:p>
          </table:table-cell>
          <table:table-cell office:value-type="float" office:value="4.94" calcext:value-type="float">
            <text:p>4.94</text:p>
          </table:table-cell>
          <table:table-cell office:value-type="float" office:value="2.7771240234375" calcext:value-type="float">
            <text:p>2.7771240234375</text:p>
          </table:table-cell>
          <table:table-cell office:value-type="float" office:value="1.6798095703125" calcext:value-type="float">
            <text:p>1.6798095703125</text:p>
          </table:table-cell>
          <table:table-cell office:value-type="float" office:value="1.45341796875" calcext:value-type="float">
            <text:p>1.45341796875</text:p>
          </table:table-cell>
          <table:table-cell table:number-columns-repeated="20"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.7426513671875" calcext:value-type="float">
            <text:p>1.7426513671875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6211669921875" calcext:value-type="float">
            <text:p>0.6211669921875</text:p>
          </table:table-cell>
          <table:table-cell office:value-type="float" office:value="4.96" calcext:value-type="float">
            <text:p>4.96</text:p>
          </table:table-cell>
          <table:table-cell office:value-type="float" office:value="2.737646484375" calcext:value-type="float">
            <text:p>2.737646484375</text:p>
          </table:table-cell>
          <table:table-cell office:value-type="float" office:value="0.678369140625" calcext:value-type="float">
            <text:p>0.678369140625</text:p>
          </table:table-cell>
          <table:table-cell office:value-type="float" office:value="1.4816162109375" calcext:value-type="float">
            <text:p>1.4816162109375</text:p>
          </table:table-cell>
          <table:table-cell table:number-columns-repeated="20"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1.60166015625" calcext:value-type="float">
            <text:p>1.60166015625</text:p>
          </table:table-cell>
          <table:table-cell office:value-type="float" office:value="1.9521240234375" calcext:value-type="float">
            <text:p>1.9521240234375</text:p>
          </table:table-cell>
          <table:table-cell office:value-type="float" office:value="0.994189453125" calcext:value-type="float">
            <text:p>0.994189453125</text:p>
          </table:table-cell>
          <table:table-cell office:value-type="float" office:value="4.98" calcext:value-type="float">
            <text:p>4.98</text:p>
          </table:table-cell>
          <table:table-cell office:value-type="float" office:value="2.679638671875" calcext:value-type="float">
            <text:p>2.679638671875</text:p>
          </table:table-cell>
          <table:table-cell office:value-type="float" office:value="1.061865234375" calcext:value-type="float">
            <text:p>1.061865234375</text:p>
          </table:table-cell>
          <table:table-cell office:value-type="float" office:value="1.7845458984375" calcext:value-type="float">
            <text:p>1.784545898437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5986328125" calcext:value-type="float">
            <text:p>1.45986328125</text:p>
          </table:table-cell>
          <table:table-cell office:value-type="float" office:value="0.7291259765625" calcext:value-type="float">
            <text:p>0.7291259765625</text:p>
          </table:table-cell>
          <table:table-cell office:value-type="float" office:value="2.3130615234375" calcext:value-type="float">
            <text:p>2.3130615234375</text:p>
          </table:table-cell>
          <table:table-cell office:value-type="float" office:value="5" calcext:value-type="float">
            <text:p>5</text:p>
          </table:table-cell>
          <table:table-cell office:value-type="float" office:value="2.60712890625" calcext:value-type="float">
            <text:p>2.60712890625</text:p>
          </table:table-cell>
          <table:table-cell office:value-type="float" office:value="2.3017822265625" calcext:value-type="float">
            <text:p>2.3017822265625</text:p>
          </table:table-cell>
          <table:table-cell office:value-type="float" office:value="1.94326171875" calcext:value-type="float">
            <text:p>1.94326171875</text:p>
          </table:table-cell>
          <table:table-cell table:number-columns-repeated="20"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.32451171875" calcext:value-type="float">
            <text:p>1.32451171875</text:p>
          </table:table-cell>
          <table:table-cell office:value-type="float" office:value="0.81533203125" calcext:value-type="float">
            <text:p>0.81533203125</text:p>
          </table:table-cell>
          <table:table-cell office:value-type="float" office:value="2.7593994140625" calcext:value-type="float">
            <text:p>2.7593994140625</text:p>
          </table:table-cell>
          <table:table-cell office:value-type="float" office:value="5.02" calcext:value-type="float">
            <text:p>5.02</text:p>
          </table:table-cell>
          <table:table-cell office:value-type="float" office:value="2.5201171875" calcext:value-type="float">
            <text:p>2.5201171875</text:p>
          </table:table-cell>
          <table:table-cell office:value-type="float" office:value="2.6820556640625" calcext:value-type="float">
            <text:p>2.6820556640625</text:p>
          </table:table-cell>
          <table:table-cell office:value-type="float" office:value="1.7394287109375" calcext:value-type="float">
            <text:p>1.7394287109375</text:p>
          </table:table-cell>
          <table:table-cell table:number-columns-repeated="20"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.18916015625" calcext:value-type="float">
            <text:p>1.18916015625</text:p>
          </table:table-cell>
          <table:table-cell office:value-type="float" office:value="2.0955322265625" calcext:value-type="float">
            <text:p>2.0955322265625</text:p>
          </table:table-cell>
          <table:table-cell office:value-type="float" office:value="1.7104248046875" calcext:value-type="float">
            <text:p>1.7104248046875</text:p>
          </table:table-cell>
          <table:table-cell office:value-type="float" office:value="5.04" calcext:value-type="float">
            <text:p>5.04</text:p>
          </table:table-cell>
          <table:table-cell office:value-type="float" office:value="2.4210205078125" calcext:value-type="float">
            <text:p>2.4210205078125</text:p>
          </table:table-cell>
          <table:table-cell office:value-type="float" office:value="1.67900390625" calcext:value-type="float">
            <text:p>1.67900390625</text:p>
          </table:table-cell>
          <table:table-cell office:value-type="float" office:value="1.4542236328125" calcext:value-type="float">
            <text:p>1.4542236328125</text:p>
          </table:table-cell>
          <table:table-cell table:number-columns-repeated="20"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1.0691162109375" calcext:value-type="float">
            <text:p>1.0691162109375</text:p>
          </table:table-cell>
          <table:table-cell office:value-type="float" office:value="2.8037109375" calcext:value-type="float">
            <text:p>2.8037109375</text:p>
          </table:table-cell>
          <table:table-cell office:value-type="float" office:value="0.6195556640625" calcext:value-type="float">
            <text:p>0.6195556640625</text:p>
          </table:table-cell>
          <table:table-cell office:value-type="float" office:value="5.06" calcext:value-type="float">
            <text:p>5.06</text:p>
          </table:table-cell>
          <table:table-cell office:value-type="float" office:value="2.307421875" calcext:value-type="float">
            <text:p>2.307421875</text:p>
          </table:table-cell>
          <table:table-cell office:value-type="float" office:value="0.6791748046875" calcext:value-type="float">
            <text:p>0.6791748046875</text:p>
          </table:table-cell>
          <table:table-cell office:value-type="float" office:value="1.480810546875" calcext:value-type="float">
            <text:p>1.480810546875</text:p>
          </table:table-cell>
          <table:table-cell table:number-columns-repeated="20"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952294921875" calcext:value-type="float">
            <text:p>0.952294921875</text:p>
          </table:table-cell>
          <table:table-cell office:value-type="float" office:value="1.9585693359375" calcext:value-type="float">
            <text:p>1.9585693359375</text:p>
          </table:table-cell>
          <table:table-cell office:value-type="float" office:value="0.9966064453125" calcext:value-type="float">
            <text:p>0.9966064453125</text:p>
          </table:table-cell>
          <table:table-cell office:value-type="float" office:value="5.08" calcext:value-type="float">
            <text:p>5.08</text:p>
          </table:table-cell>
          <table:table-cell office:value-type="float" office:value="2.1857666015625" calcext:value-type="float">
            <text:p>2.1857666015625</text:p>
          </table:table-cell>
          <table:table-cell office:value-type="float" office:value="1.0626708984375" calcext:value-type="float">
            <text:p>1.0626708984375</text:p>
          </table:table-cell>
          <table:table-cell office:value-type="float" office:value="1.783740234375" calcext:value-type="float">
            <text:p>1.783740234375</text:p>
          </table:table-cell>
          <table:table-cell table:number-columns-repeated="20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85078125" calcext:value-type="float">
            <text:p>0.85078125</text:p>
          </table:table-cell>
          <table:table-cell office:value-type="float" office:value="0.726708984375" calcext:value-type="float">
            <text:p>0.726708984375</text:p>
          </table:table-cell>
          <table:table-cell office:value-type="float" office:value="2.318701171875" calcext:value-type="float">
            <text:p>2.318701171875</text:p>
          </table:table-cell>
          <table:table-cell office:value-type="float" office:value="5.1" calcext:value-type="float">
            <text:p>5.1</text:p>
          </table:table-cell>
          <table:table-cell office:value-type="float" office:value="2.0568603515625" calcext:value-type="float">
            <text:p>2.0568603515625</text:p>
          </table:table-cell>
          <table:table-cell office:value-type="float" office:value="2.3001708984375" calcext:value-type="float">
            <text:p>2.3001708984375</text:p>
          </table:table-cell>
          <table:table-cell office:value-type="float" office:value="1.94326171875" calcext:value-type="float">
            <text:p>1.94326171875</text:p>
          </table:table-cell>
          <table:table-cell table:number-columns-repeated="20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7629638671875" calcext:value-type="float">
            <text:p>0.7629638671875</text:p>
          </table:table-cell>
          <table:table-cell office:value-type="float" office:value="0.812109375" calcext:value-type="float">
            <text:p>0.812109375</text:p>
          </table:table-cell>
          <table:table-cell office:value-type="float" office:value="2.7577880859375" calcext:value-type="float">
            <text:p>2.7577880859375</text:p>
          </table:table-cell>
          <table:table-cell office:value-type="float" office:value="5.12" calcext:value-type="float">
            <text:p>5.12</text:p>
          </table:table-cell>
          <table:table-cell office:value-type="float" office:value="1.920703125" calcext:value-type="float">
            <text:p>1.920703125</text:p>
          </table:table-cell>
          <table:table-cell office:value-type="float" office:value="2.682861328125" calcext:value-type="float">
            <text:p>2.682861328125</text:p>
          </table:table-cell>
          <table:table-cell office:value-type="float" office:value="1.7394287109375" calcext:value-type="float">
            <text:p>1.7394287109375</text:p>
          </table:table-cell>
          <table:table-cell table:number-columns-repeated="20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6920654296875" calcext:value-type="float">
            <text:p>0.6920654296875</text:p>
          </table:table-cell>
          <table:table-cell office:value-type="float" office:value="2.0987548828125" calcext:value-type="float">
            <text:p>2.0987548828125</text:p>
          </table:table-cell>
          <table:table-cell office:value-type="float" office:value="1.709619140625" calcext:value-type="float">
            <text:p>1.709619140625</text:p>
          </table:table-cell>
          <table:table-cell office:value-type="float" office:value="5.14" calcext:value-type="float">
            <text:p>5.14</text:p>
          </table:table-cell>
          <table:table-cell office:value-type="float" office:value="1.7797119140625" calcext:value-type="float">
            <text:p>1.7797119140625</text:p>
          </table:table-cell>
          <table:table-cell office:value-type="float" office:value="1.680615234375" calcext:value-type="float">
            <text:p>1.680615234375</text:p>
          </table:table-cell>
          <table:table-cell office:value-type="float" office:value="1.455029296875" calcext:value-type="float">
            <text:p>1.455029296875</text:p>
          </table:table-cell>
          <table:table-cell table:number-columns-repeated="20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6292236328125" calcext:value-type="float">
            <text:p>0.6292236328125</text:p>
          </table:table-cell>
          <table:table-cell office:value-type="float" office:value="2.802099609375" calcext:value-type="float">
            <text:p>2.802099609375</text:p>
          </table:table-cell>
          <table:table-cell office:value-type="float" office:value="0.6147216796875" calcext:value-type="float">
            <text:p>0.6147216796875</text:p>
          </table:table-cell>
          <table:table-cell office:value-type="float" office:value="5.16" calcext:value-type="float">
            <text:p>5.16</text:p>
          </table:table-cell>
          <table:table-cell office:value-type="float" office:value="1.638720703125" calcext:value-type="float">
            <text:p>1.638720703125</text:p>
          </table:table-cell>
          <table:table-cell office:value-type="float" office:value="0.67998046875" calcext:value-type="float">
            <text:p>0.67998046875</text:p>
          </table:table-cell>
          <table:table-cell office:value-type="float" office:value="1.482421875" calcext:value-type="float">
            <text:p>1.482421875</text:p>
          </table:table-cell>
          <table:table-cell table:number-columns-repeated="20"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58974609375" calcext:value-type="float">
            <text:p>0.58974609375</text:p>
          </table:table-cell>
          <table:table-cell office:value-type="float" office:value="1.95615234375" calcext:value-type="float">
            <text:p>1.95615234375</text:p>
          </table:table-cell>
          <table:table-cell office:value-type="float" office:value="0.99580078125" calcext:value-type="float">
            <text:p>0.99580078125</text:p>
          </table:table-cell>
          <table:table-cell office:value-type="float" office:value="5.18" calcext:value-type="float">
            <text:p>5.18</text:p>
          </table:table-cell>
          <table:table-cell office:value-type="float" office:value="1.4993408203125" calcext:value-type="float">
            <text:p>1.4993408203125</text:p>
          </table:table-cell>
          <table:table-cell office:value-type="float" office:value="1.061865234375" calcext:value-type="float">
            <text:p>1.061865234375</text:p>
          </table:table-cell>
          <table:table-cell office:value-type="float" office:value="1.7853515625" calcext:value-type="float">
            <text:p>1.7853515625</text:p>
          </table:table-cell>
          <table:table-cell table:number-columns-repeated="20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56396484375" calcext:value-type="float">
            <text:p>0.56396484375</text:p>
          </table:table-cell>
          <table:table-cell office:value-type="float" office:value="0.7259033203125" calcext:value-type="float">
            <text:p>0.7259033203125</text:p>
          </table:table-cell>
          <table:table-cell office:value-type="float" office:value="2.32353515625" calcext:value-type="float">
            <text:p>2.32353515625</text:p>
          </table:table-cell>
          <table:table-cell office:value-type="float" office:value="5.2" calcext:value-type="float">
            <text:p>5.2</text:p>
          </table:table-cell>
          <table:table-cell office:value-type="float" office:value="1.3607666015625" calcext:value-type="float">
            <text:p>1.3607666015625</text:p>
          </table:table-cell>
          <table:table-cell office:value-type="float" office:value="2.3009765625" calcext:value-type="float">
            <text:p>2.300976562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55751953125" calcext:value-type="float">
            <text:p>0.55751953125</text:p>
          </table:table-cell>
          <table:table-cell office:value-type="float" office:value="0.81533203125" calcext:value-type="float">
            <text:p>0.81533203125</text:p>
          </table:table-cell>
          <table:table-cell office:value-type="float" office:value="2.7610107421875" calcext:value-type="float">
            <text:p>2.7610107421875</text:p>
          </table:table-cell>
          <table:table-cell office:value-type="float" office:value="5.22" calcext:value-type="float">
            <text:p>5.22</text:p>
          </table:table-cell>
          <table:table-cell office:value-type="float" office:value="1.2286376953125" calcext:value-type="float">
            <text:p>1.2286376953125</text:p>
          </table:table-cell>
          <table:table-cell office:value-type="float" office:value="2.6820556640625" calcext:value-type="float">
            <text:p>2.6820556640625</text:p>
          </table:table-cell>
          <table:table-cell office:value-type="float" office:value="1.7394287109375" calcext:value-type="float">
            <text:p>1.7394287109375</text:p>
          </table:table-cell>
          <table:table-cell table:number-columns-repeated="20"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5663818359375" calcext:value-type="float">
            <text:p>0.5663818359375</text:p>
          </table:table-cell>
          <table:table-cell office:value-type="float" office:value="2.0955322265625" calcext:value-type="float">
            <text:p>2.0955322265625</text:p>
          </table:table-cell>
          <table:table-cell office:value-type="float" office:value="1.7072021484375" calcext:value-type="float">
            <text:p>1.7072021484375</text:p>
          </table:table-cell>
          <table:table-cell office:value-type="float" office:value="5.24" calcext:value-type="float">
            <text:p>5.24</text:p>
          </table:table-cell>
          <table:table-cell office:value-type="float" office:value="1.1029541015625" calcext:value-type="float">
            <text:p>1.1029541015625</text:p>
          </table:table-cell>
          <table:table-cell office:value-type="float" office:value="1.6798095703125" calcext:value-type="float">
            <text:p>1.6798095703125</text:p>
          </table:table-cell>
          <table:table-cell office:value-type="float" office:value="1.4526123046875" calcext:value-type="float">
            <text:p>1.4526123046875</text:p>
          </table:table-cell>
          <table:table-cell table:number-columns-repeated="20"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59296875" calcext:value-type="float">
            <text:p>0.59296875</text:p>
          </table:table-cell>
          <table:table-cell office:value-type="float" office:value="2.802099609375" calcext:value-type="float">
            <text:p>2.802099609375</text:p>
          </table:table-cell>
          <table:table-cell office:value-type="float" office:value="0.617138671875" calcext:value-type="float">
            <text:p>0.617138671875</text:p>
          </table:table-cell>
          <table:table-cell office:value-type="float" office:value="5.26" calcext:value-type="float">
            <text:p>5.26</text:p>
          </table:table-cell>
          <table:table-cell office:value-type="float" office:value="0.987744140625" calcext:value-type="float">
            <text:p>0.987744140625</text:p>
          </table:table-cell>
          <table:table-cell office:value-type="float" office:value="0.678369140625" calcext:value-type="float">
            <text:p>0.678369140625</text:p>
          </table:table-cell>
          <table:table-cell office:value-type="float" office:value="1.480810546875" calcext:value-type="float">
            <text:p>1.480810546875</text:p>
          </table:table-cell>
          <table:table-cell table:number-columns-repeated="20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6388916015625" calcext:value-type="float">
            <text:p>0.6388916015625</text:p>
          </table:table-cell>
          <table:table-cell office:value-type="float" office:value="1.95615234375" calcext:value-type="float">
            <text:p>1.95615234375</text:p>
          </table:table-cell>
          <table:table-cell office:value-type="float" office:value="0.9998291015625" calcext:value-type="float">
            <text:p>0.9998291015625</text:p>
          </table:table-cell>
          <table:table-cell office:value-type="float" office:value="5.28" calcext:value-type="float">
            <text:p>5.28</text:p>
          </table:table-cell>
          <table:table-cell office:value-type="float" office:value="0.8805908203125" calcext:value-type="float">
            <text:p>0.8805908203125</text:p>
          </table:table-cell>
          <table:table-cell office:value-type="float" office:value="1.0626708984375" calcext:value-type="float">
            <text:p>1.0626708984375</text:p>
          </table:table-cell>
          <table:table-cell office:value-type="float" office:value="1.7853515625" calcext:value-type="float">
            <text:p>1.7853515625</text:p>
          </table:table-cell>
          <table:table-cell table:number-columns-repeated="20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697705078125" calcext:value-type="float">
            <text:p>0.697705078125</text:p>
          </table:table-cell>
          <table:table-cell office:value-type="float" office:value="0.729931640625" calcext:value-type="float">
            <text:p>0.729931640625</text:p>
          </table:table-cell>
          <table:table-cell office:value-type="float" office:value="2.321923828125" calcext:value-type="float">
            <text:p>2.321923828125</text:p>
          </table:table-cell>
          <table:table-cell office:value-type="float" office:value="5.3" calcext:value-type="float">
            <text:p>5.3</text:p>
          </table:table-cell>
          <table:table-cell office:value-type="float" office:value="0.7887451171875" calcext:value-type="float">
            <text:p>0.7887451171875</text:p>
          </table:table-cell>
          <table:table-cell office:value-type="float" office:value="2.299365234375" calcext:value-type="float">
            <text:p>2.29936523437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8145263671875" calcext:value-type="float">
            <text:p>0.8145263671875</text:p>
          </table:table-cell>
          <table:table-cell office:value-type="float" office:value="2.75859375" calcext:value-type="float">
            <text:p>2.75859375</text:p>
          </table:table-cell>
          <table:table-cell office:value-type="float" office:value="5.32" calcext:value-type="float">
            <text:p>5.32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2.68125" calcext:value-type="float">
            <text:p>2.68125</text:p>
          </table:table-cell>
          <table:table-cell office:value-type="float" office:value="1.738623046875" calcext:value-type="float">
            <text:p>1.738623046875</text:p>
          </table:table-cell>
          <table:table-cell table:number-columns-repeated="20"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2.0955322265625" calcext:value-type="float">
            <text:p>2.0955322265625</text:p>
          </table:table-cell>
          <table:table-cell office:value-type="float" office:value="1.703173828125" calcext:value-type="float">
            <text:p>1.703173828125</text:p>
          </table:table-cell>
          <table:table-cell office:value-type="float" office:value="5.34" calcext:value-type="float">
            <text:p>5.34</text:p>
          </table:table-cell>
          <table:table-cell office:value-type="float" office:value="0.6469482421875" calcext:value-type="float">
            <text:p>0.6469482421875</text:p>
          </table:table-cell>
          <table:table-cell office:value-type="float" office:value="1.6814208984375" calcext:value-type="float">
            <text:p>1.6814208984375</text:p>
          </table:table-cell>
          <table:table-cell office:value-type="float" office:value="1.451806640625" calcext:value-type="float">
            <text:p>1.451806640625</text:p>
          </table:table-cell>
          <table:table-cell table:number-columns-repeated="20"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9708251953125" calcext:value-type="float">
            <text:p>0.9708251953125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5.36" calcext:value-type="float">
            <text:p>5.36</text:p>
          </table:table-cell>
          <table:table-cell office:value-type="float" office:value="0.5994140625" calcext:value-type="float">
            <text:p>0.5994140625</text:p>
          </table:table-cell>
          <table:table-cell office:value-type="float" office:value="0.6791748046875" calcext:value-type="float">
            <text:p>0.6791748046875</text:p>
          </table:table-cell>
          <table:table-cell office:value-type="float" office:value="1.482421875" calcext:value-type="float">
            <text:p>1.482421875</text:p>
          </table:table-cell>
          <table:table-cell table:number-columns-repeated="20"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1.0868408203125" calcext:value-type="float">
            <text:p>1.0868408203125</text:p>
          </table:table-cell>
          <table:table-cell office:value-type="float" office:value="1.95615234375" calcext:value-type="float">
            <text:p>1.95615234375</text:p>
          </table:table-cell>
          <table:table-cell office:value-type="float" office:value="0.9998291015625" calcext:value-type="float">
            <text:p>0.9998291015625</text:p>
          </table:table-cell>
          <table:table-cell office:value-type="float" office:value="5.38" calcext:value-type="float">
            <text:p>5.38</text:p>
          </table:table-cell>
          <table:table-cell office:value-type="float" office:value="0.5696044921875" calcext:value-type="float">
            <text:p>0.5696044921875</text:p>
          </table:table-cell>
          <table:table-cell office:value-type="float" office:value="1.0610595703125" calcext:value-type="float">
            <text:p>1.0610595703125</text:p>
          </table:table-cell>
          <table:table-cell office:value-type="float" office:value="1.7861572265625" calcext:value-type="float">
            <text:p>1.7861572265625</text:p>
          </table:table-cell>
          <table:table-cell table:number-columns-repeated="20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.2093017578125" calcext:value-type="float">
            <text:p>1.2093017578125</text:p>
          </table:table-cell>
          <table:table-cell office:value-type="float" office:value="0.7323486328125" calcext:value-type="float">
            <text:p>0.7323486328125</text:p>
          </table:table-cell>
          <table:table-cell office:value-type="float" office:value="2.321923828125" calcext:value-type="float">
            <text:p>2.321923828125</text:p>
          </table:table-cell>
          <table:table-cell office:value-type="float" office:value="5.4" calcext:value-type="float">
            <text:p>5.4</text:p>
          </table:table-cell>
          <table:table-cell office:value-type="float" office:value="0.5567138671875" calcext:value-type="float">
            <text:p>0.5567138671875</text:p>
          </table:table-cell>
          <table:table-cell office:value-type="float" office:value="2.3001708984375" calcext:value-type="float">
            <text:p>2.3001708984375</text:p>
          </table:table-cell>
          <table:table-cell office:value-type="float" office:value="1.94326171875" calcext:value-type="float">
            <text:p>1.94326171875</text:p>
          </table:table-cell>
          <table:table-cell table:number-columns-repeated="20"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1.34384765625" calcext:value-type="float">
            <text:p>1.34384765625</text:p>
          </table:table-cell>
          <table:table-cell office:value-type="float" office:value="0.812109375" calcext:value-type="float">
            <text:p>0.812109375</text:p>
          </table:table-cell>
          <table:table-cell office:value-type="float" office:value="2.75537109375" calcext:value-type="float">
            <text:p>2.75537109375</text:p>
          </table:table-cell>
          <table:table-cell office:value-type="float" office:value="5.42" calcext:value-type="float">
            <text:p>5.42</text:p>
          </table:table-cell>
          <table:table-cell office:value-type="float" office:value="0.5631591796875" calcext:value-type="float">
            <text:p>0.5631591796875</text:p>
          </table:table-cell>
          <table:table-cell office:value-type="float" office:value="2.682861328125" calcext:value-type="float">
            <text:p>2.682861328125</text:p>
          </table:table-cell>
          <table:table-cell office:value-type="float" office:value="1.738623046875" calcext:value-type="float">
            <text:p>1.738623046875</text:p>
          </table:table-cell>
          <table:table-cell table:number-columns-repeated="20"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1.4800048828125" calcext:value-type="float">
            <text:p>1.4800048828125</text:p>
          </table:table-cell>
          <table:table-cell office:value-type="float" office:value="2.0955322265625" calcext:value-type="float">
            <text:p>2.0955322265625</text:p>
          </table:table-cell>
          <table:table-cell office:value-type="float" office:value="1.6975341796875" calcext:value-type="float">
            <text:p>1.6975341796875</text:p>
          </table:table-cell>
          <table:table-cell office:value-type="float" office:value="5.44" calcext:value-type="float">
            <text:p>5.44</text:p>
          </table:table-cell>
          <table:table-cell office:value-type="float" office:value="0.584912109375" calcext:value-type="float">
            <text:p>0.584912109375</text:p>
          </table:table-cell>
          <table:table-cell office:value-type="float" office:value="1.6814208984375" calcext:value-type="float">
            <text:p>1.6814208984375</text:p>
          </table:table-cell>
          <table:table-cell office:value-type="float" office:value="1.451806640625" calcext:value-type="float">
            <text:p>1.451806640625</text:p>
          </table:table-cell>
          <table:table-cell table:number-columns-repeated="20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.62099609375" calcext:value-type="float">
            <text:p>1.6209960937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17138671875" calcext:value-type="float">
            <text:p>0.617138671875</text:p>
          </table:table-cell>
          <table:table-cell office:value-type="float" office:value="5.46" calcext:value-type="float">
            <text:p>5.46</text:p>
          </table:table-cell>
          <table:table-cell office:value-type="float" office:value="0.6243896484375" calcext:value-type="float">
            <text:p>0.6243896484375</text:p>
          </table:table-cell>
          <table:table-cell office:value-type="float" office:value="0.6791748046875" calcext:value-type="float">
            <text:p>0.6791748046875</text:p>
          </table:table-cell>
          <table:table-cell office:value-type="float" office:value="1.484033203125" calcext:value-type="float">
            <text:p>1.484033203125</text:p>
          </table:table-cell>
          <table:table-cell table:number-columns-repeated="20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.761181640625" calcext:value-type="float">
            <text:p>1.761181640625</text:p>
          </table:table-cell>
          <table:table-cell office:value-type="float" office:value="1.9585693359375" calcext:value-type="float">
            <text:p>1.9585693359375</text:p>
          </table:table-cell>
          <table:table-cell office:value-type="float" office:value="0.9998291015625" calcext:value-type="float">
            <text:p>0.9998291015625</text:p>
          </table:table-cell>
          <table:table-cell office:value-type="float" office:value="5.48" calcext:value-type="float">
            <text:p>5.48</text:p>
          </table:table-cell>
          <table:table-cell office:value-type="float" office:value="0.681591796875" calcext:value-type="float">
            <text:p>0.681591796875</text:p>
          </table:table-cell>
          <table:table-cell office:value-type="float" office:value="1.0610595703125" calcext:value-type="float">
            <text:p>1.0610595703125</text:p>
          </table:table-cell>
          <table:table-cell office:value-type="float" office:value="1.7861572265625" calcext:value-type="float">
            <text:p>1.7861572265625</text:p>
          </table:table-cell>
          <table:table-cell table:number-columns-repeated="20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9021728515625" calcext:value-type="float">
            <text:p>1.9021728515625</text:p>
          </table:table-cell>
          <table:table-cell office:value-type="float" office:value="0.7355712890625" calcext:value-type="float">
            <text:p>0.7355712890625</text:p>
          </table:table-cell>
          <table:table-cell office:value-type="float" office:value="2.32353515625" calcext:value-type="float">
            <text:p>2.32353515625</text:p>
          </table:table-cell>
          <table:table-cell office:value-type="float" office:value="5.5" calcext:value-type="float">
            <text:p>5.5</text:p>
          </table:table-cell>
          <table:table-cell office:value-type="float" office:value="0.7549072265625" calcext:value-type="float">
            <text:p>0.7549072265625</text:p>
          </table:table-cell>
          <table:table-cell office:value-type="float" office:value="2.2985595703125" calcext:value-type="float">
            <text:p>2.2985595703125</text:p>
          </table:table-cell>
          <table:table-cell office:value-type="float" office:value="1.94326171875" calcext:value-type="float">
            <text:p>1.94326171875</text:p>
          </table:table-cell>
          <table:table-cell table:number-columns-repeated="20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.03671875" calcext:value-type="float">
            <text:p>2.03671875</text:p>
          </table:table-cell>
          <table:table-cell office:value-type="float" office:value="0.8145263671875" calcext:value-type="float">
            <text:p>0.8145263671875</text:p>
          </table:table-cell>
          <table:table-cell office:value-type="float" office:value="2.75537109375" calcext:value-type="float">
            <text:p>2.75537109375</text:p>
          </table:table-cell>
          <table:table-cell office:value-type="float" office:value="5.52" calcext:value-type="float">
            <text:p>5.52</text:p>
          </table:table-cell>
          <table:table-cell office:value-type="float" office:value="0.8403076171875" calcext:value-type="float">
            <text:p>0.8403076171875</text:p>
          </table:table-cell>
          <table:table-cell office:value-type="float" office:value="2.6836669921875" calcext:value-type="float">
            <text:p>2.6836669921875</text:p>
          </table:table-cell>
          <table:table-cell office:value-type="float" office:value="1.73701171875" calcext:value-type="float">
            <text:p>1.73701171875</text:p>
          </table:table-cell>
          <table:table-cell table:number-columns-repeated="20"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2.16884765625" calcext:value-type="float">
            <text:p>2.16884765625</text:p>
          </table:table-cell>
          <table:table-cell office:value-type="float" office:value="2.0947265625" calcext:value-type="float">
            <text:p>2.0947265625</text:p>
          </table:table-cell>
          <table:table-cell office:value-type="float" office:value="1.6991455078125" calcext:value-type="float">
            <text:p>1.6991455078125</text:p>
          </table:table-cell>
          <table:table-cell office:value-type="float" office:value="5.54" calcext:value-type="float">
            <text:p>5.54</text:p>
          </table:table-cell>
          <table:table-cell office:value-type="float" office:value="0.941015625" calcext:value-type="float">
            <text:p>0.941015625</text:p>
          </table:table-cell>
          <table:table-cell office:value-type="float" office:value="1.6814208984375" calcext:value-type="float">
            <text:p>1.6814208984375</text:p>
          </table:table-cell>
          <table:table-cell office:value-type="float" office:value="1.4526123046875" calcext:value-type="float">
            <text:p>1.4526123046875</text:p>
          </table:table-cell>
          <table:table-cell table:number-columns-repeated="20"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2.296142578125" calcext:value-type="float">
            <text:p>2.29614257812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6179443359375" calcext:value-type="float">
            <text:p>0.6179443359375</text:p>
          </table:table-cell>
          <table:table-cell office:value-type="float" office:value="5.56" calcext:value-type="float">
            <text:p>5.56</text:p>
          </table:table-cell>
          <table:table-cell office:value-type="float" office:value="1.0530029296875" calcext:value-type="float">
            <text:p>1.0530029296875</text:p>
          </table:table-cell>
          <table:table-cell office:value-type="float" office:value="0.6791748046875" calcext:value-type="float">
            <text:p>0.6791748046875</text:p>
          </table:table-cell>
          <table:table-cell office:value-type="float" office:value="1.482421875" calcext:value-type="float">
            <text:p>1.482421875</text:p>
          </table:table-cell>
          <table:table-cell table:number-columns-repeated="20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2.405712890625" calcext:value-type="float">
            <text:p>2.405712890625</text:p>
          </table:table-cell>
          <table:table-cell office:value-type="float" office:value="1.959375" calcext:value-type="float">
            <text:p>1.959375</text:p>
          </table:table-cell>
          <table:table-cell office:value-type="float" office:value="1.00546875" calcext:value-type="float">
            <text:p>1.00546875</text:p>
          </table:table-cell>
          <table:table-cell office:value-type="float" office:value="5.58" calcext:value-type="float">
            <text:p>5.58</text:p>
          </table:table-cell>
          <table:table-cell office:value-type="float" office:value="1.1754638671875" calcext:value-type="float">
            <text:p>1.1754638671875</text:p>
          </table:table-cell>
          <table:table-cell office:value-type="float" office:value="1.06025390625" calcext:value-type="float">
            <text:p>1.06025390625</text:p>
          </table:table-cell>
          <table:table-cell office:value-type="float" office:value="1.786962890625" calcext:value-type="float">
            <text:p>1.786962890625</text:p>
          </table:table-cell>
          <table:table-cell table:number-columns-repeated="20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5112548828125" calcext:value-type="float">
            <text:p>2.5112548828125</text:p>
          </table:table-cell>
          <table:table-cell office:value-type="float" office:value="0.7291259765625" calcext:value-type="float">
            <text:p>0.7291259765625</text:p>
          </table:table-cell>
          <table:table-cell office:value-type="float" office:value="2.3259521484375" calcext:value-type="float">
            <text:p>2.3259521484375</text:p>
          </table:table-cell>
          <table:table-cell office:value-type="float" office:value="5.6" calcext:value-type="float">
            <text:p>5.6</text:p>
          </table:table-cell>
          <table:table-cell office:value-type="float" office:value="1.3059814453125" calcext:value-type="float">
            <text:p>1.3059814453125</text:p>
          </table:table-cell>
          <table:table-cell office:value-type="float" office:value="2.299365234375" calcext:value-type="float">
            <text:p>2.29936523437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2.599072265625" calcext:value-type="float">
            <text:p>2.599072265625</text:p>
          </table:table-cell>
          <table:table-cell office:value-type="float" office:value="0.813720703125" calcext:value-type="float">
            <text:p>0.813720703125</text:p>
          </table:table-cell>
          <table:table-cell office:value-type="float" office:value="2.753759765625" calcext:value-type="float">
            <text:p>2.753759765625</text:p>
          </table:table-cell>
          <table:table-cell office:value-type="float" office:value="5.62" calcext:value-type="float">
            <text:p>5.62</text:p>
          </table:table-cell>
          <table:table-cell office:value-type="float" office:value="1.442138671875" calcext:value-type="float">
            <text:p>1.442138671875</text:p>
          </table:table-cell>
          <table:table-cell office:value-type="float" office:value="2.6836669921875" calcext:value-type="float">
            <text:p>2.6836669921875</text:p>
          </table:table-cell>
          <table:table-cell office:value-type="float" office:value="1.7378173828125" calcext:value-type="float">
            <text:p>1.7378173828125</text:p>
          </table:table-cell>
          <table:table-cell table:number-columns-repeated="20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.6723876953125" calcext:value-type="float">
            <text:p>2.6723876953125</text:p>
          </table:table-cell>
          <table:table-cell office:value-type="float" office:value="2.0955322265625" calcext:value-type="float">
            <text:p>2.0955322265625</text:p>
          </table:table-cell>
          <table:table-cell office:value-type="float" office:value="1.6975341796875" calcext:value-type="float">
            <text:p>1.6975341796875</text:p>
          </table:table-cell>
          <table:table-cell office:value-type="float" office:value="5.64" calcext:value-type="float">
            <text:p>5.64</text:p>
          </table:table-cell>
          <table:table-cell office:value-type="float" office:value="1.580712890625" calcext:value-type="float">
            <text:p>1.580712890625</text:p>
          </table:table-cell>
          <table:table-cell office:value-type="float" office:value="1.6822265625" calcext:value-type="float">
            <text:p>1.6822265625</text:p>
          </table:table-cell>
          <table:table-cell office:value-type="float" office:value="1.4526123046875" calcext:value-type="float">
            <text:p>1.4526123046875</text:p>
          </table:table-cell>
          <table:table-cell table:number-columns-repeated="20"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2.7303955078125" calcext:value-type="float">
            <text:p>2.7303955078125</text:p>
          </table:table-cell>
          <table:table-cell office:value-type="float" office:value="2.805322265625" calcext:value-type="float">
            <text:p>2.805322265625</text:p>
          </table:table-cell>
          <table:table-cell office:value-type="float" office:value="0.6163330078125" calcext:value-type="float">
            <text:p>0.6163330078125</text:p>
          </table:table-cell>
          <table:table-cell office:value-type="float" office:value="5.66" calcext:value-type="float">
            <text:p>5.66</text:p>
          </table:table-cell>
          <table:table-cell office:value-type="float" office:value="1.7217041015625" calcext:value-type="float">
            <text:p>1.7217041015625</text:p>
          </table:table-cell>
          <table:table-cell office:value-type="float" office:value="0.6807861328125" calcext:value-type="float">
            <text:p>0.6807861328125</text:p>
          </table:table-cell>
          <table:table-cell office:value-type="float" office:value="1.4832275390625" calcext:value-type="float">
            <text:p>1.4832275390625</text:p>
          </table:table-cell>
          <table:table-cell table:number-columns-repeated="20"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2.771484375" calcext:value-type="float">
            <text:p>2.771484375</text:p>
          </table:table-cell>
          <table:table-cell office:value-type="float" office:value="1.9601806640625" calcext:value-type="float">
            <text:p>1.9601806640625</text:p>
          </table:table-cell>
          <table:table-cell office:value-type="float" office:value="1.00546875" calcext:value-type="float">
            <text:p>1.00546875</text:p>
          </table:table-cell>
          <table:table-cell office:value-type="float" office:value="5.68" calcext:value-type="float">
            <text:p>5.68</text:p>
          </table:table-cell>
          <table:table-cell office:value-type="float" office:value="1.861083984375" calcext:value-type="float">
            <text:p>1.861083984375</text:p>
          </table:table-cell>
          <table:table-cell office:value-type="float" office:value="1.0610595703125" calcext:value-type="float">
            <text:p>1.0610595703125</text:p>
          </table:table-cell>
          <table:table-cell office:value-type="float" office:value="1.786962890625" calcext:value-type="float">
            <text:p>1.786962890625</text:p>
          </table:table-cell>
          <table:table-cell table:number-columns-repeated="20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7307373046875" calcext:value-type="float">
            <text:p>0.7307373046875</text:p>
          </table:table-cell>
          <table:table-cell office:value-type="float" office:value="2.32998046875" calcext:value-type="float">
            <text:p>2.32998046875</text:p>
          </table:table-cell>
          <table:table-cell office:value-type="float" office:value="5.7" calcext:value-type="float">
            <text:p>5.7</text:p>
          </table:table-cell>
          <table:table-cell office:value-type="float" office:value="1.9988525390625" calcext:value-type="float">
            <text:p>1.9988525390625</text:p>
          </table:table-cell>
          <table:table-cell office:value-type="float" office:value="2.2985595703125" calcext:value-type="float">
            <text:p>2.2985595703125</text:p>
          </table:table-cell>
          <table:table-cell office:value-type="float" office:value="1.9440673828125" calcext:value-type="float">
            <text:p>1.9440673828125</text:p>
          </table:table-cell>
          <table:table-cell table:number-columns-repeated="20"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8145263671875" calcext:value-type="float">
            <text:p>0.8145263671875</text:p>
          </table:table-cell>
          <table:table-cell office:value-type="float" office:value="2.7545654296875" calcext:value-type="float">
            <text:p>2.7545654296875</text:p>
          </table:table-cell>
          <table:table-cell office:value-type="float" office:value="5.72" calcext:value-type="float">
            <text:p>5.72</text:p>
          </table:table-cell>
          <table:table-cell office:value-type="float" office:value="2.1325927734375" calcext:value-type="float">
            <text:p>2.1325927734375</text:p>
          </table:table-cell>
          <table:table-cell office:value-type="float" office:value="2.6820556640625" calcext:value-type="float">
            <text:p>2.6820556640625</text:p>
          </table:table-cell>
          <table:table-cell office:value-type="float" office:value="1.7362060546875" calcext:value-type="float">
            <text:p>1.7362060546875</text:p>
          </table:table-cell>
          <table:table-cell table:number-columns-repeated="20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2.7948486328125" calcext:value-type="float">
            <text:p>2.7948486328125</text:p>
          </table:table-cell>
          <table:table-cell office:value-type="float" office:value="2.0955322265625" calcext:value-type="float">
            <text:p>2.0955322265625</text:p>
          </table:table-cell>
          <table:table-cell office:value-type="float" office:value="1.6943115234375" calcext:value-type="float">
            <text:p>1.6943115234375</text:p>
          </table:table-cell>
          <table:table-cell office:value-type="float" office:value="5.74" calcext:value-type="float">
            <text:p>5.74</text:p>
          </table:table-cell>
          <table:table-cell office:value-type="float" office:value="2.25908203125" calcext:value-type="float">
            <text:p>2.25908203125</text:p>
          </table:table-cell>
          <table:table-cell office:value-type="float" office:value="1.683837890625" calcext:value-type="float">
            <text:p>1.683837890625</text:p>
          </table:table-cell>
          <table:table-cell office:value-type="float" office:value="1.451806640625" calcext:value-type="float">
            <text:p>1.451806640625</text:p>
          </table:table-cell>
          <table:table-cell table:number-columns-repeated="20"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.7690673828125" calcext:value-type="float">
            <text:p>2.7690673828125</text:p>
          </table:table-cell>
          <table:table-cell office:value-type="float" office:value="2.805322265625" calcext:value-type="float">
            <text:p>2.805322265625</text:p>
          </table:table-cell>
          <table:table-cell office:value-type="float" office:value="0.613916015625" calcext:value-type="float">
            <text:p>0.613916015625</text:p>
          </table:table-cell>
          <table:table-cell office:value-type="float" office:value="5.76" calcext:value-type="float">
            <text:p>5.76</text:p>
          </table:table-cell>
          <table:table-cell office:value-type="float" office:value="2.3742919921875" calcext:value-type="float">
            <text:p>2.3742919921875</text:p>
          </table:table-cell>
          <table:table-cell office:value-type="float" office:value="0.6807861328125" calcext:value-type="float">
            <text:p>0.6807861328125</text:p>
          </table:table-cell>
          <table:table-cell office:value-type="float" office:value="1.484033203125" calcext:value-type="float">
            <text:p>1.484033203125</text:p>
          </table:table-cell>
          <table:table-cell table:number-columns-repeated="20"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2.72314453125" calcext:value-type="float">
            <text:p>2.72314453125</text:p>
          </table:table-cell>
          <table:table-cell office:value-type="float" office:value="1.9585693359375" calcext:value-type="float">
            <text:p>1.9585693359375</text:p>
          </table:table-cell>
          <table:table-cell office:value-type="float" office:value="1.0062744140625" calcext:value-type="float">
            <text:p>1.0062744140625</text:p>
          </table:table-cell>
          <table:table-cell office:value-type="float" office:value="5.78" calcext:value-type="float">
            <text:p>5.78</text:p>
          </table:table-cell>
          <table:table-cell office:value-type="float" office:value="2.4806396484375" calcext:value-type="float">
            <text:p>2.4806396484375</text:p>
          </table:table-cell>
          <table:table-cell office:value-type="float" office:value="1.06025390625" calcext:value-type="float">
            <text:p>1.06025390625</text:p>
          </table:table-cell>
          <table:table-cell office:value-type="float" office:value="1.7877685546875" calcext:value-type="float">
            <text:p>1.7877685546875</text:p>
          </table:table-cell>
          <table:table-cell table:number-columns-repeated="20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6594970703125" calcext:value-type="float">
            <text:p>2.6594970703125</text:p>
          </table:table-cell>
          <table:table-cell office:value-type="float" office:value="0.7291259765625" calcext:value-type="float">
            <text:p>0.7291259765625</text:p>
          </table:table-cell>
          <table:table-cell office:value-type="float" office:value="2.333203125" calcext:value-type="float">
            <text:p>2.333203125</text:p>
          </table:table-cell>
          <table:table-cell office:value-type="float" office:value="5.8" calcext:value-type="float">
            <text:p>5.8</text:p>
          </table:table-cell>
          <table:table-cell office:value-type="float" office:value="2.573291015625" calcext:value-type="float">
            <text:p>2.573291015625</text:p>
          </table:table-cell>
          <table:table-cell office:value-type="float" office:value="2.29775390625" calcext:value-type="float">
            <text:p>2.29775390625</text:p>
          </table:table-cell>
          <table:table-cell office:value-type="float" office:value="1.944873046875" calcext:value-type="float">
            <text:p>1.944873046875</text:p>
          </table:table-cell>
          <table:table-cell table:number-columns-repeated="20"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2.5845703125" calcext:value-type="float">
            <text:p>2.5845703125</text:p>
          </table:table-cell>
          <table:table-cell office:value-type="float" office:value="0.8161376953125" calcext:value-type="float">
            <text:p>0.8161376953125</text:p>
          </table:table-cell>
          <table:table-cell office:value-type="float" office:value="2.7529541015625" calcext:value-type="float">
            <text:p>2.7529541015625</text:p>
          </table:table-cell>
          <table:table-cell office:value-type="float" office:value="5.82" calcext:value-type="float">
            <text:p>5.82</text:p>
          </table:table-cell>
          <table:table-cell office:value-type="float" office:value="2.65224609375" calcext:value-type="float">
            <text:p>2.65224609375</text:p>
          </table:table-cell>
          <table:table-cell office:value-type="float" office:value="2.682861328125" calcext:value-type="float">
            <text:p>2.682861328125</text:p>
          </table:table-cell>
          <table:table-cell office:value-type="float" office:value="1.7362060546875" calcext:value-type="float">
            <text:p>1.7362060546875</text:p>
          </table:table-cell>
          <table:table-cell table:number-columns-repeated="20"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2.4951416015625" calcext:value-type="float">
            <text:p>2.4951416015625</text:p>
          </table:table-cell>
          <table:table-cell office:value-type="float" office:value="2.0947265625" calcext:value-type="float">
            <text:p>2.0947265625</text:p>
          </table:table-cell>
          <table:table-cell office:value-type="float" office:value="1.6943115234375" calcext:value-type="float">
            <text:p>1.6943115234375</text:p>
          </table:table-cell>
          <table:table-cell office:value-type="float" office:value="5.84" calcext:value-type="float">
            <text:p>5.84</text:p>
          </table:table-cell>
          <table:table-cell office:value-type="float" office:value="2.7142822265625" calcext:value-type="float">
            <text:p>2.7142822265625</text:p>
          </table:table-cell>
          <table:table-cell office:value-type="float" office:value="1.68544921875" calcext:value-type="float">
            <text:p>1.68544921875</text:p>
          </table:table-cell>
          <table:table-cell office:value-type="float" office:value="1.451806640625" calcext:value-type="float">
            <text:p>1.451806640625</text:p>
          </table:table-cell>
          <table:table-cell table:number-columns-repeated="20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.389599609375" calcext:value-type="float">
            <text:p>2.389599609375</text:p>
          </table:table-cell>
          <table:table-cell office:value-type="float" office:value="2.7996826171875" calcext:value-type="float">
            <text:p>2.7996826171875</text:p>
          </table:table-cell>
          <table:table-cell office:value-type="float" office:value="0.61552734375" calcext:value-type="float">
            <text:p>0.61552734375</text:p>
          </table:table-cell>
          <table:table-cell office:value-type="float" office:value="5.86" calcext:value-type="float">
            <text:p>5.86</text:p>
          </table:table-cell>
          <table:table-cell office:value-type="float" office:value="2.76181640625" calcext:value-type="float">
            <text:p>2.76181640625</text:p>
          </table:table-cell>
          <table:table-cell office:value-type="float" office:value="0.6791748046875" calcext:value-type="float">
            <text:p>0.6791748046875</text:p>
          </table:table-cell>
          <table:table-cell office:value-type="float" office:value="1.484033203125" calcext:value-type="float">
            <text:p>1.484033203125</text:p>
          </table:table-cell>
          <table:table-cell table:number-columns-repeated="20"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.2743896484375" calcext:value-type="float">
            <text:p>2.2743896484375</text:p>
          </table:table-cell>
          <table:table-cell office:value-type="float" office:value="1.959375" calcext:value-type="float">
            <text:p>1.959375</text:p>
          </table:table-cell>
          <table:table-cell office:value-type="float" office:value="1.007080078125" calcext:value-type="float">
            <text:p>1.007080078125</text:p>
          </table:table-cell>
          <table:table-cell office:value-type="float" office:value="5.88" calcext:value-type="float">
            <text:p>5.88</text:p>
          </table:table-cell>
          <table:table-cell office:value-type="float" office:value="2.7932373046875" calcext:value-type="float">
            <text:p>2.7932373046875</text:p>
          </table:table-cell>
          <table:table-cell office:value-type="float" office:value="1.058642578125" calcext:value-type="float">
            <text:p>1.058642578125</text:p>
          </table:table-cell>
          <table:table-cell office:value-type="float" office:value="1.78857421875" calcext:value-type="float">
            <text:p>1.78857421875</text:p>
          </table:table-cell>
          <table:table-cell table:number-columns-repeated="20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.14951171875" calcext:value-type="float">
            <text:p>2.14951171875</text:p>
          </table:table-cell>
          <table:table-cell office:value-type="float" office:value="0.73154296875" calcext:value-type="float">
            <text:p>0.73154296875</text:p>
          </table:table-cell>
          <table:table-cell office:value-type="float" office:value="2.3340087890625" calcext:value-type="float">
            <text:p>2.3340087890625</text:p>
          </table:table-cell>
          <table:table-cell office:value-type="float" office:value="5.9" calcext:value-type="float">
            <text:p>5.9</text:p>
          </table:table-cell>
          <table:table-cell office:value-type="float" office:value="2.805322265625" calcext:value-type="float">
            <text:p>2.805322265625</text:p>
          </table:table-cell>
          <table:table-cell office:value-type="float" office:value="2.2969482421875" calcext:value-type="float">
            <text:p>2.2969482421875</text:p>
          </table:table-cell>
          <table:table-cell office:value-type="float" office:value="1.94326171875" calcext:value-type="float">
            <text:p>1.94326171875</text:p>
          </table:table-cell>
          <table:table-cell table:number-columns-repeated="20"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.0181884765625" calcext:value-type="float">
            <text:p>2.0181884765625</text:p>
          </table:table-cell>
          <table:table-cell office:value-type="float" office:value="0.8113037109375" calcext:value-type="float">
            <text:p>0.8113037109375</text:p>
          </table:table-cell>
          <table:table-cell office:value-type="float" office:value="2.7545654296875" calcext:value-type="float">
            <text:p>2.7545654296875</text:p>
          </table:table-cell>
          <table:table-cell office:value-type="float" office:value="5.92" calcext:value-type="float">
            <text:p>5.92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2.6836669921875" calcext:value-type="float">
            <text:p>2.6836669921875</text:p>
          </table:table-cell>
          <table:table-cell office:value-type="float" office:value="1.735400390625" calcext:value-type="float">
            <text:p>1.735400390625</text:p>
          </table:table-cell>
          <table:table-cell table:number-columns-repeated="20"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1.8812255859375" calcext:value-type="float">
            <text:p>1.8812255859375</text:p>
          </table:table-cell>
          <table:table-cell office:value-type="float" office:value="2.09150390625" calcext:value-type="float">
            <text:p>2.09150390625</text:p>
          </table:table-cell>
          <table:table-cell office:value-type="float" office:value="1.6894775390625" calcext:value-type="float">
            <text:p>1.6894775390625</text:p>
          </table:table-cell>
          <table:table-cell office:value-type="float" office:value="5.94" calcext:value-type="float">
            <text:p>5.94</text:p>
          </table:table-cell>
          <table:table-cell office:value-type="float" office:value="2.7771240234375" calcext:value-type="float">
            <text:p>2.7771240234375</text:p>
          </table:table-cell>
          <table:table-cell office:value-type="float" office:value="1.683837890625" calcext:value-type="float">
            <text:p>1.683837890625</text:p>
          </table:table-cell>
          <table:table-cell office:value-type="float" office:value="1.4526123046875" calcext:value-type="float">
            <text:p>1.4526123046875</text:p>
          </table:table-cell>
          <table:table-cell table:number-columns-repeated="20"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1.740234375" calcext:value-type="float">
            <text:p>1.74023437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114990234375" calcext:value-type="float">
            <text:p>0.6114990234375</text:p>
          </table:table-cell>
          <table:table-cell office:value-type="float" office:value="5.96" calcext:value-type="float">
            <text:p>5.96</text:p>
          </table:table-cell>
          <table:table-cell office:value-type="float" office:value="2.7368408203125" calcext:value-type="float">
            <text:p>2.7368408203125</text:p>
          </table:table-cell>
          <table:table-cell office:value-type="float" office:value="0.6807861328125" calcext:value-type="float">
            <text:p>0.6807861328125</text:p>
          </table:table-cell>
          <table:table-cell office:value-type="float" office:value="1.4848388671875" calcext:value-type="float">
            <text:p>1.4848388671875</text:p>
          </table:table-cell>
          <table:table-cell table:number-columns-repeated="20"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1.5992431640625" calcext:value-type="float">
            <text:p>1.5992431640625</text:p>
          </table:table-cell>
          <table:table-cell office:value-type="float" office:value="1.959375" calcext:value-type="float">
            <text:p>1.959375</text:p>
          </table:table-cell>
          <table:table-cell office:value-type="float" office:value="1.010302734375" calcext:value-type="float">
            <text:p>1.010302734375</text:p>
          </table:table-cell>
          <table:table-cell office:value-type="float" office:value="5.98" calcext:value-type="float">
            <text:p>5.98</text:p>
          </table:table-cell>
          <table:table-cell office:value-type="float" office:value="2.6804443359375" calcext:value-type="float">
            <text:p>2.6804443359375</text:p>
          </table:table-cell>
          <table:table-cell office:value-type="float" office:value="1.058642578125" calcext:value-type="float">
            <text:p>1.058642578125</text:p>
          </table:table-cell>
          <table:table-cell office:value-type="float" office:value="1.78857421875" calcext:value-type="float">
            <text:p>1.78857421875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5986328125" calcext:value-type="float">
            <text:p>1.45986328125</text:p>
          </table:table-cell>
          <table:table-cell office:value-type="float" office:value="0.7307373046875" calcext:value-type="float">
            <text:p>0.7307373046875</text:p>
          </table:table-cell>
          <table:table-cell office:value-type="float" office:value="2.3323974609375" calcext:value-type="float">
            <text:p>2.3323974609375</text:p>
          </table:table-cell>
          <table:table-cell office:value-type="float" office:value="6" calcext:value-type="float">
            <text:p>6</text:p>
          </table:table-cell>
          <table:table-cell office:value-type="float" office:value="2.6079345703125" calcext:value-type="float">
            <text:p>2.6079345703125</text:p>
          </table:table-cell>
          <table:table-cell office:value-type="float" office:value="2.299365234375" calcext:value-type="float">
            <text:p>2.299365234375</text:p>
          </table:table-cell>
          <table:table-cell office:value-type="float" office:value="1.9456787109375" calcext:value-type="float">
            <text:p>1.9456787109375</text:p>
          </table:table-cell>
          <table:table-cell table:number-columns-repeated="20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1.3237060546875" calcext:value-type="float">
            <text:p>1.3237060546875</text:p>
          </table:table-cell>
          <table:table-cell office:value-type="float" office:value="0.8177490234375" calcext:value-type="float">
            <text:p>0.8177490234375</text:p>
          </table:table-cell>
          <table:table-cell office:value-type="float" office:value="2.7521484375" calcext:value-type="float">
            <text:p>2.7521484375</text:p>
          </table:table-cell>
          <table:table-cell table:number-columns-repeated="24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1.190771484375" calcext:value-type="float">
            <text:p>1.190771484375</text:p>
          </table:table-cell>
          <table:table-cell office:value-type="float" office:value="2.09794921875" calcext:value-type="float">
            <text:p>2.09794921875</text:p>
          </table:table-cell>
          <table:table-cell office:value-type="float" office:value="1.6878662109375" calcext:value-type="float">
            <text:p>1.6878662109375</text:p>
          </table:table-cell>
          <table:table-cell table:number-columns-repeated="24"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1.0658935546875" calcext:value-type="float">
            <text:p>1.0658935546875</text:p>
          </table:table-cell>
          <table:table-cell office:value-type="float" office:value="2.8037109375" calcext:value-type="float">
            <text:p>2.8037109375</text:p>
          </table:table-cell>
          <table:table-cell office:value-type="float" office:value="0.6114990234375" calcext:value-type="float">
            <text:p>0.6114990234375</text:p>
          </table:table-cell>
          <table:table-cell table:number-columns-repeated="24"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0.95390625" calcext:value-type="float">
            <text:p>0.95390625</text:p>
          </table:table-cell>
          <table:table-cell office:value-type="float" office:value="1.96259765625" calcext:value-type="float">
            <text:p>1.96259765625</text:p>
          </table:table-cell>
          <table:table-cell office:value-type="float" office:value="1.0127197265625" calcext:value-type="float">
            <text:p>1.0127197265625</text:p>
          </table:table-cell>
          <table:table-cell table:number-columns-repeated="24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85078125" calcext:value-type="float">
            <text:p>0.85078125</text:p>
          </table:table-cell>
          <table:table-cell office:value-type="float" office:value="0.73154296875" calcext:value-type="float">
            <text:p>0.73154296875</text:p>
          </table:table-cell>
          <table:table-cell office:value-type="float" office:value="2.33642578125" calcext:value-type="float">
            <text:p>2.33642578125</text:p>
          </table:table-cell>
          <table:table-cell table:number-columns-repeated="24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7597412109375" calcext:value-type="float">
            <text:p>0.7597412109375</text:p>
          </table:table-cell>
          <table:table-cell office:value-type="float" office:value="0.812109375" calcext:value-type="float">
            <text:p>0.812109375</text:p>
          </table:table-cell>
          <table:table-cell office:value-type="float" office:value="2.7513427734375" calcext:value-type="float">
            <text:p>2.7513427734375</text:p>
          </table:table-cell>
          <table:table-cell table:number-columns-repeated="24"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6904541015625" calcext:value-type="float">
            <text:p>0.6904541015625</text:p>
          </table:table-cell>
          <table:table-cell office:value-type="float" office:value="2.0947265625" calcext:value-type="float">
            <text:p>2.0947265625</text:p>
          </table:table-cell>
          <table:table-cell office:value-type="float" office:value="1.6862548828125" calcext:value-type="float">
            <text:p>1.6862548828125</text:p>
          </table:table-cell>
          <table:table-cell table:number-columns-repeated="24"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0.62841796875" calcext:value-type="float">
            <text:p>0.62841796875</text:p>
          </table:table-cell>
          <table:table-cell office:value-type="float" office:value="2.8045166015625" calcext:value-type="float">
            <text:p>2.8045166015625</text:p>
          </table:table-cell>
          <table:table-cell office:value-type="float" office:value="0.6131103515625" calcext:value-type="float">
            <text:p>0.6131103515625</text:p>
          </table:table-cell>
          <table:table-cell table:number-columns-repeated="24"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.5865234375" calcext:value-type="float">
            <text:p>0.5865234375</text:p>
          </table:table-cell>
          <table:table-cell office:value-type="float" office:value="1.96259765625" calcext:value-type="float">
            <text:p>1.96259765625</text:p>
          </table:table-cell>
          <table:table-cell office:value-type="float" office:value="1.0143310546875" calcext:value-type="float">
            <text:p>1.0143310546875</text:p>
          </table:table-cell>
          <table:table-cell table:number-columns-repeated="2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5631591796875" calcext:value-type="float">
            <text:p>0.5631591796875</text:p>
          </table:table-cell>
          <table:table-cell office:value-type="float" office:value="0.7339599609375" calcext:value-type="float">
            <text:p>0.7339599609375</text:p>
          </table:table-cell>
          <table:table-cell office:value-type="float" office:value="2.3372314453125" calcext:value-type="float">
            <text:p>2.3372314453125</text:p>
          </table:table-cell>
          <table:table-cell table:number-columns-repeated="24"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554296875" calcext:value-type="float">
            <text:p>0.554296875</text:p>
          </table:table-cell>
          <table:table-cell office:value-type="float" office:value="0.8113037109375" calcext:value-type="float">
            <text:p>0.8113037109375</text:p>
          </table:table-cell>
          <table:table-cell office:value-type="float" office:value="2.7521484375" calcext:value-type="float">
            <text:p>2.7521484375</text:p>
          </table:table-cell>
          <table:table-cell table:number-columns-repeated="24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.5647705078125" calcext:value-type="float">
            <text:p>0.5647705078125</text:p>
          </table:table-cell>
          <table:table-cell office:value-type="float" office:value="2.09150390625" calcext:value-type="float">
            <text:p>2.09150390625</text:p>
          </table:table-cell>
          <table:table-cell office:value-type="float" office:value="1.68544921875" calcext:value-type="float">
            <text:p>1.68544921875</text:p>
          </table:table-cell>
          <table:table-cell table:number-columns-repeated="24"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.5937744140625" calcext:value-type="float">
            <text:p>0.5937744140625</text:p>
          </table:table-cell>
          <table:table-cell office:value-type="float" office:value="2.8045166015625" calcext:value-type="float">
            <text:p>2.8045166015625</text:p>
          </table:table-cell>
          <table:table-cell office:value-type="float" office:value="0.6114990234375" calcext:value-type="float">
            <text:p>0.611499023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0.639697265625" calcext:value-type="float">
            <text:p>0.639697265625</text:p>
          </table:table-cell>
          <table:table-cell office:value-type="float" office:value="1.9634033203125" calcext:value-type="float">
            <text:p>1.9634033203125</text:p>
          </table:table-cell>
          <table:table-cell office:value-type="float" office:value="1.01513671875" calcext:value-type="float">
            <text:p>1.0151367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700927734375" calcext:value-type="float">
            <text:p>0.700927734375</text:p>
          </table:table-cell>
          <table:table-cell office:value-type="float" office:value="0.7323486328125" calcext:value-type="float">
            <text:p>0.7323486328125</text:p>
          </table:table-cell>
          <table:table-cell office:value-type="float" office:value="2.3436767578125" calcext:value-type="float">
            <text:p>2.34367675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775048828125" calcext:value-type="float">
            <text:p>0.775048828125</text:p>
          </table:table-cell>
          <table:table-cell office:value-type="float" office:value="0.8096923828125" calcext:value-type="float">
            <text:p>0.8096923828125</text:p>
          </table:table-cell>
          <table:table-cell office:value-type="float" office:value="2.7465087890625" calcext:value-type="float">
            <text:p>2.746508789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.865283203125" calcext:value-type="float">
            <text:p>0.865283203125</text:p>
          </table:table-cell>
          <table:table-cell office:value-type="float" office:value="2.093115234375" calcext:value-type="float">
            <text:p>2.093115234375</text:p>
          </table:table-cell>
          <table:table-cell office:value-type="float" office:value="1.683837890625" calcext:value-type="float">
            <text:p>1.68383789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968408203125" calcext:value-type="float">
            <text:p>0.968408203125</text:p>
          </table:table-cell>
          <table:table-cell office:value-type="float" office:value="2.8037109375" calcext:value-type="float">
            <text:p>2.8037109375</text:p>
          </table:table-cell>
          <table:table-cell office:value-type="float" office:value="0.60908203125" calcext:value-type="float">
            <text:p>0.609082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1.0836181640625" calcext:value-type="float">
            <text:p>1.0836181640625</text:p>
          </table:table-cell>
          <table:table-cell office:value-type="float" office:value="1.9585693359375" calcext:value-type="float">
            <text:p>1.9585693359375</text:p>
          </table:table-cell>
          <table:table-cell office:value-type="float" office:value="1.013525390625" calcext:value-type="float">
            <text:p>1.01352539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.20849609375" calcext:value-type="float">
            <text:p>1.20849609375</text:p>
          </table:table-cell>
          <table:table-cell office:value-type="float" office:value="0.7307373046875" calcext:value-type="float">
            <text:p>0.7307373046875</text:p>
          </table:table-cell>
          <table:table-cell office:value-type="float" office:value="2.3396484375" calcext:value-type="float">
            <text:p>2.33964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1.34384765625" calcext:value-type="float">
            <text:p>1.34384765625</text:p>
          </table:table-cell>
          <table:table-cell office:value-type="float" office:value="0.8096923828125" calcext:value-type="float">
            <text:p>0.8096923828125</text:p>
          </table:table-cell>
          <table:table-cell office:value-type="float" office:value="2.7513427734375" calcext:value-type="float">
            <text:p>2.751342773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1.4800048828125" calcext:value-type="float">
            <text:p>1.4800048828125</text:p>
          </table:table-cell>
          <table:table-cell office:value-type="float" office:value="2.0874755859375" calcext:value-type="float">
            <text:p>2.0874755859375</text:p>
          </table:table-cell>
          <table:table-cell office:value-type="float" office:value="1.6814208984375" calcext:value-type="float">
            <text:p>1.68142089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1.62099609375" calcext:value-type="float">
            <text:p>1.62099609375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6114990234375" calcext:value-type="float">
            <text:p>0.611499023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1.761181640625" calcext:value-type="float">
            <text:p>1.761181640625</text:p>
          </table:table-cell>
          <table:table-cell office:value-type="float" office:value="1.96259765625" calcext:value-type="float">
            <text:p>1.96259765625</text:p>
          </table:table-cell>
          <table:table-cell office:value-type="float" office:value="1.018359375" calcext:value-type="float">
            <text:p>1.01835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90458984375" calcext:value-type="float">
            <text:p>1.90458984375</text:p>
          </table:table-cell>
          <table:table-cell office:value-type="float" office:value="0.7355712890625" calcext:value-type="float">
            <text:p>0.7355712890625</text:p>
          </table:table-cell>
          <table:table-cell office:value-type="float" office:value="2.3404541015625" calcext:value-type="float">
            <text:p>2.340454101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2.0359130859375" calcext:value-type="float">
            <text:p>2.0359130859375</text:p>
          </table:table-cell>
          <table:table-cell office:value-type="float" office:value="0.8113037109375" calcext:value-type="float">
            <text:p>0.8113037109375</text:p>
          </table:table-cell>
          <table:table-cell office:value-type="float" office:value="2.74892578125" calcext:value-type="float">
            <text:p>2.748925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2.1696533203125" calcext:value-type="float">
            <text:p>2.1696533203125</text:p>
          </table:table-cell>
          <table:table-cell office:value-type="float" office:value="2.093115234375" calcext:value-type="float">
            <text:p>2.093115234375</text:p>
          </table:table-cell>
          <table:table-cell office:value-type="float" office:value="1.6822265625" calcext:value-type="float">
            <text:p>1.682226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2.2937255859375" calcext:value-type="float">
            <text:p>2.293725585937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60908203125" calcext:value-type="float">
            <text:p>0.609082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2.4049072265625" calcext:value-type="float">
            <text:p>2.4049072265625</text:p>
          </table:table-cell>
          <table:table-cell office:value-type="float" office:value="1.9650146484375" calcext:value-type="float">
            <text:p>1.9650146484375</text:p>
          </table:table-cell>
          <table:table-cell office:value-type="float" office:value="1.0207763671875" calcext:value-type="float">
            <text:p>1.020776367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505615234375" calcext:value-type="float">
            <text:p>2.505615234375</text:p>
          </table:table-cell>
          <table:table-cell office:value-type="float" office:value="0.7323486328125" calcext:value-type="float">
            <text:p>0.7323486328125</text:p>
          </table:table-cell>
          <table:table-cell office:value-type="float" office:value="2.3420654296875" calcext:value-type="float">
            <text:p>2.3420654296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2.60068359375" calcext:value-type="float">
            <text:p>2.60068359375</text:p>
          </table:table-cell>
          <table:table-cell office:value-type="float" office:value="0.8113037109375" calcext:value-type="float">
            <text:p>0.8113037109375</text:p>
          </table:table-cell>
          <table:table-cell office:value-type="float" office:value="2.74892578125" calcext:value-type="float">
            <text:p>2.748925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2.6707763671875" calcext:value-type="float">
            <text:p>2.6707763671875</text:p>
          </table:table-cell>
          <table:table-cell office:value-type="float" office:value="2.0923095703125" calcext:value-type="float">
            <text:p>2.0923095703125</text:p>
          </table:table-cell>
          <table:table-cell office:value-type="float" office:value="1.6765869140625" calcext:value-type="float">
            <text:p>1.67658691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2.7287841796875" calcext:value-type="float">
            <text:p>2.7287841796875</text:p>
          </table:table-cell>
          <table:table-cell office:value-type="float" office:value="2.802099609375" calcext:value-type="float">
            <text:p>2.802099609375</text:p>
          </table:table-cell>
          <table:table-cell office:value-type="float" office:value="0.6066650390625" calcext:value-type="float">
            <text:p>0.606665039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2.7755126953125" calcext:value-type="float">
            <text:p>2.7755126953125</text:p>
          </table:table-cell>
          <table:table-cell office:value-type="float" office:value="1.9634033203125" calcext:value-type="float">
            <text:p>1.9634033203125</text:p>
          </table:table-cell>
          <table:table-cell office:value-type="float" office:value="1.019970703125" calcext:value-type="float">
            <text:p>1.0199707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80048828125" calcext:value-type="float">
            <text:p>2.80048828125</text:p>
          </table:table-cell>
          <table:table-cell office:value-type="float" office:value="0.7339599609375" calcext:value-type="float">
            <text:p>0.7339599609375</text:p>
          </table:table-cell>
          <table:table-cell office:value-type="float" office:value="2.347705078125" calcext:value-type="float">
            <text:p>2.3477050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2.808544921875" calcext:value-type="float">
            <text:p>2.808544921875</text:p>
          </table:table-cell>
          <table:table-cell office:value-type="float" office:value="0.810498046875" calcext:value-type="float">
            <text:p>0.810498046875</text:p>
          </table:table-cell>
          <table:table-cell office:value-type="float" office:value="2.747314453125" calcext:value-type="float">
            <text:p>2.74731445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2.795654296875" calcext:value-type="float">
            <text:p>2.795654296875</text:p>
          </table:table-cell>
          <table:table-cell office:value-type="float" office:value="2.0874755859375" calcext:value-type="float">
            <text:p>2.0874755859375</text:p>
          </table:table-cell>
          <table:table-cell office:value-type="float" office:value="1.67578125" calcext:value-type="float">
            <text:p>1.675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2.7650390625" calcext:value-type="float">
            <text:p>2.765039062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082763671875" calcext:value-type="float">
            <text:p>0.608276367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2.72314453125" calcext:value-type="float">
            <text:p>2.72314453125</text:p>
          </table:table-cell>
          <table:table-cell office:value-type="float" office:value="1.9658203125" calcext:value-type="float">
            <text:p>1.9658203125</text:p>
          </table:table-cell>
          <table:table-cell office:value-type="float" office:value="1.026416015625" calcext:value-type="float">
            <text:p>1.02641601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6611083984375" calcext:value-type="float">
            <text:p>2.6611083984375</text:p>
          </table:table-cell>
          <table:table-cell office:value-type="float" office:value="0.73154296875" calcext:value-type="float">
            <text:p>0.73154296875</text:p>
          </table:table-cell>
          <table:table-cell office:value-type="float" office:value="2.3468994140625" calcext:value-type="float">
            <text:p>2.34689941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2.5869873046875" calcext:value-type="float">
            <text:p>2.5869873046875</text:p>
          </table:table-cell>
          <table:table-cell office:value-type="float" office:value="0.8096923828125" calcext:value-type="float">
            <text:p>0.8096923828125</text:p>
          </table:table-cell>
          <table:table-cell office:value-type="float" office:value="2.74892578125" calcext:value-type="float">
            <text:p>2.748925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2.495947265625" calcext:value-type="float">
            <text:p>2.495947265625</text:p>
          </table:table-cell>
          <table:table-cell office:value-type="float" office:value="2.0874755859375" calcext:value-type="float">
            <text:p>2.0874755859375</text:p>
          </table:table-cell>
          <table:table-cell office:value-type="float" office:value="1.6733642578125" calcext:value-type="float">
            <text:p>1.67336425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2.389599609375" calcext:value-type="float">
            <text:p>2.38959960937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607470703125" calcext:value-type="float">
            <text:p>0.6074707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2.2751953125" calcext:value-type="float">
            <text:p>2.2751953125</text:p>
          </table:table-cell>
          <table:table-cell office:value-type="float" office:value="1.96904296875" calcext:value-type="float">
            <text:p>1.96904296875</text:p>
          </table:table-cell>
          <table:table-cell office:value-type="float" office:value="1.026416015625" calcext:value-type="float">
            <text:p>1.02641601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.1535400390625" calcext:value-type="float">
            <text:p>2.1535400390625</text:p>
          </table:table-cell>
          <table:table-cell office:value-type="float" office:value="0.734765625" calcext:value-type="float">
            <text:p>0.734765625</text:p>
          </table:table-cell>
          <table:table-cell office:value-type="float" office:value="2.34931640625" calcext:value-type="float">
            <text:p>2.349316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.02060546875" calcext:value-type="float">
            <text:p>2.02060546875</text:p>
          </table:table-cell>
          <table:table-cell office:value-type="float" office:value="0.80888671875" calcext:value-type="float">
            <text:p>0.80888671875</text:p>
          </table:table-cell>
          <table:table-cell office:value-type="float" office:value="2.74892578125" calcext:value-type="float">
            <text:p>2.748925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1.88203125" calcext:value-type="float">
            <text:p>1.88203125</text:p>
          </table:table-cell>
          <table:table-cell office:value-type="float" office:value="2.089892578125" calcext:value-type="float">
            <text:p>2.089892578125</text:p>
          </table:table-cell>
          <table:table-cell office:value-type="float" office:value="1.6693359375" calcext:value-type="float">
            <text:p>1.669335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.7442626953125" calcext:value-type="float">
            <text:p>1.7442626953125</text:p>
          </table:table-cell>
          <table:table-cell office:value-type="float" office:value="2.8037109375" calcext:value-type="float">
            <text:p>2.8037109375</text:p>
          </table:table-cell>
          <table:table-cell office:value-type="float" office:value="0.6066650390625" calcext:value-type="float">
            <text:p>0.606665039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1.60166015625" calcext:value-type="float">
            <text:p>1.60166015625</text:p>
          </table:table-cell>
          <table:table-cell office:value-type="float" office:value="1.96259765625" calcext:value-type="float">
            <text:p>1.96259765625</text:p>
          </table:table-cell>
          <table:table-cell office:value-type="float" office:value="1.0288330078125" calcext:value-type="float">
            <text:p>1.02883300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590576171875" calcext:value-type="float">
            <text:p>1.4590576171875</text:p>
          </table:table-cell>
          <table:table-cell office:value-type="float" office:value="0.7339599609375" calcext:value-type="float">
            <text:p>0.7339599609375</text:p>
          </table:table-cell>
          <table:table-cell office:value-type="float" office:value="2.3525390625" calcext:value-type="float">
            <text:p>2.352539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.3204833984375" calcext:value-type="float">
            <text:p>1.3204833984375</text:p>
          </table:table-cell>
          <table:table-cell office:value-type="float" office:value="0.8080810546875" calcext:value-type="float">
            <text:p>0.8080810546875</text:p>
          </table:table-cell>
          <table:table-cell office:value-type="float" office:value="2.74892578125" calcext:value-type="float">
            <text:p>2.748925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1.1931884765625" calcext:value-type="float">
            <text:p>1.1931884765625</text:p>
          </table:table-cell>
          <table:table-cell office:value-type="float" office:value="2.0923095703125" calcext:value-type="float">
            <text:p>2.0923095703125</text:p>
          </table:table-cell>
          <table:table-cell office:value-type="float" office:value="1.6653076171875" calcext:value-type="float">
            <text:p>1.665307617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1.0723388671875" calcext:value-type="float">
            <text:p>1.0723388671875</text:p>
          </table:table-cell>
          <table:table-cell office:value-type="float" office:value="2.8045166015625" calcext:value-type="float">
            <text:p>2.8045166015625</text:p>
          </table:table-cell>
          <table:table-cell office:value-type="float" office:value="0.605859375" calcext:value-type="float">
            <text:p>0.60585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9547119140625" calcext:value-type="float">
            <text:p>0.9547119140625</text:p>
          </table:table-cell>
          <table:table-cell office:value-type="float" office:value="1.964208984375" calcext:value-type="float">
            <text:p>1.964208984375</text:p>
          </table:table-cell>
          <table:table-cell office:value-type="float" office:value="1.03125" calcext:value-type="float">
            <text:p>1.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8499755859375" calcext:value-type="float">
            <text:p>0.8499755859375</text:p>
          </table:table-cell>
          <table:table-cell office:value-type="float" office:value="0.733154296875" calcext:value-type="float">
            <text:p>0.733154296875</text:p>
          </table:table-cell>
          <table:table-cell office:value-type="float" office:value="2.3549560546875" calcext:value-type="float">
            <text:p>2.3549560546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76376953125" calcext:value-type="float">
            <text:p>0.76376953125</text:p>
          </table:table-cell>
          <table:table-cell office:value-type="float" office:value="0.8080810546875" calcext:value-type="float">
            <text:p>0.8080810546875</text:p>
          </table:table-cell>
          <table:table-cell office:value-type="float" office:value="2.745703125" calcext:value-type="float">
            <text:p>2.7457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6904541015625" calcext:value-type="float">
            <text:p>0.6904541015625</text:p>
          </table:table-cell>
          <table:table-cell office:value-type="float" office:value="2.0874755859375" calcext:value-type="float">
            <text:p>2.0874755859375</text:p>
          </table:table-cell>
          <table:table-cell office:value-type="float" office:value="1.6693359375" calcext:value-type="float">
            <text:p>1.669335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0.6292236328125" calcext:value-type="float">
            <text:p>0.629223632812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066650390625" calcext:value-type="float">
            <text:p>0.606665039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0.5865234375" calcext:value-type="float">
            <text:p>0.5865234375</text:p>
          </table:table-cell>
          <table:table-cell office:value-type="float" office:value="1.9650146484375" calcext:value-type="float">
            <text:p>1.9650146484375</text:p>
          </table:table-cell>
          <table:table-cell office:value-type="float" office:value="1.03125" calcext:value-type="float">
            <text:p>1.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5631591796875" calcext:value-type="float">
            <text:p>0.5631591796875</text:p>
          </table:table-cell>
          <table:table-cell office:value-type="float" office:value="0.7323486328125" calcext:value-type="float">
            <text:p>0.7323486328125</text:p>
          </table:table-cell>
          <table:table-cell office:value-type="float" office:value="2.35576171875" calcext:value-type="float">
            <text:p>2.3557617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552685546875" calcext:value-type="float">
            <text:p>0.552685546875</text:p>
          </table:table-cell>
          <table:table-cell office:value-type="float" office:value="0.810498046875" calcext:value-type="float">
            <text:p>0.810498046875</text:p>
          </table:table-cell>
          <table:table-cell office:value-type="float" office:value="2.7384521484375" calcext:value-type="float">
            <text:p>2.73845214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0.5671875" calcext:value-type="float">
            <text:p>0.5671875</text:p>
          </table:table-cell>
          <table:table-cell office:value-type="float" office:value="2.086669921875" calcext:value-type="float">
            <text:p>2.086669921875</text:p>
          </table:table-cell>
          <table:table-cell office:value-type="float" office:value="1.664501953125" calcext:value-type="float">
            <text:p>1.66450195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0.5937744140625" calcext:value-type="float">
            <text:p>0.593774414062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05859375" calcext:value-type="float">
            <text:p>0.60585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0.633251953125" calcext:value-type="float">
            <text:p>0.633251953125</text:p>
          </table:table-cell>
          <table:table-cell office:value-type="float" office:value="1.96904296875" calcext:value-type="float">
            <text:p>1.96904296875</text:p>
          </table:table-cell>
          <table:table-cell office:value-type="float" office:value="1.03447265625" calcext:value-type="float">
            <text:p>1.0344726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69931640625" calcext:value-type="float">
            <text:p>0.69931640625</text:p>
          </table:table-cell>
          <table:table-cell office:value-type="float" office:value="0.7355712890625" calcext:value-type="float">
            <text:p>0.7355712890625</text:p>
          </table:table-cell>
          <table:table-cell office:value-type="float" office:value="2.35576171875" calcext:value-type="float">
            <text:p>2.3557617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77666015625" calcext:value-type="float">
            <text:p>0.77666015625</text:p>
          </table:table-cell>
          <table:table-cell office:value-type="float" office:value="0.8096923828125" calcext:value-type="float">
            <text:p>0.8096923828125</text:p>
          </table:table-cell>
          <table:table-cell office:value-type="float" office:value="2.745703125" calcext:value-type="float">
            <text:p>2.7457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0.865283203125" calcext:value-type="float">
            <text:p>0.865283203125</text:p>
          </table:table-cell>
          <table:table-cell office:value-type="float" office:value="2.089892578125" calcext:value-type="float">
            <text:p>2.089892578125</text:p>
          </table:table-cell>
          <table:table-cell office:value-type="float" office:value="1.6620849609375" calcext:value-type="float">
            <text:p>1.662084960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0.9708251953125" calcext:value-type="float">
            <text:p>0.970825195312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604248046875" calcext:value-type="float">
            <text:p>0.604248046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1.0852294921875" calcext:value-type="float">
            <text:p>1.0852294921875</text:p>
          </table:table-cell>
          <table:table-cell office:value-type="float" office:value="1.9650146484375" calcext:value-type="float">
            <text:p>1.9650146484375</text:p>
          </table:table-cell>
          <table:table-cell office:value-type="float" office:value="1.036083984375" calcext:value-type="float">
            <text:p>1.0360839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.2093017578125" calcext:value-type="float">
            <text:p>1.2093017578125</text:p>
          </table:table-cell>
          <table:table-cell office:value-type="float" office:value="0.7355712890625" calcext:value-type="float">
            <text:p>0.7355712890625</text:p>
          </table:table-cell>
          <table:table-cell office:value-type="float" office:value="2.3581787109375" calcext:value-type="float">
            <text:p>2.358178710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.34384765625" calcext:value-type="float">
            <text:p>1.34384765625</text:p>
          </table:table-cell>
          <table:table-cell office:value-type="float" office:value="0.8064697265625" calcext:value-type="float">
            <text:p>0.8064697265625</text:p>
          </table:table-cell>
          <table:table-cell office:value-type="float" office:value="2.745703125" calcext:value-type="float">
            <text:p>2.7457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.4783935546875" calcext:value-type="float">
            <text:p>1.4783935546875</text:p>
          </table:table-cell>
          <table:table-cell office:value-type="float" office:value="2.089892578125" calcext:value-type="float">
            <text:p>2.089892578125</text:p>
          </table:table-cell>
          <table:table-cell office:value-type="float" office:value="1.6620849609375" calcext:value-type="float">
            <text:p>1.662084960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1.6153564453125" calcext:value-type="float">
            <text:p>1.6153564453125</text:p>
          </table:table-cell>
          <table:table-cell office:value-type="float" office:value="2.8045166015625" calcext:value-type="float">
            <text:p>2.8045166015625</text:p>
          </table:table-cell>
          <table:table-cell office:value-type="float" office:value="0.6018310546875" calcext:value-type="float">
            <text:p>0.6018310546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1.761181640625" calcext:value-type="float">
            <text:p>1.761181640625</text:p>
          </table:table-cell>
          <table:table-cell office:value-type="float" office:value="1.9698486328125" calcext:value-type="float">
            <text:p>1.9698486328125</text:p>
          </table:table-cell>
          <table:table-cell office:value-type="float" office:value="1.039306640625" calcext:value-type="float">
            <text:p>1.0393066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9037841796875" calcext:value-type="float">
            <text:p>1.9037841796875</text:p>
          </table:table-cell>
          <table:table-cell office:value-type="float" office:value="0.7355712890625" calcext:value-type="float">
            <text:p>0.7355712890625</text:p>
          </table:table-cell>
          <table:table-cell office:value-type="float" office:value="2.3565673828125" calcext:value-type="float">
            <text:p>2.356567382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.03994140625" calcext:value-type="float">
            <text:p>2.03994140625</text:p>
          </table:table-cell>
          <table:table-cell office:value-type="float" office:value="0.8080810546875" calcext:value-type="float">
            <text:p>0.8080810546875</text:p>
          </table:table-cell>
          <table:table-cell office:value-type="float" office:value="2.74248046875" calcext:value-type="float">
            <text:p>2.74248046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2.170458984375" calcext:value-type="float">
            <text:p>2.170458984375</text:p>
          </table:table-cell>
          <table:table-cell office:value-type="float" office:value="2.08505859375" calcext:value-type="float">
            <text:p>2.08505859375</text:p>
          </table:table-cell>
          <table:table-cell office:value-type="float" office:value="1.6556396484375" calcext:value-type="float">
            <text:p>1.65563964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.2888916015625" calcext:value-type="float">
            <text:p>2.2888916015625</text:p>
          </table:table-cell>
          <table:table-cell office:value-type="float" office:value="2.8037109375" calcext:value-type="float">
            <text:p>2.8037109375</text:p>
          </table:table-cell>
          <table:table-cell office:value-type="float" office:value="0.605859375" calcext:value-type="float">
            <text:p>0.60585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2.4041015625" calcext:value-type="float">
            <text:p>2.4041015625</text:p>
          </table:table-cell>
          <table:table-cell office:value-type="float" office:value="1.967431640625" calcext:value-type="float">
            <text:p>1.967431640625</text:p>
          </table:table-cell>
          <table:table-cell office:value-type="float" office:value="1.0376953125" calcext:value-type="float">
            <text:p>1.037695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.5072265625" calcext:value-type="float">
            <text:p>2.5072265625</text:p>
          </table:table-cell>
          <table:table-cell office:value-type="float" office:value="0.736376953125" calcext:value-type="float">
            <text:p>0.736376953125</text:p>
          </table:table-cell>
          <table:table-cell office:value-type="float" office:value="2.3597900390625" calcext:value-type="float">
            <text:p>2.359790039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2.5966552734375" calcext:value-type="float">
            <text:p>2.5966552734375</text:p>
          </table:table-cell>
          <table:table-cell office:value-type="float" office:value="0.80888671875" calcext:value-type="float">
            <text:p>0.80888671875</text:p>
          </table:table-cell>
          <table:table-cell office:value-type="float" office:value="2.744091796875" calcext:value-type="float">
            <text:p>2.744091796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2.67158203125" calcext:value-type="float">
            <text:p>2.67158203125</text:p>
          </table:table-cell>
          <table:table-cell office:value-type="float" office:value="2.086669921875" calcext:value-type="float">
            <text:p>2.086669921875</text:p>
          </table:table-cell>
          <table:table-cell office:value-type="float" office:value="1.6524169921875" calcext:value-type="float">
            <text:p>1.652416992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2.7328125" calcext:value-type="float">
            <text:p>2.732812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6034423828125" calcext:value-type="float">
            <text:p>0.603442382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2.77470703125" calcext:value-type="float">
            <text:p>2.77470703125</text:p>
          </table:table-cell>
          <table:table-cell office:value-type="float" office:value="1.964208984375" calcext:value-type="float">
            <text:p>1.964208984375</text:p>
          </table:table-cell>
          <table:table-cell office:value-type="float" office:value="1.042529296875" calcext:value-type="float">
            <text:p>1.042529296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7980712890625" calcext:value-type="float">
            <text:p>2.7980712890625</text:p>
          </table:table-cell>
          <table:table-cell office:value-type="float" office:value="0.73798828125" calcext:value-type="float">
            <text:p>0.73798828125</text:p>
          </table:table-cell>
          <table:table-cell office:value-type="float" office:value="2.3646240234375" calcext:value-type="float">
            <text:p>2.364624023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2.81015625" calcext:value-type="float">
            <text:p>2.81015625</text:p>
          </table:table-cell>
          <table:table-cell office:value-type="float" office:value="0.8064697265625" calcext:value-type="float">
            <text:p>0.8064697265625</text:p>
          </table:table-cell>
          <table:table-cell office:value-type="float" office:value="2.74248046875" calcext:value-type="float">
            <text:p>2.74248046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2.086669921875" calcext:value-type="float">
            <text:p>2.086669921875</text:p>
          </table:table-cell>
          <table:table-cell office:value-type="float" office:value="1.651611328125" calcext:value-type="float">
            <text:p>1.65161132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2.7706787109375" calcext:value-type="float">
            <text:p>2.7706787109375</text:p>
          </table:table-cell>
          <table:table-cell office:value-type="float" office:value="2.80693359375" calcext:value-type="float">
            <text:p>2.80693359375</text:p>
          </table:table-cell>
          <table:table-cell office:value-type="float" office:value="0.6034423828125" calcext:value-type="float">
            <text:p>0.603442382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2.7255615234375" calcext:value-type="float">
            <text:p>2.7255615234375</text:p>
          </table:table-cell>
          <table:table-cell office:value-type="float" office:value="1.9698486328125" calcext:value-type="float">
            <text:p>1.9698486328125</text:p>
          </table:table-cell>
          <table:table-cell office:value-type="float" office:value="1.042529296875" calcext:value-type="float">
            <text:p>1.042529296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.6627197265625" calcext:value-type="float">
            <text:p>2.6627197265625</text:p>
          </table:table-cell>
          <table:table-cell office:value-type="float" office:value="0.7355712890625" calcext:value-type="float">
            <text:p>0.7355712890625</text:p>
          </table:table-cell>
          <table:table-cell office:value-type="float" office:value="2.363818359375" calcext:value-type="float">
            <text:p>2.36381835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2.589404296875" calcext:value-type="float">
            <text:p>2.589404296875</text:p>
          </table:table-cell>
          <table:table-cell office:value-type="float" office:value="0.8048583984375" calcext:value-type="float">
            <text:p>0.8048583984375</text:p>
          </table:table-cell>
          <table:table-cell office:value-type="float" office:value="2.740869140625" calcext:value-type="float">
            <text:p>2.7408691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2.4935302734375" calcext:value-type="float">
            <text:p>2.4935302734375</text:p>
          </table:table-cell>
          <table:table-cell office:value-type="float" office:value="2.08505859375" calcext:value-type="float">
            <text:p>2.08505859375</text:p>
          </table:table-cell>
          <table:table-cell office:value-type="float" office:value="1.6508056640625" calcext:value-type="float">
            <text:p>1.65080566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2.3904052734375" calcext:value-type="float">
            <text:p>2.3904052734375</text:p>
          </table:table-cell>
          <table:table-cell office:value-type="float" office:value="2.8045166015625" calcext:value-type="float">
            <text:p>2.8045166015625</text:p>
          </table:table-cell>
          <table:table-cell office:value-type="float" office:value="0.6002197265625" calcext:value-type="float">
            <text:p>0.600219726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2.280029296875" calcext:value-type="float">
            <text:p>2.280029296875</text:p>
          </table:table-cell>
          <table:table-cell office:value-type="float" office:value="1.970654296875" calcext:value-type="float">
            <text:p>1.970654296875</text:p>
          </table:table-cell>
          <table:table-cell office:value-type="float" office:value="1.045751953125" calcext:value-type="float">
            <text:p>1.04575195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.154345703125" calcext:value-type="float">
            <text:p>2.154345703125</text:p>
          </table:table-cell>
          <table:table-cell office:value-type="float" office:value="0.7339599609375" calcext:value-type="float">
            <text:p>0.7339599609375</text:p>
          </table:table-cell>
          <table:table-cell office:value-type="float" office:value="2.36220703125" calcext:value-type="float">
            <text:p>2.362207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2.018994140625" calcext:value-type="float">
            <text:p>2.018994140625</text:p>
          </table:table-cell>
          <table:table-cell office:value-type="float" office:value="0.8064697265625" calcext:value-type="float">
            <text:p>0.8064697265625</text:p>
          </table:table-cell>
          <table:table-cell office:value-type="float" office:value="2.7432861328125" calcext:value-type="float">
            <text:p>2.743286132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1.8828369140625" calcext:value-type="float">
            <text:p>1.8828369140625</text:p>
          </table:table-cell>
          <table:table-cell office:value-type="float" office:value="2.0858642578125" calcext:value-type="float">
            <text:p>2.0858642578125</text:p>
          </table:table-cell>
          <table:table-cell office:value-type="float" office:value="1.65" calcext:value-type="float">
            <text:p>1.6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1.7426513671875" calcext:value-type="float">
            <text:p>1.7426513671875</text:p>
          </table:table-cell>
          <table:table-cell office:value-type="float" office:value="2.8037109375" calcext:value-type="float">
            <text:p>2.8037109375</text:p>
          </table:table-cell>
          <table:table-cell office:value-type="float" office:value="0.601025390625" calcext:value-type="float">
            <text:p>0.60102539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1.603271484375" calcext:value-type="float">
            <text:p>1.603271484375</text:p>
          </table:table-cell>
          <table:table-cell office:value-type="float" office:value="1.9698486328125" calcext:value-type="float">
            <text:p>1.9698486328125</text:p>
          </table:table-cell>
          <table:table-cell office:value-type="float" office:value="1.044140625" calcext:value-type="float">
            <text:p>1.0441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622802734375" calcext:value-type="float">
            <text:p>1.4622802734375</text:p>
          </table:table-cell>
          <table:table-cell office:value-type="float" office:value="0.73798828125" calcext:value-type="float">
            <text:p>0.73798828125</text:p>
          </table:table-cell>
          <table:table-cell office:value-type="float" office:value="2.36865234375" calcext:value-type="float">
            <text:p>2.3686523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.3204833984375" calcext:value-type="float">
            <text:p>1.3204833984375</text:p>
          </table:table-cell>
          <table:table-cell office:value-type="float" office:value="0.8048583984375" calcext:value-type="float">
            <text:p>0.8048583984375</text:p>
          </table:table-cell>
          <table:table-cell office:value-type="float" office:value="2.737646484375" calcext:value-type="float">
            <text:p>2.7376464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.193994140625" calcext:value-type="float">
            <text:p>1.193994140625</text:p>
          </table:table-cell>
          <table:table-cell office:value-type="float" office:value="2.0826416015625" calcext:value-type="float">
            <text:p>2.0826416015625</text:p>
          </table:table-cell>
          <table:table-cell office:value-type="float" office:value="1.6427490234375" calcext:value-type="float">
            <text:p>1.642749023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1.069921875" calcext:value-type="float">
            <text:p>1.069921875</text:p>
          </table:table-cell>
          <table:table-cell office:value-type="float" office:value="2.805322265625" calcext:value-type="float">
            <text:p>2.805322265625</text:p>
          </table:table-cell>
          <table:table-cell office:value-type="float" office:value="0.6002197265625" calcext:value-type="float">
            <text:p>0.600219726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0.955517578125" calcext:value-type="float">
            <text:p>0.955517578125</text:p>
          </table:table-cell>
          <table:table-cell office:value-type="float" office:value="1.9698486328125" calcext:value-type="float">
            <text:p>1.9698486328125</text:p>
          </table:table-cell>
          <table:table-cell office:value-type="float" office:value="1.0481689453125" calcext:value-type="float">
            <text:p>1.048168945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85400390625" calcext:value-type="float">
            <text:p>0.85400390625</text:p>
          </table:table-cell>
          <table:table-cell office:value-type="float" office:value="0.73798828125" calcext:value-type="float">
            <text:p>0.73798828125</text:p>
          </table:table-cell>
          <table:table-cell office:value-type="float" office:value="2.370263671875" calcext:value-type="float">
            <text:p>2.37026367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7613525390625" calcext:value-type="float">
            <text:p>0.7613525390625</text:p>
          </table:table-cell>
          <table:table-cell office:value-type="float" office:value="0.8064697265625" calcext:value-type="float">
            <text:p>0.8064697265625</text:p>
          </table:table-cell>
          <table:table-cell office:value-type="float" office:value="2.7392578125" calcext:value-type="float">
            <text:p>2.73925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688037109375" calcext:value-type="float">
            <text:p>0.688037109375</text:p>
          </table:table-cell>
          <table:table-cell office:value-type="float" office:value="2.0810302734375" calcext:value-type="float">
            <text:p>2.0810302734375</text:p>
          </table:table-cell>
          <table:table-cell office:value-type="float" office:value="1.6435546875" calcext:value-type="float">
            <text:p>1.6435546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6340576171875" calcext:value-type="float">
            <text:p>0.634057617187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5986083984375" calcext:value-type="float">
            <text:p>0.59860839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0.5865234375" calcext:value-type="float">
            <text:p>0.5865234375</text:p>
          </table:table-cell>
          <table:table-cell office:value-type="float" office:value="1.9714599609375" calcext:value-type="float">
            <text:p>1.9714599609375</text:p>
          </table:table-cell>
          <table:table-cell office:value-type="float" office:value="1.0481689453125" calcext:value-type="float">
            <text:p>1.048168945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562353515625" calcext:value-type="float">
            <text:p>0.562353515625</text:p>
          </table:table-cell>
          <table:table-cell office:value-type="float" office:value="0.7371826171875" calcext:value-type="float">
            <text:p>0.7371826171875</text:p>
          </table:table-cell>
          <table:table-cell office:value-type="float" office:value="2.370263671875" calcext:value-type="float">
            <text:p>2.37026367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5567138671875" calcext:value-type="float">
            <text:p>0.5567138671875</text:p>
          </table:table-cell>
          <table:table-cell office:value-type="float" office:value="0.804052734375" calcext:value-type="float">
            <text:p>0.804052734375</text:p>
          </table:table-cell>
          <table:table-cell office:value-type="float" office:value="2.7384521484375" calcext:value-type="float">
            <text:p>2.73845214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5663818359375" calcext:value-type="float">
            <text:p>0.5663818359375</text:p>
          </table:table-cell>
          <table:table-cell office:value-type="float" office:value="2.083447265625" calcext:value-type="float">
            <text:p>2.083447265625</text:p>
          </table:table-cell>
          <table:table-cell office:value-type="float" office:value="1.645166015625" calcext:value-type="float">
            <text:p>1.64516601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0.5937744140625" calcext:value-type="float">
            <text:p>0.5937744140625</text:p>
          </table:table-cell>
          <table:table-cell office:value-type="float" office:value="2.805322265625" calcext:value-type="float">
            <text:p>2.805322265625</text:p>
          </table:table-cell>
          <table:table-cell office:value-type="float" office:value="0.5986083984375" calcext:value-type="float">
            <text:p>0.59860839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6380859375" calcext:value-type="float">
            <text:p>0.6380859375</text:p>
          </table:table-cell>
          <table:table-cell office:value-type="float" office:value="1.972265625" calcext:value-type="float">
            <text:p>1.972265625</text:p>
          </table:table-cell>
          <table:table-cell office:value-type="float" office:value="1.0497802734375" calcext:value-type="float">
            <text:p>1.049780273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697705078125" calcext:value-type="float">
            <text:p>0.697705078125</text:p>
          </table:table-cell>
          <table:table-cell office:value-type="float" office:value="0.7355712890625" calcext:value-type="float">
            <text:p>0.7355712890625</text:p>
          </table:table-cell>
          <table:table-cell office:value-type="float" office:value="2.3726806640625" calcext:value-type="float">
            <text:p>2.37268066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7742431640625" calcext:value-type="float">
            <text:p>0.7742431640625</text:p>
          </table:table-cell>
          <table:table-cell office:value-type="float" office:value="0.8032470703125" calcext:value-type="float">
            <text:p>0.8032470703125</text:p>
          </table:table-cell>
          <table:table-cell office:value-type="float" office:value="2.7368408203125" calcext:value-type="float">
            <text:p>2.73684082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2.08505859375" calcext:value-type="float">
            <text:p>2.08505859375</text:p>
          </table:table-cell>
          <table:table-cell office:value-type="float" office:value="1.64033203125" calcext:value-type="float">
            <text:p>1.640332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.9724365234375" calcext:value-type="float">
            <text:p>0.9724365234375</text:p>
          </table:table-cell>
          <table:table-cell office:value-type="float" office:value="2.802099609375" calcext:value-type="float">
            <text:p>2.802099609375</text:p>
          </table:table-cell>
          <table:table-cell office:value-type="float" office:value="0.597802734375" calcext:value-type="float">
            <text:p>0.59780273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1.087646484375" calcext:value-type="float">
            <text:p>1.087646484375</text:p>
          </table:table-cell>
          <table:table-cell office:value-type="float" office:value="1.9795166015625" calcext:value-type="float">
            <text:p>1.9795166015625</text:p>
          </table:table-cell>
          <table:table-cell office:value-type="float" office:value="1.0513916015625" calcext:value-type="float">
            <text:p>1.051391601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2093017578125" calcext:value-type="float">
            <text:p>1.2093017578125</text:p>
          </table:table-cell>
          <table:table-cell office:value-type="float" office:value="0.739599609375" calcext:value-type="float">
            <text:p>0.739599609375</text:p>
          </table:table-cell>
          <table:table-cell office:value-type="float" office:value="2.3710693359375" calcext:value-type="float">
            <text:p>2.371069335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1.342236328125" calcext:value-type="float">
            <text:p>1.342236328125</text:p>
          </table:table-cell>
          <table:table-cell office:value-type="float" office:value="0.8032470703125" calcext:value-type="float">
            <text:p>0.8032470703125</text:p>
          </table:table-cell>
          <table:table-cell office:value-type="float" office:value="2.7336181640625" calcext:value-type="float">
            <text:p>2.73361816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.4751708984375" calcext:value-type="float">
            <text:p>1.4751708984375</text:p>
          </table:table-cell>
          <table:table-cell office:value-type="float" office:value="2.0810302734375" calcext:value-type="float">
            <text:p>2.0810302734375</text:p>
          </table:table-cell>
          <table:table-cell office:value-type="float" office:value="1.64033203125" calcext:value-type="float">
            <text:p>1.640332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1.6185791015625" calcext:value-type="float">
            <text:p>1.6185791015625</text:p>
          </table:table-cell>
          <table:table-cell office:value-type="float" office:value="2.805322265625" calcext:value-type="float">
            <text:p>2.805322265625</text:p>
          </table:table-cell>
          <table:table-cell office:value-type="float" office:value="0.597802734375" calcext:value-type="float">
            <text:p>0.59780273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1.7595703125" calcext:value-type="float">
            <text:p>1.7595703125</text:p>
          </table:table-cell>
          <table:table-cell office:value-type="float" office:value="1.9730712890625" calcext:value-type="float">
            <text:p>1.9730712890625</text:p>
          </table:table-cell>
          <table:table-cell office:value-type="float" office:value="1.055419921875" calcext:value-type="float">
            <text:p>1.05541992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8989501953125" calcext:value-type="float">
            <text:p>1.8989501953125</text:p>
          </table:table-cell>
          <table:table-cell office:value-type="float" office:value="0.74443359375" calcext:value-type="float">
            <text:p>0.74443359375</text:p>
          </table:table-cell>
          <table:table-cell office:value-type="float" office:value="2.376708984375" calcext:value-type="float">
            <text:p>2.3767089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.03671875" calcext:value-type="float">
            <text:p>2.03671875</text:p>
          </table:table-cell>
          <table:table-cell office:value-type="float" office:value="0.8032470703125" calcext:value-type="float">
            <text:p>0.8032470703125</text:p>
          </table:table-cell>
          <table:table-cell office:value-type="float" office:value="2.7336181640625" calcext:value-type="float">
            <text:p>2.73361816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.1712646484375" calcext:value-type="float">
            <text:p>2.1712646484375</text:p>
          </table:table-cell>
          <table:table-cell office:value-type="float" office:value="2.0810302734375" calcext:value-type="float">
            <text:p>2.0810302734375</text:p>
          </table:table-cell>
          <table:table-cell office:value-type="float" office:value="1.637109375" calcext:value-type="float">
            <text:p>1.63710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2.2905029296875" calcext:value-type="float">
            <text:p>2.2905029296875</text:p>
          </table:table-cell>
          <table:table-cell office:value-type="float" office:value="2.80693359375" calcext:value-type="float">
            <text:p>2.80693359375</text:p>
          </table:table-cell>
          <table:table-cell office:value-type="float" office:value="0.5986083984375" calcext:value-type="float">
            <text:p>0.59860839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.405712890625" calcext:value-type="float">
            <text:p>2.405712890625</text:p>
          </table:table-cell>
          <table:table-cell office:value-type="float" office:value="1.973876953125" calcext:value-type="float">
            <text:p>1.973876953125</text:p>
          </table:table-cell>
          <table:table-cell office:value-type="float" office:value="1.0578369140625" calcext:value-type="float">
            <text:p>1.05783691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.5080322265625" calcext:value-type="float">
            <text:p>2.5080322265625</text:p>
          </table:table-cell>
          <table:table-cell office:value-type="float" office:value="0.73798828125" calcext:value-type="float">
            <text:p>0.73798828125</text:p>
          </table:table-cell>
          <table:table-cell office:value-type="float" office:value="2.376708984375" calcext:value-type="float">
            <text:p>2.3767089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2.595849609375" calcext:value-type="float">
            <text:p>2.595849609375</text:p>
          </table:table-cell>
          <table:table-cell office:value-type="float" office:value="0.8048583984375" calcext:value-type="float">
            <text:p>0.8048583984375</text:p>
          </table:table-cell>
          <table:table-cell office:value-type="float" office:value="2.734423828125" calcext:value-type="float">
            <text:p>2.73442382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.6707763671875" calcext:value-type="float">
            <text:p>2.6707763671875</text:p>
          </table:table-cell>
          <table:table-cell office:value-type="float" office:value="2.0818359375" calcext:value-type="float">
            <text:p>2.0818359375</text:p>
          </table:table-cell>
          <table:table-cell office:value-type="float" office:value="1.63388671875" calcext:value-type="float">
            <text:p>1.6338867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2.7303955078125" calcext:value-type="float">
            <text:p>2.7303955078125</text:p>
          </table:table-cell>
          <table:table-cell office:value-type="float" office:value="2.8037109375" calcext:value-type="float">
            <text:p>2.8037109375</text:p>
          </table:table-cell>
          <table:table-cell office:value-type="float" office:value="0.59619140625" calcext:value-type="float">
            <text:p>0.596191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2.771484375" calcext:value-type="float">
            <text:p>2.771484375</text:p>
          </table:table-cell>
          <table:table-cell office:value-type="float" office:value="1.97548828125" calcext:value-type="float">
            <text:p>1.97548828125</text:p>
          </table:table-cell>
          <table:table-cell office:value-type="float" office:value="1.0562255859375" calcext:value-type="float">
            <text:p>1.056225585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.797265625" calcext:value-type="float">
            <text:p>2.797265625</text:p>
          </table:table-cell>
          <table:table-cell office:value-type="float" office:value="0.7412109375" calcext:value-type="float">
            <text:p>0.7412109375</text:p>
          </table:table-cell>
          <table:table-cell office:value-type="float" office:value="2.379931640625" calcext:value-type="float">
            <text:p>2.3799316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8032470703125" calcext:value-type="float">
            <text:p>0.8032470703125</text:p>
          </table:table-cell>
          <table:table-cell office:value-type="float" office:value="2.7303955078125" calcext:value-type="float">
            <text:p>2.73039550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2.797265625" calcext:value-type="float">
            <text:p>2.797265625</text:p>
          </table:table-cell>
          <table:table-cell office:value-type="float" office:value="2.0810302734375" calcext:value-type="float">
            <text:p>2.0810302734375</text:p>
          </table:table-cell>
          <table:table-cell office:value-type="float" office:value="1.6306640625" calcext:value-type="float">
            <text:p>1.63066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.7690673828125" calcext:value-type="float">
            <text:p>2.7690673828125</text:p>
          </table:table-cell>
          <table:table-cell office:value-type="float" office:value="2.805322265625" calcext:value-type="float">
            <text:p>2.805322265625</text:p>
          </table:table-cell>
          <table:table-cell office:value-type="float" office:value="0.5953857421875" calcext:value-type="float">
            <text:p>0.595385742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2.72314453125" calcext:value-type="float">
            <text:p>2.72314453125</text:p>
          </table:table-cell>
          <table:table-cell office:value-type="float" office:value="1.9762939453125" calcext:value-type="float">
            <text:p>1.9762939453125</text:p>
          </table:table-cell>
          <table:table-cell office:value-type="float" office:value="1.0594482421875" calcext:value-type="float">
            <text:p>1.059448242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.6594970703125" calcext:value-type="float">
            <text:p>2.6594970703125</text:p>
          </table:table-cell>
          <table:table-cell office:value-type="float" office:value="0.7404052734375" calcext:value-type="float">
            <text:p>0.7404052734375</text:p>
          </table:table-cell>
          <table:table-cell office:value-type="float" office:value="2.379931640625" calcext:value-type="float">
            <text:p>2.3799316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2.58779296875" calcext:value-type="float">
            <text:p>2.58779296875</text:p>
          </table:table-cell>
          <table:table-cell office:value-type="float" office:value="0.8032470703125" calcext:value-type="float">
            <text:p>0.8032470703125</text:p>
          </table:table-cell>
          <table:table-cell office:value-type="float" office:value="2.7352294921875" calcext:value-type="float">
            <text:p>2.735229492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2.4983642578125" calcext:value-type="float">
            <text:p>2.4983642578125</text:p>
          </table:table-cell>
          <table:table-cell office:value-type="float" office:value="2.0778076171875" calcext:value-type="float">
            <text:p>2.0778076171875</text:p>
          </table:table-cell>
          <table:table-cell office:value-type="float" office:value="1.62744140625" calcext:value-type="float">
            <text:p>1.627441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2.3936279296875" calcext:value-type="float">
            <text:p>2.3936279296875</text:p>
          </table:table-cell>
          <table:table-cell office:value-type="float" office:value="2.805322265625" calcext:value-type="float">
            <text:p>2.805322265625</text:p>
          </table:table-cell>
          <table:table-cell office:value-type="float" office:value="0.59619140625" calcext:value-type="float">
            <text:p>0.596191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.27841796875" calcext:value-type="float">
            <text:p>2.27841796875</text:p>
          </table:table-cell>
          <table:table-cell office:value-type="float" office:value="1.97548828125" calcext:value-type="float">
            <text:p>1.97548828125</text:p>
          </table:table-cell>
          <table:table-cell office:value-type="float" office:value="1.0626708984375" calcext:value-type="float">
            <text:p>1.06267089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.1503173828125" calcext:value-type="float">
            <text:p>2.1503173828125</text:p>
          </table:table-cell>
          <table:table-cell office:value-type="float" office:value="0.7420166015625" calcext:value-type="float">
            <text:p>0.7420166015625</text:p>
          </table:table-cell>
          <table:table-cell office:value-type="float" office:value="2.3839599609375" calcext:value-type="float">
            <text:p>2.383959960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2.015771484375" calcext:value-type="float">
            <text:p>2.015771484375</text:p>
          </table:table-cell>
          <table:table-cell office:value-type="float" office:value="0.8032470703125" calcext:value-type="float">
            <text:p>0.8032470703125</text:p>
          </table:table-cell>
          <table:table-cell office:value-type="float" office:value="2.7336181640625" calcext:value-type="float">
            <text:p>2.73361816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1.8812255859375" calcext:value-type="float">
            <text:p>1.8812255859375</text:p>
          </table:table-cell>
          <table:table-cell office:value-type="float" office:value="2.0794189453125" calcext:value-type="float">
            <text:p>2.0794189453125</text:p>
          </table:table-cell>
          <table:table-cell office:value-type="float" office:value="1.62744140625" calcext:value-type="float">
            <text:p>1.627441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.74345703125" calcext:value-type="float">
            <text:p>1.74345703125</text:p>
          </table:table-cell>
          <table:table-cell office:value-type="float" office:value="2.8061279296875" calcext:value-type="float">
            <text:p>2.8061279296875</text:p>
          </table:table-cell>
          <table:table-cell office:value-type="float" office:value="0.5969970703125" calcext:value-type="float">
            <text:p>0.59699707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1.5992431640625" calcext:value-type="float">
            <text:p>1.5992431640625</text:p>
          </table:table-cell>
          <table:table-cell office:value-type="float" office:value="1.97548828125" calcext:value-type="float">
            <text:p>1.97548828125</text:p>
          </table:table-cell>
          <table:table-cell office:value-type="float" office:value="1.0626708984375" calcext:value-type="float">
            <text:p>1.06267089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64697265625" calcext:value-type="float">
            <text:p>1.464697265625</text:p>
          </table:table-cell>
          <table:table-cell office:value-type="float" office:value="0.7387939453125" calcext:value-type="float">
            <text:p>0.7387939453125</text:p>
          </table:table-cell>
          <table:table-cell office:value-type="float" office:value="2.384765625" calcext:value-type="float">
            <text:p>2.38476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.3253173828125" calcext:value-type="float">
            <text:p>1.3253173828125</text:p>
          </table:table-cell>
          <table:table-cell office:value-type="float" office:value="0.80244140625" calcext:value-type="float">
            <text:p>0.80244140625</text:p>
          </table:table-cell>
          <table:table-cell office:value-type="float" office:value="2.7320068359375" calcext:value-type="float">
            <text:p>2.732006835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1.1947998046875" calcext:value-type="float">
            <text:p>1.1947998046875</text:p>
          </table:table-cell>
          <table:table-cell office:value-type="float" office:value="2.0794189453125" calcext:value-type="float">
            <text:p>2.0794189453125</text:p>
          </table:table-cell>
          <table:table-cell office:value-type="float" office:value="1.62744140625" calcext:value-type="float">
            <text:p>1.627441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1.071533203125" calcext:value-type="float">
            <text:p>1.07153320312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594580078125" calcext:value-type="float">
            <text:p>0.5945800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0.95390625" calcext:value-type="float">
            <text:p>0.95390625</text:p>
          </table:table-cell>
          <table:table-cell office:value-type="float" office:value="1.977099609375" calcext:value-type="float">
            <text:p>1.977099609375</text:p>
          </table:table-cell>
          <table:table-cell office:value-type="float" office:value="1.06669921875" calcext:value-type="float">
            <text:p>1.0666992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85400390625" calcext:value-type="float">
            <text:p>0.85400390625</text:p>
          </table:table-cell>
          <table:table-cell office:value-type="float" office:value="0.7387939453125" calcext:value-type="float">
            <text:p>0.7387939453125</text:p>
          </table:table-cell>
          <table:table-cell office:value-type="float" office:value="2.3904052734375" calcext:value-type="float">
            <text:p>2.390405273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0.7645751953125" calcext:value-type="float">
            <text:p>0.7645751953125</text:p>
          </table:table-cell>
          <table:table-cell office:value-type="float" office:value="0.8032470703125" calcext:value-type="float">
            <text:p>0.8032470703125</text:p>
          </table:table-cell>
          <table:table-cell office:value-type="float" office:value="2.731201171875" calcext:value-type="float">
            <text:p>2.73120117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0.6936767578125" calcext:value-type="float">
            <text:p>0.6936767578125</text:p>
          </table:table-cell>
          <table:table-cell office:value-type="float" office:value="2.07861328125" calcext:value-type="float">
            <text:p>2.07861328125</text:p>
          </table:table-cell>
          <table:table-cell office:value-type="float" office:value="1.6169677734375" calcext:value-type="float">
            <text:p>1.616967773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0.631640625" calcext:value-type="float">
            <text:p>0.63164062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59296875" calcext:value-type="float">
            <text:p>0.59296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0.588134765625" calcext:value-type="float">
            <text:p>0.588134765625</text:p>
          </table:table-cell>
          <table:table-cell office:value-type="float" office:value="1.9787109375" calcext:value-type="float">
            <text:p>1.9787109375</text:p>
          </table:table-cell>
          <table:table-cell office:value-type="float" office:value="1.0658935546875" calcext:value-type="float">
            <text:p>1.0658935546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5647705078125" calcext:value-type="float">
            <text:p>0.5647705078125</text:p>
          </table:table-cell>
          <table:table-cell office:value-type="float" office:value="0.7412109375" calcext:value-type="float">
            <text:p>0.7412109375</text:p>
          </table:table-cell>
          <table:table-cell office:value-type="float" office:value="2.389599609375" calcext:value-type="float">
            <text:p>2.38959960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0.554296875" calcext:value-type="float">
            <text:p>0.554296875</text:p>
          </table:table-cell>
          <table:table-cell office:value-type="float" office:value="0.804052734375" calcext:value-type="float">
            <text:p>0.804052734375</text:p>
          </table:table-cell>
          <table:table-cell office:value-type="float" office:value="2.7303955078125" calcext:value-type="float">
            <text:p>2.73039550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56396484375" calcext:value-type="float">
            <text:p>0.56396484375</text:p>
          </table:table-cell>
          <table:table-cell office:value-type="float" office:value="2.0826416015625" calcext:value-type="float">
            <text:p>2.0826416015625</text:p>
          </table:table-cell>
          <table:table-cell office:value-type="float" office:value="1.622607421875" calcext:value-type="float">
            <text:p>1.62260742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0.5953857421875" calcext:value-type="float">
            <text:p>0.595385742187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5905517578125" calcext:value-type="float">
            <text:p>0.59055175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.6380859375" calcext:value-type="float">
            <text:p>0.6380859375</text:p>
          </table:table-cell>
          <table:table-cell office:value-type="float" office:value="1.973876953125" calcext:value-type="float">
            <text:p>1.973876953125</text:p>
          </table:table-cell>
          <table:table-cell office:value-type="float" office:value="1.0691162109375" calcext:value-type="float">
            <text:p>1.069116210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697705078125" calcext:value-type="float">
            <text:p>0.697705078125</text:p>
          </table:table-cell>
          <table:table-cell office:value-type="float" office:value="0.7404052734375" calcext:value-type="float">
            <text:p>0.7404052734375</text:p>
          </table:table-cell>
          <table:table-cell office:value-type="float" office:value="2.392822265625" calcext:value-type="float">
            <text:p>2.39282226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7774658203125" calcext:value-type="float">
            <text:p>0.7774658203125</text:p>
          </table:table-cell>
          <table:table-cell office:value-type="float" office:value="0.800830078125" calcext:value-type="float">
            <text:p>0.800830078125</text:p>
          </table:table-cell>
          <table:table-cell office:value-type="float" office:value="2.7320068359375" calcext:value-type="float">
            <text:p>2.732006835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8644775390625" calcext:value-type="float">
            <text:p>0.8644775390625</text:p>
          </table:table-cell>
          <table:table-cell office:value-type="float" office:value="2.077001953125" calcext:value-type="float">
            <text:p>2.077001953125</text:p>
          </table:table-cell>
          <table:table-cell office:value-type="float" office:value="1.619384765625" calcext:value-type="float">
            <text:p>1.61938476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9708251953125" calcext:value-type="float">
            <text:p>0.9708251953125</text:p>
          </table:table-cell>
          <table:table-cell office:value-type="float" office:value="2.8061279296875" calcext:value-type="float">
            <text:p>2.8061279296875</text:p>
          </table:table-cell>
          <table:table-cell office:value-type="float" office:value="0.591357421875" calcext:value-type="float">
            <text:p>0.59135742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1.0868408203125" calcext:value-type="float">
            <text:p>1.0868408203125</text:p>
          </table:table-cell>
          <table:table-cell office:value-type="float" office:value="1.98193359375" calcext:value-type="float">
            <text:p>1.98193359375</text:p>
          </table:table-cell>
          <table:table-cell office:value-type="float" office:value="1.0739501953125" calcext:value-type="float">
            <text:p>1.073950195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20849609375" calcext:value-type="float">
            <text:p>1.20849609375</text:p>
          </table:table-cell>
          <table:table-cell office:value-type="float" office:value="0.7387939453125" calcext:value-type="float">
            <text:p>0.7387939453125</text:p>
          </table:table-cell>
          <table:table-cell office:value-type="float" office:value="2.396044921875" calcext:value-type="float">
            <text:p>2.39604492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1.3446533203125" calcext:value-type="float">
            <text:p>1.3446533203125</text:p>
          </table:table-cell>
          <table:table-cell office:value-type="float" office:value="0.7984130859375" calcext:value-type="float">
            <text:p>0.7984130859375</text:p>
          </table:table-cell>
          <table:table-cell office:value-type="float" office:value="2.727978515625" calcext:value-type="float">
            <text:p>2.72797851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1.47919921875" calcext:value-type="float">
            <text:p>1.47919921875</text:p>
          </table:table-cell>
          <table:table-cell office:value-type="float" office:value="2.0729736328125" calcext:value-type="float">
            <text:p>2.0729736328125</text:p>
          </table:table-cell>
          <table:table-cell office:value-type="float" office:value="1.6153564453125" calcext:value-type="float">
            <text:p>1.615356445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1.6169677734375" calcext:value-type="float">
            <text:p>1.6169677734375</text:p>
          </table:table-cell>
          <table:table-cell office:value-type="float" office:value="2.8061279296875" calcext:value-type="float">
            <text:p>2.8061279296875</text:p>
          </table:table-cell>
          <table:table-cell office:value-type="float" office:value="0.5905517578125" calcext:value-type="float">
            <text:p>0.59055175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1.7595703125" calcext:value-type="float">
            <text:p>1.7595703125</text:p>
          </table:table-cell>
          <table:table-cell office:value-type="float" office:value="1.9787109375" calcext:value-type="float">
            <text:p>1.9787109375</text:p>
          </table:table-cell>
          <table:table-cell office:value-type="float" office:value="1.0739501953125" calcext:value-type="float">
            <text:p>1.073950195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899755859375" calcext:value-type="float">
            <text:p>1.899755859375</text:p>
          </table:table-cell>
          <table:table-cell office:value-type="float" office:value="0.7412109375" calcext:value-type="float">
            <text:p>0.7412109375</text:p>
          </table:table-cell>
          <table:table-cell office:value-type="float" office:value="2.392822265625" calcext:value-type="float">
            <text:p>2.39282226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2.03671875" calcext:value-type="float">
            <text:p>2.03671875</text:p>
          </table:table-cell>
          <table:table-cell office:value-type="float" office:value="0.80244140625" calcext:value-type="float">
            <text:p>0.80244140625</text:p>
          </table:table-cell>
          <table:table-cell office:value-type="float" office:value="2.7271728515625" calcext:value-type="float">
            <text:p>2.727172851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2.1664306640625" calcext:value-type="float">
            <text:p>2.1664306640625</text:p>
          </table:table-cell>
          <table:table-cell office:value-type="float" office:value="2.0761962890625" calcext:value-type="float">
            <text:p>2.0761962890625</text:p>
          </table:table-cell>
          <table:table-cell office:value-type="float" office:value="1.61455078125" calcext:value-type="float">
            <text:p>1.614550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2.2880859375" calcext:value-type="float">
            <text:p>2.2880859375</text:p>
          </table:table-cell>
          <table:table-cell office:value-type="float" office:value="2.802099609375" calcext:value-type="float">
            <text:p>2.802099609375</text:p>
          </table:table-cell>
          <table:table-cell office:value-type="float" office:value="0.5921630859375" calcext:value-type="float">
            <text:p>0.592163085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2.4041015625" calcext:value-type="float">
            <text:p>2.4041015625</text:p>
          </table:table-cell>
          <table:table-cell office:value-type="float" office:value="1.9787109375" calcext:value-type="float">
            <text:p>1.9787109375</text:p>
          </table:table-cell>
          <table:table-cell office:value-type="float" office:value="1.0723388671875" calcext:value-type="float">
            <text:p>1.072338867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.5072265625" calcext:value-type="float">
            <text:p>2.5072265625</text:p>
          </table:table-cell>
          <table:table-cell office:value-type="float" office:value="0.7387939453125" calcext:value-type="float">
            <text:p>0.7387939453125</text:p>
          </table:table-cell>
          <table:table-cell office:value-type="float" office:value="2.396044921875" calcext:value-type="float">
            <text:p>2.39604492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2.5982666015625" calcext:value-type="float">
            <text:p>2.5982666015625</text:p>
          </table:table-cell>
          <table:table-cell office:value-type="float" office:value="0.79921875" calcext:value-type="float">
            <text:p>0.79921875</text:p>
          </table:table-cell>
          <table:table-cell office:value-type="float" office:value="2.72958984375" calcext:value-type="float">
            <text:p>2.729589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2.673193359375" calcext:value-type="float">
            <text:p>2.673193359375</text:p>
          </table:table-cell>
          <table:table-cell office:value-type="float" office:value="2.075390625" calcext:value-type="float">
            <text:p>2.075390625</text:p>
          </table:table-cell>
          <table:table-cell office:value-type="float" office:value="1.61455078125" calcext:value-type="float">
            <text:p>1.614550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2.7287841796875" calcext:value-type="float">
            <text:p>2.7287841796875</text:p>
          </table:table-cell>
          <table:table-cell office:value-type="float" office:value="2.8012939453125" calcext:value-type="float">
            <text:p>2.8012939453125</text:p>
          </table:table-cell>
          <table:table-cell office:value-type="float" office:value="0.5889404296875" calcext:value-type="float">
            <text:p>0.5889404296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2.7739013671875" calcext:value-type="float">
            <text:p>2.7739013671875</text:p>
          </table:table-cell>
          <table:table-cell office:value-type="float" office:value="1.980322265625" calcext:value-type="float">
            <text:p>1.980322265625</text:p>
          </table:table-cell>
          <table:table-cell office:value-type="float" office:value="1.0739501953125" calcext:value-type="float">
            <text:p>1.073950195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.797265625" calcext:value-type="float">
            <text:p>2.797265625</text:p>
          </table:table-cell>
          <table:table-cell office:value-type="float" office:value="0.74443359375" calcext:value-type="float">
            <text:p>0.74443359375</text:p>
          </table:table-cell>
          <table:table-cell office:value-type="float" office:value="2.39443359375" calcext:value-type="float">
            <text:p>2.3944335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.8061279296875" calcext:value-type="float">
            <text:p>2.8061279296875</text:p>
          </table:table-cell>
          <table:table-cell office:value-type="float" office:value="0.800830078125" calcext:value-type="float">
            <text:p>0.800830078125</text:p>
          </table:table-cell>
          <table:table-cell office:value-type="float" office:value="2.72958984375" calcext:value-type="float">
            <text:p>2.72958984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2.7948486328125" calcext:value-type="float">
            <text:p>2.7948486328125</text:p>
          </table:table-cell>
          <table:table-cell office:value-type="float" office:value="2.0761962890625" calcext:value-type="float">
            <text:p>2.0761962890625</text:p>
          </table:table-cell>
          <table:table-cell office:value-type="float" office:value="1.6105224609375" calcext:value-type="float">
            <text:p>1.610522460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2.76826171875" calcext:value-type="float">
            <text:p>2.76826171875</text:p>
          </table:table-cell>
          <table:table-cell office:value-type="float" office:value="2.8037109375" calcext:value-type="float">
            <text:p>2.8037109375</text:p>
          </table:table-cell>
          <table:table-cell office:value-type="float" office:value="0.58974609375" calcext:value-type="float">
            <text:p>0.5897460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2.72314453125" calcext:value-type="float">
            <text:p>2.72314453125</text:p>
          </table:table-cell>
          <table:table-cell office:value-type="float" office:value="1.9787109375" calcext:value-type="float">
            <text:p>1.9787109375</text:p>
          </table:table-cell>
          <table:table-cell office:value-type="float" office:value="1.0771728515625" calcext:value-type="float">
            <text:p>1.0771728515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.660302734375" calcext:value-type="float">
            <text:p>2.660302734375</text:p>
          </table:table-cell>
          <table:table-cell office:value-type="float" office:value="0.7404052734375" calcext:value-type="float">
            <text:p>0.7404052734375</text:p>
          </table:table-cell>
          <table:table-cell office:value-type="float" office:value="2.399267578125" calcext:value-type="float">
            <text:p>2.3992675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2.5869873046875" calcext:value-type="float">
            <text:p>2.5869873046875</text:p>
          </table:table-cell>
          <table:table-cell office:value-type="float" office:value="0.79921875" calcext:value-type="float">
            <text:p>0.79921875</text:p>
          </table:table-cell>
          <table:table-cell office:value-type="float" office:value="2.7239501953125" calcext:value-type="float">
            <text:p>2.723950195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.4951416015625" calcext:value-type="float">
            <text:p>2.4951416015625</text:p>
          </table:table-cell>
          <table:table-cell office:value-type="float" office:value="2.0745849609375" calcext:value-type="float">
            <text:p>2.0745849609375</text:p>
          </table:table-cell>
          <table:table-cell office:value-type="float" office:value="1.611328125" calcext:value-type="float">
            <text:p>1.61132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2.392822265625" calcext:value-type="float">
            <text:p>2.392822265625</text:p>
          </table:table-cell>
          <table:table-cell office:value-type="float" office:value="2.8029052734375" calcext:value-type="float">
            <text:p>2.8029052734375</text:p>
          </table:table-cell>
          <table:table-cell office:value-type="float" office:value="0.591357421875" calcext:value-type="float">
            <text:p>0.59135742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2.2751953125" calcext:value-type="float">
            <text:p>2.2751953125</text:p>
          </table:table-cell>
          <table:table-cell office:value-type="float" office:value="1.983544921875" calcext:value-type="float">
            <text:p>1.983544921875</text:p>
          </table:table-cell>
          <table:table-cell office:value-type="float" office:value="1.081201171875" calcext:value-type="float">
            <text:p>1.0812011718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.1551513671875" calcext:value-type="float">
            <text:p>2.1551513671875</text:p>
          </table:table-cell>
          <table:table-cell office:value-type="float" office:value="0.7420166015625" calcext:value-type="float">
            <text:p>0.7420166015625</text:p>
          </table:table-cell>
          <table:table-cell office:value-type="float" office:value="2.3968505859375" calcext:value-type="float">
            <text:p>2.396850585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2.015771484375" calcext:value-type="float">
            <text:p>2.015771484375</text:p>
          </table:table-cell>
          <table:table-cell office:value-type="float" office:value="0.8016357421875" calcext:value-type="float">
            <text:p>0.8016357421875</text:p>
          </table:table-cell>
          <table:table-cell office:value-type="float" office:value="2.721533203125" calcext:value-type="float">
            <text:p>2.721533203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.8828369140625" calcext:value-type="float">
            <text:p>1.8828369140625</text:p>
          </table:table-cell>
          <table:table-cell office:value-type="float" office:value="2.0745849609375" calcext:value-type="float">
            <text:p>2.0745849609375</text:p>
          </table:table-cell>
          <table:table-cell office:value-type="float" office:value="1.606494140625" calcext:value-type="float">
            <text:p>1.6064941406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.7426513671875" calcext:value-type="float">
            <text:p>1.7426513671875</text:p>
          </table:table-cell>
          <table:table-cell office:value-type="float" office:value="2.8045166015625" calcext:value-type="float">
            <text:p>2.8045166015625</text:p>
          </table:table-cell>
          <table:table-cell office:value-type="float" office:value="0.58974609375" calcext:value-type="float">
            <text:p>0.589746093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1.596826171875" calcext:value-type="float">
            <text:p>1.596826171875</text:p>
          </table:table-cell>
          <table:table-cell office:value-type="float" office:value="1.9827392578125" calcext:value-type="float">
            <text:p>1.9827392578125</text:p>
          </table:table-cell>
          <table:table-cell office:value-type="float" office:value="1.0803955078125" calcext:value-type="float">
            <text:p>1.08039550781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606689453125" calcext:value-type="float">
            <text:p>1.4606689453125</text:p>
          </table:table-cell>
          <table:table-cell office:value-type="float" office:value="0.74443359375" calcext:value-type="float">
            <text:p>0.74443359375</text:p>
          </table:table-cell>
          <table:table-cell office:value-type="float" office:value="2.40087890625" calcext:value-type="float">
            <text:p>2.40087890625</text:p>
          </table:table-cell>
          <table:table-cell table:number-columns-repeated="2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19:39:49.369673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1:21:46.886298648</meta:creation-date>
    <dc:date>2022-11-28T19:37:01.581278384</dc:date>
    <meta:editing-duration>PT44M32S</meta:editing-duration>
    <meta:editing-cycles>9</meta:editing-cycles>
    <meta:generator>LibreOffice/6.4.7.2$Linux_X86_64 LibreOffice_project/40$Build-2</meta:generator>
    <meta:document-statistic meta:table-count="1" meta:cell-count="320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619cm" svg:height="19.712cm" xlink:href=".." xlink:type="simple" chart:class="chart:line" chart:style-name="ch1">
        <chart:title svg:x="18.731cm" svg:y="0.53cm" chart:style-name="ch2">
          <text:p>ADC for 10kHz</text:p>
        </chart:title>
        <chart:plot-area chart:style-name="ch3" table:cell-range-address="Sheet1.A2:Sheet1.A501 Sheet1.C2:Sheet1.C501" chart:data-source-has-labels="column" svg:x="0.812cm" svg:y="1.703cm" svg:width="38.995cm" svg:height="17.615cm">
          <chartooo:coordinate-region svg:x="1.539cm" svg:y="1.855cm" svg:width="38.268cm" svg:height="16.418cm"/>
          <chart:axis chart:dimension="x" chart:name="primary-x" chart:style-name="ch4" chartooo:axis-type="text">
            <chart:categories table:cell-range-address="Sheet1.A2:Sheet1.A5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01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A2:Sheet1.A501</svg:desc>
                </draw:g>
              </table:table-cell>
              <table:table-cell office:value-type="float" office:value="0.829833984375">
                <text:p>0.829833984375</text:p>
                <draw:g>
                  <svg:desc>Sheet1.C2:Sheet1.C5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2.1164794921875">
                <text:p>2.11647949218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.93037109375">
                <text:p>1.930371093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8354736328125">
                <text:p>0.835473632812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2.122119140625">
                <text:p>2.12211914062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93037109375">
                <text:p>1.930371093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7146240234375">
                <text:p>0.714624023437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8322509765625">
                <text:p>0.83225097656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2.1229248046875">
                <text:p>2.12292480468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.931982421875">
                <text:p>1.9319824218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1220703125">
                <text:p>0.7122070312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8338623046875">
                <text:p>0.83386230468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.1205078125">
                <text:p>2.120507812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.931982421875">
                <text:p>1.9319824218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713818359375">
                <text:p>0.71381835937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8354736328125">
                <text:p>0.835473632812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93037109375">
                <text:p>1.930371093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146240234375">
                <text:p>0.714624023437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8338623046875">
                <text:p>0.83386230468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.1197021484375">
                <text:p>2.119702148437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9311767578125">
                <text:p>1.93117675781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8338623046875">
                <text:p>0.83386230468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.93359375">
                <text:p>1.933593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13818359375">
                <text:p>0.71381835937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8306396484375">
                <text:p>0.830639648437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.9327880859375">
                <text:p>1.932788085937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8322509765625">
                <text:p>0.83225097656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.798876953125">
                <text:p>2.79887695312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.9327880859375">
                <text:p>1.93278808593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7146240234375">
                <text:p>0.71462402343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833056640625">
                <text:p>0.8330566406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.1164794921875">
                <text:p>2.116479492187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.798876953125">
                <text:p>2.7988769531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.9392333984375">
                <text:p>1.93923339843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0.8290283203125">
                <text:p>0.829028320312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.9343994140625">
                <text:p>1.934399414062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720263671875">
                <text:p>0.72026367187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8274169921875">
                <text:p>0.82741699218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2.11728515625">
                <text:p>2.1172851562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93681640625">
                <text:p>1.9368164062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717041015625">
                <text:p>0.71704101562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2.1205078125">
                <text:p>2.120507812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.938427734375">
                <text:p>1.9384277343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7178466796875">
                <text:p>0.717846679687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826611328125">
                <text:p>0.82661132812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.11728515625">
                <text:p>2.1172851562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.9376220703125">
                <text:p>1.937622070312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717041015625">
                <text:p>0.71704101562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0.8290283203125">
                <text:p>0.829028320312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.1132568359375">
                <text:p>2.113256835937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.93681640625">
                <text:p>1.9368164062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720263671875">
                <text:p>0.72026367187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.9360107421875">
                <text:p>1.936010742187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7178466796875">
                <text:p>0.717846679687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0.826611328125">
                <text:p>0.82661132812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2.11728515625">
                <text:p>2.1172851562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.9392333984375">
                <text:p>1.939233398437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7210693359375">
                <text:p>0.721069335937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0.826611328125">
                <text:p>0.8266113281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.938427734375">
                <text:p>1.93842773437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71865234375">
                <text:p>0.718652343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7210693359375">
                <text:p>0.721069335937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.9408447265625">
                <text:p>1.94084472656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94580078125">
                <text:p>0.719458007812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2.112451171875">
                <text:p>2.11245117187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0.8274169921875">
                <text:p>0.827416992187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.9376220703125">
                <text:p>1.937622070312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71865234375">
                <text:p>0.718652343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2.112451171875">
                <text:p>2.1124511718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.9408447265625">
                <text:p>1.940844726562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723486328125">
                <text:p>0.72348632812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.11083984375">
                <text:p>2.1108398437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7210693359375">
                <text:p>0.721069335937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0.8274169921875">
                <text:p>0.827416992187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0.823388671875">
                <text:p>0.8233886718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2.1084228515625">
                <text:p>2.108422851562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2.798876953125">
                <text:p>2.798876953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720263671875">
                <text:p>0.72026367187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0.82177734375">
                <text:p>0.8217773437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2.109228515625">
                <text:p>2.1092285156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723486328125">
                <text:p>0.72348632812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0.823388671875">
                <text:p>0.82338867187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2.106005859375">
                <text:p>2.106005859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0.82177734375">
                <text:p>0.821777343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2.1076171875">
                <text:p>2.10761718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726708984375">
                <text:p>0.72670898437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0.8209716796875">
                <text:p>0.820971679687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2.1116455078125">
                <text:p>2.111645507812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1865234375">
                <text:p>0.7186523437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0.8258056640625">
                <text:p>0.825805664062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2.106005859375">
                <text:p>2.10600585937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7275146484375">
                <text:p>0.727514648437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2.10439453125">
                <text:p>2.1043945312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.946484375">
                <text:p>1.9464843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7226806640625">
                <text:p>0.722680664062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0.8185546875">
                <text:p>0.818554687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2.1084228515625">
                <text:p>2.108422851562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72509765625">
                <text:p>0.7250976562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0.8225830078125">
                <text:p>0.822583007812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2.1084228515625">
                <text:p>2.108422851562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723486328125">
                <text:p>0.72348632812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0.820166015625">
                <text:p>0.8201660156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2.1052001953125">
                <text:p>2.105200195312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7242919921875">
                <text:p>0.72429199218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0.8225830078125">
                <text:p>0.822583007812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2.1052001953125">
                <text:p>2.10520019531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2.798876953125">
                <text:p>2.7988769531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.946484375">
                <text:p>1.94648437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0.8185546875">
                <text:p>0.818554687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2.102783203125">
                <text:p>2.10278320312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72509765625">
                <text:p>0.7250976562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0.8193603515625">
                <text:p>0.819360351562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2.1052001953125">
                <text:p>2.10520019531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1.9489013671875">
                <text:p>1.948901367187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7210693359375">
                <text:p>0.72106933593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0.813720703125">
                <text:p>0.81372070312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2.1068115234375">
                <text:p>2.106811523437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726708984375">
                <text:p>0.72670898437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0.8193603515625">
                <text:p>0.819360351562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2.10439453125">
                <text:p>2.104394531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1.9505126953125">
                <text:p>1.95051269531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275146484375">
                <text:p>0.727514648437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0.8161376953125">
                <text:p>0.816137695312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2.1052001953125">
                <text:p>2.105200195312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1.9489013671875">
                <text:p>1.948901367187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7242919921875">
                <text:p>0.72429199218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0.82177734375">
                <text:p>0.821777343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2.102783203125">
                <text:p>2.10278320312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1.9505126953125">
                <text:p>1.950512695312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0.820166015625">
                <text:p>0.82016601562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2.1019775390625">
                <text:p>2.101977539062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1.9553466796875">
                <text:p>1.955346679687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0.8193603515625">
                <text:p>0.819360351562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2.1035888671875">
                <text:p>2.103588867187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2.80693359375">
                <text:p>2.8069335937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1.9489013671875">
                <text:p>1.948901367187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7275146484375">
                <text:p>0.727514648437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0.8185546875">
                <text:p>0.818554687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2.099560546875">
                <text:p>2.09956054687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1.951318359375">
                <text:p>1.95131835937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7275146484375">
                <text:p>0.727514648437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0.820166015625">
                <text:p>0.8201660156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2.09794921875">
                <text:p>2.0979492187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1.9537353515625">
                <text:p>1.95373535156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0.816943359375">
                <text:p>0.81694335937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2.1003662109375">
                <text:p>2.100366210937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.9521240234375">
                <text:p>1.952124023437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7242919921875">
                <text:p>0.724291992187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0.816943359375">
                <text:p>0.81694335937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2.09794921875">
                <text:p>2.0979492187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1.9529296875">
                <text:p>1.952929687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7283203125">
                <text:p>0.728320312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0.816943359375">
                <text:p>0.81694335937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2.0987548828125">
                <text:p>2.098754882812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1.9601806640625">
                <text:p>1.960180664062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7307373046875">
                <text:p>0.730737304687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0.8185546875">
                <text:p>0.818554687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2.09794921875">
                <text:p>2.0979492187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1.9521240234375">
                <text:p>1.95212402343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291259765625">
                <text:p>0.729125976562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0.81533203125">
                <text:p>0.8153320312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1.9585693359375">
                <text:p>1.958569335937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726708984375">
                <text:p>0.72670898437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0.812109375">
                <text:p>0.81210937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2.0987548828125">
                <text:p>2.098754882812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1.95615234375">
                <text:p>1.9561523437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0.81533203125">
                <text:p>0.8153320312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1.95615234375">
                <text:p>1.9561523437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729931640625">
                <text:p>0.72993164062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0.8145263671875">
                <text:p>0.81452636718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1.95615234375">
                <text:p>1.9561523437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7323486328125">
                <text:p>0.732348632812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0.812109375">
                <text:p>0.81210937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1.9585693359375">
                <text:p>1.95856933593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0.8145263671875">
                <text:p>0.814526367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2.0947265625">
                <text:p>2.094726562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959375">
                <text:p>1.95937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7291259765625">
                <text:p>0.729125976562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0.813720703125">
                <text:p>0.81372070312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9601806640625">
                <text:p>1.960180664062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7307373046875">
                <text:p>0.730737304687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0.8145263671875">
                <text:p>0.81452636718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1.9585693359375">
                <text:p>1.958569335937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7291259765625">
                <text:p>0.72912597656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0.8161376953125">
                <text:p>0.816137695312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2.0947265625">
                <text:p>2.094726562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1.959375">
                <text:p>1.95937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.73154296875">
                <text:p>0.7315429687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0.8113037109375">
                <text:p>0.811303710937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2.09150390625">
                <text:p>2.0915039062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959375">
                <text:p>1.9593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307373046875">
                <text:p>0.7307373046875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0.8177490234375">
                <text:p>0.8177490234375</text:p>
              </table:table-cell>
            </table:table-row>
            <table:table-row>
              <table:table-cell office:value-type="float" office:value="6.04">
                <text:p>6.04</text:p>
              </table:table-cell>
              <table:table-cell office:value-type="float" office:value="2.09794921875">
                <text:p>2.09794921875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6.08">
                <text:p>6.08</text:p>
              </table:table-cell>
              <table:table-cell office:value-type="float" office:value="1.96259765625">
                <text:p>1.9625976562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73154296875">
                <text:p>0.73154296875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0.812109375">
                <text:p>0.812109375</text:p>
              </table:table-cell>
            </table:table-row>
            <table:table-row>
              <table:table-cell office:value-type="float" office:value="6.14">
                <text:p>6.14</text:p>
              </table:table-cell>
              <table:table-cell office:value-type="float" office:value="2.0947265625">
                <text:p>2.0947265625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1.96259765625">
                <text:p>1.9625976562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7339599609375">
                <text:p>0.7339599609375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0.8113037109375">
                <text:p>0.8113037109375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2.09150390625">
                <text:p>2.09150390625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1.9634033203125">
                <text:p>1.963403320312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7323486328125">
                <text:p>0.7323486328125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0.8096923828125">
                <text:p>0.8096923828125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2.093115234375">
                <text:p>2.093115234375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1.9585693359375">
                <text:p>1.958569335937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7307373046875">
                <text:p>0.7307373046875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0.8096923828125">
                <text:p>0.8096923828125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2.0874755859375">
                <text:p>2.0874755859375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1.96259765625">
                <text:p>1.9625976562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6.52">
                <text:p>6.52</text:p>
              </table:table-cell>
              <table:table-cell office:value-type="float" office:value="0.8113037109375">
                <text:p>0.8113037109375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2.093115234375">
                <text:p>2.093115234375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6.58">
                <text:p>6.58</text:p>
              </table:table-cell>
              <table:table-cell office:value-type="float" office:value="1.9650146484375">
                <text:p>1.965014648437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7323486328125">
                <text:p>0.7323486328125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0.8113037109375">
                <text:p>0.8113037109375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2.0923095703125">
                <text:p>2.0923095703125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1.9634033203125">
                <text:p>1.963403320312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.7339599609375">
                <text:p>0.7339599609375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0.810498046875">
                <text:p>0.810498046875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2.0874755859375">
                <text:p>2.0874755859375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1.9658203125">
                <text:p>1.965820312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73154296875">
                <text:p>0.73154296875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0.8096923828125">
                <text:p>0.8096923828125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2.0874755859375">
                <text:p>2.0874755859375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6.88">
                <text:p>6.88</text:p>
              </table:table-cell>
              <table:table-cell office:value-type="float" office:value="1.96904296875">
                <text:p>1.9690429687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.734765625">
                <text:p>0.734765625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0.80888671875">
                <text:p>0.80888671875</text:p>
              </table:table-cell>
            </table:table-row>
            <table:table-row>
              <table:table-cell office:value-type="float" office:value="6.94">
                <text:p>6.94</text:p>
              </table:table-cell>
              <table:table-cell office:value-type="float" office:value="2.089892578125">
                <text:p>2.089892578125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6.98">
                <text:p>6.98</text:p>
              </table:table-cell>
              <table:table-cell office:value-type="float" office:value="1.96259765625">
                <text:p>1.962597656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339599609375">
                <text:p>0.7339599609375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0.8080810546875">
                <text:p>0.8080810546875</text:p>
              </table:table-cell>
            </table:table-row>
            <table:table-row>
              <table:table-cell office:value-type="float" office:value="7.04">
                <text:p>7.04</text:p>
              </table:table-cell>
              <table:table-cell office:value-type="float" office:value="2.0923095703125">
                <text:p>2.0923095703125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1.964208984375">
                <text:p>1.96420898437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733154296875">
                <text:p>0.733154296875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0.8080810546875">
                <text:p>0.8080810546875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2.0874755859375">
                <text:p>2.0874755859375</text:p>
              </table:table-cell>
            </table:table-row>
            <table:table-row>
              <table:table-cell office:value-type="float" office:value="7.16">
                <text:p>7.1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1.9650146484375">
                <text:p>1.965014648437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7323486328125">
                <text:p>0.7323486328125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0.810498046875">
                <text:p>0.810498046875</text:p>
              </table:table-cell>
            </table:table-row>
            <table:table-row>
              <table:table-cell office:value-type="float" office:value="7.24">
                <text:p>7.24</text:p>
              </table:table-cell>
              <table:table-cell office:value-type="float" office:value="2.086669921875">
                <text:p>2.086669921875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1.96904296875">
                <text:p>1.9690429687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0.8096923828125">
                <text:p>0.8096923828125</text:p>
              </table:table-cell>
            </table:table-row>
            <table:table-row>
              <table:table-cell office:value-type="float" office:value="7.34">
                <text:p>7.34</text:p>
              </table:table-cell>
              <table:table-cell office:value-type="float" office:value="2.089892578125">
                <text:p>2.089892578125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1.9650146484375">
                <text:p>1.965014648437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0.8064697265625">
                <text:p>0.8064697265625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2.089892578125">
                <text:p>2.089892578125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7.48">
                <text:p>7.48</text:p>
              </table:table-cell>
              <table:table-cell office:value-type="float" office:value="1.9698486328125">
                <text:p>1.969848632812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7.52">
                <text:p>7.52</text:p>
              </table:table-cell>
              <table:table-cell office:value-type="float" office:value="0.8080810546875">
                <text:p>0.8080810546875</text:p>
              </table:table-cell>
            </table:table-row>
            <table:table-row>
              <table:table-cell office:value-type="float" office:value="7.54">
                <text:p>7.54</text:p>
              </table:table-cell>
              <table:table-cell office:value-type="float" office:value="2.08505859375">
                <text:p>2.08505859375</text:p>
              </table:table-cell>
            </table:table-row>
            <table:table-row>
              <table:table-cell office:value-type="float" office:value="7.56">
                <text:p>7.5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7.58">
                <text:p>7.58</text:p>
              </table:table-cell>
              <table:table-cell office:value-type="float" office:value="1.967431640625">
                <text:p>1.967431640625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736376953125">
                <text:p>0.736376953125</text:p>
              </table:table-cell>
            </table:table-row>
            <table:table-row>
              <table:table-cell office:value-type="float" office:value="7.62">
                <text:p>7.62</text:p>
              </table:table-cell>
              <table:table-cell office:value-type="float" office:value="0.80888671875">
                <text:p>0.80888671875</text:p>
              </table:table-cell>
            </table:table-row>
            <table:table-row>
              <table:table-cell office:value-type="float" office:value="7.64">
                <text:p>7.64</text:p>
              </table:table-cell>
              <table:table-cell office:value-type="float" office:value="2.086669921875">
                <text:p>2.086669921875</text:p>
              </table:table-cell>
            </table:table-row>
            <table:table-row>
              <table:table-cell office:value-type="float" office:value="7.66">
                <text:p>7.6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7.68">
                <text:p>7.68</text:p>
              </table:table-cell>
              <table:table-cell office:value-type="float" office:value="1.964208984375">
                <text:p>1.96420898437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.73798828125">
                <text:p>0.73798828125</text:p>
              </table:table-cell>
            </table:table-row>
            <table:table-row>
              <table:table-cell office:value-type="float" office:value="7.72">
                <text:p>7.72</text:p>
              </table:table-cell>
              <table:table-cell office:value-type="float" office:value="0.8064697265625">
                <text:p>0.8064697265625</text:p>
              </table:table-cell>
            </table:table-row>
            <table:table-row>
              <table:table-cell office:value-type="float" office:value="7.74">
                <text:p>7.74</text:p>
              </table:table-cell>
              <table:table-cell office:value-type="float" office:value="2.086669921875">
                <text:p>2.086669921875</text:p>
              </table:table-cell>
            </table:table-row>
            <table:table-row>
              <table:table-cell office:value-type="float" office:value="7.76">
                <text:p>7.76</text:p>
              </table:table-cell>
              <table:table-cell office:value-type="float" office:value="2.80693359375">
                <text:p>2.80693359375</text:p>
              </table:table-cell>
            </table:table-row>
            <table:table-row>
              <table:table-cell office:value-type="float" office:value="7.78">
                <text:p>7.78</text:p>
              </table:table-cell>
              <table:table-cell office:value-type="float" office:value="1.9698486328125">
                <text:p>1.969848632812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7.82">
                <text:p>7.82</text:p>
              </table:table-cell>
              <table:table-cell office:value-type="float" office:value="0.8048583984375">
                <text:p>0.8048583984375</text:p>
              </table:table-cell>
            </table:table-row>
            <table:table-row>
              <table:table-cell office:value-type="float" office:value="7.84">
                <text:p>7.84</text:p>
              </table:table-cell>
              <table:table-cell office:value-type="float" office:value="2.08505859375">
                <text:p>2.08505859375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7.88">
                <text:p>7.88</text:p>
              </table:table-cell>
              <table:table-cell office:value-type="float" office:value="1.970654296875">
                <text:p>1.970654296875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.7339599609375">
                <text:p>0.7339599609375</text:p>
              </table:table-cell>
            </table:table-row>
            <table:table-row>
              <table:table-cell office:value-type="float" office:value="7.92">
                <text:p>7.92</text:p>
              </table:table-cell>
              <table:table-cell office:value-type="float" office:value="0.8064697265625">
                <text:p>0.8064697265625</text:p>
              </table:table-cell>
            </table:table-row>
            <table:table-row>
              <table:table-cell office:value-type="float" office:value="7.94">
                <text:p>7.94</text:p>
              </table:table-cell>
              <table:table-cell office:value-type="float" office:value="2.0858642578125">
                <text:p>2.0858642578125</text:p>
              </table:table-cell>
            </table:table-row>
            <table:table-row>
              <table:table-cell office:value-type="float" office:value="7.96">
                <text:p>7.9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1.9698486328125">
                <text:p>1.96984863281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3798828125">
                <text:p>0.73798828125</text:p>
              </table:table-cell>
            </table:table-row>
            <table:table-row>
              <table:table-cell office:value-type="float" office:value="8.02">
                <text:p>8.02</text:p>
              </table:table-cell>
              <table:table-cell office:value-type="float" office:value="0.8048583984375">
                <text:p>0.8048583984375</text:p>
              </table:table-cell>
            </table:table-row>
            <table:table-row>
              <table:table-cell office:value-type="float" office:value="8.04">
                <text:p>8.04</text:p>
              </table:table-cell>
              <table:table-cell office:value-type="float" office:value="2.0826416015625">
                <text:p>2.0826416015625</text:p>
              </table:table-cell>
            </table:table-row>
            <table:table-row>
              <table:table-cell office:value-type="float" office:value="8.06">
                <text:p>8.0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08">
                <text:p>8.08</text:p>
              </table:table-cell>
              <table:table-cell office:value-type="float" office:value="1.9698486328125">
                <text:p>1.969848632812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73798828125">
                <text:p>0.73798828125</text:p>
              </table:table-cell>
            </table:table-row>
            <table:table-row>
              <table:table-cell office:value-type="float" office:value="8.12">
                <text:p>8.12</text:p>
              </table:table-cell>
              <table:table-cell office:value-type="float" office:value="0.8064697265625">
                <text:p>0.8064697265625</text:p>
              </table:table-cell>
            </table:table-row>
            <table:table-row>
              <table:table-cell office:value-type="float" office:value="8.14">
                <text:p>8.14</text:p>
              </table:table-cell>
              <table:table-cell office:value-type="float" office:value="2.0810302734375">
                <text:p>2.0810302734375</text:p>
              </table:table-cell>
            </table:table-row>
            <table:table-row>
              <table:table-cell office:value-type="float" office:value="8.16">
                <text:p>8.1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8.18">
                <text:p>8.18</text:p>
              </table:table-cell>
              <table:table-cell office:value-type="float" office:value="1.9714599609375">
                <text:p>1.9714599609375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7371826171875">
                <text:p>0.7371826171875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0.804052734375">
                <text:p>0.804052734375</text:p>
              </table:table-cell>
            </table:table-row>
            <table:table-row>
              <table:table-cell office:value-type="float" office:value="8.24">
                <text:p>8.24</text:p>
              </table:table-cell>
              <table:table-cell office:value-type="float" office:value="2.083447265625">
                <text:p>2.083447265625</text:p>
              </table:table-cell>
            </table:table-row>
            <table:table-row>
              <table:table-cell office:value-type="float" office:value="8.26">
                <text:p>8.2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28">
                <text:p>8.28</text:p>
              </table:table-cell>
              <table:table-cell office:value-type="float" office:value="1.972265625">
                <text:p>1.97226562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8.32">
                <text:p>8.3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34">
                <text:p>8.34</text:p>
              </table:table-cell>
              <table:table-cell office:value-type="float" office:value="2.08505859375">
                <text:p>2.08505859375</text:p>
              </table:table-cell>
            </table:table-row>
            <table:table-row>
              <table:table-cell office:value-type="float" office:value="8.36">
                <text:p>8.3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8.38">
                <text:p>8.38</text:p>
              </table:table-cell>
              <table:table-cell office:value-type="float" office:value="1.9795166015625">
                <text:p>1.979516601562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739599609375">
                <text:p>0.739599609375</text:p>
              </table:table-cell>
            </table:table-row>
            <table:table-row>
              <table:table-cell office:value-type="float" office:value="8.42">
                <text:p>8.4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44">
                <text:p>8.44</text:p>
              </table:table-cell>
              <table:table-cell office:value-type="float" office:value="2.0810302734375">
                <text:p>2.0810302734375</text:p>
              </table:table-cell>
            </table:table-row>
            <table:table-row>
              <table:table-cell office:value-type="float" office:value="8.46">
                <text:p>8.4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48">
                <text:p>8.48</text:p>
              </table:table-cell>
              <table:table-cell office:value-type="float" office:value="1.9730712890625">
                <text:p>1.97307128906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74443359375">
                <text:p>0.74443359375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54">
                <text:p>8.54</text:p>
              </table:table-cell>
              <table:table-cell office:value-type="float" office:value="2.0810302734375">
                <text:p>2.0810302734375</text:p>
              </table:table-cell>
            </table:table-row>
            <table:table-row>
              <table:table-cell office:value-type="float" office:value="8.56">
                <text:p>8.56</text:p>
              </table:table-cell>
              <table:table-cell office:value-type="float" office:value="2.80693359375">
                <text:p>2.80693359375</text:p>
              </table:table-cell>
            </table:table-row>
            <table:table-row>
              <table:table-cell office:value-type="float" office:value="8.58">
                <text:p>8.58</text:p>
              </table:table-cell>
              <table:table-cell office:value-type="float" office:value="1.973876953125">
                <text:p>1.97387695312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73798828125">
                <text:p>0.73798828125</text:p>
              </table:table-cell>
            </table:table-row>
            <table:table-row>
              <table:table-cell office:value-type="float" office:value="8.62">
                <text:p>8.62</text:p>
              </table:table-cell>
              <table:table-cell office:value-type="float" office:value="0.8048583984375">
                <text:p>0.8048583984375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2.0818359375">
                <text:p>2.0818359375</text:p>
              </table:table-cell>
            </table:table-row>
            <table:table-row>
              <table:table-cell office:value-type="float" office:value="8.66">
                <text:p>8.6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8.68">
                <text:p>8.68</text:p>
              </table:table-cell>
              <table:table-cell office:value-type="float" office:value="1.97548828125">
                <text:p>1.9754882812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7412109375">
                <text:p>0.7412109375</text:p>
              </table:table-cell>
            </table:table-row>
            <table:table-row>
              <table:table-cell office:value-type="float" office:value="8.72">
                <text:p>8.7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74">
                <text:p>8.74</text:p>
              </table:table-cell>
              <table:table-cell office:value-type="float" office:value="2.0810302734375">
                <text:p>2.0810302734375</text:p>
              </table:table-cell>
            </table:table-row>
            <table:table-row>
              <table:table-cell office:value-type="float" office:value="8.76">
                <text:p>8.7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78">
                <text:p>8.78</text:p>
              </table:table-cell>
              <table:table-cell office:value-type="float" office:value="1.9762939453125">
                <text:p>1.976293945312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7404052734375">
                <text:p>0.7404052734375</text:p>
              </table:table-cell>
            </table:table-row>
            <table:table-row>
              <table:table-cell office:value-type="float" office:value="8.82">
                <text:p>8.8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84">
                <text:p>8.84</text:p>
              </table:table-cell>
              <table:table-cell office:value-type="float" office:value="2.0778076171875">
                <text:p>2.0778076171875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88">
                <text:p>8.88</text:p>
              </table:table-cell>
              <table:table-cell office:value-type="float" office:value="1.97548828125">
                <text:p>1.97548828125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7420166015625">
                <text:p>0.7420166015625</text:p>
              </table:table-cell>
            </table:table-row>
            <table:table-row>
              <table:table-cell office:value-type="float" office:value="8.92">
                <text:p>8.9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94">
                <text:p>8.94</text:p>
              </table:table-cell>
              <table:table-cell office:value-type="float" office:value="2.0794189453125">
                <text:p>2.0794189453125</text:p>
              </table:table-cell>
            </table:table-row>
            <table:table-row>
              <table:table-cell office:value-type="float" office:value="8.96">
                <text:p>8.96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8.98">
                <text:p>8.98</text:p>
              </table:table-cell>
              <table:table-cell office:value-type="float" office:value="1.97548828125">
                <text:p>1.975488281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387939453125">
                <text:p>0.7387939453125</text:p>
              </table:table-cell>
            </table:table-row>
            <table:table-row>
              <table:table-cell office:value-type="float" office:value="9.02">
                <text:p>9.02</text:p>
              </table:table-cell>
              <table:table-cell office:value-type="float" office:value="0.80244140625">
                <text:p>0.80244140625</text:p>
              </table:table-cell>
            </table:table-row>
            <table:table-row>
              <table:table-cell office:value-type="float" office:value="9.04">
                <text:p>9.04</text:p>
              </table:table-cell>
              <table:table-cell office:value-type="float" office:value="2.0794189453125">
                <text:p>2.0794189453125</text:p>
              </table:table-cell>
            </table:table-row>
            <table:table-row>
              <table:table-cell office:value-type="float" office:value="9.06">
                <text:p>9.0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9.08">
                <text:p>9.08</text:p>
              </table:table-cell>
              <table:table-cell office:value-type="float" office:value="1.977099609375">
                <text:p>1.977099609375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7387939453125">
                <text:p>0.7387939453125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9.14">
                <text:p>9.14</text:p>
              </table:table-cell>
              <table:table-cell office:value-type="float" office:value="2.07861328125">
                <text:p>2.07861328125</text:p>
              </table:table-cell>
            </table:table-row>
            <table:table-row>
              <table:table-cell office:value-type="float" office:value="9.16">
                <text:p>9.1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1.9787109375">
                <text:p>1.978710937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7412109375">
                <text:p>0.7412109375</text:p>
              </table:table-cell>
            </table:table-row>
            <table:table-row>
              <table:table-cell office:value-type="float" office:value="9.22">
                <text:p>9.22</text:p>
              </table:table-cell>
              <table:table-cell office:value-type="float" office:value="0.804052734375">
                <text:p>0.804052734375</text:p>
              </table:table-cell>
            </table:table-row>
            <table:table-row>
              <table:table-cell office:value-type="float" office:value="9.24">
                <text:p>9.24</text:p>
              </table:table-cell>
              <table:table-cell office:value-type="float" office:value="2.0826416015625">
                <text:p>2.0826416015625</text:p>
              </table:table-cell>
            </table:table-row>
            <table:table-row>
              <table:table-cell office:value-type="float" office:value="9.26">
                <text:p>9.2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9.28">
                <text:p>9.28</text:p>
              </table:table-cell>
              <table:table-cell office:value-type="float" office:value="1.973876953125">
                <text:p>1.97387695312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7404052734375">
                <text:p>0.7404052734375</text:p>
              </table:table-cell>
            </table:table-row>
            <table:table-row>
              <table:table-cell office:value-type="float" office:value="9.32">
                <text:p>9.32</text:p>
              </table:table-cell>
              <table:table-cell office:value-type="float" office:value="0.800830078125">
                <text:p>0.800830078125</text:p>
              </table:table-cell>
            </table:table-row>
            <table:table-row>
              <table:table-cell office:value-type="float" office:value="9.34">
                <text:p>9.34</text:p>
              </table:table-cell>
              <table:table-cell office:value-type="float" office:value="2.077001953125">
                <text:p>2.077001953125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9.38">
                <text:p>9.38</text:p>
              </table:table-cell>
              <table:table-cell office:value-type="float" office:value="1.98193359375">
                <text:p>1.9819335937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7387939453125">
                <text:p>0.7387939453125</text:p>
              </table:table-cell>
            </table:table-row>
            <table:table-row>
              <table:table-cell office:value-type="float" office:value="9.42">
                <text:p>9.42</text:p>
              </table:table-cell>
              <table:table-cell office:value-type="float" office:value="0.7984130859375">
                <text:p>0.7984130859375</text:p>
              </table:table-cell>
            </table:table-row>
            <table:table-row>
              <table:table-cell office:value-type="float" office:value="9.44">
                <text:p>9.44</text:p>
              </table:table-cell>
              <table:table-cell office:value-type="float" office:value="2.0729736328125">
                <text:p>2.0729736328125</text:p>
              </table:table-cell>
            </table:table-row>
            <table:table-row>
              <table:table-cell office:value-type="float" office:value="9.46">
                <text:p>9.46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.9787109375">
                <text:p>1.978710937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7412109375">
                <text:p>0.7412109375</text:p>
              </table:table-cell>
            </table:table-row>
            <table:table-row>
              <table:table-cell office:value-type="float" office:value="9.52">
                <text:p>9.52</text:p>
              </table:table-cell>
              <table:table-cell office:value-type="float" office:value="0.80244140625">
                <text:p>0.80244140625</text:p>
              </table:table-cell>
            </table:table-row>
            <table:table-row>
              <table:table-cell office:value-type="float" office:value="9.54">
                <text:p>9.54</text:p>
              </table:table-cell>
              <table:table-cell office:value-type="float" office:value="2.0761962890625">
                <text:p>2.0761962890625</text:p>
              </table:table-cell>
            </table:table-row>
            <table:table-row>
              <table:table-cell office:value-type="float" office:value="9.56">
                <text:p>9.5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9.58">
                <text:p>9.58</text:p>
              </table:table-cell>
              <table:table-cell office:value-type="float" office:value="1.9787109375">
                <text:p>1.978710937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7387939453125">
                <text:p>0.7387939453125</text:p>
              </table:table-cell>
            </table:table-row>
            <table:table-row>
              <table:table-cell office:value-type="float" office:value="9.62">
                <text:p>9.62</text:p>
              </table:table-cell>
              <table:table-cell office:value-type="float" office:value="0.79921875">
                <text:p>0.79921875</text:p>
              </table:table-cell>
            </table:table-row>
            <table:table-row>
              <table:table-cell office:value-type="float" office:value="9.64">
                <text:p>9.64</text:p>
              </table:table-cell>
              <table:table-cell office:value-type="float" office:value="2.075390625">
                <text:p>2.075390625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9.68">
                <text:p>9.68</text:p>
              </table:table-cell>
              <table:table-cell office:value-type="float" office:value="1.980322265625">
                <text:p>1.98032226562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74443359375">
                <text:p>0.74443359375</text:p>
              </table:table-cell>
            </table:table-row>
            <table:table-row>
              <table:table-cell office:value-type="float" office:value="9.72">
                <text:p>9.72</text:p>
              </table:table-cell>
              <table:table-cell office:value-type="float" office:value="0.800830078125">
                <text:p>0.800830078125</text:p>
              </table:table-cell>
            </table:table-row>
            <table:table-row>
              <table:table-cell office:value-type="float" office:value="9.74">
                <text:p>9.74</text:p>
              </table:table-cell>
              <table:table-cell office:value-type="float" office:value="2.0761962890625">
                <text:p>2.0761962890625</text:p>
              </table:table-cell>
            </table:table-row>
            <table:table-row>
              <table:table-cell office:value-type="float" office:value="9.76">
                <text:p>9.7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9.78">
                <text:p>9.78</text:p>
              </table:table-cell>
              <table:table-cell office:value-type="float" office:value="1.9787109375">
                <text:p>1.978710937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7404052734375">
                <text:p>0.7404052734375</text:p>
              </table:table-cell>
            </table:table-row>
            <table:table-row>
              <table:table-cell office:value-type="float" office:value="9.82">
                <text:p>9.82</text:p>
              </table:table-cell>
              <table:table-cell office:value-type="float" office:value="0.79921875">
                <text:p>0.79921875</text:p>
              </table:table-cell>
            </table:table-row>
            <table:table-row>
              <table:table-cell office:value-type="float" office:value="9.84">
                <text:p>9.84</text:p>
              </table:table-cell>
              <table:table-cell office:value-type="float" office:value="2.0745849609375">
                <text:p>2.0745849609375</text:p>
              </table:table-cell>
            </table:table-row>
            <table:table-row>
              <table:table-cell office:value-type="float" office:value="9.86">
                <text:p>9.8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9.88">
                <text:p>9.88</text:p>
              </table:table-cell>
              <table:table-cell office:value-type="float" office:value="1.983544921875">
                <text:p>1.98354492187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7420166015625">
                <text:p>0.7420166015625</text:p>
              </table:table-cell>
            </table:table-row>
            <table:table-row>
              <table:table-cell office:value-type="float" office:value="9.92">
                <text:p>9.92</text:p>
              </table:table-cell>
              <table:table-cell office:value-type="float" office:value="0.8016357421875">
                <text:p>0.8016357421875</text:p>
              </table:table-cell>
            </table:table-row>
            <table:table-row>
              <table:table-cell office:value-type="float" office:value="9.94">
                <text:p>9.94</text:p>
              </table:table-cell>
              <table:table-cell office:value-type="float" office:value="2.0745849609375">
                <text:p>2.0745849609375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9.98">
                <text:p>9.98</text:p>
              </table:table-cell>
              <table:table-cell office:value-type="float" office:value="1.9827392578125">
                <text:p>1.98273925781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443359375">
                <text:p>0.7444335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17cm" svg:height="14.823cm" xlink:href=".." xlink:type="simple" chart:class="chart:line" chart:style-name="ch1">
        <chart:title svg:x="10.449cm" svg:y="0.432cm" chart:style-name="ch2">
          <text:p>ADC for 1kHz</text:p>
        </chart:title>
        <chart:plot-area chart:style-name="ch3" table:cell-range-address="Sheet1.A2:Sheet1.B501" chart:data-source-has-labels="column" svg:x="0.476cm" svg:y="1.507cm" svg:width="22.865cm" svg:height="13.02cm">
          <chartooo:coordinate-region svg:x="1.203cm" svg:y="1.659cm" svg:width="22.138cm" svg:height="11.823cm"/>
          <chart:axis chart:dimension="x" chart:name="primary-x" chart:style-name="ch4" chartooo:axis-type="text">
            <chart:categories table:cell-range-address="Sheet1.A2:Sheet1.A5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01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A2:Sheet1.A501</svg:desc>
                </draw:g>
              </table:table-cell>
              <table:table-cell office:value-type="float" office:value="1.3237060546875">
                <text:p>1.3237060546875</text:p>
                <draw:g>
                  <svg:desc>Sheet1.B2:Sheet1.B5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.1859375">
                <text:p>1.18593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.065087890625">
                <text:p>1.0650878906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958740234375">
                <text:p>0.9587402343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8515869140625">
                <text:p>0.851586914062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688037109375">
                <text:p>0.68803710937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6292236328125">
                <text:p>0.629223632812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555908203125">
                <text:p>0.5559082031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5647705078125">
                <text:p>0.564770507812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5953857421875">
                <text:p>0.595385742187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6372802734375">
                <text:p>0.63728027343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017333984375">
                <text:p>0.701733398437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781494140625">
                <text:p>0.78149414062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8701171875">
                <text:p>0.870117187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9740478515625">
                <text:p>0.974047851562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.0868408203125">
                <text:p>1.08684082031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2125244140625">
                <text:p>1.212524414062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.3462646484375">
                <text:p>1.346264648437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.4816162109375">
                <text:p>1.48161621093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.6234130859375">
                <text:p>1.623413085937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76279296875">
                <text:p>1.762792968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9053955078125">
                <text:p>1.905395507812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.041552734375">
                <text:p>2.0415527343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.1728759765625">
                <text:p>2.172875976562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.2969482421875">
                <text:p>2.296948242187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.412158203125">
                <text:p>2.4121582031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5128662109375">
                <text:p>2.51286621093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.599072265625">
                <text:p>2.59907226562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.6707763671875">
                <text:p>2.67077636718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.7980712890625">
                <text:p>2.798071289062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.766650390625">
                <text:p>2.76665039062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6627197265625">
                <text:p>2.662719726562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.586181640625">
                <text:p>2.5861816406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.4943359375">
                <text:p>2.49433593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.270361328125">
                <text:p>2.2703613281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14951171875">
                <text:p>2.149511718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.01416015625">
                <text:p>2.014160156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.8796142578125">
                <text:p>1.879614257812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1.7378173828125">
                <text:p>1.73781738281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.59521484375">
                <text:p>1.595214843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458251953125">
                <text:p>1.45825195312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3212890625">
                <text:p>1.321289062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1899658203125">
                <text:p>1.189965820312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.06669921875">
                <text:p>1.066699218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.95390625">
                <text:p>0.9539062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852392578125">
                <text:p>0.85239257812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7613525390625">
                <text:p>0.761352539062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0.6888427734375">
                <text:p>0.688842773437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6260009765625">
                <text:p>0.626000976562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.5873291015625">
                <text:p>0.587329101562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5607421875">
                <text:p>0.560742187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0.5663818359375">
                <text:p>0.566381835937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700927734375">
                <text:p>0.70092773437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7790771484375">
                <text:p>0.779077148437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0.8693115234375">
                <text:p>0.869311523437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974853515625">
                <text:p>0.97485351562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.087646484375">
                <text:p>1.08764648437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21494140625">
                <text:p>1.2149414062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.3478759765625">
                <text:p>1.347875976562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.4816162109375">
                <text:p>1.481616210937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.6218017578125">
                <text:p>1.6218017578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.7652099609375">
                <text:p>1.765209960937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902978515625">
                <text:p>1.90297851562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.03994140625">
                <text:p>2.039941406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2.1712646484375">
                <text:p>2.17126464843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2.29453125">
                <text:p>2.294531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2.405712890625">
                <text:p>2.40571289062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.513671875">
                <text:p>2.51367187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.5982666015625">
                <text:p>2.598266601562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2.67158203125">
                <text:p>2.6715820312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.7328125">
                <text:p>2.73281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2.77470703125">
                <text:p>2.774707031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.8077392578125">
                <text:p>2.80773925781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.795654296875">
                <text:p>2.7956542968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.7239501953125">
                <text:p>2.723950195312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660302734375">
                <text:p>2.6603027343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.586181640625">
                <text:p>2.5861816406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.4951416015625">
                <text:p>2.49514160156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2.2727783203125">
                <text:p>2.272778320312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151123046875">
                <text:p>2.15112304687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.0133544921875">
                <text:p>2.013354492187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.8796142578125">
                <text:p>1.87961425781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.740234375">
                <text:p>1.74023437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.596826171875">
                <text:p>1.5968261718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.31806640625">
                <text:p>1.3180664062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.187548828125">
                <text:p>1.18754882812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0.9563232421875">
                <text:p>0.95632324218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8515869140625">
                <text:p>0.851586914062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0.6872314453125">
                <text:p>0.68723144531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631640625">
                <text:p>0.63164062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0.5583251953125">
                <text:p>0.55832519531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0.565576171875">
                <text:p>0.5655761718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0.6372802734375">
                <text:p>0.637280273437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7001220703125">
                <text:p>0.700122070312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77666015625">
                <text:p>0.776660156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0.871728515625">
                <text:p>0.87172851562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9740478515625">
                <text:p>0.974047851562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.0852294921875">
                <text:p>1.08522949218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2093017578125">
                <text:p>1.209301757812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1.345458984375">
                <text:p>1.34545898437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.4816162109375">
                <text:p>1.481616210937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1.622607421875">
                <text:p>1.62260742187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90458984375">
                <text:p>1.9045898437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2.03671875">
                <text:p>2.036718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2.1712646484375">
                <text:p>2.171264648437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2.296142578125">
                <text:p>2.296142578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2.410546875">
                <text:p>2.41054687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5096435546875">
                <text:p>2.509643554687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2.595849609375">
                <text:p>2.59584960937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2.6723876953125">
                <text:p>2.67238769531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2.776318359375">
                <text:p>2.77631835937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2.808544921875">
                <text:p>2.80854492187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2.7900146484375">
                <text:p>2.7900146484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2.766650390625">
                <text:p>2.76665039062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2.724755859375">
                <text:p>2.72475585937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6594970703125">
                <text:p>2.659497070312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.5845703125">
                <text:p>2.584570312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2.4943359375">
                <text:p>2.49433593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.3871826171875">
                <text:p>2.387182617187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2.273583984375">
                <text:p>2.27358398437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1454833984375">
                <text:p>2.145483398437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.015771484375">
                <text:p>2.01577148437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1.8796142578125">
                <text:p>1.879614257812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1.741845703125">
                <text:p>1.74184570312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1.5960205078125">
                <text:p>1.59602050781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61474609375">
                <text:p>1.46147460937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1.3237060546875">
                <text:p>1.323706054687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.1899658203125">
                <text:p>1.189965820312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0.9547119140625">
                <text:p>0.954711914062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852392578125">
                <text:p>0.85239257812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0.688037109375">
                <text:p>0.68803710937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0.62841796875">
                <text:p>0.6284179687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0.5518798828125">
                <text:p>0.551879882812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0.565576171875">
                <text:p>0.56557617187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0.636474609375">
                <text:p>0.63647460937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7017333984375">
                <text:p>0.701733398437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0.778271484375">
                <text:p>0.77827148437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0.8693115234375">
                <text:p>0.869311523437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9740478515625">
                <text:p>0.974047851562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1.0884521484375">
                <text:p>1.088452148437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.213330078125">
                <text:p>1.21333007812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1.34384765625">
                <text:p>1.343847656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1.487255859375">
                <text:p>1.48725585937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1.622607421875">
                <text:p>1.62260742187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1.76279296875">
                <text:p>1.762792968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.899755859375">
                <text:p>1.8997558593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2.038330078125">
                <text:p>2.03833007812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2.16884765625">
                <text:p>2.168847656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2.29453125">
                <text:p>2.294531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2.4041015625">
                <text:p>2.404101562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.508837890625">
                <text:p>2.50883789062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2.6014892578125">
                <text:p>2.601489257812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2.734423828125">
                <text:p>2.73442382812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2.808544921875">
                <text:p>2.80854492187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2.766650390625">
                <text:p>2.7666503906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2.7207275390625">
                <text:p>2.720727539062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.6611083984375">
                <text:p>2.66110839843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2.5837646484375">
                <text:p>2.583764648437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2.4935302734375">
                <text:p>2.493530273437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2.38798828125">
                <text:p>2.3879882812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2.2727783203125">
                <text:p>2.27277832031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.1535400390625">
                <text:p>2.153540039062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2.0173828125">
                <text:p>2.017382812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1.8796142578125">
                <text:p>1.87961425781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1.74345703125">
                <text:p>1.7434570312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1.603271484375">
                <text:p>1.6032714843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1.32451171875">
                <text:p>1.3245117187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1.1915771484375">
                <text:p>1.191577148437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0.95712890625">
                <text:p>0.9571289062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85078125">
                <text:p>0.8507812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0.6872314453125">
                <text:p>0.687231445312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0.6308349609375">
                <text:p>0.630834960937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0.5889404296875">
                <text:p>0.588940429687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565576171875">
                <text:p>0.56557617187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0.559130859375">
                <text:p>0.55913085937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0.568798828125">
                <text:p>0.56879882812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0.5921630859375">
                <text:p>0.592163085937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0.639697265625">
                <text:p>0.63969726562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69931640625">
                <text:p>0.699316406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0.77666015625">
                <text:p>0.7766601562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0.8677001953125">
                <text:p>0.867700195312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0.97001953125">
                <text:p>0.9700195312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1.08603515625">
                <text:p>1.086035156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.2125244140625">
                <text:p>1.212524414062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1.3478759765625">
                <text:p>1.347875976562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1.4832275390625">
                <text:p>1.483227539062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1.6234130859375">
                <text:p>1.623413085937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.90458984375">
                <text:p>1.9045898437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2.0431640625">
                <text:p>2.04316406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2.170458984375">
                <text:p>2.17045898437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2.29775390625">
                <text:p>2.2977539062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2.405712890625">
                <text:p>2.4057128906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5072265625">
                <text:p>2.507226562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2.5966552734375">
                <text:p>2.596655273437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2.669970703125">
                <text:p>2.66997070312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2.7328125">
                <text:p>2.73281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2.773095703125">
                <text:p>2.77309570312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2.80693359375">
                <text:p>2.8069335937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2.7690673828125">
                <text:p>2.769067382812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2.7255615234375">
                <text:p>2.725561523437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.6627197265625">
                <text:p>2.662719726562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2.582958984375">
                <text:p>2.58295898437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2.49111328125">
                <text:p>2.4911132812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2.3887939453125">
                <text:p>2.388793945312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2.276806640625">
                <text:p>2.27680664062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.151123046875">
                <text:p>2.15112304687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2.01416015625">
                <text:p>2.0141601562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1.8780029296875">
                <text:p>1.878002929687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1.60166015625">
                <text:p>1.601660156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1.32451171875">
                <text:p>1.3245117187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.18916015625">
                <text:p>1.189160156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1.0691162109375">
                <text:p>1.06911621093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0.952294921875">
                <text:p>0.95229492187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85078125">
                <text:p>0.8507812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0.6920654296875">
                <text:p>0.692065429687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0.6292236328125">
                <text:p>0.629223632812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56396484375">
                <text:p>0.5639648437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0.55751953125">
                <text:p>0.5575195312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0.5663818359375">
                <text:p>0.566381835937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0.6388916015625">
                <text:p>0.638891601562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697705078125">
                <text:p>0.69770507812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0.7734375">
                <text:p>0.77343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0.8701171875">
                <text:p>0.870117187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0.9708251953125">
                <text:p>0.970825195312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1.0868408203125">
                <text:p>1.086840820312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.2093017578125">
                <text:p>1.209301757812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1.34384765625">
                <text:p>1.3438476562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1.62099609375">
                <text:p>1.6209960937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.9021728515625">
                <text:p>1.90217285156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2.03671875">
                <text:p>2.0367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2.16884765625">
                <text:p>2.1688476562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2.296142578125">
                <text:p>2.29614257812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2.405712890625">
                <text:p>2.40571289062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.5112548828125">
                <text:p>2.511254882812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2.599072265625">
                <text:p>2.59907226562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2.6723876953125">
                <text:p>2.672387695312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2.771484375">
                <text:p>2.77148437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2.7690673828125">
                <text:p>2.76906738281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.6594970703125">
                <text:p>2.65949707031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2.5845703125">
                <text:p>2.584570312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2.4951416015625">
                <text:p>2.495141601562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2.2743896484375">
                <text:p>2.274389648437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.14951171875">
                <text:p>2.1495117187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2.0181884765625">
                <text:p>2.018188476562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1.8812255859375">
                <text:p>1.881225585937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1.740234375">
                <text:p>1.74023437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5992431640625">
                <text:p>1.5992431640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1.3237060546875">
                <text:p>1.3237060546875</text:p>
              </table:table-cell>
            </table:table-row>
            <table:table-row>
              <table:table-cell office:value-type="float" office:value="6.04">
                <text:p>6.04</text:p>
              </table:table-cell>
              <table:table-cell office:value-type="float" office:value="1.190771484375">
                <text:p>1.190771484375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6.08">
                <text:p>6.08</text:p>
              </table:table-cell>
              <table:table-cell office:value-type="float" office:value="0.95390625">
                <text:p>0.9539062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85078125">
                <text:p>0.85078125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0.7597412109375">
                <text:p>0.7597412109375</text:p>
              </table:table-cell>
            </table:table-row>
            <table:table-row>
              <table:table-cell office:value-type="float" office:value="6.14">
                <text:p>6.14</text:p>
              </table:table-cell>
              <table:table-cell office:value-type="float" office:value="0.6904541015625">
                <text:p>0.6904541015625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0.62841796875">
                <text:p>0.62841796875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0.5647705078125">
                <text:p>0.5647705078125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0.5937744140625">
                <text:p>0.5937744140625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0.639697265625">
                <text:p>0.63969726562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700927734375">
                <text:p>0.700927734375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0.775048828125">
                <text:p>0.775048828125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0.865283203125">
                <text:p>0.865283203125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0.968408203125">
                <text:p>0.968408203125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1.0836181640625">
                <text:p>1.083618164062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.20849609375">
                <text:p>1.20849609375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1.34384765625">
                <text:p>1.34384765625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1.62099609375">
                <text:p>1.62099609375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.90458984375">
                <text:p>1.90458984375</text:p>
              </table:table-cell>
            </table:table-row>
            <table:table-row>
              <table:table-cell office:value-type="float" office:value="6.52">
                <text:p>6.52</text:p>
              </table:table-cell>
              <table:table-cell office:value-type="float" office:value="2.0359130859375">
                <text:p>2.0359130859375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2.1696533203125">
                <text:p>2.1696533203125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2.2937255859375">
                <text:p>2.2937255859375</text:p>
              </table:table-cell>
            </table:table-row>
            <table:table-row>
              <table:table-cell office:value-type="float" office:value="6.58">
                <text:p>6.58</text:p>
              </table:table-cell>
              <table:table-cell office:value-type="float" office:value="2.4049072265625">
                <text:p>2.404907226562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2.505615234375">
                <text:p>2.505615234375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2.60068359375">
                <text:p>2.60068359375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2.6707763671875">
                <text:p>2.6707763671875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2.7287841796875">
                <text:p>2.7287841796875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2.808544921875">
                <text:p>2.808544921875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2.795654296875">
                <text:p>2.795654296875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2.7650390625">
                <text:p>2.7650390625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.6611083984375">
                <text:p>2.6611083984375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2.5869873046875">
                <text:p>2.5869873046875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2.495947265625">
                <text:p>2.495947265625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6.88">
                <text:p>6.88</text:p>
              </table:table-cell>
              <table:table-cell office:value-type="float" office:value="2.2751953125">
                <text:p>2.275195312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.1535400390625">
                <text:p>2.1535400390625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2.02060546875">
                <text:p>2.02060546875</text:p>
              </table:table-cell>
            </table:table-row>
            <table:table-row>
              <table:table-cell office:value-type="float" office:value="6.94">
                <text:p>6.94</text:p>
              </table:table-cell>
              <table:table-cell office:value-type="float" office:value="1.88203125">
                <text:p>1.88203125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6.98">
                <text:p>6.98</text:p>
              </table:table-cell>
              <table:table-cell office:value-type="float" office:value="1.60166015625">
                <text:p>1.601660156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1.3204833984375">
                <text:p>1.3204833984375</text:p>
              </table:table-cell>
            </table:table-row>
            <table:table-row>
              <table:table-cell office:value-type="float" office:value="7.04">
                <text:p>7.04</text:p>
              </table:table-cell>
              <table:table-cell office:value-type="float" office:value="1.1931884765625">
                <text:p>1.1931884765625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1.0723388671875">
                <text:p>1.0723388671875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0.9547119140625">
                <text:p>0.954711914062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8499755859375">
                <text:p>0.8499755859375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0.76376953125">
                <text:p>0.76376953125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0.6904541015625">
                <text:p>0.6904541015625</text:p>
              </table:table-cell>
            </table:table-row>
            <table:table-row>
              <table:table-cell office:value-type="float" office:value="7.16">
                <text:p>7.16</text:p>
              </table:table-cell>
              <table:table-cell office:value-type="float" office:value="0.6292236328125">
                <text:p>0.6292236328125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0.552685546875">
                <text:p>0.552685546875</text:p>
              </table:table-cell>
            </table:table-row>
            <table:table-row>
              <table:table-cell office:value-type="float" office:value="7.24">
                <text:p>7.24</text:p>
              </table:table-cell>
              <table:table-cell office:value-type="float" office:value="0.5671875">
                <text:p>0.5671875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0.5937744140625">
                <text:p>0.5937744140625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0.633251953125">
                <text:p>0.63325195312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69931640625">
                <text:p>0.69931640625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0.77666015625">
                <text:p>0.77666015625</text:p>
              </table:table-cell>
            </table:table-row>
            <table:table-row>
              <table:table-cell office:value-type="float" office:value="7.34">
                <text:p>7.34</text:p>
              </table:table-cell>
              <table:table-cell office:value-type="float" office:value="0.865283203125">
                <text:p>0.865283203125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0.9708251953125">
                <text:p>0.9708251953125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1.0852294921875">
                <text:p>1.085229492187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.2093017578125">
                <text:p>1.2093017578125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1.34384765625">
                <text:p>1.34384765625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1.4783935546875">
                <text:p>1.4783935546875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1.6153564453125">
                <text:p>1.6153564453125</text:p>
              </table:table-cell>
            </table:table-row>
            <table:table-row>
              <table:table-cell office:value-type="float" office:value="7.48">
                <text:p>7.48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.9037841796875">
                <text:p>1.9037841796875</text:p>
              </table:table-cell>
            </table:table-row>
            <table:table-row>
              <table:table-cell office:value-type="float" office:value="7.52">
                <text:p>7.52</text:p>
              </table:table-cell>
              <table:table-cell office:value-type="float" office:value="2.03994140625">
                <text:p>2.03994140625</text:p>
              </table:table-cell>
            </table:table-row>
            <table:table-row>
              <table:table-cell office:value-type="float" office:value="7.54">
                <text:p>7.54</text:p>
              </table:table-cell>
              <table:table-cell office:value-type="float" office:value="2.170458984375">
                <text:p>2.170458984375</text:p>
              </table:table-cell>
            </table:table-row>
            <table:table-row>
              <table:table-cell office:value-type="float" office:value="7.56">
                <text:p>7.56</text:p>
              </table:table-cell>
              <table:table-cell office:value-type="float" office:value="2.2888916015625">
                <text:p>2.2888916015625</text:p>
              </table:table-cell>
            </table:table-row>
            <table:table-row>
              <table:table-cell office:value-type="float" office:value="7.58">
                <text:p>7.58</text:p>
              </table:table-cell>
              <table:table-cell office:value-type="float" office:value="2.4041015625">
                <text:p>2.4041015625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2.5072265625">
                <text:p>2.5072265625</text:p>
              </table:table-cell>
            </table:table-row>
            <table:table-row>
              <table:table-cell office:value-type="float" office:value="7.62">
                <text:p>7.62</text:p>
              </table:table-cell>
              <table:table-cell office:value-type="float" office:value="2.5966552734375">
                <text:p>2.5966552734375</text:p>
              </table:table-cell>
            </table:table-row>
            <table:table-row>
              <table:table-cell office:value-type="float" office:value="7.64">
                <text:p>7.64</text:p>
              </table:table-cell>
              <table:table-cell office:value-type="float" office:value="2.67158203125">
                <text:p>2.67158203125</text:p>
              </table:table-cell>
            </table:table-row>
            <table:table-row>
              <table:table-cell office:value-type="float" office:value="7.66">
                <text:p>7.66</text:p>
              </table:table-cell>
              <table:table-cell office:value-type="float" office:value="2.7328125">
                <text:p>2.7328125</text:p>
              </table:table-cell>
            </table:table-row>
            <table:table-row>
              <table:table-cell office:value-type="float" office:value="7.68">
                <text:p>7.68</text:p>
              </table:table-cell>
              <table:table-cell office:value-type="float" office:value="2.77470703125">
                <text:p>2.7747070312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2.7980712890625">
                <text:p>2.7980712890625</text:p>
              </table:table-cell>
            </table:table-row>
            <table:table-row>
              <table:table-cell office:value-type="float" office:value="7.72">
                <text:p>7.72</text:p>
              </table:table-cell>
              <table:table-cell office:value-type="float" office:value="2.81015625">
                <text:p>2.81015625</text:p>
              </table:table-cell>
            </table:table-row>
            <table:table-row>
              <table:table-cell office:value-type="float" office:value="7.74">
                <text:p>7.74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7.76">
                <text:p>7.76</text:p>
              </table:table-cell>
              <table:table-cell office:value-type="float" office:value="2.7706787109375">
                <text:p>2.7706787109375</text:p>
              </table:table-cell>
            </table:table-row>
            <table:table-row>
              <table:table-cell office:value-type="float" office:value="7.78">
                <text:p>7.78</text:p>
              </table:table-cell>
              <table:table-cell office:value-type="float" office:value="2.7255615234375">
                <text:p>2.725561523437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2.6627197265625">
                <text:p>2.6627197265625</text:p>
              </table:table-cell>
            </table:table-row>
            <table:table-row>
              <table:table-cell office:value-type="float" office:value="7.82">
                <text:p>7.82</text:p>
              </table:table-cell>
              <table:table-cell office:value-type="float" office:value="2.589404296875">
                <text:p>2.589404296875</text:p>
              </table:table-cell>
            </table:table-row>
            <table:table-row>
              <table:table-cell office:value-type="float" office:value="7.84">
                <text:p>7.84</text:p>
              </table:table-cell>
              <table:table-cell office:value-type="float" office:value="2.4935302734375">
                <text:p>2.4935302734375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2.3904052734375">
                <text:p>2.3904052734375</text:p>
              </table:table-cell>
            </table:table-row>
            <table:table-row>
              <table:table-cell office:value-type="float" office:value="7.88">
                <text:p>7.88</text:p>
              </table:table-cell>
              <table:table-cell office:value-type="float" office:value="2.280029296875">
                <text:p>2.280029296875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2.154345703125">
                <text:p>2.154345703125</text:p>
              </table:table-cell>
            </table:table-row>
            <table:table-row>
              <table:table-cell office:value-type="float" office:value="7.92">
                <text:p>7.92</text:p>
              </table:table-cell>
              <table:table-cell office:value-type="float" office:value="2.018994140625">
                <text:p>2.018994140625</text:p>
              </table:table-cell>
            </table:table-row>
            <table:table-row>
              <table:table-cell office:value-type="float" office:value="7.94">
                <text:p>7.94</text:p>
              </table:table-cell>
              <table:table-cell office:value-type="float" office:value="1.8828369140625">
                <text:p>1.8828369140625</text:p>
              </table:table-cell>
            </table:table-row>
            <table:table-row>
              <table:table-cell office:value-type="float" office:value="7.96">
                <text:p>7.96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1.603271484375">
                <text:p>1.6032714843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8.02">
                <text:p>8.02</text:p>
              </table:table-cell>
              <table:table-cell office:value-type="float" office:value="1.3204833984375">
                <text:p>1.3204833984375</text:p>
              </table:table-cell>
            </table:table-row>
            <table:table-row>
              <table:table-cell office:value-type="float" office:value="8.04">
                <text:p>8.04</text:p>
              </table:table-cell>
              <table:table-cell office:value-type="float" office:value="1.193994140625">
                <text:p>1.193994140625</text:p>
              </table:table-cell>
            </table:table-row>
            <table:table-row>
              <table:table-cell office:value-type="float" office:value="8.06">
                <text:p>8.06</text:p>
              </table:table-cell>
              <table:table-cell office:value-type="float" office:value="1.069921875">
                <text:p>1.069921875</text:p>
              </table:table-cell>
            </table:table-row>
            <table:table-row>
              <table:table-cell office:value-type="float" office:value="8.08">
                <text:p>8.08</text:p>
              </table:table-cell>
              <table:table-cell office:value-type="float" office:value="0.955517578125">
                <text:p>0.95551757812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85400390625">
                <text:p>0.85400390625</text:p>
              </table:table-cell>
            </table:table-row>
            <table:table-row>
              <table:table-cell office:value-type="float" office:value="8.12">
                <text:p>8.12</text:p>
              </table:table-cell>
              <table:table-cell office:value-type="float" office:value="0.7613525390625">
                <text:p>0.7613525390625</text:p>
              </table:table-cell>
            </table:table-row>
            <table:table-row>
              <table:table-cell office:value-type="float" office:value="8.14">
                <text:p>8.14</text:p>
              </table:table-cell>
              <table:table-cell office:value-type="float" office:value="0.688037109375">
                <text:p>0.688037109375</text:p>
              </table:table-cell>
            </table:table-row>
            <table:table-row>
              <table:table-cell office:value-type="float" office:value="8.16">
                <text:p>8.16</text:p>
              </table:table-cell>
              <table:table-cell office:value-type="float" office:value="0.6340576171875">
                <text:p>0.6340576171875</text:p>
              </table:table-cell>
            </table:table-row>
            <table:table-row>
              <table:table-cell office:value-type="float" office:value="8.18">
                <text:p>8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8.24">
                <text:p>8.24</text:p>
              </table:table-cell>
              <table:table-cell office:value-type="float" office:value="0.5663818359375">
                <text:p>0.5663818359375</text:p>
              </table:table-cell>
            </table:table-row>
            <table:table-row>
              <table:table-cell office:value-type="float" office:value="8.26">
                <text:p>8.26</text:p>
              </table:table-cell>
              <table:table-cell office:value-type="float" office:value="0.5937744140625">
                <text:p>0.5937744140625</text:p>
              </table:table-cell>
            </table:table-row>
            <table:table-row>
              <table:table-cell office:value-type="float" office:value="8.28">
                <text:p>8.28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697705078125">
                <text:p>0.697705078125</text:p>
              </table:table-cell>
            </table:table-row>
            <table:table-row>
              <table:table-cell office:value-type="float" office:value="8.32">
                <text:p>8.32</text:p>
              </table:table-cell>
              <table:table-cell office:value-type="float" office:value="0.7742431640625">
                <text:p>0.7742431640625</text:p>
              </table:table-cell>
            </table:table-row>
            <table:table-row>
              <table:table-cell office:value-type="float" office:value="8.34">
                <text:p>8.34</text:p>
              </table:table-cell>
              <table:table-cell office:value-type="float" office:value="0.8701171875">
                <text:p>0.8701171875</text:p>
              </table:table-cell>
            </table:table-row>
            <table:table-row>
              <table:table-cell office:value-type="float" office:value="8.36">
                <text:p>8.36</text:p>
              </table:table-cell>
              <table:table-cell office:value-type="float" office:value="0.9724365234375">
                <text:p>0.9724365234375</text:p>
              </table:table-cell>
            </table:table-row>
            <table:table-row>
              <table:table-cell office:value-type="float" office:value="8.38">
                <text:p>8.38</text:p>
              </table:table-cell>
              <table:table-cell office:value-type="float" office:value="1.087646484375">
                <text:p>1.08764648437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2093017578125">
                <text:p>1.2093017578125</text:p>
              </table:table-cell>
            </table:table-row>
            <table:table-row>
              <table:table-cell office:value-type="float" office:value="8.42">
                <text:p>8.42</text:p>
              </table:table-cell>
              <table:table-cell office:value-type="float" office:value="1.342236328125">
                <text:p>1.342236328125</text:p>
              </table:table-cell>
            </table:table-row>
            <table:table-row>
              <table:table-cell office:value-type="float" office:value="8.44">
                <text:p>8.44</text:p>
              </table:table-cell>
              <table:table-cell office:value-type="float" office:value="1.4751708984375">
                <text:p>1.4751708984375</text:p>
              </table:table-cell>
            </table:table-row>
            <table:table-row>
              <table:table-cell office:value-type="float" office:value="8.46">
                <text:p>8.46</text:p>
              </table:table-cell>
              <table:table-cell office:value-type="float" office:value="1.6185791015625">
                <text:p>1.6185791015625</text:p>
              </table:table-cell>
            </table:table-row>
            <table:table-row>
              <table:table-cell office:value-type="float" office:value="8.48">
                <text:p>8.48</text:p>
              </table:table-cell>
              <table:table-cell office:value-type="float" office:value="1.7595703125">
                <text:p>1.75957031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.8989501953125">
                <text:p>1.8989501953125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2.03671875">
                <text:p>2.03671875</text:p>
              </table:table-cell>
            </table:table-row>
            <table:table-row>
              <table:table-cell office:value-type="float" office:value="8.54">
                <text:p>8.54</text:p>
              </table:table-cell>
              <table:table-cell office:value-type="float" office:value="2.1712646484375">
                <text:p>2.1712646484375</text:p>
              </table:table-cell>
            </table:table-row>
            <table:table-row>
              <table:table-cell office:value-type="float" office:value="8.56">
                <text:p>8.56</text:p>
              </table:table-cell>
              <table:table-cell office:value-type="float" office:value="2.2905029296875">
                <text:p>2.2905029296875</text:p>
              </table:table-cell>
            </table:table-row>
            <table:table-row>
              <table:table-cell office:value-type="float" office:value="8.58">
                <text:p>8.58</text:p>
              </table:table-cell>
              <table:table-cell office:value-type="float" office:value="2.405712890625">
                <text:p>2.40571289062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2.5080322265625">
                <text:p>2.5080322265625</text:p>
              </table:table-cell>
            </table:table-row>
            <table:table-row>
              <table:table-cell office:value-type="float" office:value="8.62">
                <text:p>8.62</text:p>
              </table:table-cell>
              <table:table-cell office:value-type="float" office:value="2.595849609375">
                <text:p>2.595849609375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2.6707763671875">
                <text:p>2.6707763671875</text:p>
              </table:table-cell>
            </table:table-row>
            <table:table-row>
              <table:table-cell office:value-type="float" office:value="8.66">
                <text:p>8.66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8.68">
                <text:p>8.68</text:p>
              </table:table-cell>
              <table:table-cell office:value-type="float" office:value="2.771484375">
                <text:p>2.77148437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8.72">
                <text:p>8.72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8.74">
                <text:p>8.74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8.76">
                <text:p>8.76</text:p>
              </table:table-cell>
              <table:table-cell office:value-type="float" office:value="2.7690673828125">
                <text:p>2.7690673828125</text:p>
              </table:table-cell>
            </table:table-row>
            <table:table-row>
              <table:table-cell office:value-type="float" office:value="8.78">
                <text:p>8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.6594970703125">
                <text:p>2.6594970703125</text:p>
              </table:table-cell>
            </table:table-row>
            <table:table-row>
              <table:table-cell office:value-type="float" office:value="8.82">
                <text:p>8.82</text:p>
              </table:table-cell>
              <table:table-cell office:value-type="float" office:value="2.58779296875">
                <text:p>2.58779296875</text:p>
              </table:table-cell>
            </table:table-row>
            <table:table-row>
              <table:table-cell office:value-type="float" office:value="8.84">
                <text:p>8.84</text:p>
              </table:table-cell>
              <table:table-cell office:value-type="float" office:value="2.4983642578125">
                <text:p>2.4983642578125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2.3936279296875">
                <text:p>2.3936279296875</text:p>
              </table:table-cell>
            </table:table-row>
            <table:table-row>
              <table:table-cell office:value-type="float" office:value="8.88">
                <text:p>8.88</text:p>
              </table:table-cell>
              <table:table-cell office:value-type="float" office:value="2.27841796875">
                <text:p>2.27841796875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2.1503173828125">
                <text:p>2.1503173828125</text:p>
              </table:table-cell>
            </table:table-row>
            <table:table-row>
              <table:table-cell office:value-type="float" office:value="8.92">
                <text:p>8.92</text:p>
              </table:table-cell>
              <table:table-cell office:value-type="float" office:value="2.015771484375">
                <text:p>2.015771484375</text:p>
              </table:table-cell>
            </table:table-row>
            <table:table-row>
              <table:table-cell office:value-type="float" office:value="8.94">
                <text:p>8.94</text:p>
              </table:table-cell>
              <table:table-cell office:value-type="float" office:value="1.8812255859375">
                <text:p>1.8812255859375</text:p>
              </table:table-cell>
            </table:table-row>
            <table:table-row>
              <table:table-cell office:value-type="float" office:value="8.96">
                <text:p>8.96</text:p>
              </table:table-cell>
              <table:table-cell office:value-type="float" office:value="1.74345703125">
                <text:p>1.74345703125</text:p>
              </table:table-cell>
            </table:table-row>
            <table:table-row>
              <table:table-cell office:value-type="float" office:value="8.98">
                <text:p>8.98</text:p>
              </table:table-cell>
              <table:table-cell office:value-type="float" office:value="1.5992431640625">
                <text:p>1.59924316406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9.02">
                <text:p>9.02</text:p>
              </table:table-cell>
              <table:table-cell office:value-type="float" office:value="1.3253173828125">
                <text:p>1.3253173828125</text:p>
              </table:table-cell>
            </table:table-row>
            <table:table-row>
              <table:table-cell office:value-type="float" office:value="9.04">
                <text:p>9.04</text:p>
              </table:table-cell>
              <table:table-cell office:value-type="float" office:value="1.1947998046875">
                <text:p>1.1947998046875</text:p>
              </table:table-cell>
            </table:table-row>
            <table:table-row>
              <table:table-cell office:value-type="float" office:value="9.06">
                <text:p>9.06</text:p>
              </table:table-cell>
              <table:table-cell office:value-type="float" office:value="1.071533203125">
                <text:p>1.071533203125</text:p>
              </table:table-cell>
            </table:table-row>
            <table:table-row>
              <table:table-cell office:value-type="float" office:value="9.08">
                <text:p>9.08</text:p>
              </table:table-cell>
              <table:table-cell office:value-type="float" office:value="0.95390625">
                <text:p>0.95390625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85400390625">
                <text:p>0.85400390625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0.7645751953125">
                <text:p>0.7645751953125</text:p>
              </table:table-cell>
            </table:table-row>
            <table:table-row>
              <table:table-cell office:value-type="float" office:value="9.14">
                <text:p>9.14</text:p>
              </table:table-cell>
              <table:table-cell office:value-type="float" office:value="0.6936767578125">
                <text:p>0.6936767578125</text:p>
              </table:table-cell>
            </table:table-row>
            <table:table-row>
              <table:table-cell office:value-type="float" office:value="9.16">
                <text:p>9.16</text:p>
              </table:table-cell>
              <table:table-cell office:value-type="float" office:value="0.631640625">
                <text:p>0.631640625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0.588134765625">
                <text:p>0.58813476562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5647705078125">
                <text:p>0.5647705078125</text:p>
              </table:table-cell>
            </table:table-row>
            <table:table-row>
              <table:table-cell office:value-type="float" office:value="9.22">
                <text:p>9.22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float" office:value="9.24">
                <text:p>9.24</text:p>
              </table:table-cell>
              <table:table-cell office:value-type="float" office:value="0.56396484375">
                <text:p>0.56396484375</text:p>
              </table:table-cell>
            </table:table-row>
            <table:table-row>
              <table:table-cell office:value-type="float" office:value="9.26">
                <text:p>9.26</text:p>
              </table:table-cell>
              <table:table-cell office:value-type="float" office:value="0.5953857421875">
                <text:p>0.5953857421875</text:p>
              </table:table-cell>
            </table:table-row>
            <table:table-row>
              <table:table-cell office:value-type="float" office:value="9.28">
                <text:p>9.28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697705078125">
                <text:p>0.697705078125</text:p>
              </table:table-cell>
            </table:table-row>
            <table:table-row>
              <table:table-cell office:value-type="float" office:value="9.32">
                <text:p>9.32</text:p>
              </table:table-cell>
              <table:table-cell office:value-type="float" office:value="0.7774658203125">
                <text:p>0.7774658203125</text:p>
              </table:table-cell>
            </table:table-row>
            <table:table-row>
              <table:table-cell office:value-type="float" office:value="9.34">
                <text:p>9.34</text:p>
              </table:table-cell>
              <table:table-cell office:value-type="float" office:value="0.8644775390625">
                <text:p>0.8644775390625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0.9708251953125">
                <text:p>0.9708251953125</text:p>
              </table:table-cell>
            </table:table-row>
            <table:table-row>
              <table:table-cell office:value-type="float" office:value="9.38">
                <text:p>9.38</text:p>
              </table:table-cell>
              <table:table-cell office:value-type="float" office:value="1.0868408203125">
                <text:p>1.086840820312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.20849609375">
                <text:p>1.20849609375</text:p>
              </table:table-cell>
            </table:table-row>
            <table:table-row>
              <table:table-cell office:value-type="float" office:value="9.42">
                <text:p>9.42</text:p>
              </table:table-cell>
              <table:table-cell office:value-type="float" office:value="1.3446533203125">
                <text:p>1.3446533203125</text:p>
              </table:table-cell>
            </table:table-row>
            <table:table-row>
              <table:table-cell office:value-type="float" office:value="9.44">
                <text:p>9.44</text:p>
              </table:table-cell>
              <table:table-cell office:value-type="float" office:value="1.47919921875">
                <text:p>1.47919921875</text:p>
              </table:table-cell>
            </table:table-row>
            <table:table-row>
              <table:table-cell office:value-type="float" office:value="9.46">
                <text:p>9.46</text:p>
              </table:table-cell>
              <table:table-cell office:value-type="float" office:value="1.6169677734375">
                <text:p>1.6169677734375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.7595703125">
                <text:p>1.759570312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.899755859375">
                <text:p>1.899755859375</text:p>
              </table:table-cell>
            </table:table-row>
            <table:table-row>
              <table:table-cell office:value-type="float" office:value="9.52">
                <text:p>9.52</text:p>
              </table:table-cell>
              <table:table-cell office:value-type="float" office:value="2.03671875">
                <text:p>2.03671875</text:p>
              </table:table-cell>
            </table:table-row>
            <table:table-row>
              <table:table-cell office:value-type="float" office:value="9.54">
                <text:p>9.54</text:p>
              </table:table-cell>
              <table:table-cell office:value-type="float" office:value="2.1664306640625">
                <text:p>2.1664306640625</text:p>
              </table:table-cell>
            </table:table-row>
            <table:table-row>
              <table:table-cell office:value-type="float" office:value="9.56">
                <text:p>9.56</text:p>
              </table:table-cell>
              <table:table-cell office:value-type="float" office:value="2.2880859375">
                <text:p>2.2880859375</text:p>
              </table:table-cell>
            </table:table-row>
            <table:table-row>
              <table:table-cell office:value-type="float" office:value="9.58">
                <text:p>9.58</text:p>
              </table:table-cell>
              <table:table-cell office:value-type="float" office:value="2.4041015625">
                <text:p>2.404101562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.5072265625">
                <text:p>2.5072265625</text:p>
              </table:table-cell>
            </table:table-row>
            <table:table-row>
              <table:table-cell office:value-type="float" office:value="9.62">
                <text:p>9.62</text:p>
              </table:table-cell>
              <table:table-cell office:value-type="float" office:value="2.5982666015625">
                <text:p>2.5982666015625</text:p>
              </table:table-cell>
            </table:table-row>
            <table:table-row>
              <table:table-cell office:value-type="float" office:value="9.64">
                <text:p>9.64</text:p>
              </table:table-cell>
              <table:table-cell office:value-type="float" office:value="2.673193359375">
                <text:p>2.673193359375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2.7287841796875">
                <text:p>2.7287841796875</text:p>
              </table:table-cell>
            </table:table-row>
            <table:table-row>
              <table:table-cell office:value-type="float" office:value="9.68">
                <text:p>9.68</text:p>
              </table:table-cell>
              <table:table-cell office:value-type="float" office:value="2.7739013671875">
                <text:p>2.773901367187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9.72">
                <text:p>9.72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9.74">
                <text:p>9.74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9.76">
                <text:p>9.76</text:p>
              </table:table-cell>
              <table:table-cell office:value-type="float" office:value="2.76826171875">
                <text:p>2.76826171875</text:p>
              </table:table-cell>
            </table:table-row>
            <table:table-row>
              <table:table-cell office:value-type="float" office:value="9.78">
                <text:p>9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.660302734375">
                <text:p>2.660302734375</text:p>
              </table:table-cell>
            </table:table-row>
            <table:table-row>
              <table:table-cell office:value-type="float" office:value="9.82">
                <text:p>9.82</text:p>
              </table:table-cell>
              <table:table-cell office:value-type="float" office:value="2.5869873046875">
                <text:p>2.5869873046875</text:p>
              </table:table-cell>
            </table:table-row>
            <table:table-row>
              <table:table-cell office:value-type="float" office:value="9.84">
                <text:p>9.84</text:p>
              </table:table-cell>
              <table:table-cell office:value-type="float" office:value="2.4951416015625">
                <text:p>2.4951416015625</text:p>
              </table:table-cell>
            </table:table-row>
            <table:table-row>
              <table:table-cell office:value-type="float" office:value="9.86">
                <text:p>9.86</text:p>
              </table:table-cell>
              <table:table-cell office:value-type="float" office:value="2.392822265625">
                <text:p>2.392822265625</text:p>
              </table:table-cell>
            </table:table-row>
            <table:table-row>
              <table:table-cell office:value-type="float" office:value="9.88">
                <text:p>9.88</text:p>
              </table:table-cell>
              <table:table-cell office:value-type="float" office:value="2.2751953125">
                <text:p>2.275195312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.1551513671875">
                <text:p>2.1551513671875</text:p>
              </table:table-cell>
            </table:table-row>
            <table:table-row>
              <table:table-cell office:value-type="float" office:value="9.92">
                <text:p>9.92</text:p>
              </table:table-cell>
              <table:table-cell office:value-type="float" office:value="2.015771484375">
                <text:p>2.015771484375</text:p>
              </table:table-cell>
            </table:table-row>
            <table:table-row>
              <table:table-cell office:value-type="float" office:value="9.94">
                <text:p>9.94</text:p>
              </table:table-cell>
              <table:table-cell office:value-type="float" office:value="1.8828369140625">
                <text:p>1.8828369140625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9.98">
                <text:p>9.98</text:p>
              </table:table-cell>
              <table:table-cell office:value-type="float" office:value="1.596826171875">
                <text:p>1.596826171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606689453125">
                <text:p>1.4606689453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183cm" svg:height="19.5cm" xlink:href=".." xlink:type="simple" chart:class="chart:line" chart:style-name="ch1">
        <chart:title svg:x="18.513cm" svg:y="0.526cm" chart:style-name="ch2">
          <text:p>ADC for 40kHz</text:p>
        </chart:title>
        <chart:plot-area chart:style-name="ch3" table:cell-range-address="Sheet1.A2:Sheet1.A501 Sheet1.D2:Sheet1.D501" chart:data-source-has-labels="column" svg:x="0.803cm" svg:y="1.695cm" svg:width="38.577cm" svg:height="17.415cm">
          <chartooo:coordinate-region svg:x="1.53cm" svg:y="1.847cm" svg:width="37.85cm" svg:height="16.218cm"/>
          <chart:axis chart:dimension="x" chart:name="primary-x" chart:style-name="ch4" chartooo:axis-type="text">
            <chart:categories table:cell-range-address="Sheet1.A2:Sheet1.A5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501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A2:Sheet1.A501</svg:desc>
                </draw:g>
              </table:table-cell>
              <table:table-cell office:value-type="float" office:value="2.77470703125">
                <text:p>2.77470703125</text:p>
                <draw:g>
                  <svg:desc>Sheet1.D2:Sheet1.D5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.809521484375">
                <text:p>1.8095214843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659033203125">
                <text:p>0.6590332031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9160400390625">
                <text:p>0.91604003906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228466796875">
                <text:p>2.22846679687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2.78115234375">
                <text:p>2.7811523437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8135498046875">
                <text:p>1.813549804687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6614501953125">
                <text:p>0.661450195312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9160400390625">
                <text:p>0.91604003906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.231689453125">
                <text:p>2.23168945312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2.78115234375">
                <text:p>2.7811523437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8103271484375">
                <text:p>1.81032714843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6582275390625">
                <text:p>0.65822753906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916845703125">
                <text:p>0.9168457031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2324951171875">
                <text:p>2.232495117187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.8103271484375">
                <text:p>1.810327148437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6566162109375">
                <text:p>0.656616210937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91845703125">
                <text:p>0.918457031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.2365234375">
                <text:p>2.236523437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.7835693359375">
                <text:p>2.783569335937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.8071044921875">
                <text:p>1.80710449218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65419921875">
                <text:p>0.6541992187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9224853515625">
                <text:p>0.92248535156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.241357421875">
                <text:p>2.24135742187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.782763671875">
                <text:p>2.7827636718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.8054931640625">
                <text:p>1.805493164062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657421875">
                <text:p>0.65742187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9208740234375">
                <text:p>0.92087402343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2357177734375">
                <text:p>2.23571777343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.784375">
                <text:p>2.7843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.8022705078125">
                <text:p>1.802270507812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655810546875">
                <text:p>0.65581054687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9257080078125">
                <text:p>0.92570800781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241357421875">
                <text:p>2.24135742187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7819580078125">
                <text:p>2.781958007812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.80146484375">
                <text:p>1.801464843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65419921875">
                <text:p>0.6541992187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9240966796875">
                <text:p>0.924096679687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23974609375">
                <text:p>2.2397460937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.7819580078125">
                <text:p>2.78195800781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.796630859375">
                <text:p>1.7966308593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6517822265625">
                <text:p>0.651782226562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9240966796875">
                <text:p>0.92409667968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2437744140625">
                <text:p>2.243774414062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.7787353515625">
                <text:p>2.77873535156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.7982421875">
                <text:p>1.798242187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5419921875">
                <text:p>0.6541992187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9305419921875">
                <text:p>0.93054199218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24619140625">
                <text:p>2.2461914062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2.78115234375">
                <text:p>2.7811523437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790185546875">
                <text:p>1.79018554687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0.6501708984375">
                <text:p>0.65017089843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.9305419921875">
                <text:p>0.930541992187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2494140625">
                <text:p>2.249414062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2.78115234375">
                <text:p>2.781152343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7909912109375">
                <text:p>1.790991210937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6501708984375">
                <text:p>0.650170898437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.93134765625">
                <text:p>0.9313476562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.2494140625">
                <text:p>2.249414062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2.7787353515625">
                <text:p>2.778735351562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791796875">
                <text:p>1.79179687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6509765625">
                <text:p>0.650976562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932958984375">
                <text:p>0.9329589843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.251025390625">
                <text:p>2.25102539062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.7803466796875">
                <text:p>2.780346679687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.78857421875">
                <text:p>1.7885742187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649365234375">
                <text:p>0.64936523437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0.93779296875">
                <text:p>0.9377929687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.254248046875">
                <text:p>2.25424804687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.7779296875">
                <text:p>2.777929687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.7861572265625">
                <text:p>1.786157226562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0.646142578125">
                <text:p>0.646142578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0.9369873046875">
                <text:p>0.936987304687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.255859375">
                <text:p>2.25585937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.7787353515625">
                <text:p>2.77873535156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.78857421875">
                <text:p>1.788574218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0.6469482421875">
                <text:p>0.646948242187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0.9369873046875">
                <text:p>0.936987304687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.2566650390625">
                <text:p>2.256665039062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.777294921875">
                <text:p>1.77729492187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0.646142578125">
                <text:p>0.6461425781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0.94423828125">
                <text:p>0.944238281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25908203125">
                <text:p>2.2590820312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.773095703125">
                <text:p>2.7730957031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.7781005859375">
                <text:p>1.77810058593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0.64453125">
                <text:p>0.6445312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0.942626953125">
                <text:p>0.94262695312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260693359375">
                <text:p>2.2606933593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0.64453125">
                <text:p>0.6445312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0.942626953125">
                <text:p>0.94262695312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2566650390625">
                <text:p>2.256665039062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.7779296875">
                <text:p>2.777929687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.7732666015625">
                <text:p>1.77326660156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0.6421142578125">
                <text:p>0.642114257812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0.9450439453125">
                <text:p>0.94504394531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623046875">
                <text:p>2.262304687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.774072265625">
                <text:p>1.77407226562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0.642919921875">
                <text:p>0.64291992187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0.945849609375">
                <text:p>0.9458496093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2679443359375">
                <text:p>2.26794433593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2.7779296875">
                <text:p>2.777929687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.770849609375">
                <text:p>1.77084960937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642919921875">
                <text:p>0.64291992187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0.95068359375">
                <text:p>0.950683593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2679443359375">
                <text:p>2.26794433593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2.773095703125">
                <text:p>2.7730957031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.76923828125">
                <text:p>1.7692382812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639697265625">
                <text:p>0.63969726562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0.95068359375">
                <text:p>0.9506835937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270361328125">
                <text:p>2.27036132812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.7722900390625">
                <text:p>2.77229003906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.767626953125">
                <text:p>1.76762695312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6421142578125">
                <text:p>0.642114257812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0.952294921875">
                <text:p>0.9522949218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27197265625">
                <text:p>2.2719726562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.7706787109375">
                <text:p>2.770678710937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.76923828125">
                <text:p>1.7692382812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0.6388916015625">
                <text:p>0.638891601562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0.9547119140625">
                <text:p>0.95471191406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2727783203125">
                <text:p>2.272778320312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2.7722900390625">
                <text:p>2.772290039062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0.9563232421875">
                <text:p>0.956323242187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276806640625">
                <text:p>2.27680664062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2.77470703125">
                <text:p>2.7747070312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0.6356689453125">
                <text:p>0.635668945312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0.9563232421875">
                <text:p>0.956323242187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281640625">
                <text:p>2.28164062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2.7706787109375">
                <text:p>2.770678710937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1.757958984375">
                <text:p>1.757958984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0.6388916015625">
                <text:p>0.638891601562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0.9595458984375">
                <text:p>0.959545898437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280029296875">
                <text:p>2.28002929687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1.7571533203125">
                <text:p>1.757153320312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0.6356689453125">
                <text:p>0.635668945312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0.9611572265625">
                <text:p>0.961157226562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283251953125">
                <text:p>2.28325195312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.773095703125">
                <text:p>2.77309570312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1.75634765625">
                <text:p>1.7563476562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0.9611572265625">
                <text:p>0.9611572265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2888916015625">
                <text:p>2.288891601562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2.771484375">
                <text:p>2.77148437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.7507080078125">
                <text:p>1.750708007812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0.63486328125">
                <text:p>0.6348632812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0.96357421875">
                <text:p>0.9635742187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.283251953125">
                <text:p>2.28325195312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2.76826171875">
                <text:p>2.768261718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.7507080078125">
                <text:p>1.750708007812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0.636474609375">
                <text:p>0.63647460937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0.9627685546875">
                <text:p>0.96276855468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.2840576171875">
                <text:p>2.284057617187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.7474853515625">
                <text:p>1.747485351562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633251953125">
                <text:p>0.63325195312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0.9676025390625">
                <text:p>0.967602539062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.2856689453125">
                <text:p>2.285668945312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1.745068359375">
                <text:p>1.74506835937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630029296875">
                <text:p>0.63002929687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0.9676025390625">
                <text:p>0.967602539062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.2905029296875">
                <text:p>2.290502929687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2.76826171875">
                <text:p>2.7682617187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0.633251953125">
                <text:p>0.63325195312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0.9692138671875">
                <text:p>0.96921386718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2872802734375">
                <text:p>2.28728027343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0.6324462890625">
                <text:p>0.63244628906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0.9708251953125">
                <text:p>0.970825195312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.2921142578125">
                <text:p>2.292114257812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2.7674560546875">
                <text:p>2.767456054687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1.738623046875">
                <text:p>1.73862304687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0.630029296875">
                <text:p>0.63002929687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0.9732421875">
                <text:p>0.973242187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.2937255859375">
                <text:p>2.293725585937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2.7577880859375">
                <text:p>2.757788085937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1.7345947265625">
                <text:p>1.73459472656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0.631640625">
                <text:p>0.6316406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0.9724365234375">
                <text:p>0.972436523437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.2969482421875">
                <text:p>2.29694824218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2.76826171875">
                <text:p>2.7682617187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1.7345947265625">
                <text:p>1.734594726562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0.630029296875">
                <text:p>0.63002929687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0.974853515625">
                <text:p>0.9748535156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.296142578125">
                <text:p>2.29614257812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2.7658447265625">
                <text:p>2.765844726562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1.7337890625">
                <text:p>1.73378906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0.6276123046875">
                <text:p>0.627612304687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0.97646484375">
                <text:p>0.976464843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001708984375">
                <text:p>2.300170898437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2.7642333984375">
                <text:p>2.764233398437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1.7297607421875">
                <text:p>1.729760742187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0.626806640625">
                <text:p>0.62680664062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0.9796875">
                <text:p>0.979687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2.299365234375">
                <text:p>2.2993652343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2.7642333984375">
                <text:p>2.76423339843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1.7265380859375">
                <text:p>1.726538085937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0.6260009765625">
                <text:p>0.626000976562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0.9788818359375">
                <text:p>0.978881835937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2.7626220703125">
                <text:p>2.762622070312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.725732421875">
                <text:p>1.72573242187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0.6243896484375">
                <text:p>0.624389648437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0.984521484375">
                <text:p>0.98452148437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.305810546875">
                <text:p>2.30581054687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2.7642333984375">
                <text:p>2.764233398437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1.72412109375">
                <text:p>1.7241210937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0.623583984375">
                <text:p>0.62358398437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0.984521484375">
                <text:p>0.98452148437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.3066162109375">
                <text:p>2.306616210937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2.7626220703125">
                <text:p>2.762622070312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1.72734375">
                <text:p>1.7273437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0.623583984375">
                <text:p>0.62358398437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0.984521484375">
                <text:p>0.98452148437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.3050048828125">
                <text:p>2.305004882812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2.763427734375">
                <text:p>2.76342773437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1.7208984375">
                <text:p>1.720898437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0.623583984375">
                <text:p>0.62358398437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0.98935546875">
                <text:p>0.9893554687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3130615234375">
                <text:p>2.313061523437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2.7610107421875">
                <text:p>2.761010742187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1.7152587890625">
                <text:p>1.715258789062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0.6195556640625">
                <text:p>0.61955566406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0.987744140625">
                <text:p>0.98774414062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.312255859375">
                <text:p>2.31225585937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2.7577880859375">
                <text:p>2.757788085937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1.719287109375">
                <text:p>1.71928710937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0.61875">
                <text:p>0.6187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0.990966796875">
                <text:p>0.99096679687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.3138671875">
                <text:p>2.313867187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2.7610107421875">
                <text:p>2.761010742187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1.714453125">
                <text:p>1.71445312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0.6211669921875">
                <text:p>0.621166992187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0.994189453125">
                <text:p>0.99418945312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.3146728515625">
                <text:p>2.314672851562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2.7577880859375">
                <text:p>2.757788085937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1.7120361328125">
                <text:p>1.712036132812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0.6211669921875">
                <text:p>0.621166992187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0.994189453125">
                <text:p>0.9941894531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130615234375">
                <text:p>2.313061523437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2.7593994140625">
                <text:p>2.759399414062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.7104248046875">
                <text:p>1.710424804687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0.6195556640625">
                <text:p>0.619555664062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0.9966064453125">
                <text:p>0.996606445312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.318701171875">
                <text:p>2.31870117187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2.7577880859375">
                <text:p>2.757788085937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1.709619140625">
                <text:p>1.70961914062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0.6147216796875">
                <text:p>0.614721679687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0.99580078125">
                <text:p>0.9958007812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2.32353515625">
                <text:p>2.323535156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2.7610107421875">
                <text:p>2.761010742187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1.7072021484375">
                <text:p>1.707202148437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0.617138671875">
                <text:p>0.61713867187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0.9998291015625">
                <text:p>0.999829101562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.321923828125">
                <text:p>2.32192382812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2.75859375">
                <text:p>2.758593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1.703173828125">
                <text:p>1.70317382812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0.61875">
                <text:p>0.6187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0.9998291015625">
                <text:p>0.999829101562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.321923828125">
                <text:p>2.32192382812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2.75537109375">
                <text:p>2.7553710937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1.6975341796875">
                <text:p>1.697534179687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0.617138671875">
                <text:p>0.61713867187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0.9998291015625">
                <text:p>0.999829101562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.32353515625">
                <text:p>2.323535156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2.75537109375">
                <text:p>2.755371093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1.6991455078125">
                <text:p>1.699145507812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0.6179443359375">
                <text:p>0.61794433593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00546875">
                <text:p>1.0054687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.3259521484375">
                <text:p>2.325952148437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2.753759765625">
                <text:p>2.75375976562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1.6975341796875">
                <text:p>1.697534179687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0.6163330078125">
                <text:p>0.61633300781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00546875">
                <text:p>1.0054687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2.32998046875">
                <text:p>2.3299804687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2.7545654296875">
                <text:p>2.75456542968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1.6943115234375">
                <text:p>1.694311523437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0.613916015625">
                <text:p>0.6139160156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1.0062744140625">
                <text:p>1.006274414062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.333203125">
                <text:p>2.3332031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2.7529541015625">
                <text:p>2.752954101562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1.6943115234375">
                <text:p>1.694311523437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0.61552734375">
                <text:p>0.6155273437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1.007080078125">
                <text:p>1.00708007812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.3340087890625">
                <text:p>2.334008789062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2.7545654296875">
                <text:p>2.754565429687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1.6894775390625">
                <text:p>1.689477539062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0.6114990234375">
                <text:p>0.611499023437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010302734375">
                <text:p>1.0103027343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3323974609375">
                <text:p>2.3323974609375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2.7521484375">
                <text:p>2.7521484375</text:p>
              </table:table-cell>
            </table:table-row>
            <table:table-row>
              <table:table-cell office:value-type="float" office:value="6.04">
                <text:p>6.04</text:p>
              </table:table-cell>
              <table:table-cell office:value-type="float" office:value="1.6878662109375">
                <text:p>1.6878662109375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0.6114990234375">
                <text:p>0.6114990234375</text:p>
              </table:table-cell>
            </table:table-row>
            <table:table-row>
              <table:table-cell office:value-type="float" office:value="6.08">
                <text:p>6.08</text:p>
              </table:table-cell>
              <table:table-cell office:value-type="float" office:value="1.0127197265625">
                <text:p>1.012719726562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2.33642578125">
                <text:p>2.33642578125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2.7513427734375">
                <text:p>2.7513427734375</text:p>
              </table:table-cell>
            </table:table-row>
            <table:table-row>
              <table:table-cell office:value-type="float" office:value="6.14">
                <text:p>6.14</text:p>
              </table:table-cell>
              <table:table-cell office:value-type="float" office:value="1.6862548828125">
                <text:p>1.6862548828125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0.6131103515625">
                <text:p>0.6131103515625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1.0143310546875">
                <text:p>1.014331054687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2.3372314453125">
                <text:p>2.3372314453125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2.7521484375">
                <text:p>2.7521484375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1.68544921875">
                <text:p>1.68544921875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0.6114990234375">
                <text:p>0.6114990234375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1.01513671875">
                <text:p>1.0151367187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2.3436767578125">
                <text:p>2.3436767578125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2.7465087890625">
                <text:p>2.7465087890625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1.683837890625">
                <text:p>1.683837890625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0.60908203125">
                <text:p>0.60908203125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1.013525390625">
                <text:p>1.01352539062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.3396484375">
                <text:p>2.3396484375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2.7513427734375">
                <text:p>2.7513427734375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1.6814208984375">
                <text:p>1.6814208984375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0.6114990234375">
                <text:p>0.6114990234375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1.018359375">
                <text:p>1.01835937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.3404541015625">
                <text:p>2.3404541015625</text:p>
              </table:table-cell>
            </table:table-row>
            <table:table-row>
              <table:table-cell office:value-type="float" office:value="6.52">
                <text:p>6.5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1.6822265625">
                <text:p>1.6822265625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0.60908203125">
                <text:p>0.60908203125</text:p>
              </table:table-cell>
            </table:table-row>
            <table:table-row>
              <table:table-cell office:value-type="float" office:value="6.58">
                <text:p>6.58</text:p>
              </table:table-cell>
              <table:table-cell office:value-type="float" office:value="1.0207763671875">
                <text:p>1.020776367187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2.3420654296875">
                <text:p>2.3420654296875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1.6765869140625">
                <text:p>1.6765869140625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0.6066650390625">
                <text:p>0.6066650390625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1.019970703125">
                <text:p>1.01997070312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.347705078125">
                <text:p>2.347705078125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2.747314453125">
                <text:p>2.747314453125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1.67578125">
                <text:p>1.67578125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0.6082763671875">
                <text:p>0.6082763671875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1.026416015625">
                <text:p>1.02641601562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.3468994140625">
                <text:p>2.3468994140625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1.6733642578125">
                <text:p>1.6733642578125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0.607470703125">
                <text:p>0.607470703125</text:p>
              </table:table-cell>
            </table:table-row>
            <table:table-row>
              <table:table-cell office:value-type="float" office:value="6.88">
                <text:p>6.88</text:p>
              </table:table-cell>
              <table:table-cell office:value-type="float" office:value="1.026416015625">
                <text:p>1.02641601562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.34931640625">
                <text:p>2.34931640625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6.94">
                <text:p>6.94</text:p>
              </table:table-cell>
              <table:table-cell office:value-type="float" office:value="1.6693359375">
                <text:p>1.6693359375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0.6066650390625">
                <text:p>0.6066650390625</text:p>
              </table:table-cell>
            </table:table-row>
            <table:table-row>
              <table:table-cell office:value-type="float" office:value="6.98">
                <text:p>6.98</text:p>
              </table:table-cell>
              <table:table-cell office:value-type="float" office:value="1.0288330078125">
                <text:p>1.0288330078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3525390625">
                <text:p>2.3525390625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7.04">
                <text:p>7.04</text:p>
              </table:table-cell>
              <table:table-cell office:value-type="float" office:value="1.6653076171875">
                <text:p>1.6653076171875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2.3549560546875">
                <text:p>2.3549560546875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2.745703125">
                <text:p>2.745703125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1.6693359375">
                <text:p>1.6693359375</text:p>
              </table:table-cell>
            </table:table-row>
            <table:table-row>
              <table:table-cell office:value-type="float" office:value="7.16">
                <text:p>7.16</text:p>
              </table:table-cell>
              <table:table-cell office:value-type="float" office:value="0.6066650390625">
                <text:p>0.6066650390625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2.35576171875">
                <text:p>2.35576171875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2.7384521484375">
                <text:p>2.7384521484375</text:p>
              </table:table-cell>
            </table:table-row>
            <table:table-row>
              <table:table-cell office:value-type="float" office:value="7.24">
                <text:p>7.24</text:p>
              </table:table-cell>
              <table:table-cell office:value-type="float" office:value="1.664501953125">
                <text:p>1.664501953125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1.03447265625">
                <text:p>1.0344726562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2.35576171875">
                <text:p>2.35576171875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2.745703125">
                <text:p>2.745703125</text:p>
              </table:table-cell>
            </table:table-row>
            <table:table-row>
              <table:table-cell office:value-type="float" office:value="7.34">
                <text:p>7.3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0.604248046875">
                <text:p>0.604248046875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1.036083984375">
                <text:p>1.03608398437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2.3581787109375">
                <text:p>2.3581787109375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2.745703125">
                <text:p>2.745703125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0.6018310546875">
                <text:p>0.6018310546875</text:p>
              </table:table-cell>
            </table:table-row>
            <table:table-row>
              <table:table-cell office:value-type="float" office:value="7.48">
                <text:p>7.48</text:p>
              </table:table-cell>
              <table:table-cell office:value-type="float" office:value="1.039306640625">
                <text:p>1.03930664062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.3565673828125">
                <text:p>2.3565673828125</text:p>
              </table:table-cell>
            </table:table-row>
            <table:table-row>
              <table:table-cell office:value-type="float" office:value="7.52">
                <text:p>7.52</text:p>
              </table:table-cell>
              <table:table-cell office:value-type="float" office:value="2.74248046875">
                <text:p>2.74248046875</text:p>
              </table:table-cell>
            </table:table-row>
            <table:table-row>
              <table:table-cell office:value-type="float" office:value="7.54">
                <text:p>7.54</text:p>
              </table:table-cell>
              <table:table-cell office:value-type="float" office:value="1.6556396484375">
                <text:p>1.6556396484375</text:p>
              </table:table-cell>
            </table:table-row>
            <table:table-row>
              <table:table-cell office:value-type="float" office:value="7.56">
                <text:p>7.56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float" office:value="7.58">
                <text:p>7.58</text:p>
              </table:table-cell>
              <table:table-cell office:value-type="float" office:value="1.0376953125">
                <text:p>1.0376953125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2.3597900390625">
                <text:p>2.3597900390625</text:p>
              </table:table-cell>
            </table:table-row>
            <table:table-row>
              <table:table-cell office:value-type="float" office:value="7.62">
                <text:p>7.62</text:p>
              </table:table-cell>
              <table:table-cell office:value-type="float" office:value="2.744091796875">
                <text:p>2.744091796875</text:p>
              </table:table-cell>
            </table:table-row>
            <table:table-row>
              <table:table-cell office:value-type="float" office:value="7.64">
                <text:p>7.64</text:p>
              </table:table-cell>
              <table:table-cell office:value-type="float" office:value="1.6524169921875">
                <text:p>1.6524169921875</text:p>
              </table:table-cell>
            </table:table-row>
            <table:table-row>
              <table:table-cell office:value-type="float" office:value="7.66">
                <text:p>7.66</text:p>
              </table:table-cell>
              <table:table-cell office:value-type="float" office:value="0.6034423828125">
                <text:p>0.6034423828125</text:p>
              </table:table-cell>
            </table:table-row>
            <table:table-row>
              <table:table-cell office:value-type="float" office:value="7.68">
                <text:p>7.68</text:p>
              </table:table-cell>
              <table:table-cell office:value-type="float" office:value="1.042529296875">
                <text:p>1.04252929687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2.3646240234375">
                <text:p>2.3646240234375</text:p>
              </table:table-cell>
            </table:table-row>
            <table:table-row>
              <table:table-cell office:value-type="float" office:value="7.72">
                <text:p>7.72</text:p>
              </table:table-cell>
              <table:table-cell office:value-type="float" office:value="2.74248046875">
                <text:p>2.74248046875</text:p>
              </table:table-cell>
            </table:table-row>
            <table:table-row>
              <table:table-cell office:value-type="float" office:value="7.74">
                <text:p>7.74</text:p>
              </table:table-cell>
              <table:table-cell office:value-type="float" office:value="1.651611328125">
                <text:p>1.651611328125</text:p>
              </table:table-cell>
            </table:table-row>
            <table:table-row>
              <table:table-cell office:value-type="float" office:value="7.76">
                <text:p>7.76</text:p>
              </table:table-cell>
              <table:table-cell office:value-type="float" office:value="0.6034423828125">
                <text:p>0.6034423828125</text:p>
              </table:table-cell>
            </table:table-row>
            <table:table-row>
              <table:table-cell office:value-type="float" office:value="7.78">
                <text:p>7.78</text:p>
              </table:table-cell>
              <table:table-cell office:value-type="float" office:value="1.042529296875">
                <text:p>1.04252929687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2.363818359375">
                <text:p>2.363818359375</text:p>
              </table:table-cell>
            </table:table-row>
            <table:table-row>
              <table:table-cell office:value-type="float" office:value="7.82">
                <text:p>7.82</text:p>
              </table:table-cell>
              <table:table-cell office:value-type="float" office:value="2.740869140625">
                <text:p>2.740869140625</text:p>
              </table:table-cell>
            </table:table-row>
            <table:table-row>
              <table:table-cell office:value-type="float" office:value="7.84">
                <text:p>7.84</text:p>
              </table:table-cell>
              <table:table-cell office:value-type="float" office:value="1.6508056640625">
                <text:p>1.6508056640625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0.6002197265625">
                <text:p>0.6002197265625</text:p>
              </table:table-cell>
            </table:table-row>
            <table:table-row>
              <table:table-cell office:value-type="float" office:value="7.88">
                <text:p>7.88</text:p>
              </table:table-cell>
              <table:table-cell office:value-type="float" office:value="1.045751953125">
                <text:p>1.045751953125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2.36220703125">
                <text:p>2.36220703125</text:p>
              </table:table-cell>
            </table:table-row>
            <table:table-row>
              <table:table-cell office:value-type="float" office:value="7.92">
                <text:p>7.92</text:p>
              </table:table-cell>
              <table:table-cell office:value-type="float" office:value="2.7432861328125">
                <text:p>2.7432861328125</text:p>
              </table:table-cell>
            </table:table-row>
            <table:table-row>
              <table:table-cell office:value-type="float" office:value="7.94">
                <text:p>7.94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7.96">
                <text:p>7.96</text:p>
              </table:table-cell>
              <table:table-cell office:value-type="float" office:value="0.601025390625">
                <text:p>0.601025390625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1.044140625">
                <text:p>1.0441406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36865234375">
                <text:p>2.36865234375</text:p>
              </table:table-cell>
            </table:table-row>
            <table:table-row>
              <table:table-cell office:value-type="float" office:value="8.02">
                <text:p>8.02</text:p>
              </table:table-cell>
              <table:table-cell office:value-type="float" office:value="2.737646484375">
                <text:p>2.737646484375</text:p>
              </table:table-cell>
            </table:table-row>
            <table:table-row>
              <table:table-cell office:value-type="float" office:value="8.04">
                <text:p>8.04</text:p>
              </table:table-cell>
              <table:table-cell office:value-type="float" office:value="1.6427490234375">
                <text:p>1.6427490234375</text:p>
              </table:table-cell>
            </table:table-row>
            <table:table-row>
              <table:table-cell office:value-type="float" office:value="8.06">
                <text:p>8.06</text:p>
              </table:table-cell>
              <table:table-cell office:value-type="float" office:value="0.6002197265625">
                <text:p>0.6002197265625</text:p>
              </table:table-cell>
            </table:table-row>
            <table:table-row>
              <table:table-cell office:value-type="float" office:value="8.08">
                <text:p>8.08</text:p>
              </table:table-cell>
              <table:table-cell office:value-type="float" office:value="1.0481689453125">
                <text:p>1.048168945312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2.370263671875">
                <text:p>2.370263671875</text:p>
              </table:table-cell>
            </table:table-row>
            <table:table-row>
              <table:table-cell office:value-type="float" office:value="8.12">
                <text:p>8.12</text:p>
              </table:table-cell>
              <table:table-cell office:value-type="float" office:value="2.7392578125">
                <text:p>2.7392578125</text:p>
              </table:table-cell>
            </table:table-row>
            <table:table-row>
              <table:table-cell office:value-type="float" office:value="8.14">
                <text:p>8.14</text:p>
              </table:table-cell>
              <table:table-cell office:value-type="float" office:value="1.6435546875">
                <text:p>1.6435546875</text:p>
              </table:table-cell>
            </table:table-row>
            <table:table-row>
              <table:table-cell office:value-type="float" office:value="8.16">
                <text:p>8.1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8.18">
                <text:p>8.18</text:p>
              </table:table-cell>
              <table:table-cell office:value-type="float" office:value="1.0481689453125">
                <text:p>1.0481689453125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2.370263671875">
                <text:p>2.370263671875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2.7384521484375">
                <text:p>2.7384521484375</text:p>
              </table:table-cell>
            </table:table-row>
            <table:table-row>
              <table:table-cell office:value-type="float" office:value="8.24">
                <text:p>8.24</text:p>
              </table:table-cell>
              <table:table-cell office:value-type="float" office:value="1.645166015625">
                <text:p>1.645166015625</text:p>
              </table:table-cell>
            </table:table-row>
            <table:table-row>
              <table:table-cell office:value-type="float" office:value="8.26">
                <text:p>8.2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8.28">
                <text:p>8.28</text:p>
              </table:table-cell>
              <table:table-cell office:value-type="float" office:value="1.0497802734375">
                <text:p>1.049780273437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2.3726806640625">
                <text:p>2.3726806640625</text:p>
              </table:table-cell>
            </table:table-row>
            <table:table-row>
              <table:table-cell office:value-type="float" office:value="8.32">
                <text:p>8.32</text:p>
              </table:table-cell>
              <table:table-cell office:value-type="float" office:value="2.7368408203125">
                <text:p>2.7368408203125</text:p>
              </table:table-cell>
            </table:table-row>
            <table:table-row>
              <table:table-cell office:value-type="float" office:value="8.34">
                <text:p>8.34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float" office:value="8.36">
                <text:p>8.36</text:p>
              </table:table-cell>
              <table:table-cell office:value-type="float" office:value="0.597802734375">
                <text:p>0.597802734375</text:p>
              </table:table-cell>
            </table:table-row>
            <table:table-row>
              <table:table-cell office:value-type="float" office:value="8.38">
                <text:p>8.38</text:p>
              </table:table-cell>
              <table:table-cell office:value-type="float" office:value="1.0513916015625">
                <text:p>1.051391601562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2.3710693359375">
                <text:p>2.3710693359375</text:p>
              </table:table-cell>
            </table:table-row>
            <table:table-row>
              <table:table-cell office:value-type="float" office:value="8.42">
                <text:p>8.42</text:p>
              </table:table-cell>
              <table:table-cell office:value-type="float" office:value="2.7336181640625">
                <text:p>2.7336181640625</text:p>
              </table:table-cell>
            </table:table-row>
            <table:table-row>
              <table:table-cell office:value-type="float" office:value="8.44">
                <text:p>8.44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float" office:value="8.46">
                <text:p>8.46</text:p>
              </table:table-cell>
              <table:table-cell office:value-type="float" office:value="0.597802734375">
                <text:p>0.597802734375</text:p>
              </table:table-cell>
            </table:table-row>
            <table:table-row>
              <table:table-cell office:value-type="float" office:value="8.48">
                <text:p>8.48</text:p>
              </table:table-cell>
              <table:table-cell office:value-type="float" office:value="1.055419921875">
                <text:p>1.05541992187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.376708984375">
                <text:p>2.376708984375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2.7336181640625">
                <text:p>2.7336181640625</text:p>
              </table:table-cell>
            </table:table-row>
            <table:table-row>
              <table:table-cell office:value-type="float" office:value="8.54">
                <text:p>8.54</text:p>
              </table:table-cell>
              <table:table-cell office:value-type="float" office:value="1.637109375">
                <text:p>1.637109375</text:p>
              </table:table-cell>
            </table:table-row>
            <table:table-row>
              <table:table-cell office:value-type="float" office:value="8.56">
                <text:p>8.5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8.58">
                <text:p>8.58</text:p>
              </table:table-cell>
              <table:table-cell office:value-type="float" office:value="1.0578369140625">
                <text:p>1.057836914062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2.376708984375">
                <text:p>2.376708984375</text:p>
              </table:table-cell>
            </table:table-row>
            <table:table-row>
              <table:table-cell office:value-type="float" office:value="8.62">
                <text:p>8.62</text:p>
              </table:table-cell>
              <table:table-cell office:value-type="float" office:value="2.734423828125">
                <text:p>2.734423828125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1.63388671875">
                <text:p>1.63388671875</text:p>
              </table:table-cell>
            </table:table-row>
            <table:table-row>
              <table:table-cell office:value-type="float" office:value="8.66">
                <text:p>8.66</text:p>
              </table:table-cell>
              <table:table-cell office:value-type="float" office:value="0.59619140625">
                <text:p>0.59619140625</text:p>
              </table:table-cell>
            </table:table-row>
            <table:table-row>
              <table:table-cell office:value-type="float" office:value="8.68">
                <text:p>8.68</text:p>
              </table:table-cell>
              <table:table-cell office:value-type="float" office:value="1.0562255859375">
                <text:p>1.056225585937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2.379931640625">
                <text:p>2.379931640625</text:p>
              </table:table-cell>
            </table:table-row>
            <table:table-row>
              <table:table-cell office:value-type="float" office:value="8.72">
                <text:p>8.72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8.74">
                <text:p>8.74</text:p>
              </table:table-cell>
              <table:table-cell office:value-type="float" office:value="1.6306640625">
                <text:p>1.6306640625</text:p>
              </table:table-cell>
            </table:table-row>
            <table:table-row>
              <table:table-cell office:value-type="float" office:value="8.76">
                <text:p>8.76</text:p>
              </table:table-cell>
              <table:table-cell office:value-type="float" office:value="0.5953857421875">
                <text:p>0.5953857421875</text:p>
              </table:table-cell>
            </table:table-row>
            <table:table-row>
              <table:table-cell office:value-type="float" office:value="8.78">
                <text:p>8.78</text:p>
              </table:table-cell>
              <table:table-cell office:value-type="float" office:value="1.0594482421875">
                <text:p>1.059448242187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.379931640625">
                <text:p>2.379931640625</text:p>
              </table:table-cell>
            </table:table-row>
            <table:table-row>
              <table:table-cell office:value-type="float" office:value="8.82">
                <text:p>8.82</text:p>
              </table:table-cell>
              <table:table-cell office:value-type="float" office:value="2.7352294921875">
                <text:p>2.7352294921875</text:p>
              </table:table-cell>
            </table:table-row>
            <table:table-row>
              <table:table-cell office:value-type="float" office:value="8.84">
                <text:p>8.84</text:p>
              </table:table-cell>
              <table:table-cell office:value-type="float" office:value="1.62744140625">
                <text:p>1.62744140625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0.59619140625">
                <text:p>0.59619140625</text:p>
              </table:table-cell>
            </table:table-row>
            <table:table-row>
              <table:table-cell office:value-type="float" office:value="8.88">
                <text:p>8.8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2.3839599609375">
                <text:p>2.3839599609375</text:p>
              </table:table-cell>
            </table:table-row>
            <table:table-row>
              <table:table-cell office:value-type="float" office:value="8.92">
                <text:p>8.92</text:p>
              </table:table-cell>
              <table:table-cell office:value-type="float" office:value="2.7336181640625">
                <text:p>2.7336181640625</text:p>
              </table:table-cell>
            </table:table-row>
            <table:table-row>
              <table:table-cell office:value-type="float" office:value="8.94">
                <text:p>8.94</text:p>
              </table:table-cell>
              <table:table-cell office:value-type="float" office:value="1.62744140625">
                <text:p>1.62744140625</text:p>
              </table:table-cell>
            </table:table-row>
            <table:table-row>
              <table:table-cell office:value-type="float" office:value="8.96">
                <text:p>8.96</text:p>
              </table:table-cell>
              <table:table-cell office:value-type="float" office:value="0.5969970703125">
                <text:p>0.5969970703125</text:p>
              </table:table-cell>
            </table:table-row>
            <table:table-row>
              <table:table-cell office:value-type="float" office:value="8.98">
                <text:p>8.9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84765625">
                <text:p>2.384765625</text:p>
              </table:table-cell>
            </table:table-row>
            <table:table-row>
              <table:table-cell office:value-type="float" office:value="9.02">
                <text:p>9.02</text:p>
              </table:table-cell>
              <table:table-cell office:value-type="float" office:value="2.7320068359375">
                <text:p>2.7320068359375</text:p>
              </table:table-cell>
            </table:table-row>
            <table:table-row>
              <table:table-cell office:value-type="float" office:value="9.04">
                <text:p>9.04</text:p>
              </table:table-cell>
              <table:table-cell office:value-type="float" office:value="1.62744140625">
                <text:p>1.62744140625</text:p>
              </table:table-cell>
            </table:table-row>
            <table:table-row>
              <table:table-cell office:value-type="float" office:value="9.06">
                <text:p>9.06</text:p>
              </table:table-cell>
              <table:table-cell office:value-type="float" office:value="0.594580078125">
                <text:p>0.594580078125</text:p>
              </table:table-cell>
            </table:table-row>
            <table:table-row>
              <table:table-cell office:value-type="float" office:value="9.08">
                <text:p>9.08</text:p>
              </table:table-cell>
              <table:table-cell office:value-type="float" office:value="1.06669921875">
                <text:p>1.06669921875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2.3904052734375">
                <text:p>2.3904052734375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2.731201171875">
                <text:p>2.731201171875</text:p>
              </table:table-cell>
            </table:table-row>
            <table:table-row>
              <table:table-cell office:value-type="float" office:value="9.14">
                <text:p>9.14</text:p>
              </table:table-cell>
              <table:table-cell office:value-type="float" office:value="1.6169677734375">
                <text:p>1.6169677734375</text:p>
              </table:table-cell>
            </table:table-row>
            <table:table-row>
              <table:table-cell office:value-type="float" office:value="9.16">
                <text:p>9.16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9.22">
                <text:p>9.22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9.24">
                <text:p>9.24</text:p>
              </table:table-cell>
              <table:table-cell office:value-type="float" office:value="1.622607421875">
                <text:p>1.622607421875</text:p>
              </table:table-cell>
            </table:table-row>
            <table:table-row>
              <table:table-cell office:value-type="float" office:value="9.26">
                <text:p>9.26</text:p>
              </table:table-cell>
              <table:table-cell office:value-type="float" office:value="0.5905517578125">
                <text:p>0.5905517578125</text:p>
              </table:table-cell>
            </table:table-row>
            <table:table-row>
              <table:table-cell office:value-type="float" office:value="9.28">
                <text:p>9.28</text:p>
              </table:table-cell>
              <table:table-cell office:value-type="float" office:value="1.0691162109375">
                <text:p>1.069116210937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2.392822265625">
                <text:p>2.392822265625</text:p>
              </table:table-cell>
            </table:table-row>
            <table:table-row>
              <table:table-cell office:value-type="float" office:value="9.32">
                <text:p>9.32</text:p>
              </table:table-cell>
              <table:table-cell office:value-type="float" office:value="2.7320068359375">
                <text:p>2.7320068359375</text:p>
              </table:table-cell>
            </table:table-row>
            <table:table-row>
              <table:table-cell office:value-type="float" office:value="9.34">
                <text:p>9.34</text:p>
              </table:table-cell>
              <table:table-cell office:value-type="float" office:value="1.619384765625">
                <text:p>1.619384765625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0.591357421875">
                <text:p>0.591357421875</text:p>
              </table:table-cell>
            </table:table-row>
            <table:table-row>
              <table:table-cell office:value-type="float" office:value="9.38">
                <text:p>9.38</text:p>
              </table:table-cell>
              <table:table-cell office:value-type="float" office:value="1.0739501953125">
                <text:p>1.073950195312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2.396044921875">
                <text:p>2.396044921875</text:p>
              </table:table-cell>
            </table:table-row>
            <table:table-row>
              <table:table-cell office:value-type="float" office:value="9.42">
                <text:p>9.42</text:p>
              </table:table-cell>
              <table:table-cell office:value-type="float" office:value="2.727978515625">
                <text:p>2.727978515625</text:p>
              </table:table-cell>
            </table:table-row>
            <table:table-row>
              <table:table-cell office:value-type="float" office:value="9.44">
                <text:p>9.44</text:p>
              </table:table-cell>
              <table:table-cell office:value-type="float" office:value="1.6153564453125">
                <text:p>1.6153564453125</text:p>
              </table:table-cell>
            </table:table-row>
            <table:table-row>
              <table:table-cell office:value-type="float" office:value="9.46">
                <text:p>9.46</text:p>
              </table:table-cell>
              <table:table-cell office:value-type="float" office:value="0.5905517578125">
                <text:p>0.5905517578125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.0739501953125">
                <text:p>1.073950195312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.392822265625">
                <text:p>2.392822265625</text:p>
              </table:table-cell>
            </table:table-row>
            <table:table-row>
              <table:table-cell office:value-type="float" office:value="9.52">
                <text:p>9.52</text:p>
              </table:table-cell>
              <table:table-cell office:value-type="float" office:value="2.7271728515625">
                <text:p>2.7271728515625</text:p>
              </table:table-cell>
            </table:table-row>
            <table:table-row>
              <table:table-cell office:value-type="float" office:value="9.54">
                <text:p>9.54</text:p>
              </table:table-cell>
              <table:table-cell office:value-type="float" office:value="1.61455078125">
                <text:p>1.61455078125</text:p>
              </table:table-cell>
            </table:table-row>
            <table:table-row>
              <table:table-cell office:value-type="float" office:value="9.56">
                <text:p>9.56</text:p>
              </table:table-cell>
              <table:table-cell office:value-type="float" office:value="0.5921630859375">
                <text:p>0.5921630859375</text:p>
              </table:table-cell>
            </table:table-row>
            <table:table-row>
              <table:table-cell office:value-type="float" office:value="9.58">
                <text:p>9.58</text:p>
              </table:table-cell>
              <table:table-cell office:value-type="float" office:value="1.0723388671875">
                <text:p>1.072338867187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.396044921875">
                <text:p>2.396044921875</text:p>
              </table:table-cell>
            </table:table-row>
            <table:table-row>
              <table:table-cell office:value-type="float" office:value="9.62">
                <text:p>9.62</text:p>
              </table:table-cell>
              <table:table-cell office:value-type="float" office:value="2.72958984375">
                <text:p>2.72958984375</text:p>
              </table:table-cell>
            </table:table-row>
            <table:table-row>
              <table:table-cell office:value-type="float" office:value="9.64">
                <text:p>9.64</text:p>
              </table:table-cell>
              <table:table-cell office:value-type="float" office:value="1.61455078125">
                <text:p>1.61455078125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0.5889404296875">
                <text:p>0.5889404296875</text:p>
              </table:table-cell>
            </table:table-row>
            <table:table-row>
              <table:table-cell office:value-type="float" office:value="9.68">
                <text:p>9.68</text:p>
              </table:table-cell>
              <table:table-cell office:value-type="float" office:value="1.0739501953125">
                <text:p>1.073950195312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2.39443359375">
                <text:p>2.39443359375</text:p>
              </table:table-cell>
            </table:table-row>
            <table:table-row>
              <table:table-cell office:value-type="float" office:value="9.72">
                <text:p>9.72</text:p>
              </table:table-cell>
              <table:table-cell office:value-type="float" office:value="2.72958984375">
                <text:p>2.72958984375</text:p>
              </table:table-cell>
            </table:table-row>
            <table:table-row>
              <table:table-cell office:value-type="float" office:value="9.74">
                <text:p>9.74</text:p>
              </table:table-cell>
              <table:table-cell office:value-type="float" office:value="1.6105224609375">
                <text:p>1.6105224609375</text:p>
              </table:table-cell>
            </table:table-row>
            <table:table-row>
              <table:table-cell office:value-type="float" office:value="9.76">
                <text:p>9.76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9.78">
                <text:p>9.78</text:p>
              </table:table-cell>
              <table:table-cell office:value-type="float" office:value="1.0771728515625">
                <text:p>1.077172851562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.399267578125">
                <text:p>2.399267578125</text:p>
              </table:table-cell>
            </table:table-row>
            <table:table-row>
              <table:table-cell office:value-type="float" office:value="9.82">
                <text:p>9.82</text:p>
              </table:table-cell>
              <table:table-cell office:value-type="float" office:value="2.7239501953125">
                <text:p>2.7239501953125</text:p>
              </table:table-cell>
            </table:table-row>
            <table:table-row>
              <table:table-cell office:value-type="float" office:value="9.84">
                <text:p>9.84</text:p>
              </table:table-cell>
              <table:table-cell office:value-type="float" office:value="1.611328125">
                <text:p>1.611328125</text:p>
              </table:table-cell>
            </table:table-row>
            <table:table-row>
              <table:table-cell office:value-type="float" office:value="9.86">
                <text:p>9.86</text:p>
              </table:table-cell>
              <table:table-cell office:value-type="float" office:value="0.591357421875">
                <text:p>0.591357421875</text:p>
              </table:table-cell>
            </table:table-row>
            <table:table-row>
              <table:table-cell office:value-type="float" office:value="9.88">
                <text:p>9.88</text:p>
              </table:table-cell>
              <table:table-cell office:value-type="float" office:value="1.081201171875">
                <text:p>1.08120117187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.3968505859375">
                <text:p>2.3968505859375</text:p>
              </table:table-cell>
            </table:table-row>
            <table:table-row>
              <table:table-cell office:value-type="float" office:value="9.92">
                <text:p>9.92</text:p>
              </table:table-cell>
              <table:table-cell office:value-type="float" office:value="2.721533203125">
                <text:p>2.721533203125</text:p>
              </table:table-cell>
            </table:table-row>
            <table:table-row>
              <table:table-cell office:value-type="float" office:value="9.94">
                <text:p>9.94</text:p>
              </table:table-cell>
              <table:table-cell office:value-type="float" office:value="1.606494140625">
                <text:p>1.606494140625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9.98">
                <text:p>9.9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0087890625">
                <text:p>2.4008789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17cm" svg:height="14.823cm" xlink:href=".." xlink:type="simple" chart:class="chart:line" chart:style-name="ch1">
        <chart:title svg:x="10.422cm" svg:y="0.432cm" chart:style-name="ch2">
          <text:p>DMA for 1kHz</text:p>
        </chart:title>
        <chart:plot-area chart:style-name="ch3" table:cell-range-address="Sheet1.E2:Sheet1.F301" chart:data-source-has-labels="column" svg:x="0.476cm" svg:y="1.507cm" svg:width="22.865cm" svg:height="13.02cm">
          <chartooo:coordinate-region svg:x="1.203cm" svg:y="1.659cm" svg:width="22.138cm" svg:height="11.823cm"/>
          <chart:axis chart:dimension="x" chart:name="primary-x" chart:style-name="ch4" chartooo:axis-type="text">
            <chart:categories table:cell-range-address="Sheet1.E2:Sheet1.E3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301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E2:Sheet1.E301</svg:desc>
                </draw:g>
              </table:table-cell>
              <table:table-cell office:value-type="float" office:value="2.4387451171875">
                <text:p>2.4387451171875</text:p>
                <draw:g>
                  <svg:desc>Sheet1.F2:Sheet1.F3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2.4065185546875">
                <text:p>2.40651855468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2.299365234375">
                <text:p>2.29936523437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2.180126953125">
                <text:p>2.1801269531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051220703125">
                <text:p>2.05122070312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.915869140625">
                <text:p>1.91586914062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.637109375">
                <text:p>1.63710937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4961181640625">
                <text:p>1.49611816406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358349609375">
                <text:p>1.35834960937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.226220703125">
                <text:p>1.2262207031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100537109375">
                <text:p>1.1005371093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9837158203125">
                <text:p>0.98371582031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8805908203125">
                <text:p>0.88059082031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871337890625">
                <text:p>0.787133789062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7081787109375">
                <text:p>0.70817871093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64453125">
                <text:p>0.6445312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568798828125">
                <text:p>0.5687988281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6260009765625">
                <text:p>0.626000976562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683203125">
                <text:p>0.6832031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549072265625">
                <text:p>0.754907226562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8435302734375">
                <text:p>0.84353027343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9450439453125">
                <text:p>0.945043945312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.05703125">
                <text:p>1.0570312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177880859375">
                <text:p>1.1778808593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3083984375">
                <text:p>1.30839843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.44375">
                <text:p>1.443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.583935546875">
                <text:p>1.5839355468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.72412109375">
                <text:p>1.7241210937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.8651123046875">
                <text:p>1.86511230468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002880859375">
                <text:p>2.00288085937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13662109375">
                <text:p>2.1366210937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.260693359375">
                <text:p>2.2606933593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.376708984375">
                <text:p>2.37670898437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.4822509765625">
                <text:p>2.48225097656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5757080078125">
                <text:p>2.575708007812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.6530517578125">
                <text:p>2.65305175781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.7158935546875">
                <text:p>2.71589355468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.76181640625">
                <text:p>2.7618164062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.776318359375">
                <text:p>2.77631835937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.73603515625">
                <text:p>2.736035156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6063232421875">
                <text:p>2.606323242187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2.5193115234375">
                <text:p>2.519311523437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2.4194091796875">
                <text:p>2.419409179687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2.3066162109375">
                <text:p>2.30661621093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2.1841552734375">
                <text:p>2.184155273437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0536376953125">
                <text:p>2.053637695312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.9166748046875">
                <text:p>1.91667480468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7781005859375">
                <text:p>1.778100585937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.637109375">
                <text:p>1.63710937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496923828125">
                <text:p>1.49692382812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3599609375">
                <text:p>1.359960937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.2270263671875">
                <text:p>1.227026367187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100537109375">
                <text:p>1.10053710937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9853271484375">
                <text:p>0.985327148437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8789794921875">
                <text:p>0.87897949218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7871337890625">
                <text:p>0.787133789062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7097900390625">
                <text:p>0.709790039062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0.6453369140625">
                <text:p>0.645336914062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0.568798828125">
                <text:p>0.56879882812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0.626806640625">
                <text:p>0.6268066406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0.683203125">
                <text:p>0.68320312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755712890625">
                <text:p>0.75571289062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8435302734375">
                <text:p>0.843530273437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0.9434326171875">
                <text:p>0.94343261718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.0546142578125">
                <text:p>1.05461425781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.177880859375">
                <text:p>1.17788085937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306787109375">
                <text:p>1.30678710937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.442138671875">
                <text:p>1.44213867187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.5831298828125">
                <text:p>1.583129882812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.7249267578125">
                <text:p>1.72492675781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.864306640625">
                <text:p>1.8643066406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0020751953125">
                <text:p>2.002075195312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.135009765625">
                <text:p>2.1350097656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.260693359375">
                <text:p>2.2606933593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.3759033203125">
                <text:p>2.375903320312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.483056640625">
                <text:p>2.48305664062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5740966796875">
                <text:p>2.57409667968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.6530517578125">
                <text:p>2.65305175781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.7175048828125">
                <text:p>2.71750488281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.7626220703125">
                <text:p>2.762622070312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2.792431640625">
                <text:p>2.79243164062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2.73603515625">
                <text:p>2.7360351562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063232421875">
                <text:p>2.606323242187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2.5201171875">
                <text:p>2.520117187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2.4194091796875">
                <text:p>2.419409179687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2.1849609375">
                <text:p>2.18496093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0552490234375">
                <text:p>2.05524902343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.9182861328125">
                <text:p>1.918286132812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.77890625">
                <text:p>1.778906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.638720703125">
                <text:p>1.63872070312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.496923828125">
                <text:p>1.49692382812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.3599609375">
                <text:p>1.35996093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.2270263671875">
                <text:p>1.227026367187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.1013427734375">
                <text:p>1.10134277343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9853271484375">
                <text:p>0.985327148437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0.8805908203125">
                <text:p>0.880590820312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7887451171875">
                <text:p>0.788745117187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708984375">
                <text:p>0.70898437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0.64453125">
                <text:p>0.6445312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5994140625">
                <text:p>0.599414062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0.5679931640625">
                <text:p>0.567993164062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0.6251953125">
                <text:p>0.625195312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0.681591796875">
                <text:p>0.68159179687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7541015625">
                <text:p>0.754101562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0.842724609375">
                <text:p>0.8427246093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0.942626953125">
                <text:p>0.94262695312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1.0546142578125">
                <text:p>1.0546142578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.1770751953125">
                <text:p>1.177075195312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3075927734375">
                <text:p>1.307592773437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1.4429443359375">
                <text:p>1.442944335937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1.58232421875">
                <text:p>1.5823242187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1.7233154296875">
                <text:p>1.723315429687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1.8635009765625">
                <text:p>1.863500976562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0004638671875">
                <text:p>2.000463867187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2.1342041015625">
                <text:p>2.134204101562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2.260693359375">
                <text:p>2.260693359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2.376708984375">
                <text:p>2.37670898437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2.4822509765625">
                <text:p>2.482250976562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57490234375">
                <text:p>2.5749023437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.65224609375">
                <text:p>2.652246093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2.7158935546875">
                <text:p>2.71589355468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.76181640625">
                <text:p>2.7618164062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2.79404296875">
                <text:p>2.7940429687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2.73603515625">
                <text:p>2.7360351562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079345703125">
                <text:p>2.607934570312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2.5201171875">
                <text:p>2.520117187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2.418603515625">
                <text:p>2.41860351562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2.3066162109375">
                <text:p>2.306616210937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2.1849609375">
                <text:p>2.184960937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.054443359375">
                <text:p>2.05444335937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1.919091796875">
                <text:p>1.9190917968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1.637109375">
                <text:p>1.63710937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.4977294921875">
                <text:p>1.49772949218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.3607666015625">
                <text:p>1.360766601562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1.22783203125">
                <text:p>1.2278320312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.1029541015625">
                <text:p>1.102954101562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9869384765625">
                <text:p>0.986938476562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0.8805908203125">
                <text:p>0.880590820312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7887451171875">
                <text:p>0.788745117187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0.7081787109375">
                <text:p>0.708178710937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0.646142578125">
                <text:p>0.64614257812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0.568798828125">
                <text:p>0.56879882812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0.6260009765625">
                <text:p>0.626000976562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0.681591796875">
                <text:p>0.6815917968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7541015625">
                <text:p>0.754101562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0.84111328125">
                <text:p>0.8411132812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0.942626953125">
                <text:p>0.9426269531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1.055419921875">
                <text:p>1.05541992187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.1754638671875">
                <text:p>1.175463867187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.306787109375">
                <text:p>1.30678710937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1.442138671875">
                <text:p>1.44213867187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1.580712890625">
                <text:p>1.58071289062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1.7233154296875">
                <text:p>1.723315429687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.864306640625">
                <text:p>1.86430664062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.0020751953125">
                <text:p>2.002075195312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2.1342041015625">
                <text:p>2.134204101562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2.25908203125">
                <text:p>2.259082031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2.3759033203125">
                <text:p>2.37590332031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2.4806396484375">
                <text:p>2.480639648437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.5740966796875">
                <text:p>2.57409667968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2.6530517578125">
                <text:p>2.653051757812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2.7158935546875">
                <text:p>2.715893554687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2.763427734375">
                <text:p>2.76342773437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2.792431640625">
                <text:p>2.7924316406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2.7368408203125">
                <text:p>2.736840820312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0712890625">
                <text:p>2.6071289062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2.5209228515625">
                <text:p>2.520922851562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2.418603515625">
                <text:p>2.41860351562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2.1849609375">
                <text:p>2.184960937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2.054443359375">
                <text:p>2.0544433593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1.919091796875">
                <text:p>1.9190917968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1.6395263671875">
                <text:p>1.639526367187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1.4993408203125">
                <text:p>1.499340820312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.3607666015625">
                <text:p>1.360766601562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1.2286376953125">
                <text:p>1.228637695312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.103759765625">
                <text:p>1.10375976562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0.9861328125">
                <text:p>0.986132812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0.87978515625">
                <text:p>0.8797851562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7871337890625">
                <text:p>0.78713378906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0.710595703125">
                <text:p>0.71059570312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0.6469482421875">
                <text:p>0.646948242187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0.5994140625">
                <text:p>0.599414062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0.5679931640625">
                <text:p>0.56799316406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0.5607421875">
                <text:p>0.560742187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0.5841064453125">
                <text:p>0.584106445312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0.6251953125">
                <text:p>0.625195312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0.6823974609375">
                <text:p>0.682397460937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7549072265625">
                <text:p>0.754907226562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0.8419189453125">
                <text:p>0.84191894531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0.9418212890625">
                <text:p>0.941821289062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1.0546142578125">
                <text:p>1.054614257812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1.174658203125">
                <text:p>1.1746582031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.30517578125">
                <text:p>1.3051757812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1.4413330078125">
                <text:p>1.441333007812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1.58232421875">
                <text:p>1.5823242187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1.722509765625">
                <text:p>1.7225097656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.8626953125">
                <text:p>1.862695312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.999658203125">
                <text:p>1.99965820312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2.1333984375">
                <text:p>2.133398437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2.25908203125">
                <text:p>2.2590820312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2.37509765625">
                <text:p>2.3750976562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2.4814453125">
                <text:p>2.481445312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.5740966796875">
                <text:p>2.574096679687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2.6530517578125">
                <text:p>2.653051757812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2.7158935546875">
                <text:p>2.715893554687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2.76181640625">
                <text:p>2.7618164062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2.79404296875">
                <text:p>2.7940429687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2.737646484375">
                <text:p>2.73764648437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60712890625">
                <text:p>2.6071289062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2.5201171875">
                <text:p>2.520117187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2.4210205078125">
                <text:p>2.42102050781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2.1857666015625">
                <text:p>2.185766601562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.0568603515625">
                <text:p>2.056860351562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1.920703125">
                <text:p>1.92070312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1.638720703125">
                <text:p>1.63872070312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1.4993408203125">
                <text:p>1.499340820312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.3607666015625">
                <text:p>1.36076660156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1.2286376953125">
                <text:p>1.228637695312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1.1029541015625">
                <text:p>1.102954101562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0.987744140625">
                <text:p>0.98774414062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0.8805908203125">
                <text:p>0.880590820312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7887451171875">
                <text:p>0.788745117187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0.708984375">
                <text:p>0.7089843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0.6469482421875">
                <text:p>0.646948242187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0.5994140625">
                <text:p>0.599414062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0.5696044921875">
                <text:p>0.569604492187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0.6243896484375">
                <text:p>0.624389648437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0.681591796875">
                <text:p>0.6815917968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7549072265625">
                <text:p>0.75490722656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0.8403076171875">
                <text:p>0.840307617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0.941015625">
                <text:p>0.94101562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1.0530029296875">
                <text:p>1.05300292968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1754638671875">
                <text:p>1.175463867187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.3059814453125">
                <text:p>1.305981445312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1.442138671875">
                <text:p>1.44213867187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1.580712890625">
                <text:p>1.58071289062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1.7217041015625">
                <text:p>1.72170410156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861083984375">
                <text:p>1.86108398437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.9988525390625">
                <text:p>1.998852539062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2.1325927734375">
                <text:p>2.13259277343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2.25908203125">
                <text:p>2.259082031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2.3742919921875">
                <text:p>2.374291992187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2.4806396484375">
                <text:p>2.480639648437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.573291015625">
                <text:p>2.5732910156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2.65224609375">
                <text:p>2.6522460937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2.7142822265625">
                <text:p>2.714282226562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2.76181640625">
                <text:p>2.7618164062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2.7932373046875">
                <text:p>2.793237304687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2.7368408203125">
                <text:p>2.736840820312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6079345703125">
                <text:p>2.6079345703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84cm" svg:height="20.133cm" xlink:href=".." xlink:type="simple" chart:class="chart:line" chart:style-name="ch1">
        <chart:title svg:x="14.637cm" svg:y="0.538cm" chart:style-name="ch2">
          <text:p>DMA for 10kHz</text:p>
        </chart:title>
        <chart:plot-area chart:style-name="ch3" table:cell-range-address="Sheet1.E2:Sheet1.E301 Sheet1.G2:Sheet1.G301" chart:data-source-has-labels="column" svg:x="0.649cm" svg:y="1.719cm" svg:width="31.186cm" svg:height="18.012cm">
          <chartooo:coordinate-region svg:x="1.376cm" svg:y="1.871cm" svg:width="30.459cm" svg:height="16.815cm"/>
          <chart:axis chart:dimension="x" chart:name="primary-x" chart:style-name="ch4" chartooo:axis-type="text">
            <chart:categories table:cell-range-address="Sheet1.E2:Sheet1.E3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301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E2:Sheet1.E301</svg:desc>
                </draw:g>
              </table:table-cell>
              <table:table-cell office:value-type="float" office:value="2.3952392578125">
                <text:p>2.3952392578125</text:p>
                <draw:g>
                  <svg:desc>Sheet1.G2:Sheet1.G3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.6475830078125">
                <text:p>1.647583007812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6703125">
                <text:p>0.67031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.081201171875">
                <text:p>1.0812011718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3195068359375">
                <text:p>2.319506835937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6540283203125">
                <text:p>1.654028320312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6703125">
                <text:p>0.670312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0828125">
                <text:p>1.08281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.3203125">
                <text:p>2.320312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6556396484375">
                <text:p>1.65563964843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.0820068359375">
                <text:p>1.08200683593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3203125">
                <text:p>2.320312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.6556396484375">
                <text:p>1.655639648437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.0820068359375">
                <text:p>1.08200683593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.3203125">
                <text:p>2.320312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.6564453125">
                <text:p>1.656445312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.3195068359375">
                <text:p>2.319506835937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.658056640625">
                <text:p>1.65805664062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6727294921875">
                <text:p>0.672729492187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318701171875">
                <text:p>2.3187011718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.6564453125">
                <text:p>1.656445312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3178955078125">
                <text:p>2.317895507812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.658056640625">
                <text:p>1.65805664062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3178955078125">
                <text:p>2.317895507812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.658056640625">
                <text:p>1.65805664062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6727294921875">
                <text:p>0.672729492187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31708984375">
                <text:p>2.317089843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.6756103515625">
                <text:p>2.67561035156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.65966796875">
                <text:p>1.6596679687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.07958984375">
                <text:p>1.079589843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3178955078125">
                <text:p>2.317895507812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2.6756103515625">
                <text:p>2.675610351562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65966796875">
                <text:p>1.6596679687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0.6727294921875">
                <text:p>0.67272949218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.077978515625">
                <text:p>1.07797851562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3162841796875">
                <text:p>2.316284179687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6604736328125">
                <text:p>1.660473632812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6727294921875">
                <text:p>0.672729492187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0787841796875">
                <text:p>1.078784179687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.31708984375">
                <text:p>2.3170898437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6604736328125">
                <text:p>1.660473632812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.0787841796875">
                <text:p>1.07878417968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.3162841796875">
                <text:p>2.316284179687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.661279296875">
                <text:p>1.66127929687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.0771728515625">
                <text:p>1.077172851562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.315478515625">
                <text:p>2.31547851562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.0763671875">
                <text:p>1.076367187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.3146728515625">
                <text:p>2.314672851562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.0763671875">
                <text:p>1.076367187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.3146728515625">
                <text:p>2.314672851562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.662890625">
                <text:p>1.66289062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.0771728515625">
                <text:p>1.07717285156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3138671875">
                <text:p>2.313867187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.6756103515625">
                <text:p>2.67561035156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.0763671875">
                <text:p>1.076367187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3138671875">
                <text:p>2.31386718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.6636962890625">
                <text:p>1.66369628906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.074755859375">
                <text:p>1.07475585937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3130615234375">
                <text:p>2.313061523437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.6772216796875">
                <text:p>2.677221679687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.664501953125">
                <text:p>1.6645019531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.0755615234375">
                <text:p>1.07556152343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138671875">
                <text:p>2.313867187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2.6772216796875">
                <text:p>2.677221679687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.664501953125">
                <text:p>1.66450195312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.074755859375">
                <text:p>1.0747558593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312255859375">
                <text:p>2.3122558593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2.67802734375">
                <text:p>2.6780273437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.664501953125">
                <text:p>1.6645019531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.074755859375">
                <text:p>1.0747558593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312255859375">
                <text:p>2.3122558593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.6653076171875">
                <text:p>1.66530761718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.074755859375">
                <text:p>1.07475585937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12255859375">
                <text:p>2.31225585937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.66611328125">
                <text:p>1.6661132812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.07314453125">
                <text:p>1.0731445312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31064453125">
                <text:p>2.3106445312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.67802734375">
                <text:p>2.6780273437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.66611328125">
                <text:p>1.6661132812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0.6759521484375">
                <text:p>0.675952148437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.07314453125">
                <text:p>1.073144531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31064453125">
                <text:p>2.3106445312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2.67802734375">
                <text:p>2.678027343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1.66611328125">
                <text:p>1.6661132812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.07314453125">
                <text:p>1.0731445312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3114501953125">
                <text:p>2.311450195312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1.6669189453125">
                <text:p>1.66691894531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1.071533203125">
                <text:p>1.07153320312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309033203125">
                <text:p>2.30903320312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1.667724609375">
                <text:p>1.667724609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1.0723388671875">
                <text:p>1.072338867187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31064453125">
                <text:p>2.3106445312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.6772216796875">
                <text:p>2.67722167968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1.6685302734375">
                <text:p>1.66853027343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0.6759521484375">
                <text:p>0.675952148437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1.0707275390625">
                <text:p>1.070727539062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309033203125">
                <text:p>2.30903320312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1.6693359375">
                <text:p>1.669335937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0.6759521484375">
                <text:p>0.675952148437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1.069921875">
                <text:p>1.0699218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1064453125">
                <text:p>2.3106445312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.6693359375">
                <text:p>1.669335937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1.0707275390625">
                <text:p>1.070727539062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.309033203125">
                <text:p>2.30903320312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.670947265625">
                <text:p>1.67094726562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.071533203125">
                <text:p>1.07153320312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.309033203125">
                <text:p>2.30903320312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1.0707275390625">
                <text:p>1.070727539062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6759521484375">
                <text:p>0.675952148437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1.0691162109375">
                <text:p>1.069116210937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1.068310546875">
                <text:p>1.0683105468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305810546875">
                <text:p>2.3058105468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.3066162109375">
                <text:p>2.306616210937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.0691162109375">
                <text:p>1.069116210937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.3050048828125">
                <text:p>2.305004882812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1.6733642578125">
                <text:p>1.67336425781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.3050048828125">
                <text:p>2.305004882812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1.6749755859375">
                <text:p>1.674975585937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.305810546875">
                <text:p>2.30581054687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1.6733642578125">
                <text:p>1.67336425781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1.06669921875">
                <text:p>1.066699218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050048828125">
                <text:p>2.305004882812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1.674169921875">
                <text:p>1.67416992187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2.30419921875">
                <text:p>2.304199218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1.6749755859375">
                <text:p>1.674975585937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1.06669921875">
                <text:p>1.0666992187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2.30419921875">
                <text:p>2.3041992187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.6749755859375">
                <text:p>1.674975585937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1.67578125">
                <text:p>1.6757812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1.0634765625">
                <text:p>1.06347656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1.6765869140625">
                <text:p>1.676586914062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1.0642822265625">
                <text:p>1.064282226562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.3033935546875">
                <text:p>2.303393554687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1.6765869140625">
                <text:p>1.676586914062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1.0642822265625">
                <text:p>1.06428222656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1.677392578125">
                <text:p>1.67739257812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.065087890625">
                <text:p>1.06508789062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.3017822265625">
                <text:p>2.301782226562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1.6765869140625">
                <text:p>1.676586914062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1.0634765625">
                <text:p>1.063476562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1.67900390625">
                <text:p>1.6790039062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.3009765625">
                <text:p>2.300976562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1.6798095703125">
                <text:p>1.679809570312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1.061865234375">
                <text:p>1.0618652343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017822265625">
                <text:p>2.301782226562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.67900390625">
                <text:p>1.679003906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.3001708984375">
                <text:p>2.300170898437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2.682861328125">
                <text:p>2.68286132812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1.680615234375">
                <text:p>1.68061523437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0.67998046875">
                <text:p>0.6799804687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1.061865234375">
                <text:p>1.06186523437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2.3009765625">
                <text:p>2.30097656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1.6798095703125">
                <text:p>1.679809570312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.299365234375">
                <text:p>2.29936523437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1.6814208984375">
                <text:p>1.681420898437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1.0610595703125">
                <text:p>1.061059570312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.3001708984375">
                <text:p>2.300170898437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2.682861328125">
                <text:p>2.68286132812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1.6814208984375">
                <text:p>1.681420898437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1.0610595703125">
                <text:p>1.061059570312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.2985595703125">
                <text:p>2.29855957031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2.6836669921875">
                <text:p>2.683666992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1.6814208984375">
                <text:p>1.681420898437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06025390625">
                <text:p>1.0602539062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.299365234375">
                <text:p>2.29936523437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2.6836669921875">
                <text:p>2.683666992187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1.6822265625">
                <text:p>1.682226562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0.6807861328125">
                <text:p>0.68078613281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0610595703125">
                <text:p>1.061059570312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2.2985595703125">
                <text:p>2.298559570312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1.683837890625">
                <text:p>1.6838378906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0.6807861328125">
                <text:p>0.68078613281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1.06025390625">
                <text:p>1.0602539062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.29775390625">
                <text:p>2.297753906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2.682861328125">
                <text:p>2.68286132812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1.68544921875">
                <text:p>1.6854492187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1.058642578125">
                <text:p>1.05864257812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.2969482421875">
                <text:p>2.296948242187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2.6836669921875">
                <text:p>2.683666992187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1.683837890625">
                <text:p>1.68383789062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0.6807861328125">
                <text:p>0.680786132812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058642578125">
                <text:p>1.0586425781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299365234375">
                <text:p>2.299365234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84cm" svg:height="20.133cm" xlink:href=".." xlink:type="simple" chart:class="chart:line" chart:style-name="ch1">
        <chart:title svg:x="14.637cm" svg:y="0.538cm" chart:style-name="ch2">
          <text:p>DMA for 40kHz</text:p>
        </chart:title>
        <chart:plot-area chart:style-name="ch3" table:cell-range-address="Sheet1.E2:Sheet1.E301 Sheet1.H2:Sheet1.H302" chart:data-source-has-labels="column" svg:x="0.649cm" svg:y="1.719cm" svg:width="31.186cm" svg:height="18.012cm">
          <chartooo:coordinate-region svg:x="1.376cm" svg:y="1.871cm" svg:width="30.459cm" svg:height="16.815cm"/>
          <chart:axis chart:dimension="x" chart:name="primary-x" chart:style-name="ch4" chartooo:axis-type="text">
            <chart:categories table:cell-range-address="Sheet1.E2:Sheet1.E3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302" chart:class="chart:line">
            <chart:data-point chart:repeated="3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E2:Sheet1.E301</svg:desc>
                </draw:g>
              </table:table-cell>
              <table:table-cell office:value-type="float" office:value="1.6524169921875">
                <text:p>1.6524169921875</text:p>
                <draw:g>
                  <svg:desc>Sheet1.H2:Sheet1.H302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.6701416015625">
                <text:p>1.670141601562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.458251953125">
                <text:p>1.4582519531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.754736328125">
                <text:p>1.7547363281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941650390625">
                <text:p>1.94165039062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4655029296875">
                <text:p>1.465502929687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.4655029296875">
                <text:p>1.465502929687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.7635986328125">
                <text:p>1.76359863281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.4671142578125">
                <text:p>1.46711425781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.7603759765625">
                <text:p>1.76037597656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.76279296875">
                <text:p>1.762792968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.4671142578125">
                <text:p>1.467114257812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.4671142578125">
                <text:p>1.467114257812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.7635986328125">
                <text:p>1.763598632812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.76279296875">
                <text:p>1.762792968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.467919921875">
                <text:p>1.46791992187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7635986328125">
                <text:p>1.76359863281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.4655029296875">
                <text:p>1.46550292968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.467919921875">
                <text:p>1.46791992187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.764404296875">
                <text:p>1.7644042968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.7603759765625">
                <text:p>1.760375976562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1.467919921875">
                <text:p>1.46791992187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.7635986328125">
                <text:p>1.7635986328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1.7603759765625">
                <text:p>1.76037597656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.4655029296875">
                <text:p>1.46550292968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1.467919921875">
                <text:p>1.46791992187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1.7595703125">
                <text:p>1.75957031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1.4687255859375">
                <text:p>1.468725585937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7587646484375">
                <text:p>1.758764648437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.4687255859375">
                <text:p>1.46872558593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.7587646484375">
                <text:p>1.75876464843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.46953125">
                <text:p>1.4695312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7652099609375">
                <text:p>1.765209960937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.757958984375">
                <text:p>1.75795898437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.4687255859375">
                <text:p>1.468725585937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.7571533203125">
                <text:p>1.757153320312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.4687255859375">
                <text:p>1.468725585937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.7668212890625">
                <text:p>1.766821289062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.7571533203125">
                <text:p>1.757153320312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.471142578125">
                <text:p>1.471142578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.7684326171875">
                <text:p>1.768432617187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1.7571533203125">
                <text:p>1.75715332031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.4703369140625">
                <text:p>1.47033691406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.767626953125">
                <text:p>1.76762695312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.75634765625">
                <text:p>1.7563476562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.4630859375">
                <text:p>1.463085937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.4703369140625">
                <text:p>1.47033691406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.767626953125">
                <text:p>1.7676269531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1.75634765625">
                <text:p>1.756347656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.4630859375">
                <text:p>1.46308593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.7700439453125">
                <text:p>1.770043945312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1.7555419921875">
                <text:p>1.755541992187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.461474609375">
                <text:p>1.46147460937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.7684326171875">
                <text:p>1.768432617187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1.7555419921875">
                <text:p>1.755541992187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.7700439453125">
                <text:p>1.77004394531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.7555419921875">
                <text:p>1.755541992187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.7716552734375">
                <text:p>1.77165527343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.754736328125">
                <text:p>1.75473632812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.47275390625">
                <text:p>1.4727539062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.770849609375">
                <text:p>1.7708496093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.753125">
                <text:p>1.7531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1.47275390625">
                <text:p>1.4727539062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.7716552734375">
                <text:p>1.771655273437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1.753125">
                <text:p>1.7531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.4630859375">
                <text:p>1.463085937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.770849609375">
                <text:p>1.7708496093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1.753125">
                <text:p>1.75312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.4606689453125">
                <text:p>1.460668945312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.7716552734375">
                <text:p>1.771655273437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946484375">
                <text:p>1.94648437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1.7523193359375">
                <text:p>1.75231933593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1.4606689453125">
                <text:p>1.460668945312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1.4735595703125">
                <text:p>1.4735595703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.774072265625">
                <text:p>1.77407226562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1.7523193359375">
                <text:p>1.752319335937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1.474365234375">
                <text:p>1.47436523437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1.7724609375">
                <text:p>1.772460937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1.7507080078125">
                <text:p>1.750708007812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1.4606689453125">
                <text:p>1.460668945312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1.474365234375">
                <text:p>1.47436523437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1.7732666015625">
                <text:p>1.773266601562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1.751513671875">
                <text:p>1.7515136718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1.4735595703125">
                <text:p>1.473559570312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1.774072265625">
                <text:p>1.77407226562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1.74990234375">
                <text:p>1.7499023437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1.474365234375">
                <text:p>1.47436523437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1.77568359375">
                <text:p>1.775683593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1.74990234375">
                <text:p>1.7499023437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1.4751708984375">
                <text:p>1.475170898437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.946484375">
                <text:p>1.94648437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1.7490966796875">
                <text:p>1.74909667968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1.4735595703125">
                <text:p>1.473559570312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1.748291015625">
                <text:p>1.74829101562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.458251953125">
                <text:p>1.45825195312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1.4751708984375">
                <text:p>1.475170898437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1.77568359375">
                <text:p>1.7756835937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1.7490966796875">
                <text:p>1.749096679687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1.4574462890625">
                <text:p>1.457446289062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1.4759765625">
                <text:p>1.475976562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1.748291015625">
                <text:p>1.7482910156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1.4574462890625">
                <text:p>1.457446289062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1.4767822265625">
                <text:p>1.476782226562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1.7458740234375">
                <text:p>1.745874023437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1.458251953125">
                <text:p>1.4582519531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1.4767822265625">
                <text:p>1.47678222656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.7781005859375">
                <text:p>1.778100585937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1.748291015625">
                <text:p>1.74829101562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1.456640625">
                <text:p>1.45664062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1.477587890625">
                <text:p>1.47758789062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.7781005859375">
                <text:p>1.778100585937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1.7466796875">
                <text:p>1.746679687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1.4558349609375">
                <text:p>1.455834960937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1.4759765625">
                <text:p>1.47597656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1.745068359375">
                <text:p>1.74506835937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1.456640625">
                <text:p>1.45664062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1.4783935546875">
                <text:p>1.478393554687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1.4574462890625">
                <text:p>1.45744628906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1.477587890625">
                <text:p>1.47758789062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1.7458740234375">
                <text:p>1.745874023437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1.456640625">
                <text:p>1.45664062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1.477587890625">
                <text:p>1.47758789062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1.455029296875">
                <text:p>1.45502929687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1.477587890625">
                <text:p>1.47758789062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.4558349609375">
                <text:p>1.455834960937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1.4783935546875">
                <text:p>1.478393554687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1.4558349609375">
                <text:p>1.455834960937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1.4542236328125">
                <text:p>1.454223632812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1.47919921875">
                <text:p>1.4791992187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1.78212890625">
                <text:p>1.7821289062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1.74345703125">
                <text:p>1.743457031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1.455029296875">
                <text:p>1.45502929687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1.78212890625">
                <text:p>1.782128906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1.7410400390625">
                <text:p>1.741040039062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1.4542236328125">
                <text:p>1.454223632812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1.480810546875">
                <text:p>1.48081054687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.783740234375">
                <text:p>1.78374023437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1.7410400390625">
                <text:p>1.741040039062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1.455029296875">
                <text:p>1.45502929687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1.7829345703125">
                <text:p>1.782934570312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1.741845703125">
                <text:p>1.74184570312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1.4558349609375">
                <text:p>1.455834960937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1.480810546875">
                <text:p>1.48081054687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1.783740234375">
                <text:p>1.78374023437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1.7394287109375">
                <text:p>1.739428710937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1.45341796875">
                <text:p>1.4534179687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1.4816162109375">
                <text:p>1.481616210937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1.7845458984375">
                <text:p>1.78454589843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1.7394287109375">
                <text:p>1.739428710937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.4542236328125">
                <text:p>1.45422363281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1.480810546875">
                <text:p>1.4808105468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1.783740234375">
                <text:p>1.78374023437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1.7394287109375">
                <text:p>1.739428710937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1.455029296875">
                <text:p>1.45502929687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1.482421875">
                <text:p>1.48242187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1.7853515625">
                <text:p>1.785351562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1.7394287109375">
                <text:p>1.739428710937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1.4526123046875">
                <text:p>1.452612304687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1.480810546875">
                <text:p>1.48081054687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1.7853515625">
                <text:p>1.785351562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1.738623046875">
                <text:p>1.7386230468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1.451806640625">
                <text:p>1.45180664062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1.482421875">
                <text:p>1.48242187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1.7861572265625">
                <text:p>1.786157226562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1.738623046875">
                <text:p>1.73862304687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1.451806640625">
                <text:p>1.45180664062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1.484033203125">
                <text:p>1.48403320312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1.7861572265625">
                <text:p>1.786157226562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1.73701171875">
                <text:p>1.7370117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1.4526123046875">
                <text:p>1.452612304687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1.482421875">
                <text:p>1.4824218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786962890625">
                <text:p>1.78696289062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1.7378173828125">
                <text:p>1.737817382812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1.4526123046875">
                <text:p>1.452612304687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1.4832275390625">
                <text:p>1.48322753906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786962890625">
                <text:p>1.78696289062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1.7362060546875">
                <text:p>1.73620605468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1.451806640625">
                <text:p>1.4518066406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1.484033203125">
                <text:p>1.4840332031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1.7877685546875">
                <text:p>1.787768554687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1.7362060546875">
                <text:p>1.736206054687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1.451806640625">
                <text:p>1.45180664062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1.484033203125">
                <text:p>1.48403320312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1.78857421875">
                <text:p>1.7885742187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1.735400390625">
                <text:p>1.73540039062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1.4526123046875">
                <text:p>1.452612304687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1.4848388671875">
                <text:p>1.484838867187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78857421875">
                <text:p>1.788574218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